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18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4" table:default-cell-style-name="ce2"/>
        <table:table-row table:style-name="ro1">
          <table:table-cell office:value-type="string">
            <text:p>Dim = 55</text:p>
          </table:table-cell>
          <table:table-cell table:style-name="ce1" office:value-type="string" table:number-columns-spanned="3" table:number-rows-spanned="1">
            <text:p>No reduction</text:p>
          </table:table-cell>
          <table:covered-table-cell table:number-columns-repeated="2" table:style-name="Default"/>
          <table:table-cell table:style-name="ce1" office:value-type="string" table:number-columns-spanned="3" table:number-rows-spanned="1">
            <text:p>Reduction</text:p>
          </table:table-cell>
          <table:covered-table-cell table:style-name="Default"/>
          <table:covered-table-cell/>
          <table:table-cell/>
          <table:table-cell table:style-name="Default"/>
        </table:table-row>
        <table:table-row table:style-name="ro2">
          <table:table-cell office:value-type="string">
            <text:p>#identical bits</text:p>
          </table:table-cell>
          <table:table-cell office:value-type="string">
            <text:p>#occurence</text:p>
          </table:table-cell>
          <table:table-cell table:style-name="Default" office:value-type="string">
            <text:p>Percentage</text:p>
          </table:table-cell>
          <table:table-cell table:style-name="Default" office:value-type="string">
            <text:p>Cumulative</text:p>
          </table:table-cell>
          <table:table-cell office:value-type="string">
            <text:p>Occurences</text:p>
          </table:table-cell>
          <table:table-cell table:style-name="Default" office:value-type="string">
            <text:p>Percentage</text:p>
          </table:table-cell>
          <table:table-cell office:value-type="string">
            <text:p>Cumulative</text:p>
          </table:table-cell>
          <table:table-cell/>
          <table:table-cell table:style-name="Default" office:value-type="string">
            <text:p>Conditional Prob[Good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Sheet1.B4]/[Sheet1.B$61]" office:value-type="float" office:value="0">
            <text:p>0.000000</text:p>
          </table:table-cell>
          <table:table-cell table:formula="of:=SUM([Sheet1.B$4:.B4])/[Sheet1.B$61]" office:value-type="float" office:value="0">
            <text:p>0.000000</text:p>
          </table:table-cell>
          <table:table-cell office:value-type="float" office:value="259">
            <text:p>259</text:p>
          </table:table-cell>
          <table:table-cell table:formula="of:=[Sheet1.E4]/[Sheet1.E$61]" office:value-type="float" office:value="0.00263479145473042">
            <text:p>0.00263</text:p>
          </table:table-cell>
          <table:table-cell table:formula="of:=SUM([Sheet1.E$4:.E4])/[Sheet1.$E$61]" office:value-type="float" office:value="0.00263479145473042">
            <text:p>0.0026347915</text:p>
          </table:table-cell>
          <table:table-cell/>
          <table:table-cell table:formula="of:=[Sheet1.E4]/([Sheet1.B4]+[Sheet1.E4])" office:value-type="float" office:value="1">
            <text:p>1.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1.B5]/[Sheet1.B$61]" office:value-type="float" office:value="0">
            <text:p>0.000000</text:p>
          </table:table-cell>
          <table:table-cell table:formula="of:=SUM([Sheet1.B$4:.B5])/[Sheet1.B$61]" office:value-type="float" office:value="0">
            <text:p>0.000000</text:p>
          </table:table-cell>
          <table:table-cell office:value-type="float" office:value="12">
            <text:p>12</text:p>
          </table:table-cell>
          <table:table-cell table:formula="of:=[Sheet1.E5]/[Sheet1.E$61]" office:value-type="float" office:value="0.000122075279755849">
            <text:p>0.00012</text:p>
          </table:table-cell>
          <table:table-cell table:formula="of:=SUM([Sheet1.E$4:.E5])/[Sheet1.$E$61]" office:value-type="float" office:value="0.00275686673448627">
            <text:p>0.0027568667</text:p>
          </table:table-cell>
          <table:table-cell/>
          <table:table-cell table:formula="of:=[Sheet1.E5]/([Sheet1.B5]+[Sheet1.E5])" office:value-type="float" office:value="1">
            <text:p>1.0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1.B6]/[Sheet1.B$61]" office:value-type="float" office:value="0">
            <text:p>0.000000</text:p>
          </table:table-cell>
          <table:table-cell table:formula="of:=SUM([Sheet1.B$4:.B6])/[Sheet1.B$61]" office:value-type="float" office:value="0">
            <text:p>0.000000</text:p>
          </table:table-cell>
          <table:table-cell office:value-type="float" office:value="3">
            <text:p>3</text:p>
          </table:table-cell>
          <table:table-cell table:formula="of:=[Sheet1.E6]/[Sheet1.E$61]" office:value-type="float" office:value="0.0000305188199389624">
            <text:p>0.00003</text:p>
          </table:table-cell>
          <table:table-cell table:formula="of:=SUM([Sheet1.E$4:.E6])/[Sheet1.$E$61]" office:value-type="float" office:value="0.00278738555442523">
            <text:p>0.0027873856</text:p>
          </table:table-cell>
          <table:table-cell/>
          <table:table-cell table:formula="of:=[Sheet1.E6]/([Sheet1.B6]+[Sheet1.E6])" office:value-type="float" office:value="1">
            <text:p>1.0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Sheet1.B7]/[Sheet1.B$61]" office:value-type="float" office:value="0">
            <text:p>0.000000</text:p>
          </table:table-cell>
          <table:table-cell table:formula="of:=SUM([Sheet1.B$4:.B7])/[Sheet1.B$61]" office:value-type="float" office:value="0">
            <text:p>0.000000</text:p>
          </table:table-cell>
          <table:table-cell office:value-type="float" office:value="0">
            <text:p>0</text:p>
          </table:table-cell>
          <table:table-cell table:formula="of:=[Sheet1.E7]/[Sheet1.E$61]" office:value-type="float" office:value="0">
            <text:p>0.00000</text:p>
          </table:table-cell>
          <table:table-cell table:formula="of:=SUM([Sheet1.E$4:.E7])/[Sheet1.$E$61]" office:value-type="float" office:value="0.00278738555442523">
            <text:p>0.0027873856</text:p>
          </table:table-cell>
          <table:table-cell/>
          <table:table-cell table:formula="of:=[Sheet1.E7]/([Sheet1.B7]+[Sheet1.E7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Sheet1.B8]/[Sheet1.B$61]" office:value-type="float" office:value="0">
            <text:p>0.000000</text:p>
          </table:table-cell>
          <table:table-cell table:formula="of:=SUM([Sheet1.B$4:.B8])/[Sheet1.B$61]" office:value-type="float" office:value="0">
            <text:p>0.000000</text:p>
          </table:table-cell>
          <table:table-cell office:value-type="float" office:value="0">
            <text:p>0</text:p>
          </table:table-cell>
          <table:table-cell table:formula="of:=[Sheet1.E8]/[Sheet1.E$61]" office:value-type="float" office:value="0">
            <text:p>0.00000</text:p>
          </table:table-cell>
          <table:table-cell table:formula="of:=SUM([Sheet1.E$4:.E8])/[Sheet1.$E$61]" office:value-type="float" office:value="0.00278738555442523">
            <text:p>0.0027873856</text:p>
          </table:table-cell>
          <table:table-cell/>
          <table:table-cell table:formula="of:=[Sheet1.E8]/([Sheet1.B8]+[Sheet1.E8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Sheet1.B9]/[Sheet1.B$61]" office:value-type="float" office:value="0">
            <text:p>0.000000</text:p>
          </table:table-cell>
          <table:table-cell table:formula="of:=SUM([Sheet1.B$4:.B9])/[Sheet1.B$61]" office:value-type="float" office:value="0">
            <text:p>0.000000</text:p>
          </table:table-cell>
          <table:table-cell office:value-type="float" office:value="0">
            <text:p>0</text:p>
          </table:table-cell>
          <table:table-cell table:formula="of:=[Sheet1.E9]/[Sheet1.E$61]" office:value-type="float" office:value="0">
            <text:p>0.00000</text:p>
          </table:table-cell>
          <table:table-cell table:formula="of:=SUM([Sheet1.E$4:.E9])/[Sheet1.$E$61]" office:value-type="float" office:value="0.00278738555442523">
            <text:p>0.0027873856</text:p>
          </table:table-cell>
          <table:table-cell/>
          <table:table-cell table:formula="of:=[Sheet1.E9]/([Sheet1.B9]+[Sheet1.E9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Sheet1.B10]/[Sheet1.B$61]" office:value-type="float" office:value="0.00000000853198430602917">
            <text:p>0.000000</text:p>
          </table:table-cell>
          <table:table-cell table:formula="of:=SUM([Sheet1.B$4:.B10])/[Sheet1.B$61]" office:value-type="float" office:value="0.00000000853198430602917">
            <text:p>0.000000</text:p>
          </table:table-cell>
          <table:table-cell office:value-type="float" office:value="0">
            <text:p>0</text:p>
          </table:table-cell>
          <table:table-cell table:formula="of:=[Sheet1.E10]/[Sheet1.E$61]" office:value-type="float" office:value="0">
            <text:p>0.00000</text:p>
          </table:table-cell>
          <table:table-cell table:formula="of:=SUM([Sheet1.E$4:.E10])/[Sheet1.$E$61]" office:value-type="float" office:value="0.00278738555442523">
            <text:p>0.0027873856</text:p>
          </table:table-cell>
          <table:table-cell/>
          <table:table-cell table:formula="of:=[Sheet1.E10]/([Sheet1.B10]+[Sheet1.E10])" office:value-type="float" office:value="0">
            <text:p>0.00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Sheet1.B11]/[Sheet1.B$61]" office:value-type="float" office:value="0.00000000853198430602917">
            <text:p>0.000000</text:p>
          </table:table-cell>
          <table:table-cell table:formula="of:=SUM([Sheet1.B$4:.B11])/[Sheet1.B$61]" office:value-type="float" office:value="0.0000000170639686120583">
            <text:p>0.000000</text:p>
          </table:table-cell>
          <table:table-cell office:value-type="float" office:value="0">
            <text:p>0</text:p>
          </table:table-cell>
          <table:table-cell table:formula="of:=[Sheet1.E11]/[Sheet1.E$61]" office:value-type="float" office:value="0">
            <text:p>0.00000</text:p>
          </table:table-cell>
          <table:table-cell table:formula="of:=SUM([Sheet1.E$4:.E11])/[Sheet1.$E$61]" office:value-type="float" office:value="0.00278738555442523">
            <text:p>0.0027873856</text:p>
          </table:table-cell>
          <table:table-cell/>
          <table:table-cell table:formula="of:=[Sheet1.E11]/([Sheet1.B11]+[Sheet1.E11])" office:value-type="float" office:value="0">
            <text:p>0.00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Sheet1.B12]/[Sheet1.B$61]" office:value-type="float" office:value="0.0000000426599215301459">
            <text:p>0.000000</text:p>
          </table:table-cell>
          <table:table-cell table:formula="of:=SUM([Sheet1.B$4:.B12])/[Sheet1.B$61]" office:value-type="float" office:value="0.0000000597238901422042">
            <text:p>0.000000</text:p>
          </table:table-cell>
          <table:table-cell office:value-type="float" office:value="1">
            <text:p>1</text:p>
          </table:table-cell>
          <table:table-cell table:formula="of:=[Sheet1.E12]/[Sheet1.E$61]" office:value-type="float" office:value="0.0000101729399796541">
            <text:p>0.00001</text:p>
          </table:table-cell>
          <table:table-cell table:formula="of:=SUM([Sheet1.E$4:.E12])/[Sheet1.$E$61]" office:value-type="float" office:value="0.00279755849440488">
            <text:p>0.0027975585</text:p>
          </table:table-cell>
          <table:table-cell/>
          <table:table-cell table:formula="of:=[Sheet1.E12]/([Sheet1.B12]+[Sheet1.E12])" office:value-type="float" office:value="0.166666666666667">
            <text:p>0.1666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[Sheet1.B13]/[Sheet1.B$61]" office:value-type="float" office:value="0.000000196235639038671">
            <text:p>0.000000</text:p>
          </table:table-cell>
          <table:table-cell table:formula="of:=SUM([Sheet1.B$4:.B13])/[Sheet1.B$61]" office:value-type="float" office:value="0.000000255959529180875">
            <text:p>0.000000</text:p>
          </table:table-cell>
          <table:table-cell office:value-type="float" office:value="11">
            <text:p>11</text:p>
          </table:table-cell>
          <table:table-cell table:formula="of:=[Sheet1.E13]/[Sheet1.E$61]" office:value-type="float" office:value="0.000111902339776195">
            <text:p>0.00011</text:p>
          </table:table-cell>
          <table:table-cell table:formula="of:=SUM([Sheet1.E$4:.E13])/[Sheet1.$E$61]" office:value-type="float" office:value="0.00290946083418108">
            <text:p>0.0029094608</text:p>
          </table:table-cell>
          <table:table-cell/>
          <table:table-cell table:formula="of:=[Sheet1.E13]/([Sheet1.B13]+[Sheet1.E13])" office:value-type="float" office:value="0.323529411764706">
            <text:p>0.3235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table:formula="of:=[Sheet1.B14]/[Sheet1.B$61]" office:value-type="float" office:value="0.000000776410571848655">
            <text:p>0.000001</text:p>
          </table:table-cell>
          <table:table-cell table:formula="of:=SUM([Sheet1.B$4:.B14])/[Sheet1.B$61]" office:value-type="float" office:value="0.00000103237010102953">
            <text:p>0.000001</text:p>
          </table:table-cell>
          <table:table-cell office:value-type="float" office:value="33">
            <text:p>33</text:p>
          </table:table-cell>
          <table:table-cell table:formula="of:=[Sheet1.E14]/[Sheet1.E$61]" office:value-type="float" office:value="0.000335707019328586">
            <text:p>0.00034</text:p>
          </table:table-cell>
          <table:table-cell table:formula="of:=SUM([Sheet1.E$4:.E14])/[Sheet1.$E$61]" office:value-type="float" office:value="0.00324516785350966">
            <text:p>0.0032451679</text:p>
          </table:table-cell>
          <table:table-cell/>
          <table:table-cell table:formula="of:=[Sheet1.E14]/([Sheet1.B14]+[Sheet1.E14])" office:value-type="float" office:value="0.266129032258064">
            <text:p>0.2661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8">
            <text:p>378</text:p>
          </table:table-cell>
          <table:table-cell table:formula="of:=[Sheet1.B15]/[Sheet1.B$61]" office:value-type="float" office:value="0.00000322509006767903">
            <text:p>0.000003</text:p>
          </table:table-cell>
          <table:table-cell table:formula="of:=SUM([Sheet1.B$4:.B15])/[Sheet1.B$61]" office:value-type="float" office:value="0.00000425746016870856">
            <text:p>0.000004</text:p>
          </table:table-cell>
          <table:table-cell office:value-type="float" office:value="98">
            <text:p>98</text:p>
          </table:table-cell>
          <table:table-cell table:formula="of:=[Sheet1.E15]/[Sheet1.E$61]" office:value-type="float" office:value="0.000996948118006104">
            <text:p>0.00100</text:p>
          </table:table-cell>
          <table:table-cell table:formula="of:=SUM([Sheet1.E$4:.E15])/[Sheet1.$E$61]" office:value-type="float" office:value="0.00424211597151577">
            <text:p>0.004242116</text:p>
          </table:table-cell>
          <table:table-cell/>
          <table:table-cell table:formula="of:=[Sheet1.E15]/([Sheet1.B15]+[Sheet1.E15])" office:value-type="float" office:value="0.205882352941176">
            <text:p>0.20588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47">
            <text:p>1347</text:p>
          </table:table-cell>
          <table:table-cell table:formula="of:=[Sheet1.B16]/[Sheet1.B$61]" office:value-type="float" office:value="0.0000114925828602213">
            <text:p>0.000011</text:p>
          </table:table-cell>
          <table:table-cell table:formula="of:=SUM([Sheet1.B$4:.B16])/[Sheet1.B$61]" office:value-type="float" office:value="0.0000157500430289299">
            <text:p>0.000016</text:p>
          </table:table-cell>
          <table:table-cell office:value-type="float" office:value="277">
            <text:p>277</text:p>
          </table:table-cell>
          <table:table-cell table:formula="of:=[Sheet1.E16]/[Sheet1.E$61]" office:value-type="float" office:value="0.00281790437436419">
            <text:p>0.00282</text:p>
          </table:table-cell>
          <table:table-cell table:formula="of:=SUM([Sheet1.E$4:.E16])/[Sheet1.$E$61]" office:value-type="float" office:value="0.00706002034587996">
            <text:p>0.0070600203</text:p>
          </table:table-cell>
          <table:table-cell/>
          <table:table-cell table:formula="of:=[Sheet1.E16]/([Sheet1.B16]+[Sheet1.E16])" office:value-type="float" office:value="0.170566502463054">
            <text:p>0.1705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92">
            <text:p>4692</text:p>
          </table:table-cell>
          <table:table-cell table:formula="of:=[Sheet1.B17]/[Sheet1.B$61]" office:value-type="float" office:value="0.0000400320703638889">
            <text:p>0.000040</text:p>
          </table:table-cell>
          <table:table-cell table:formula="of:=SUM([Sheet1.B$4:.B17])/[Sheet1.B$61]" office:value-type="float" office:value="0.0000557821133928187">
            <text:p>0.000056</text:p>
          </table:table-cell>
          <table:table-cell office:value-type="float" office:value="569">
            <text:p>569</text:p>
          </table:table-cell>
          <table:table-cell table:formula="of:=[Sheet1.E17]/[Sheet1.E$61]" office:value-type="float" office:value="0.00578840284842319">
            <text:p>0.00579</text:p>
          </table:table-cell>
          <table:table-cell table:formula="of:=SUM([Sheet1.E$4:.E17])/[Sheet1.$E$61]" office:value-type="float" office:value="0.0128484231943032">
            <text:p>0.0128484232</text:p>
          </table:table-cell>
          <table:table-cell/>
          <table:table-cell table:formula="of:=[Sheet1.E17]/([Sheet1.B17]+[Sheet1.E17])" office:value-type="float" office:value="0.108154343280745">
            <text:p>0.1081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89">
            <text:p>14089</text:p>
          </table:table-cell>
          <table:table-cell table:formula="of:=[Sheet1.B18]/[Sheet1.B$61]" office:value-type="float" office:value="0.000120207126887645">
            <text:p>0.000120</text:p>
          </table:table-cell>
          <table:table-cell table:formula="of:=SUM([Sheet1.B$4:.B18])/[Sheet1.B$61]" office:value-type="float" office:value="0.000175989240280464">
            <text:p>0.000176</text:p>
          </table:table-cell>
          <table:table-cell office:value-type="float" office:value="1146">
            <text:p>1146</text:p>
          </table:table-cell>
          <table:table-cell table:formula="of:=[Sheet1.E18]/[Sheet1.E$61]" office:value-type="float" office:value="0.0116581892166836">
            <text:p>0.01166</text:p>
          </table:table-cell>
          <table:table-cell table:formula="of:=SUM([Sheet1.E$4:.E18])/[Sheet1.$E$61]" office:value-type="float" office:value="0.0245066124109868">
            <text:p>0.0245066124</text:p>
          </table:table-cell>
          <table:table-cell/>
          <table:table-cell table:formula="of:=[Sheet1.E18]/([Sheet1.B18]+[Sheet1.E18])" office:value-type="float" office:value="0.0752215293731539">
            <text:p>0.0752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724">
            <text:p>39724</text:p>
          </table:table-cell>
          <table:table-cell table:formula="of:=[Sheet1.B19]/[Sheet1.B$61]" office:value-type="float" office:value="0.000338924544572703">
            <text:p>0.000339</text:p>
          </table:table-cell>
          <table:table-cell table:formula="of:=SUM([Sheet1.B$4:.B19])/[Sheet1.B$61]" office:value-type="float" office:value="0.000514913784853167">
            <text:p>0.000515</text:p>
          </table:table-cell>
          <table:table-cell office:value-type="float" office:value="1935">
            <text:p>1935</text:p>
          </table:table-cell>
          <table:table-cell table:formula="of:=[Sheet1.E19]/[Sheet1.E$61]" office:value-type="float" office:value="0.0196846388606307">
            <text:p>0.01968</text:p>
          </table:table-cell>
          <table:table-cell table:formula="of:=SUM([Sheet1.E$4:.E19])/[Sheet1.$E$61]" office:value-type="float" office:value="0.0441912512716175">
            <text:p>0.0441912513</text:p>
          </table:table-cell>
          <table:table-cell/>
          <table:table-cell table:formula="of:=[Sheet1.E19]/([Sheet1.B19]+[Sheet1.E19])" office:value-type="float" office:value="0.046448546532562">
            <text:p>0.04644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088">
            <text:p>99088</text:p>
          </table:table-cell>
          <table:table-cell table:formula="of:=[Sheet1.B20]/[Sheet1.B$61]" office:value-type="float" office:value="0.000845417260915819">
            <text:p>0.000845</text:p>
          </table:table-cell>
          <table:table-cell table:formula="of:=SUM([Sheet1.B$4:.B20])/[Sheet1.B$61]" office:value-type="float" office:value="0.00136033104576899">
            <text:p>0.001360</text:p>
          </table:table-cell>
          <table:table-cell office:value-type="float" office:value="3035">
            <text:p>3035</text:p>
          </table:table-cell>
          <table:table-cell table:formula="of:=[Sheet1.E20]/[Sheet1.E$61]" office:value-type="float" office:value="0.0308748728382503">
            <text:p>0.03087</text:p>
          </table:table-cell>
          <table:table-cell table:formula="of:=SUM([Sheet1.E$4:.E20])/[Sheet1.$E$61]" office:value-type="float" office:value="0.0750661241098678">
            <text:p>0.0750661241</text:p>
          </table:table-cell>
          <table:table-cell/>
          <table:table-cell table:formula="of:=[Sheet1.E20]/([Sheet1.B20]+[Sheet1.E20])" office:value-type="float" office:value="0.0297190642656405">
            <text:p>0.0297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6994">
            <text:p>226994</text:p>
          </table:table-cell>
          <table:table-cell table:formula="of:=[Sheet1.B21]/[Sheet1.B$61]" office:value-type="float" office:value="0.00193670924556279">
            <text:p>0.001937</text:p>
          </table:table-cell>
          <table:table-cell table:formula="of:=SUM([Sheet1.B$4:.B21])/[Sheet1.B$61]" office:value-type="float" office:value="0.00329704029133177">
            <text:p>0.003297</text:p>
          </table:table-cell>
          <table:table-cell office:value-type="float" office:value="4174">
            <text:p>4174</text:p>
          </table:table-cell>
          <table:table-cell table:formula="of:=[Sheet1.E21]/[Sheet1.E$61]" office:value-type="float" office:value="0.0424618514750763">
            <text:p>0.04246</text:p>
          </table:table-cell>
          <table:table-cell table:formula="of:=SUM([Sheet1.E$4:.E21])/[Sheet1.$E$61]" office:value-type="float" office:value="0.117527975584944">
            <text:p>0.1175279756</text:p>
          </table:table-cell>
          <table:table-cell/>
          <table:table-cell table:formula="of:=[Sheet1.E21]/([Sheet1.B21]+[Sheet1.E21])" office:value-type="float" office:value="0.0180561323366556">
            <text:p>0.01805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7789">
            <text:p>477789</text:p>
          </table:table-cell>
          <table:table-cell table:formula="of:=[Sheet1.B22]/[Sheet1.B$61]" office:value-type="float" office:value="0.00407648824959337">
            <text:p>0.004076</text:p>
          </table:table-cell>
          <table:table-cell table:formula="of:=SUM([Sheet1.B$4:.B22])/[Sheet1.B$61]" office:value-type="float" office:value="0.00737352854092514">
            <text:p>0.007374</text:p>
          </table:table-cell>
          <table:table-cell office:value-type="float" office:value="5265">
            <text:p>5265</text:p>
          </table:table-cell>
          <table:table-cell table:formula="of:=[Sheet1.E22]/[Sheet1.E$61]" office:value-type="float" office:value="0.0535605289928789">
            <text:p>0.05356</text:p>
          </table:table-cell>
          <table:table-cell table:formula="of:=SUM([Sheet1.E$4:.E22])/[Sheet1.$E$61]" office:value-type="float" office:value="0.171088504577823">
            <text:p>0.1710885046</text:p>
          </table:table-cell>
          <table:table-cell/>
          <table:table-cell table:formula="of:=[Sheet1.E22]/([Sheet1.B22]+[Sheet1.E22])" office:value-type="float" office:value="0.0108994025512676">
            <text:p>0.01089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26965">
            <text:p>926965</text:p>
          </table:table-cell>
          <table:table-cell table:formula="of:=[Sheet1.B23]/[Sheet1.B$61]" office:value-type="float" office:value="0.00790885083223833">
            <text:p>0.007909</text:p>
          </table:table-cell>
          <table:table-cell table:formula="of:=SUM([Sheet1.B$4:.B23])/[Sheet1.B$61]" office:value-type="float" office:value="0.0152823793731635">
            <text:p>0.015282</text:p>
          </table:table-cell>
          <table:table-cell office:value-type="float" office:value="5990">
            <text:p>5990</text:p>
          </table:table-cell>
          <table:table-cell table:formula="of:=[Sheet1.E23]/[Sheet1.E$61]" office:value-type="float" office:value="0.0609359104781282">
            <text:p>0.06094</text:p>
          </table:table-cell>
          <table:table-cell table:formula="of:=SUM([Sheet1.E$4:.E23])/[Sheet1.$E$61]" office:value-type="float" office:value="0.232024415055951">
            <text:p>0.2320244151</text:p>
          </table:table-cell>
          <table:table-cell/>
          <table:table-cell table:formula="of:=[Sheet1.E23]/([Sheet1.B23]+[Sheet1.E23])" office:value-type="float" office:value="0.00642045972206591">
            <text:p>0.0064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63519">
            <text:p>1663519</text:p>
          </table:table-cell>
          <table:table-cell table:formula="of:=[Sheet1.B24]/[Sheet1.B$61]" office:value-type="float" office:value="0.0141931180007813">
            <text:p>0.014193</text:p>
          </table:table-cell>
          <table:table-cell table:formula="of:=SUM([Sheet1.B$4:.B24])/[Sheet1.B$61]" office:value-type="float" office:value="0.0294754973739448">
            <text:p>0.029475</text:p>
          </table:table-cell>
          <table:table-cell office:value-type="float" office:value="6042">
            <text:p>6042</text:p>
          </table:table-cell>
          <table:table-cell table:formula="of:=[Sheet1.E24]/[Sheet1.E$61]" office:value-type="float" office:value="0.0614649033570702">
            <text:p>0.06146</text:p>
          </table:table-cell>
          <table:table-cell table:formula="of:=SUM([Sheet1.E$4:.E24])/[Sheet1.$E$61]" office:value-type="float" office:value="0.293489318413021">
            <text:p>0.2934893184</text:p>
          </table:table-cell>
          <table:table-cell/>
          <table:table-cell table:formula="of:=[Sheet1.E24]/([Sheet1.B24]+[Sheet1.E24])" office:value-type="float" office:value="0.00361891539153107">
            <text:p>0.0036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60322">
            <text:p>2760322</text:p>
          </table:table-cell>
          <table:table-cell table:formula="of:=[Sheet1.B25]/[Sheet1.B$61]" office:value-type="float" office:value="0.0235510239835871">
            <text:p>0.023551</text:p>
          </table:table-cell>
          <table:table-cell table:formula="of:=SUM([Sheet1.B$4:.B25])/[Sheet1.B$61]" office:value-type="float" office:value="0.0530265213575319">
            <text:p>0.053027</text:p>
          </table:table-cell>
          <table:table-cell office:value-type="float" office:value="5624">
            <text:p>5624</text:p>
          </table:table-cell>
          <table:table-cell table:formula="of:=[Sheet1.E25]/[Sheet1.E$61]" office:value-type="float" office:value="0.0572126144455748">
            <text:p>0.05721</text:p>
          </table:table-cell>
          <table:table-cell table:formula="of:=SUM([Sheet1.E$4:.E25])/[Sheet1.$E$61]" office:value-type="float" office:value="0.350701932858596">
            <text:p>0.3507019329</text:p>
          </table:table-cell>
          <table:table-cell/>
          <table:table-cell table:formula="of:=[Sheet1.E25]/([Sheet1.B25]+[Sheet1.E25])" office:value-type="float" office:value="0.00203330072242914">
            <text:p>0.0020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251600">
            <text:p>4251600</text:p>
          </table:table-cell>
          <table:table-cell table:formula="of:=[Sheet1.B26]/[Sheet1.B$61]" office:value-type="float" office:value="0.0362745844755136">
            <text:p>0.036275</text:p>
          </table:table-cell>
          <table:table-cell table:formula="of:=SUM([Sheet1.B$4:.B26])/[Sheet1.B$61]" office:value-type="float" office:value="0.0893011058330455">
            <text:p>0.089301</text:p>
          </table:table-cell>
          <table:table-cell office:value-type="float" office:value="4848">
            <text:p>4848</text:p>
          </table:table-cell>
          <table:table-cell table:formula="of:=[Sheet1.E26]/[Sheet1.E$61]" office:value-type="float" office:value="0.0493184130213632">
            <text:p>0.04932</text:p>
          </table:table-cell>
          <table:table-cell table:formula="of:=SUM([Sheet1.E$4:.E26])/[Sheet1.$E$61]" office:value-type="float" office:value="0.400020345879959">
            <text:p>0.4000203459</text:p>
          </table:table-cell>
          <table:table-cell/>
          <table:table-cell table:formula="of:=[Sheet1.E26]/([Sheet1.B26]+[Sheet1.E26])" office:value-type="float" office:value="0.00113897785195543">
            <text:p>0.0011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080875">
            <text:p>6080875</text:p>
          </table:table-cell>
          <table:table-cell table:formula="of:=[Sheet1.B27]/[Sheet1.B$61]" office:value-type="float" office:value="0.0518819300669251">
            <text:p>0.051882</text:p>
          </table:table-cell>
          <table:table-cell table:formula="of:=SUM([Sheet1.B$4:.B27])/[Sheet1.B$61]" office:value-type="float" office:value="0.141183035899971">
            <text:p>0.141183</text:p>
          </table:table-cell>
          <table:table-cell office:value-type="float" office:value="3710">
            <text:p>3710</text:p>
          </table:table-cell>
          <table:table-cell table:formula="of:=[Sheet1.E27]/[Sheet1.E$61]" office:value-type="float" office:value="0.0377416073245168">
            <text:p>0.03774</text:p>
          </table:table-cell>
          <table:table-cell table:formula="of:=SUM([Sheet1.E$4:.E27])/[Sheet1.$E$61]" office:value-type="float" office:value="0.437761953204476">
            <text:p>0.4377619532</text:p>
          </table:table-cell>
          <table:table-cell/>
          <table:table-cell table:formula="of:=[Sheet1.E27]/([Sheet1.B27]+[Sheet1.E27])" office:value-type="float" office:value="0.000609737558107907">
            <text:p>0.00061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095559">
            <text:p>8095559</text:p>
          </table:table-cell>
          <table:table-cell table:formula="of:=[Sheet1.B28]/[Sheet1.B$61]" office:value-type="float" office:value="0.0690711823365332">
            <text:p>0.069071</text:p>
          </table:table-cell>
          <table:table-cell table:formula="of:=SUM([Sheet1.B$4:.B28])/[Sheet1.B$61]" office:value-type="float" office:value="0.210254218236504">
            <text:p>0.210254</text:p>
          </table:table-cell>
          <table:table-cell office:value-type="float" office:value="2523">
            <text:p>2523</text:p>
          </table:table-cell>
          <table:table-cell table:formula="of:=[Sheet1.E28]/[Sheet1.E$61]" office:value-type="float" office:value="0.0256663275686673">
            <text:p>0.02567</text:p>
          </table:table-cell>
          <table:table-cell table:formula="of:=SUM([Sheet1.E$4:.E28])/[Sheet1.$E$61]" office:value-type="float" office:value="0.463428280773143">
            <text:p>0.4634282808</text:p>
          </table:table-cell>
          <table:table-cell/>
          <table:table-cell table:formula="of:=[Sheet1.E28]/([Sheet1.B28]+[Sheet1.E28])" office:value-type="float" office:value="0.000311555254688703">
            <text:p>0.0003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19250">
            <text:p>10019250</text:p>
          </table:table-cell>
          <table:table-cell table:formula="of:=[Sheet1.B29]/[Sheet1.B$61]" office:value-type="float" office:value="0.0854840837581828">
            <text:p>0.085484</text:p>
          </table:table-cell>
          <table:table-cell table:formula="of:=SUM([Sheet1.B$4:.B29])/[Sheet1.B$61]" office:value-type="float" office:value="0.295738301994687">
            <text:p>0.295738</text:p>
          </table:table-cell>
          <table:table-cell office:value-type="float" office:value="1691">
            <text:p>1691</text:p>
          </table:table-cell>
          <table:table-cell table:formula="of:=[Sheet1.E29]/[Sheet1.E$61]" office:value-type="float" office:value="0.0172024415055951">
            <text:p>0.01720</text:p>
          </table:table-cell>
          <table:table-cell table:formula="of:=SUM([Sheet1.E$4:.E29])/[Sheet1.$E$61]" office:value-type="float" office:value="0.480630722278739">
            <text:p>0.4806307223</text:p>
          </table:table-cell>
          <table:table-cell/>
          <table:table-cell table:formula="of:=[Sheet1.E29]/([Sheet1.B29]+[Sheet1.E29])" office:value-type="float" office:value="0.000168746627686961">
            <text:p>0.00016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547974">
            <text:p>11547974</text:p>
          </table:table-cell>
          <table:table-cell table:formula="of:=[Sheet1.B30]/[Sheet1.B$61]" office:value-type="float" office:value="0.0985271329344329">
            <text:p>0.098527</text:p>
          </table:table-cell>
          <table:table-cell table:formula="of:=SUM([Sheet1.B$4:.B30])/[Sheet1.B$61]" office:value-type="float" office:value="0.39426543492912">
            <text:p>0.394265</text:p>
          </table:table-cell>
          <table:table-cell office:value-type="float" office:value="1016">
            <text:p>1016</text:p>
          </table:table-cell>
          <table:table-cell table:formula="of:=[Sheet1.E30]/[Sheet1.E$61]" office:value-type="float" office:value="0.0103357070193286">
            <text:p>0.01034</text:p>
          </table:table-cell>
          <table:table-cell table:formula="of:=SUM([Sheet1.E$4:.E30])/[Sheet1.$E$61]" office:value-type="float" office:value="0.490966429298067">
            <text:p>0.4909664293</text:p>
          </table:table-cell>
          <table:table-cell/>
          <table:table-cell table:formula="of:=[Sheet1.E30]/([Sheet1.B30]+[Sheet1.E30])" office:value-type="float" office:value="0.0000879730608477451">
            <text:p>0.0000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396247">
            <text:p>12396247</text:p>
          </table:table-cell>
          <table:table-cell table:formula="of:=[Sheet1.B31]/[Sheet1.B$61]" office:value-type="float" office:value="0.105764584857661">
            <text:p>0.105765</text:p>
          </table:table-cell>
          <table:table-cell table:formula="of:=SUM([Sheet1.B$4:.B31])/[Sheet1.B$61]" office:value-type="float" office:value="0.500030019786781">
            <text:p>0.500030</text:p>
          </table:table-cell>
          <table:table-cell office:value-type="float" office:value="739">
            <text:p>739</text:p>
          </table:table-cell>
          <table:table-cell table:formula="of:=[Sheet1.E31]/[Sheet1.E$61]" office:value-type="float" office:value="0.00751780264496439">
            <text:p>0.00752</text:p>
          </table:table-cell>
          <table:table-cell table:formula="of:=SUM([Sheet1.E$4:.E31])/[Sheet1.$E$61]" office:value-type="float" office:value="0.498484231943032">
            <text:p>0.4984842319</text:p>
          </table:table-cell>
          <table:table-cell/>
          <table:table-cell table:formula="of:=[Sheet1.E31]/([Sheet1.B31]+[Sheet1.E31])" office:value-type="float" office:value="0.0000596112635764855">
            <text:p>0.00006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394257">
            <text:p>12394257</text:p>
          </table:table-cell>
          <table:table-cell table:formula="of:=[Sheet1.B32]/[Sheet1.B$61]" office:value-type="float" office:value="0.105747606208892">
            <text:p>0.105748</text:p>
          </table:table-cell>
          <table:table-cell table:formula="of:=SUM([Sheet1.B$4:.B32])/[Sheet1.B$61]" office:value-type="float" office:value="0.605777625995673">
            <text:p>0.605778</text:p>
          </table:table-cell>
          <table:table-cell office:value-type="float" office:value="704">
            <text:p>704</text:p>
          </table:table-cell>
          <table:table-cell table:formula="of:=[Sheet1.E32]/[Sheet1.E$61]" office:value-type="float" office:value="0.0071617497456765">
            <text:p>0.00716</text:p>
          </table:table-cell>
          <table:table-cell table:formula="of:=SUM([Sheet1.E$4:.E32])/[Sheet1.$E$61]" office:value-type="float" office:value="0.505645981688708">
            <text:p>0.5056459817</text:p>
          </table:table-cell>
          <table:table-cell/>
          <table:table-cell table:formula="of:=[Sheet1.E32]/([Sheet1.B32]+[Sheet1.E32])" office:value-type="float" office:value="0.0000567972743117142">
            <text:p>0.0000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542281">
            <text:p>11542281</text:p>
          </table:table-cell>
          <table:table-cell table:formula="of:=[Sheet1.B33]/[Sheet1.B$61]" office:value-type="float" office:value="0.0984785603477787">
            <text:p>0.098479</text:p>
          </table:table-cell>
          <table:table-cell table:formula="of:=SUM([Sheet1.B$4:.B33])/[Sheet1.B$61]" office:value-type="float" office:value="0.704256186343452">
            <text:p>0.704256</text:p>
          </table:table-cell>
          <table:table-cell office:value-type="float" office:value="1023">
            <text:p>1023</text:p>
          </table:table-cell>
          <table:table-cell table:formula="of:=[Sheet1.E33]/[Sheet1.E$61]" office:value-type="float" office:value="0.0104069175991862">
            <text:p>0.01041</text:p>
          </table:table-cell>
          <table:table-cell table:formula="of:=SUM([Sheet1.E$4:.E33])/[Sheet1.$E$61]" office:value-type="float" office:value="0.516052899287894">
            <text:p>0.5160528993</text:p>
          </table:table-cell>
          <table:table-cell/>
          <table:table-cell table:formula="of:=[Sheet1.E33]/([Sheet1.B33]+[Sheet1.E33])" office:value-type="float" office:value="0.0000886228067804504">
            <text:p>0.0000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17687">
            <text:p>10017687</text:p>
          </table:table-cell>
          <table:table-cell table:formula="of:=[Sheet1.B34]/[Sheet1.B$61]" office:value-type="float" office:value="0.0854707482667125">
            <text:p>0.085471</text:p>
          </table:table-cell>
          <table:table-cell table:formula="of:=SUM([Sheet1.B$4:.B34])/[Sheet1.B$61]" office:value-type="float" office:value="0.789726934610164">
            <text:p>0.789727</text:p>
          </table:table-cell>
          <table:table-cell office:value-type="float" office:value="1639">
            <text:p>1639</text:p>
          </table:table-cell>
          <table:table-cell table:formula="of:=[Sheet1.E34]/[Sheet1.E$61]" office:value-type="float" office:value="0.0166734486266531">
            <text:p>0.01667</text:p>
          </table:table-cell>
          <table:table-cell table:formula="of:=SUM([Sheet1.E$4:.E34])/[Sheet1.$E$61]" office:value-type="float" office:value="0.532726347914547">
            <text:p>0.5327263479</text:p>
          </table:table-cell>
          <table:table-cell/>
          <table:table-cell table:formula="of:=[Sheet1.E34]/([Sheet1.B34]+[Sheet1.E34])" office:value-type="float" office:value="0.000163583857836345">
            <text:p>0.00016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093745">
            <text:p>8093745</text:p>
          </table:table-cell>
          <table:table-cell table:formula="of:=[Sheet1.B35]/[Sheet1.B$61]" office:value-type="float" office:value="0.0690557053170021">
            <text:p>0.069056</text:p>
          </table:table-cell>
          <table:table-cell table:formula="of:=SUM([Sheet1.B$4:.B35])/[Sheet1.B$61]" office:value-type="float" office:value="0.858782639927166">
            <text:p>0.858783</text:p>
          </table:table-cell>
          <table:table-cell office:value-type="float" office:value="2632">
            <text:p>2632</text:p>
          </table:table-cell>
          <table:table-cell table:formula="of:=[Sheet1.E35]/[Sheet1.E$61]" office:value-type="float" office:value="0.0267751780264496">
            <text:p>0.02678</text:p>
          </table:table-cell>
          <table:table-cell table:formula="of:=SUM([Sheet1.E$4:.E35])/[Sheet1.$E$61]" office:value-type="float" office:value="0.559501525940997">
            <text:p>0.5595015259</text:p>
          </table:table-cell>
          <table:table-cell/>
          <table:table-cell table:formula="of:=[Sheet1.E35]/([Sheet1.B35]+[Sheet1.E35])" office:value-type="float" office:value="0.000325083676315962">
            <text:p>0.0003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83830">
            <text:p>6083830</text:p>
          </table:table-cell>
          <table:table-cell table:formula="of:=[Sheet1.B36]/[Sheet1.B$61]" office:value-type="float" office:value="0.0519071420805495">
            <text:p>0.051907</text:p>
          </table:table-cell>
          <table:table-cell table:formula="of:=SUM([Sheet1.B$4:.B36])/[Sheet1.B$61]" office:value-type="float" office:value="0.910689782007716">
            <text:p>0.910690</text:p>
          </table:table-cell>
          <table:table-cell office:value-type="float" office:value="3650">
            <text:p>3650</text:p>
          </table:table-cell>
          <table:table-cell table:formula="of:=[Sheet1.E36]/[Sheet1.E$61]" office:value-type="float" office:value="0.0371312309257375">
            <text:p>0.03713</text:p>
          </table:table-cell>
          <table:table-cell table:formula="of:=SUM([Sheet1.E$4:.E36])/[Sheet1.$E$61]" office:value-type="float" office:value="0.596632756866734">
            <text:p>0.5966327569</text:p>
          </table:table-cell>
          <table:table-cell/>
          <table:table-cell table:formula="of:=[Sheet1.E36]/([Sheet1.B36]+[Sheet1.E36])" office:value-type="float" office:value="0.00059959129229172">
            <text:p>0.0006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49806">
            <text:p>4249806</text:p>
          </table:table-cell>
          <table:table-cell table:formula="of:=[Sheet1.B37]/[Sheet1.B$61]" office:value-type="float" office:value="0.0362592780956686">
            <text:p>0.036259</text:p>
          </table:table-cell>
          <table:table-cell table:formula="of:=SUM([Sheet1.B$4:.B37])/[Sheet1.B$61]" office:value-type="float" office:value="0.946949060103384">
            <text:p>0.946949</text:p>
          </table:table-cell>
          <table:table-cell office:value-type="float" office:value="4830">
            <text:p>4830</text:p>
          </table:table-cell>
          <table:table-cell table:formula="of:=[Sheet1.E37]/[Sheet1.E$61]" office:value-type="float" office:value="0.0491353001017294">
            <text:p>0.04914</text:p>
          </table:table-cell>
          <table:table-cell table:formula="of:=SUM([Sheet1.E$4:.E37])/[Sheet1.$E$61]" office:value-type="float" office:value="0.645768056968464">
            <text:p>0.645768057</text:p>
          </table:table-cell>
          <table:table-cell/>
          <table:table-cell table:formula="of:=[Sheet1.E37]/([Sheet1.B37]+[Sheet1.E37])" office:value-type="float" office:value="0.00113523225018544">
            <text:p>0.0011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762681">
            <text:p>2762681</text:p>
          </table:table-cell>
          <table:table-cell table:formula="of:=[Sheet1.B38]/[Sheet1.B$61]" office:value-type="float" office:value="0.023571150934565">
            <text:p>0.023571</text:p>
          </table:table-cell>
          <table:table-cell table:formula="of:=SUM([Sheet1.B$4:.B38])/[Sheet1.B$61]" office:value-type="float" office:value="0.970520211037949">
            <text:p>0.970520</text:p>
          </table:table-cell>
          <table:table-cell office:value-type="float" office:value="5738">
            <text:p>5738</text:p>
          </table:table-cell>
          <table:table-cell table:formula="of:=[Sheet1.E38]/[Sheet1.E$61]" office:value-type="float" office:value="0.0583723296032553">
            <text:p>0.05837</text:p>
          </table:table-cell>
          <table:table-cell table:formula="of:=SUM([Sheet1.E$4:.E38])/[Sheet1.$E$61]" office:value-type="float" office:value="0.704140386571719">
            <text:p>0.7041403866</text:p>
          </table:table-cell>
          <table:table-cell/>
          <table:table-cell table:formula="of:=[Sheet1.E38]/([Sheet1.B38]+[Sheet1.E38])" office:value-type="float" office:value="0.00207266313372362">
            <text:p>0.00207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62959">
            <text:p>1662959</text:p>
          </table:table-cell>
          <table:table-cell table:formula="of:=[Sheet1.B39]/[Sheet1.B$61]" office:value-type="float" office:value="0.01418834008957">
            <text:p>0.014188</text:p>
          </table:table-cell>
          <table:table-cell table:formula="of:=SUM([Sheet1.B$4:.B39])/[Sheet1.B$61]" office:value-type="float" office:value="0.984708551127519">
            <text:p>0.984709</text:p>
          </table:table-cell>
          <table:table-cell office:value-type="float" office:value="6082">
            <text:p>6082</text:p>
          </table:table-cell>
          <table:table-cell table:formula="of:=[Sheet1.E39]/[Sheet1.E$61]" office:value-type="float" office:value="0.0618718209562564">
            <text:p>0.06187</text:p>
          </table:table-cell>
          <table:table-cell table:formula="of:=SUM([Sheet1.E$4:.E39])/[Sheet1.$E$61]" office:value-type="float" office:value="0.766012207527976">
            <text:p>0.7660122075</text:p>
          </table:table-cell>
          <table:table-cell/>
          <table:table-cell table:formula="of:=[Sheet1.E39]/([Sheet1.B39]+[Sheet1.E39])" office:value-type="float" office:value="0.00364400874514167">
            <text:p>0.0036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27836">
            <text:p>927836</text:p>
          </table:table-cell>
          <table:table-cell table:formula="of:=[Sheet1.B40]/[Sheet1.B$61]" office:value-type="float" office:value="0.00791628219056888">
            <text:p>0.007916</text:p>
          </table:table-cell>
          <table:table-cell table:formula="of:=SUM([Sheet1.B$4:.B40])/[Sheet1.B$61]" office:value-type="float" office:value="0.992624833318088">
            <text:p>0.992625</text:p>
          </table:table-cell>
          <table:table-cell office:value-type="float" office:value="6119">
            <text:p>6119</text:p>
          </table:table-cell>
          <table:table-cell table:formula="of:=[Sheet1.E40]/[Sheet1.E$61]" office:value-type="float" office:value="0.0622482197355036">
            <text:p>0.06225</text:p>
          </table:table-cell>
          <table:table-cell table:formula="of:=SUM([Sheet1.E$4:.E40])/[Sheet1.$E$61]" office:value-type="float" office:value="0.828260427263479">
            <text:p>0.8282604273</text:p>
          </table:table-cell>
          <table:table-cell/>
          <table:table-cell table:formula="of:=[Sheet1.E40]/([Sheet1.B40]+[Sheet1.E40])" office:value-type="float" office:value="0.00655170752338175">
            <text:p>0.00655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78919">
            <text:p>478919</text:p>
          </table:table-cell>
          <table:table-cell table:formula="of:=[Sheet1.B41]/[Sheet1.B$61]" office:value-type="float" office:value="0.00408612939185919">
            <text:p>0.004086</text:p>
          </table:table-cell>
          <table:table-cell table:formula="of:=SUM([Sheet1.B$4:.B41])/[Sheet1.B$61]" office:value-type="float" office:value="0.996710962709947">
            <text:p>0.996711</text:p>
          </table:table-cell>
          <table:table-cell office:value-type="float" office:value="5242">
            <text:p>5242</text:p>
          </table:table-cell>
          <table:table-cell table:formula="of:=[Sheet1.E41]/[Sheet1.E$61]" office:value-type="float" office:value="0.0533265513733469">
            <text:p>0.05333</text:p>
          </table:table-cell>
          <table:table-cell table:formula="of:=SUM([Sheet1.E$4:.E41])/[Sheet1.$E$61]" office:value-type="float" office:value="0.881586978636826">
            <text:p>0.8815869786</text:p>
          </table:table-cell>
          <table:table-cell/>
          <table:table-cell table:formula="of:=[Sheet1.E41]/([Sheet1.B41]+[Sheet1.E41])" office:value-type="float" office:value="0.0108269769766669">
            <text:p>0.01082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26833">
            <text:p>226833</text:p>
          </table:table-cell>
          <table:table-cell table:formula="of:=[Sheet1.B42]/[Sheet1.B$61]" office:value-type="float" office:value="0.00193533559608952">
            <text:p>0.001935</text:p>
          </table:table-cell>
          <table:table-cell table:formula="of:=SUM([Sheet1.B$4:.B42])/[Sheet1.B$61]" office:value-type="float" office:value="0.998646298306037">
            <text:p>0.998646</text:p>
          </table:table-cell>
          <table:table-cell office:value-type="float" office:value="4282">
            <text:p>4282</text:p>
          </table:table-cell>
          <table:table-cell table:formula="of:=[Sheet1.E42]/[Sheet1.E$61]" office:value-type="float" office:value="0.0435605289928789">
            <text:p>0.04356</text:p>
          </table:table-cell>
          <table:table-cell table:formula="of:=SUM([Sheet1.E$4:.E42])/[Sheet1.$E$61]" office:value-type="float" office:value="0.925147507629705">
            <text:p>0.9251475076</text:p>
          </table:table-cell>
          <table:table-cell/>
          <table:table-cell table:formula="of:=[Sheet1.E42]/([Sheet1.B42]+[Sheet1.E42])" office:value-type="float" office:value="0.0185275728533414">
            <text:p>0.01852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8524">
            <text:p>98524</text:p>
          </table:table-cell>
          <table:table-cell table:formula="of:=[Sheet1.B43]/[Sheet1.B$61]" office:value-type="float" office:value="0.000840605221767218">
            <text:p>0.000841</text:p>
          </table:table-cell>
          <table:table-cell table:formula="of:=SUM([Sheet1.B$4:.B43])/[Sheet1.B$61]" office:value-type="float" office:value="0.999486903527804">
            <text:p>0.999487</text:p>
          </table:table-cell>
          <table:table-cell office:value-type="float" office:value="3052">
            <text:p>3052</text:p>
          </table:table-cell>
          <table:table-cell table:formula="of:=[Sheet1.E43]/[Sheet1.E$61]" office:value-type="float" office:value="0.0310478128179044">
            <text:p>0.03105</text:p>
          </table:table-cell>
          <table:table-cell table:formula="of:=SUM([Sheet1.E$4:.E43])/[Sheet1.$E$61]" office:value-type="float" office:value="0.956195320447609">
            <text:p>0.9561953204</text:p>
          </table:table-cell>
          <table:table-cell/>
          <table:table-cell table:formula="of:=[Sheet1.E43]/([Sheet1.B43]+[Sheet1.E43])" office:value-type="float" office:value="0.0300464676695282">
            <text:p>0.03004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314">
            <text:p>39314</text:p>
          </table:table-cell>
          <table:table-cell table:formula="of:=[Sheet1.B44]/[Sheet1.B$61]" office:value-type="float" office:value="0.000335426431007231">
            <text:p>0.000335</text:p>
          </table:table-cell>
          <table:table-cell table:formula="of:=SUM([Sheet1.B$4:.B44])/[Sheet1.B$61]" office:value-type="float" office:value="0.999822329958811">
            <text:p>0.999822</text:p>
          </table:table-cell>
          <table:table-cell office:value-type="float" office:value="1951">
            <text:p>1951</text:p>
          </table:table-cell>
          <table:table-cell table:formula="of:=[Sheet1.E44]/[Sheet1.E$61]" office:value-type="float" office:value="0.0198474059003052">
            <text:p>0.01985</text:p>
          </table:table-cell>
          <table:table-cell table:formula="of:=SUM([Sheet1.E$4:.E44])/[Sheet1.$E$61]" office:value-type="float" office:value="0.976042726347914">
            <text:p>0.9760427263</text:p>
          </table:table-cell>
          <table:table-cell/>
          <table:table-cell table:formula="of:=[Sheet1.E44]/([Sheet1.B44]+[Sheet1.E44])" office:value-type="float" office:value="0.0472797770507694">
            <text:p>0.04728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188">
            <text:p>14188</text:p>
          </table:table-cell>
          <table:table-cell table:formula="of:=[Sheet1.B45]/[Sheet1.B$61]" office:value-type="float" office:value="0.000121051793333942">
            <text:p>0.000121</text:p>
          </table:table-cell>
          <table:table-cell table:formula="of:=SUM([Sheet1.B$4:.B45])/[Sheet1.B$61]" office:value-type="float" office:value="0.999943381752145">
            <text:p>0.999943</text:p>
          </table:table-cell>
          <table:table-cell office:value-type="float" office:value="1106">
            <text:p>1106</text:p>
          </table:table-cell>
          <table:table-cell table:formula="of:=[Sheet1.E45]/[Sheet1.E$61]" office:value-type="float" office:value="0.0112512716174975">
            <text:p>0.01125</text:p>
          </table:table-cell>
          <table:table-cell table:formula="of:=SUM([Sheet1.E$4:.E45])/[Sheet1.$E$61]" office:value-type="float" office:value="0.987293997965412">
            <text:p>0.987293998</text:p>
          </table:table-cell>
          <table:table-cell/>
          <table:table-cell table:formula="of:=[Sheet1.E45]/([Sheet1.B45]+[Sheet1.E45])" office:value-type="float" office:value="0.072315940891853">
            <text:p>0.0723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801">
            <text:p>4801</text:p>
          </table:table-cell>
          <table:table-cell table:formula="of:=[Sheet1.B46]/[Sheet1.B$61]" office:value-type="float" office:value="0.0000409620566532461">
            <text:p>0.000041</text:p>
          </table:table-cell>
          <table:table-cell table:formula="of:=SUM([Sheet1.B$4:.B46])/[Sheet1.B$61]" office:value-type="float" office:value="0.999984343808798">
            <text:p>0.999984</text:p>
          </table:table-cell>
          <table:table-cell office:value-type="float" office:value="559">
            <text:p>559</text:p>
          </table:table-cell>
          <table:table-cell table:formula="of:=[Sheet1.E46]/[Sheet1.E$61]" office:value-type="float" office:value="0.00568667344862665">
            <text:p>0.00569</text:p>
          </table:table-cell>
          <table:table-cell table:formula="of:=SUM([Sheet1.E$4:.E46])/[Sheet1.$E$61]" office:value-type="float" office:value="0.992980671414039">
            <text:p>0.9929806714</text:p>
          </table:table-cell>
          <table:table-cell/>
          <table:table-cell table:formula="of:=[Sheet1.E46]/([Sheet1.B46]+[Sheet1.E46])" office:value-type="float" office:value="0.104291044776119">
            <text:p>0.10429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97">
            <text:p>1397</text:p>
          </table:table-cell>
          <table:table-cell table:formula="of:=[Sheet1.B47]/[Sheet1.B$61]" office:value-type="float" office:value="0.0000119191820755228">
            <text:p>0.000012</text:p>
          </table:table-cell>
          <table:table-cell table:formula="of:=SUM([Sheet1.B$4:.B47])/[Sheet1.B$61]" office:value-type="float" office:value="0.999996262990874">
            <text:p>0.999996</text:p>
          </table:table-cell>
          <table:table-cell office:value-type="float" office:value="270">
            <text:p>270</text:p>
          </table:table-cell>
          <table:table-cell table:formula="of:=[Sheet1.E47]/[Sheet1.E$61]" office:value-type="float" office:value="0.00274669379450661">
            <text:p>0.00275</text:p>
          </table:table-cell>
          <table:table-cell table:formula="of:=SUM([Sheet1.E$4:.E47])/[Sheet1.$E$61]" office:value-type="float" office:value="0.995727365208545">
            <text:p>0.9957273652</text:p>
          </table:table-cell>
          <table:table-cell/>
          <table:table-cell table:formula="of:=[Sheet1.E47]/([Sheet1.B47]+[Sheet1.E47])" office:value-type="float" office:value="0.161967606478704">
            <text:p>0.16196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51">
            <text:p>351</text:p>
          </table:table-cell>
          <table:table-cell table:formula="of:=[Sheet1.B48]/[Sheet1.B$61]" office:value-type="float" office:value="0.00000299472649141624">
            <text:p>0.000003</text:p>
          </table:table-cell>
          <table:table-cell table:formula="of:=SUM([Sheet1.B$4:.B48])/[Sheet1.B$61]" office:value-type="float" office:value="0.999999257717365">
            <text:p>0.999999</text:p>
          </table:table-cell>
          <table:table-cell office:value-type="float" office:value="90">
            <text:p>90</text:p>
          </table:table-cell>
          <table:table-cell table:formula="of:=[Sheet1.E48]/[Sheet1.E$61]" office:value-type="float" office:value="0.000915564598168871">
            <text:p>0.00092</text:p>
          </table:table-cell>
          <table:table-cell table:formula="of:=SUM([Sheet1.E$4:.E48])/[Sheet1.$E$61]" office:value-type="float" office:value="0.996642929806714">
            <text:p>0.9966429298</text:p>
          </table:table-cell>
          <table:table-cell/>
          <table:table-cell table:formula="of:=[Sheet1.E48]/([Sheet1.B48]+[Sheet1.E48])" office:value-type="float" office:value="0.204081632653061">
            <text:p>0.2040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table:formula="of:=[Sheet1.B49]/[Sheet1.B$61]" office:value-type="float" office:value="0.000000563110964197925">
            <text:p>0.000001</text:p>
          </table:table-cell>
          <table:table-cell table:formula="of:=SUM([Sheet1.B$4:.B49])/[Sheet1.B$61]" office:value-type="float" office:value="0.99999982082833">
            <text:p>1.000000</text:p>
          </table:table-cell>
          <table:table-cell office:value-type="float" office:value="27">
            <text:p>27</text:p>
          </table:table-cell>
          <table:table-cell table:formula="of:=[Sheet1.E49]/[Sheet1.E$61]" office:value-type="float" office:value="0.000274669379450661">
            <text:p>0.00027</text:p>
          </table:table-cell>
          <table:table-cell table:formula="of:=SUM([Sheet1.E$4:.E49])/[Sheet1.$E$61]" office:value-type="float" office:value="0.996917599186165">
            <text:p>0.9969175992</text:p>
          </table:table-cell>
          <table:table-cell/>
          <table:table-cell table:formula="of:=[Sheet1.E49]/([Sheet1.B49]+[Sheet1.E49])" office:value-type="float" office:value="0.290322580645161">
            <text:p>0.29032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table:formula="of:=[Sheet1.B50]/[Sheet1.B$61]" office:value-type="float" office:value="0.000000145043733202496">
            <text:p>0.000000</text:p>
          </table:table-cell>
          <table:table-cell table:formula="of:=SUM([Sheet1.B$4:.B50])/[Sheet1.B$61]" office:value-type="float" office:value="0.999999965872063">
            <text:p>1.000000</text:p>
          </table:table-cell>
          <table:table-cell office:value-type="float" office:value="11">
            <text:p>11</text:p>
          </table:table-cell>
          <table:table-cell table:formula="of:=[Sheet1.E50]/[Sheet1.E$61]" office:value-type="float" office:value="0.000111902339776195">
            <text:p>0.00011</text:p>
          </table:table-cell>
          <table:table-cell table:formula="of:=SUM([Sheet1.E$4:.E50])/[Sheet1.$E$61]" office:value-type="float" office:value="0.997029501525941">
            <text:p>0.9970295015</text:p>
          </table:table-cell>
          <table:table-cell/>
          <table:table-cell table:formula="of:=[Sheet1.E50]/([Sheet1.B50]+[Sheet1.E50])" office:value-type="float" office:value="0.392857142857143">
            <text:p>0.39285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formula="of:=[Sheet1.B51]/[Sheet1.B$61]" office:value-type="float" office:value="0.0000000255959529180875">
            <text:p>0.000000</text:p>
          </table:table-cell>
          <table:table-cell table:formula="of:=SUM([Sheet1.B$4:.B51])/[Sheet1.B$61]" office:value-type="float" office:value="0.999999991468016">
            <text:p>1.000000</text:p>
          </table:table-cell>
          <table:table-cell office:value-type="float" office:value="6">
            <text:p>6</text:p>
          </table:table-cell>
          <table:table-cell table:formula="of:=[Sheet1.E51]/[Sheet1.E$61]" office:value-type="float" office:value="0.0000610376398779247">
            <text:p>0.00006</text:p>
          </table:table-cell>
          <table:table-cell table:formula="of:=SUM([Sheet1.E$4:.E51])/[Sheet1.$E$61]" office:value-type="float" office:value="0.997090539165819">
            <text:p>0.9970905392</text:p>
          </table:table-cell>
          <table:table-cell/>
          <table:table-cell table:formula="of:=[Sheet1.E51]/([Sheet1.B51]+[Sheet1.E51])" office:value-type="float" office:value="0.666666666666667">
            <text:p>0.6666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Sheet1.B52]/[Sheet1.B$61]" office:value-type="float" office:value="0.00000000853198430602917">
            <text:p>0.000000</text:p>
          </table:table-cell>
          <table:table-cell table:formula="of:=SUM([Sheet1.B$4:.B52])/[Sheet1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Sheet1.E52]/[Sheet1.E$61]" office:value-type="float" office:value="0">
            <text:p>0.00000</text:p>
          </table:table-cell>
          <table:table-cell table:formula="of:=SUM([Sheet1.E$4:.E52])/[Sheet1.$E$61]" office:value-type="float" office:value="0.997090539165819">
            <text:p>0.9970905392</text:p>
          </table:table-cell>
          <table:table-cell/>
          <table:table-cell table:formula="of:=[Sheet1.E52]/([Sheet1.B52]+[Sheet1.E52])" office:value-type="float" office:value="0">
            <text:p>0.000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Sheet1.B53]/[Sheet1.B$61]" office:value-type="float" office:value="0">
            <text:p>0.000000</text:p>
          </table:table-cell>
          <table:table-cell table:formula="of:=SUM([Sheet1.B$4:.B53])/[Sheet1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Sheet1.E53]/[Sheet1.E$61]" office:value-type="float" office:value="0">
            <text:p>0.00000</text:p>
          </table:table-cell>
          <table:table-cell table:formula="of:=SUM([Sheet1.E$4:.E53])/[Sheet1.$E$61]" office:value-type="float" office:value="0.997090539165819">
            <text:p>0.9970905392</text:p>
          </table:table-cell>
          <table:table-cell/>
          <table:table-cell table:formula="of:=[Sheet1.E53]/([Sheet1.B53]+[Sheet1.E53])" office:value-type="float" office:value="0">
            <text:p>#DIV/0!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Sheet1.B54]/[Sheet1.B$61]" office:value-type="float" office:value="0">
            <text:p>0.000000</text:p>
          </table:table-cell>
          <table:table-cell table:formula="of:=SUM([Sheet1.B$4:.B54])/[Sheet1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Sheet1.E54]/[Sheet1.E$61]" office:value-type="float" office:value="0">
            <text:p>0.00000</text:p>
          </table:table-cell>
          <table:table-cell table:formula="of:=SUM([Sheet1.E$4:.E54])/[Sheet1.$E$61]" office:value-type="float" office:value="0.997090539165819">
            <text:p>0.9970905392</text:p>
          </table:table-cell>
          <table:table-cell/>
          <table:table-cell table:formula="of:=[Sheet1.E54]/([Sheet1.B54]+[Sheet1.E54])" office:value-type="float" office:value="0">
            <text:p>#DIV/0!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Sheet1.B55]/[Sheet1.B$61]" office:value-type="float" office:value="0">
            <text:p>0.000000</text:p>
          </table:table-cell>
          <table:table-cell table:formula="of:=SUM([Sheet1.B$4:.B55])/[Sheet1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Sheet1.E55]/[Sheet1.E$61]" office:value-type="float" office:value="0">
            <text:p>0.00000</text:p>
          </table:table-cell>
          <table:table-cell table:formula="of:=SUM([Sheet1.E$4:.E55])/[Sheet1.$E$61]" office:value-type="float" office:value="0.997090539165819">
            <text:p>0.9970905392</text:p>
          </table:table-cell>
          <table:table-cell/>
          <table:table-cell table:formula="of:=[Sheet1.E55]/([Sheet1.B55]+[Sheet1.E55])" office:value-type="float" office:value="0">
            <text:p>#DIV/0!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Sheet1.B56]/[Sheet1.B$61]" office:value-type="float" office:value="0">
            <text:p>0.000000</text:p>
          </table:table-cell>
          <table:table-cell table:formula="of:=SUM([Sheet1.B$4:.B56])/[Sheet1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Sheet1.E56]/[Sheet1.E$61]" office:value-type="float" office:value="0">
            <text:p>0.00000</text:p>
          </table:table-cell>
          <table:table-cell table:formula="of:=SUM([Sheet1.E$4:.E56])/[Sheet1.$E$61]" office:value-type="float" office:value="0.997090539165819">
            <text:p>0.9970905392</text:p>
          </table:table-cell>
          <table:table-cell/>
          <table:table-cell table:formula="of:=[Sheet1.E56]/([Sheet1.B56]+[Sheet1.E56])" office:value-type="float" office:value="0">
            <text:p>#DIV/0!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Sheet1.B57]/[Sheet1.B$61]" office:value-type="float" office:value="0">
            <text:p>0.000000</text:p>
          </table:table-cell>
          <table:table-cell table:formula="of:=SUM([Sheet1.B$4:.B57])/[Sheet1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Sheet1.E57]/[Sheet1.E$61]" office:value-type="float" office:value="0">
            <text:p>0.00000</text:p>
          </table:table-cell>
          <table:table-cell table:formula="of:=SUM([Sheet1.E$4:.E57])/[Sheet1.$E$61]" office:value-type="float" office:value="0.997090539165819">
            <text:p>0.9970905392</text:p>
          </table:table-cell>
          <table:table-cell/>
          <table:table-cell table:formula="of:=[Sheet1.E57]/([Sheet1.B57]+[Sheet1.E57])" office:value-type="float" office:value="0">
            <text:p>#DIV/0!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Sheet1.B58]/[Sheet1.B$61]" office:value-type="float" office:value="0">
            <text:p>0.000000</text:p>
          </table:table-cell>
          <table:table-cell table:formula="of:=SUM([Sheet1.B$4:.B58])/[Sheet1.B$61]" office:value-type="float" office:value="1">
            <text:p>1.000000</text:p>
          </table:table-cell>
          <table:table-cell office:value-type="float" office:value="0">
            <text:p>0</text:p>
          </table:table-cell>
          <table:table-cell table:formula="of:=[Sheet1.E58]/[Sheet1.E$61]" office:value-type="float" office:value="0">
            <text:p>0.00000</text:p>
          </table:table-cell>
          <table:table-cell table:formula="of:=SUM([Sheet1.E$4:.E58])/[Sheet1.$E$61]" office:value-type="float" office:value="0.997090539165819">
            <text:p>0.9970905392</text:p>
          </table:table-cell>
          <table:table-cell/>
          <table:table-cell table:formula="of:=[Sheet1.E58]/([Sheet1.B58]+[Sheet1.E58])" office:value-type="float" office:value="0">
            <text:p>#DIV/0!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Sheet1.B59]/[Sheet1.B$61]" office:value-type="float" office:value="0">
            <text:p>0.000000</text:p>
          </table:table-cell>
          <table:table-cell table:formula="of:=SUM([Sheet1.B$4:.B59])/[Sheet1.B$61]" office:value-type="float" office:value="1">
            <text:p>1.000000</text:p>
          </table:table-cell>
          <table:table-cell office:value-type="float" office:value="286">
            <text:p>286</text:p>
          </table:table-cell>
          <table:table-cell table:formula="of:=[Sheet1.E59]/[Sheet1.E$61]" office:value-type="float" office:value="0.00290946083418108">
            <text:p>0.00291</text:p>
          </table:table-cell>
          <table:table-cell table:formula="of:=SUM([Sheet1.E$4:.E59])/[Sheet1.$E$61]" office:value-type="float" office:value="1">
            <text:p>1</text:p>
          </table:table-cell>
          <table:table-cell/>
          <table:table-cell table:formula="of:=[Sheet1.E59]/([Sheet1.B59]+[Sheet1.E59])" office:value-type="float" office:value="1">
            <text:p>1.00000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formula="of:=SUM([Sheet1.B4:.B59])" office:value-type="float" office:value="117206029">
            <text:p>117206029</text:p>
          </table:table-cell>
          <table:table-cell table:style-name="Default" table:number-columns-repeated="2"/>
          <table:table-cell table:formula="of:=SUM([Sheet1.E4:.E59])" office:value-type="float" office:value="98300">
            <text:p>98300</text:p>
          </table:table-cell>
          <table:table-cell table:style-name="Default"/>
          <table:table-cell table:number-columns-repeated="2"/>
          <table:table-cell table:style-name="Default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column table:style-name="co5" table:number-columns-repeated="2" table:default-cell-style-name="ce4"/>
        <table:table-column table:style-name="co5" table:default-cell-style-name="Default"/>
        <table:table-column table:style-name="co5" table:number-columns-repeated="2" table:default-cell-style-name="ce4"/>
        <table:table-row table:style-name="ro3">
          <table:table-cell office:value-type="string">
            <text:p>Dim=52; sim_hash_len=128; 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table:number-columns-spanned="3" table:number-rows-spanned="1">
            <text:p>NO REDUCTION</text:p>
          </table:table-cell>
          <table:covered-table-cell table:number-columns-repeated="2" table:style-name="Default"/>
          <table:table-cell office:value-type="string" table:number-columns-spanned="3" table:number-rows-spanned="1">
            <text:p>REDUCTION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office:value-type="string">
            <text:p>PDF</text:p>
          </table:table-cell>
          <table:table-cell office:value-type="string">
            <text:p>CDF</text:p>
          </table:table-cell>
          <table:table-cell/>
          <table:table-cell table:style-name="Default" office:value-type="string">
            <text:p>PDF</text:p>
          </table:table-cell>
          <table:table-cell table:style-name="Default" office:value-type="string">
            <text:p>CD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B4]/[Sheet2.B$133]" office:value-type="float" office:value="0">
            <text:p>0</text:p>
          </table:table-cell>
          <table:table-cell table:formula="of:=SUM([Sheet2.B$4:.B4])/[Sheet2.B$133]"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[Sheet2.E4]/[Sheet2.E$133]" office:value-type="float" office:value="0.0050593880963238">
            <text:p>0.0050593881</text:p>
          </table:table-cell>
          <table:table-cell table:formula="of:=SUM([Sheet2.E$4:.E4])/[Sheet2.E$133]" office:value-type="float" office:value="0.0050593880963238">
            <text:p>0.00505938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B5]/[Sheet2.B$133]" office:value-type="float" office:value="0">
            <text:p>0</text:p>
          </table:table-cell>
          <table:table-cell table:formula="of:=SUM([Sheet2.B$4:.B5])/[Sheet2.B$133]"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Sheet2.E5]/[Sheet2.E$133]" office:value-type="float" office:value="0.000607995136038912">
            <text:p>0.0006079951</text:p>
          </table:table-cell>
          <table:table-cell table:formula="of:=SUM([Sheet2.E$4:.E5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Sheet2.B6]/[Sheet2.B$133]" office:value-type="float" office:value="0">
            <text:p>0</text:p>
          </table:table-cell>
          <table:table-cell table:formula="of:=SUM([Sheet2.B$4:.B6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6]/[Sheet2.E$133]" office:value-type="float" office:value="0">
            <text:p>0</text:p>
          </table:table-cell>
          <table:table-cell table:formula="of:=SUM([Sheet2.E$4:.E6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Sheet2.B7]/[Sheet2.B$133]" office:value-type="float" office:value="0">
            <text:p>0</text:p>
          </table:table-cell>
          <table:table-cell table:formula="of:=SUM([Sheet2.B$4:.B7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7]/[Sheet2.E$133]" office:value-type="float" office:value="0">
            <text:p>0</text:p>
          </table:table-cell>
          <table:table-cell table:formula="of:=SUM([Sheet2.E$4:.E7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Sheet2.B8]/[Sheet2.B$133]" office:value-type="float" office:value="0">
            <text:p>0</text:p>
          </table:table-cell>
          <table:table-cell table:formula="of:=SUM([Sheet2.B$4:.B8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8]/[Sheet2.E$133]" office:value-type="float" office:value="0">
            <text:p>0</text:p>
          </table:table-cell>
          <table:table-cell table:formula="of:=SUM([Sheet2.E$4:.E8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Sheet2.B9]/[Sheet2.B$133]" office:value-type="float" office:value="0">
            <text:p>0</text:p>
          </table:table-cell>
          <table:table-cell table:formula="of:=SUM([Sheet2.B$4:.B9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9]/[Sheet2.E$133]" office:value-type="float" office:value="0">
            <text:p>0</text:p>
          </table:table-cell>
          <table:table-cell table:formula="of:=SUM([Sheet2.E$4:.E9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Sheet2.B10]/[Sheet2.B$133]" office:value-type="float" office:value="0">
            <text:p>0</text:p>
          </table:table-cell>
          <table:table-cell table:formula="of:=SUM([Sheet2.B$4:.B10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10]/[Sheet2.E$133]" office:value-type="float" office:value="0">
            <text:p>0</text:p>
          </table:table-cell>
          <table:table-cell table:formula="of:=SUM([Sheet2.E$4:.E10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Sheet2.B11]/[Sheet2.B$133]" office:value-type="float" office:value="0">
            <text:p>0</text:p>
          </table:table-cell>
          <table:table-cell table:formula="of:=SUM([Sheet2.B$4:.B11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11]/[Sheet2.E$133]" office:value-type="float" office:value="0">
            <text:p>0</text:p>
          </table:table-cell>
          <table:table-cell table:formula="of:=SUM([Sheet2.E$4:.E11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Sheet2.B12]/[Sheet2.B$133]" office:value-type="float" office:value="0">
            <text:p>0</text:p>
          </table:table-cell>
          <table:table-cell table:formula="of:=SUM([Sheet2.B$4:.B12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12]/[Sheet2.E$133]" office:value-type="float" office:value="0">
            <text:p>0</text:p>
          </table:table-cell>
          <table:table-cell table:formula="of:=SUM([Sheet2.E$4:.E12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Sheet2.B13]/[Sheet2.B$133]" office:value-type="float" office:value="0">
            <text:p>0</text:p>
          </table:table-cell>
          <table:table-cell table:formula="of:=SUM([Sheet2.B$4:.B13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13]/[Sheet2.E$133]" office:value-type="float" office:value="0">
            <text:p>0</text:p>
          </table:table-cell>
          <table:table-cell table:formula="of:=SUM([Sheet2.E$4:.E13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Sheet2.B14]/[Sheet2.B$133]" office:value-type="float" office:value="0">
            <text:p>0</text:p>
          </table:table-cell>
          <table:table-cell table:formula="of:=SUM([Sheet2.B$4:.B14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14]/[Sheet2.E$133]" office:value-type="float" office:value="0">
            <text:p>0</text:p>
          </table:table-cell>
          <table:table-cell table:formula="of:=SUM([Sheet2.E$4:.E14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Sheet2.B15]/[Sheet2.B$133]" office:value-type="float" office:value="0">
            <text:p>0</text:p>
          </table:table-cell>
          <table:table-cell table:formula="of:=SUM([Sheet2.B$4:.B15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15]/[Sheet2.E$133]" office:value-type="float" office:value="0">
            <text:p>0</text:p>
          </table:table-cell>
          <table:table-cell table:formula="of:=SUM([Sheet2.E$4:.E15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Sheet2.B16]/[Sheet2.B$133]" office:value-type="float" office:value="0">
            <text:p>0</text:p>
          </table:table-cell>
          <table:table-cell table:formula="of:=SUM([Sheet2.B$4:.B16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16]/[Sheet2.E$133]" office:value-type="float" office:value="0">
            <text:p>0</text:p>
          </table:table-cell>
          <table:table-cell table:formula="of:=SUM([Sheet2.E$4:.E16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Sheet2.B17]/[Sheet2.B$133]" office:value-type="float" office:value="0">
            <text:p>0</text:p>
          </table:table-cell>
          <table:table-cell table:formula="of:=SUM([Sheet2.B$4:.B17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17]/[Sheet2.E$133]" office:value-type="float" office:value="0">
            <text:p>0</text:p>
          </table:table-cell>
          <table:table-cell table:formula="of:=SUM([Sheet2.E$4:.E17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Sheet2.B18]/[Sheet2.B$133]" office:value-type="float" office:value="0">
            <text:p>0</text:p>
          </table:table-cell>
          <table:table-cell table:formula="of:=SUM([Sheet2.B$4:.B18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18]/[Sheet2.E$133]" office:value-type="float" office:value="0">
            <text:p>0</text:p>
          </table:table-cell>
          <table:table-cell table:formula="of:=SUM([Sheet2.E$4:.E18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Sheet2.B19]/[Sheet2.B$133]" office:value-type="float" office:value="0">
            <text:p>0</text:p>
          </table:table-cell>
          <table:table-cell table:formula="of:=SUM([Sheet2.B$4:.B19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19]/[Sheet2.E$133]" office:value-type="float" office:value="0">
            <text:p>0</text:p>
          </table:table-cell>
          <table:table-cell table:formula="of:=SUM([Sheet2.E$4:.E19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Sheet2.B20]/[Sheet2.B$133]" office:value-type="float" office:value="0">
            <text:p>0</text:p>
          </table:table-cell>
          <table:table-cell table:formula="of:=SUM([Sheet2.B$4:.B20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20]/[Sheet2.E$133]" office:value-type="float" office:value="0">
            <text:p>0</text:p>
          </table:table-cell>
          <table:table-cell table:formula="of:=SUM([Sheet2.E$4:.E20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Sheet2.B21]/[Sheet2.B$133]" office:value-type="float" office:value="0">
            <text:p>0</text:p>
          </table:table-cell>
          <table:table-cell table:formula="of:=SUM([Sheet2.B$4:.B21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21]/[Sheet2.E$133]" office:value-type="float" office:value="0">
            <text:p>0</text:p>
          </table:table-cell>
          <table:table-cell table:formula="of:=SUM([Sheet2.E$4:.E21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Sheet2.B22]/[Sheet2.B$133]" office:value-type="float" office:value="0">
            <text:p>0</text:p>
          </table:table-cell>
          <table:table-cell table:formula="of:=SUM([Sheet2.B$4:.B22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22]/[Sheet2.E$133]" office:value-type="float" office:value="0">
            <text:p>0</text:p>
          </table:table-cell>
          <table:table-cell table:formula="of:=SUM([Sheet2.E$4:.E22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Sheet2.B23]/[Sheet2.B$133]" office:value-type="float" office:value="0">
            <text:p>0</text:p>
          </table:table-cell>
          <table:table-cell table:formula="of:=SUM([Sheet2.B$4:.B23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23]/[Sheet2.E$133]" office:value-type="float" office:value="0">
            <text:p>0</text:p>
          </table:table-cell>
          <table:table-cell table:formula="of:=SUM([Sheet2.E$4:.E23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Sheet2.B24]/[Sheet2.B$133]" office:value-type="float" office:value="0">
            <text:p>0</text:p>
          </table:table-cell>
          <table:table-cell table:formula="of:=SUM([Sheet2.B$4:.B24])/[Sheet2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2.E24]/[Sheet2.E$133]" office:value-type="float" office:value="0">
            <text:p>0</text:p>
          </table:table-cell>
          <table:table-cell table:formula="of:=SUM([Sheet2.E$4:.E24])/[Sheet2.E$133]" office:value-type="float" office:value="0.00566738323236271">
            <text:p>0.005667383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Sheet2.B25]/[Sheet2.B$133]" office:value-type="float" office:value="0.000000035227704306682">
            <text:p>3.5227704306682E-008</text:p>
          </table:table-cell>
          <table:table-cell table:formula="of:=SUM([Sheet2.B$4:.B25])/[Sheet2.B$133]" office:value-type="float" office:value="0.000000035227704306682">
            <text:p>3.5227704306682E-008</text:p>
          </table:table-cell>
          <table:table-cell office:value-type="float" office:value="1">
            <text:p>1</text:p>
          </table:table-cell>
          <table:table-cell table:formula="of:=[Sheet2.E25]/[Sheet2.E$133]" office:value-type="float" office:value="0.0000217141120013897">
            <text:p>2.17141120013897E-005</text:p>
          </table:table-cell>
          <table:table-cell table:formula="of:=SUM([Sheet2.E$4:.E25])/[Sheet2.E$133]" office:value-type="float" office:value="0.0056890973443641">
            <text:p>0.005689097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Sheet2.B26]/[Sheet2.B$133]" office:value-type="float" office:value="0.000000035227704306682">
            <text:p>3.5227704306682E-008</text:p>
          </table:table-cell>
          <table:table-cell table:formula="of:=SUM([Sheet2.B$4:.B26])/[Sheet2.B$133]" office:value-type="float" office:value="0.0000000704554086133639">
            <text:p>7.04554086133639E-008</text:p>
          </table:table-cell>
          <table:table-cell office:value-type="float" office:value="0">
            <text:p>0</text:p>
          </table:table-cell>
          <table:table-cell table:formula="of:=[Sheet2.E26]/[Sheet2.E$133]" office:value-type="float" office:value="0">
            <text:p>0</text:p>
          </table:table-cell>
          <table:table-cell table:formula="of:=SUM([Sheet2.E$4:.E26])/[Sheet2.E$133]" office:value-type="float" office:value="0.0056890973443641">
            <text:p>0.00568909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Sheet2.B27]/[Sheet2.B$133]" office:value-type="float" office:value="0.000000035227704306682">
            <text:p>3.5227704306682E-008</text:p>
          </table:table-cell>
          <table:table-cell table:formula="of:=SUM([Sheet2.B$4:.B27])/[Sheet2.B$133]" office:value-type="float" office:value="0.000000105683112920046">
            <text:p>1.05683112920046E-007</text:p>
          </table:table-cell>
          <table:table-cell office:value-type="float" office:value="0">
            <text:p>0</text:p>
          </table:table-cell>
          <table:table-cell table:formula="of:=[Sheet2.E27]/[Sheet2.E$133]" office:value-type="float" office:value="0">
            <text:p>0</text:p>
          </table:table-cell>
          <table:table-cell table:formula="of:=SUM([Sheet2.E$4:.E27])/[Sheet2.E$133]" office:value-type="float" office:value="0.0056890973443641">
            <text:p>0.005689097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Sheet2.B28]/[Sheet2.B$133]" office:value-type="float" office:value="0.000000140910817226728">
            <text:p>1.40910817226728E-007</text:p>
          </table:table-cell>
          <table:table-cell table:formula="of:=SUM([Sheet2.B$4:.B28])/[Sheet2.B$133]" office:value-type="float" office:value="0.000000246593930146774">
            <text:p>2.46593930146774E-007</text:p>
          </table:table-cell>
          <table:table-cell office:value-type="float" office:value="3">
            <text:p>3</text:p>
          </table:table-cell>
          <table:table-cell table:formula="of:=[Sheet2.E28]/[Sheet2.E$133]" office:value-type="float" office:value="0.0000651423360041691">
            <text:p>6.51423360041691E-005</text:p>
          </table:table-cell>
          <table:table-cell table:formula="of:=SUM([Sheet2.E$4:.E28])/[Sheet2.E$133]" office:value-type="float" office:value="0.00575423968036827">
            <text:p>0.005754239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formula="of:=[Sheet2.B29]/[Sheet2.B$133]" office:value-type="float" office:value="0.000000211366225840092">
            <text:p>2.11366225840092E-007</text:p>
          </table:table-cell>
          <table:table-cell table:formula="of:=SUM([Sheet2.B$4:.B29])/[Sheet2.B$133]" office:value-type="float" office:value="0.000000457960155986866">
            <text:p>0.000000458</text:p>
          </table:table-cell>
          <table:table-cell office:value-type="float" office:value="7">
            <text:p>7</text:p>
          </table:table-cell>
          <table:table-cell table:formula="of:=[Sheet2.E29]/[Sheet2.E$133]" office:value-type="float" office:value="0.000151998784009728">
            <text:p>0.0001519988</text:p>
          </table:table-cell>
          <table:table-cell table:formula="of:=SUM([Sheet2.E$4:.E29])/[Sheet2.E$133]" office:value-type="float" office:value="0.005906238464378">
            <text:p>0.005906238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[Sheet2.B30]/[Sheet2.B$133]" office:value-type="float" office:value="0.000000669326381826957">
            <text:p>6.69326381826957E-007</text:p>
          </table:table-cell>
          <table:table-cell table:formula="of:=SUM([Sheet2.B$4:.B30])/[Sheet2.B$133]" office:value-type="float" office:value="0.00000112728653781382">
            <text:p>1.12728653781382E-006</text:p>
          </table:table-cell>
          <table:table-cell office:value-type="float" office:value="6">
            <text:p>6</text:p>
          </table:table-cell>
          <table:table-cell table:formula="of:=[Sheet2.E30]/[Sheet2.E$133]" office:value-type="float" office:value="0.000130284672008338">
            <text:p>0.0001302847</text:p>
          </table:table-cell>
          <table:table-cell table:formula="of:=SUM([Sheet2.E$4:.E30])/[Sheet2.E$133]" office:value-type="float" office:value="0.00603652313638634">
            <text:p>0.006036523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Sheet2.B31]/[Sheet2.B$133]" office:value-type="float" office:value="0.00000126819735504055">
            <text:p>1.26819735504055E-006</text:p>
          </table:table-cell>
          <table:table-cell table:formula="of:=SUM([Sheet2.B$4:.B31])/[Sheet2.B$133]" office:value-type="float" office:value="0.00000239548389285437">
            <text:p>2.39548389285437E-006</text:p>
          </table:table-cell>
          <table:table-cell office:value-type="float" office:value="12">
            <text:p>12</text:p>
          </table:table-cell>
          <table:table-cell table:formula="of:=[Sheet2.E31]/[Sheet2.E$133]" office:value-type="float" office:value="0.000260569344016676">
            <text:p>0.0002605693</text:p>
          </table:table-cell>
          <table:table-cell table:formula="of:=SUM([Sheet2.E$4:.E31])/[Sheet2.E$133]" office:value-type="float" office:value="0.00629709248040301">
            <text:p>0.006297092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table:formula="of:=[Sheet2.B32]/[Sheet2.B$133]" office:value-type="float" office:value="0.00000228980077993433">
            <text:p>2.28980077993433E-006</text:p>
          </table:table-cell>
          <table:table-cell table:formula="of:=SUM([Sheet2.B$4:.B32])/[Sheet2.B$133]" office:value-type="float" office:value="0.0000046852846727887">
            <text:p>4.6852846727887E-006</text:p>
          </table:table-cell>
          <table:table-cell office:value-type="float" office:value="27">
            <text:p>27</text:p>
          </table:table-cell>
          <table:table-cell table:formula="of:=[Sheet2.E32]/[Sheet2.E$133]" office:value-type="float" office:value="0.000586281024037522">
            <text:p>0.000586281</text:p>
          </table:table-cell>
          <table:table-cell table:formula="of:=SUM([Sheet2.E$4:.E32])/[Sheet2.E$133]" office:value-type="float" office:value="0.00688337350444054">
            <text:p>0.00688337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table:formula="of:=[Sheet2.B33]/[Sheet2.B$133]" office:value-type="float" office:value="0.00000493187860293548">
            <text:p>4.93187860293548E-006</text:p>
          </table:table-cell>
          <table:table-cell table:formula="of:=SUM([Sheet2.B$4:.B33])/[Sheet2.B$133]" office:value-type="float" office:value="0.00000961716327572418">
            <text:p>9.61716327572418E-006</text:p>
          </table:table-cell>
          <table:table-cell office:value-type="float" office:value="54">
            <text:p>54</text:p>
          </table:table-cell>
          <table:table-cell table:formula="of:=[Sheet2.E33]/[Sheet2.E$133]" office:value-type="float" office:value="0.00117256204807504">
            <text:p>0.001172562</text:p>
          </table:table-cell>
          <table:table-cell table:formula="of:=SUM([Sheet2.E$4:.E33])/[Sheet2.E$133]" office:value-type="float" office:value="0.00805593555251558">
            <text:p>0.008055935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5">
            <text:p>245</text:p>
          </table:table-cell>
          <table:table-cell table:formula="of:=[Sheet2.B34]/[Sheet2.B$133]" office:value-type="float" office:value="0.00000863078755513708">
            <text:p>8.63078755513708E-006</text:p>
          </table:table-cell>
          <table:table-cell table:formula="of:=SUM([Sheet2.B$4:.B34])/[Sheet2.B$133]" office:value-type="float" office:value="0.0000182479508308613">
            <text:p>0.000018248</text:p>
          </table:table-cell>
          <table:table-cell office:value-type="float" office:value="72">
            <text:p>72</text:p>
          </table:table-cell>
          <table:table-cell table:formula="of:=[Sheet2.E34]/[Sheet2.E$133]" office:value-type="float" office:value="0.00156341606410006">
            <text:p>0.0015634161</text:p>
          </table:table-cell>
          <table:table-cell table:formula="of:=SUM([Sheet2.E$4:.E34])/[Sheet2.E$133]" office:value-type="float" office:value="0.00961935161661564">
            <text:p>0.009619351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27">
            <text:p>427</text:p>
          </table:table-cell>
          <table:table-cell table:formula="of:=[Sheet2.B35]/[Sheet2.B$133]" office:value-type="float" office:value="0.0000150422297389532">
            <text:p>1.50422297389532E-005</text:p>
          </table:table-cell>
          <table:table-cell table:formula="of:=SUM([Sheet2.B$4:.B35])/[Sheet2.B$133]" office:value-type="float" office:value="0.0000332901805698145">
            <text:p>3.32901805698145E-005</text:p>
          </table:table-cell>
          <table:table-cell office:value-type="float" office:value="113">
            <text:p>113</text:p>
          </table:table-cell>
          <table:table-cell table:formula="of:=[Sheet2.E35]/[Sheet2.E$133]" office:value-type="float" office:value="0.00245369465615704">
            <text:p>0.0024536947</text:p>
          </table:table-cell>
          <table:table-cell table:formula="of:=SUM([Sheet2.E$4:.E35])/[Sheet2.E$133]" office:value-type="float" office:value="0.0120730462727727">
            <text:p>0.012073046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42">
            <text:p>742</text:p>
          </table:table-cell>
          <table:table-cell table:formula="of:=[Sheet2.B36]/[Sheet2.B$133]" office:value-type="float" office:value="0.000026138956595558">
            <text:p>0.000026139</text:p>
          </table:table-cell>
          <table:table-cell table:formula="of:=SUM([Sheet2.B$4:.B36])/[Sheet2.B$133]" office:value-type="float" office:value="0.0000594291371653725">
            <text:p>5.94291371653725E-005</text:p>
          </table:table-cell>
          <table:table-cell office:value-type="float" office:value="140">
            <text:p>140</text:p>
          </table:table-cell>
          <table:table-cell table:formula="of:=[Sheet2.E36]/[Sheet2.E$133]" office:value-type="float" office:value="0.00303997568019456">
            <text:p>0.0030399757</text:p>
          </table:table-cell>
          <table:table-cell table:formula="of:=SUM([Sheet2.E$4:.E36])/[Sheet2.E$133]" office:value-type="float" office:value="0.0151130219529672">
            <text:p>0.01511302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50">
            <text:p>1150</text:p>
          </table:table-cell>
          <table:table-cell table:formula="of:=[Sheet2.B37]/[Sheet2.B$133]" office:value-type="float" office:value="0.0000405118599526843">
            <text:p>4.05118599526843E-005</text:p>
          </table:table-cell>
          <table:table-cell table:formula="of:=SUM([Sheet2.B$4:.B37])/[Sheet2.B$133]" office:value-type="float" office:value="0.0000999409971180567">
            <text:p>0.000099941</text:p>
          </table:table-cell>
          <table:table-cell office:value-type="float" office:value="213">
            <text:p>213</text:p>
          </table:table-cell>
          <table:table-cell table:formula="of:=[Sheet2.E37]/[Sheet2.E$133]" office:value-type="float" office:value="0.00462510585629601">
            <text:p>0.0046251059</text:p>
          </table:table-cell>
          <table:table-cell table:formula="of:=SUM([Sheet2.E$4:.E37])/[Sheet2.E$133]" office:value-type="float" office:value="0.0197381278092632">
            <text:p>0.019738127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23">
            <text:p>1823</text:p>
          </table:table-cell>
          <table:table-cell table:formula="of:=[Sheet2.B38]/[Sheet2.B$133]" office:value-type="float" office:value="0.0000642201049510812">
            <text:p>6.42201049510812E-005</text:p>
          </table:table-cell>
          <table:table-cell table:formula="of:=SUM([Sheet2.B$4:.B38])/[Sheet2.B$133]" office:value-type="float" office:value="0.000164161102069138">
            <text:p>0.0001641611</text:p>
          </table:table-cell>
          <table:table-cell office:value-type="float" office:value="272">
            <text:p>272</text:p>
          </table:table-cell>
          <table:table-cell table:formula="of:=[Sheet2.E38]/[Sheet2.E$133]" office:value-type="float" office:value="0.005906238464378">
            <text:p>0.0059062385</text:p>
          </table:table-cell>
          <table:table-cell table:formula="of:=SUM([Sheet2.E$4:.E38])/[Sheet2.E$133]" office:value-type="float" office:value="0.0256443662736412">
            <text:p>0.025644366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65">
            <text:p>3065</text:p>
          </table:table-cell>
          <table:table-cell table:formula="of:=[Sheet2.B39]/[Sheet2.B$133]" office:value-type="float" office:value="0.00010797291369998">
            <text:p>0.0001079729</text:p>
          </table:table-cell>
          <table:table-cell table:formula="of:=SUM([Sheet2.B$4:.B39])/[Sheet2.B$133]" office:value-type="float" office:value="0.000272134015769118">
            <text:p>0.000272134</text:p>
          </table:table-cell>
          <table:table-cell office:value-type="float" office:value="360">
            <text:p>360</text:p>
          </table:table-cell>
          <table:table-cell table:formula="of:=[Sheet2.E39]/[Sheet2.E$133]" office:value-type="float" office:value="0.00781708032050029">
            <text:p>0.0078170803</text:p>
          </table:table-cell>
          <table:table-cell table:formula="of:=SUM([Sheet2.E$4:.E39])/[Sheet2.E$133]" office:value-type="float" office:value="0.0334614465941415">
            <text:p>0.033461446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811">
            <text:p>4811</text:p>
          </table:table-cell>
          <table:table-cell table:formula="of:=[Sheet2.B40]/[Sheet2.B$133]" office:value-type="float" office:value="0.000169480485419447">
            <text:p>0.0001694805</text:p>
          </table:table-cell>
          <table:table-cell table:formula="of:=SUM([Sheet2.B$4:.B40])/[Sheet2.B$133]" office:value-type="float" office:value="0.000441614501188565">
            <text:p>0.0004416145</text:p>
          </table:table-cell>
          <table:table-cell office:value-type="float" office:value="476">
            <text:p>476</text:p>
          </table:table-cell>
          <table:table-cell table:formula="of:=[Sheet2.E40]/[Sheet2.E$133]" office:value-type="float" office:value="0.0103359173126615">
            <text:p>0.0103359173</text:p>
          </table:table-cell>
          <table:table-cell table:formula="of:=SUM([Sheet2.E$4:.E40])/[Sheet2.E$133]" office:value-type="float" office:value="0.043797363906803">
            <text:p>0.043797363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307">
            <text:p>7307</text:p>
          </table:table-cell>
          <table:table-cell table:formula="of:=[Sheet2.B41]/[Sheet2.B$133]" office:value-type="float" office:value="0.000257408835368925">
            <text:p>0.0002574088</text:p>
          </table:table-cell>
          <table:table-cell table:formula="of:=SUM([Sheet2.B$4:.B41])/[Sheet2.B$133]" office:value-type="float" office:value="0.00069902333655749">
            <text:p>0.0006990233</text:p>
          </table:table-cell>
          <table:table-cell office:value-type="float" office:value="574">
            <text:p>574</text:p>
          </table:table-cell>
          <table:table-cell table:formula="of:=[Sheet2.E41]/[Sheet2.E$133]" office:value-type="float" office:value="0.0124639002887977">
            <text:p>0.0124639003</text:p>
          </table:table-cell>
          <table:table-cell table:formula="of:=SUM([Sheet2.E$4:.E41])/[Sheet2.E$133]" office:value-type="float" office:value="0.0562612641956007">
            <text:p>0.056261264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997">
            <text:p>10997</text:p>
          </table:table-cell>
          <table:table-cell table:formula="of:=[Sheet2.B42]/[Sheet2.B$133]" office:value-type="float" office:value="0.000387399064260582">
            <text:p>0.0003873991</text:p>
          </table:table-cell>
          <table:table-cell table:formula="of:=SUM([Sheet2.B$4:.B42])/[Sheet2.B$133]" office:value-type="float" office:value="0.00108642240081807">
            <text:p>0.0010864224</text:p>
          </table:table-cell>
          <table:table-cell office:value-type="float" office:value="733">
            <text:p>733</text:p>
          </table:table-cell>
          <table:table-cell table:formula="of:=[Sheet2.E42]/[Sheet2.E$133]" office:value-type="float" office:value="0.0159164440970187">
            <text:p>0.0159164441</text:p>
          </table:table-cell>
          <table:table-cell table:formula="of:=SUM([Sheet2.E$4:.E42])/[Sheet2.E$133]" office:value-type="float" office:value="0.0721777082926194">
            <text:p>0.07217770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280">
            <text:p>16280</text:p>
          </table:table-cell>
          <table:table-cell table:formula="of:=[Sheet2.B43]/[Sheet2.B$133]" office:value-type="float" office:value="0.000573507026112782">
            <text:p>0.000573507</text:p>
          </table:table-cell>
          <table:table-cell table:formula="of:=SUM([Sheet2.B$4:.B43])/[Sheet2.B$133]" office:value-type="float" office:value="0.00165992942693085">
            <text:p>0.0016599294</text:p>
          </table:table-cell>
          <table:table-cell office:value-type="float" office:value="810">
            <text:p>810</text:p>
          </table:table-cell>
          <table:table-cell table:formula="of:=[Sheet2.E43]/[Sheet2.E$133]" office:value-type="float" office:value="0.0175884307211257">
            <text:p>0.0175884307</text:p>
          </table:table-cell>
          <table:table-cell table:formula="of:=SUM([Sheet2.E$4:.E43])/[Sheet2.E$133]" office:value-type="float" office:value="0.089766139013745">
            <text:p>0.08976613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3395">
            <text:p>23395</text:p>
          </table:table-cell>
          <table:table-cell table:formula="of:=[Sheet2.B44]/[Sheet2.B$133]" office:value-type="float" office:value="0.000824152142254825">
            <text:p>0.0008241521</text:p>
          </table:table-cell>
          <table:table-cell table:formula="of:=SUM([Sheet2.B$4:.B44])/[Sheet2.B$133]" office:value-type="float" office:value="0.00248408156918568">
            <text:p>0.0024840816</text:p>
          </table:table-cell>
          <table:table-cell office:value-type="float" office:value="931">
            <text:p>931</text:p>
          </table:table-cell>
          <table:table-cell table:formula="of:=[Sheet2.E44]/[Sheet2.E$133]" office:value-type="float" office:value="0.0202158382732938">
            <text:p>0.0202158383</text:p>
          </table:table-cell>
          <table:table-cell table:formula="of:=SUM([Sheet2.E$4:.E44])/[Sheet2.E$133]" office:value-type="float" office:value="0.109981977287039">
            <text:p>0.109981977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3194">
            <text:p>33194</text:p>
          </table:table-cell>
          <table:table-cell table:formula="of:=[Sheet2.B45]/[Sheet2.B$133]" office:value-type="float" office:value="0.001169348416756">
            <text:p>0.0011693484</text:p>
          </table:table-cell>
          <table:table-cell table:formula="of:=SUM([Sheet2.B$4:.B45])/[Sheet2.B$133]" office:value-type="float" office:value="0.00365342998594168">
            <text:p>0.00365343</text:p>
          </table:table-cell>
          <table:table-cell office:value-type="float" office:value="1055">
            <text:p>1055</text:p>
          </table:table-cell>
          <table:table-cell table:formula="of:=[Sheet2.E45]/[Sheet2.E$133]" office:value-type="float" office:value="0.0229083881614661">
            <text:p>0.0229083882</text:p>
          </table:table-cell>
          <table:table-cell table:formula="of:=SUM([Sheet2.E$4:.E45])/[Sheet2.E$133]" office:value-type="float" office:value="0.132890365448505">
            <text:p>0.132890365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5791">
            <text:p>45791</text:p>
          </table:table-cell>
          <table:table-cell table:formula="of:=[Sheet2.B46]/[Sheet2.B$133]" office:value-type="float" office:value="0.00161311180790727">
            <text:p>0.0016131118</text:p>
          </table:table-cell>
          <table:table-cell table:formula="of:=SUM([Sheet2.B$4:.B46])/[Sheet2.B$133]" office:value-type="float" office:value="0.00526654179384895">
            <text:p>0.0052665418</text:p>
          </table:table-cell>
          <table:table-cell office:value-type="float" office:value="1127">
            <text:p>1127</text:p>
          </table:table-cell>
          <table:table-cell table:formula="of:=[Sheet2.E46]/[Sheet2.E$133]" office:value-type="float" office:value="0.0244718042255662">
            <text:p>0.0244718042</text:p>
          </table:table-cell>
          <table:table-cell table:formula="of:=SUM([Sheet2.E$4:.E46])/[Sheet2.E$133]" office:value-type="float" office:value="0.157362169674071">
            <text:p>0.157362169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2824">
            <text:p>62824</text:p>
          </table:table-cell>
          <table:table-cell table:formula="of:=[Sheet2.B47]/[Sheet2.B$133]" office:value-type="float" office:value="0.00221314529536299">
            <text:p>0.0022131453</text:p>
          </table:table-cell>
          <table:table-cell table:formula="of:=SUM([Sheet2.B$4:.B47])/[Sheet2.B$133]" office:value-type="float" office:value="0.00747968708921194">
            <text:p>0.0074796871</text:p>
          </table:table-cell>
          <table:table-cell office:value-type="float" office:value="1298">
            <text:p>1298</text:p>
          </table:table-cell>
          <table:table-cell table:formula="of:=[Sheet2.E47]/[Sheet2.E$133]" office:value-type="float" office:value="0.0281849173778038">
            <text:p>0.0281849174</text:p>
          </table:table-cell>
          <table:table-cell table:formula="of:=SUM([Sheet2.E$4:.E47])/[Sheet2.E$133]" office:value-type="float" office:value="0.185547087051875">
            <text:p>0.185547087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4466">
            <text:p>84466</text:p>
          </table:table-cell>
          <table:table-cell table:formula="of:=[Sheet2.B48]/[Sheet2.B$133]" office:value-type="float" office:value="0.0029755432719682">
            <text:p>0.0029755433</text:p>
          </table:table-cell>
          <table:table-cell table:formula="of:=SUM([Sheet2.B$4:.B48])/[Sheet2.B$133]" office:value-type="float" office:value="0.0104552303611801">
            <text:p>0.0104552304</text:p>
          </table:table-cell>
          <table:table-cell office:value-type="float" office:value="1238">
            <text:p>1238</text:p>
          </table:table-cell>
          <table:table-cell table:formula="of:=[Sheet2.E48]/[Sheet2.E$133]" office:value-type="float" office:value="0.0268820706577204">
            <text:p>0.0268820707</text:p>
          </table:table-cell>
          <table:table-cell table:formula="of:=SUM([Sheet2.E$4:.E48])/[Sheet2.E$133]" office:value-type="float" office:value="0.212429157709595">
            <text:p>0.212429157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0968">
            <text:p>110968</text:p>
          </table:table-cell>
          <table:table-cell table:formula="of:=[Sheet2.B49]/[Sheet2.B$133]" office:value-type="float" office:value="0.00390914789150388">
            <text:p>0.0039091479</text:p>
          </table:table-cell>
          <table:table-cell table:formula="of:=SUM([Sheet2.B$4:.B49])/[Sheet2.B$133]" office:value-type="float" office:value="0.014364378252684">
            <text:p>0.0143643783</text:p>
          </table:table-cell>
          <table:table-cell office:value-type="float" office:value="1355">
            <text:p>1355</text:p>
          </table:table-cell>
          <table:table-cell table:formula="of:=[Sheet2.E49]/[Sheet2.E$133]" office:value-type="float" office:value="0.029422621761883">
            <text:p>0.0294226218</text:p>
          </table:table-cell>
          <table:table-cell table:formula="of:=SUM([Sheet2.E$4:.E49])/[Sheet2.E$133]" office:value-type="float" office:value="0.241851779471479">
            <text:p>0.241851779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4122">
            <text:p>144122</text:p>
          </table:table-cell>
          <table:table-cell table:formula="of:=[Sheet2.B50]/[Sheet2.B$133]" office:value-type="float" office:value="0.00507708720008762">
            <text:p>0.0050770872</text:p>
          </table:table-cell>
          <table:table-cell table:formula="of:=SUM([Sheet2.B$4:.B50])/[Sheet2.B$133]" office:value-type="float" office:value="0.0194414654527716">
            <text:p>0.0194414655</text:p>
          </table:table-cell>
          <table:table-cell office:value-type="float" office:value="1357">
            <text:p>1357</text:p>
          </table:table-cell>
          <table:table-cell table:formula="of:=[Sheet2.E50]/[Sheet2.E$133]" office:value-type="float" office:value="0.0294660499858858">
            <text:p>0.02946605</text:p>
          </table:table-cell>
          <table:table-cell table:formula="of:=SUM([Sheet2.E$4:.E50])/[Sheet2.E$133]" office:value-type="float" office:value="0.271317829457364">
            <text:p>0.271317829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4091">
            <text:p>184091</text:p>
          </table:table-cell>
          <table:table-cell table:formula="of:=[Sheet2.B51]/[Sheet2.B$133]" office:value-type="float" office:value="0.00648510331352139">
            <text:p>0.0064851033</text:p>
          </table:table-cell>
          <table:table-cell table:formula="of:=SUM([Sheet2.B$4:.B51])/[Sheet2.B$133]" office:value-type="float" office:value="0.025926568766293">
            <text:p>0.0259265688</text:p>
          </table:table-cell>
          <table:table-cell office:value-type="float" office:value="1271">
            <text:p>1271</text:p>
          </table:table-cell>
          <table:table-cell table:formula="of:=[Sheet2.E51]/[Sheet2.E$133]" office:value-type="float" office:value="0.0275986363537663">
            <text:p>0.0275986364</text:p>
          </table:table-cell>
          <table:table-cell table:formula="of:=SUM([Sheet2.E$4:.E51])/[Sheet2.E$133]" office:value-type="float" office:value="0.298916465811131">
            <text:p>0.298916465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31594">
            <text:p>231594</text:p>
          </table:table-cell>
          <table:table-cell table:formula="of:=[Sheet2.B52]/[Sheet2.B$133]" office:value-type="float" office:value="0.0081585249512017">
            <text:p>0.008158525</text:p>
          </table:table-cell>
          <table:table-cell table:formula="of:=SUM([Sheet2.B$4:.B52])/[Sheet2.B$133]" office:value-type="float" office:value="0.0340850937174947">
            <text:p>0.0340850937</text:p>
          </table:table-cell>
          <table:table-cell office:value-type="float" office:value="1333">
            <text:p>1333</text:p>
          </table:table-cell>
          <table:table-cell table:formula="of:=[Sheet2.E52]/[Sheet2.E$133]" office:value-type="float" office:value="0.0289449112978525">
            <text:p>0.0289449113</text:p>
          </table:table-cell>
          <table:table-cell table:formula="of:=SUM([Sheet2.E$4:.E52])/[Sheet2.E$133]" office:value-type="float" office:value="0.327861377108983">
            <text:p>0.327861377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7526">
            <text:p>287526</text:p>
          </table:table-cell>
          <table:table-cell table:formula="of:=[Sheet2.B53]/[Sheet2.B$133]" office:value-type="float" office:value="0.010128880908483">
            <text:p>0.0101288809</text:p>
          </table:table-cell>
          <table:table-cell table:formula="of:=SUM([Sheet2.B$4:.B53])/[Sheet2.B$133]" office:value-type="float" office:value="0.0442139746259778">
            <text:p>0.0442139746</text:p>
          </table:table-cell>
          <table:table-cell office:value-type="float" office:value="1163">
            <text:p>1163</text:p>
          </table:table-cell>
          <table:table-cell table:formula="of:=[Sheet2.E53]/[Sheet2.E$133]" office:value-type="float" office:value="0.0252535122576162">
            <text:p>0.0252535123</text:p>
          </table:table-cell>
          <table:table-cell table:formula="of:=SUM([Sheet2.E$4:.E53])/[Sheet2.E$133]" office:value-type="float" office:value="0.353114889366599">
            <text:p>0.353114889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1406">
            <text:p>351406</text:p>
          </table:table-cell>
          <table:table-cell table:formula="of:=[Sheet2.B54]/[Sheet2.B$133]" office:value-type="float" office:value="0.0123792266595939">
            <text:p>0.0123792267</text:p>
          </table:table-cell>
          <table:table-cell table:formula="of:=SUM([Sheet2.B$4:.B54])/[Sheet2.B$133]" office:value-type="float" office:value="0.0565932012855717">
            <text:p>0.0565932013</text:p>
          </table:table-cell>
          <table:table-cell office:value-type="float" office:value="1129">
            <text:p>1129</text:p>
          </table:table-cell>
          <table:table-cell table:formula="of:=[Sheet2.E54]/[Sheet2.E$133]" office:value-type="float" office:value="0.024515232449569">
            <text:p>0.0245152324</text:p>
          </table:table-cell>
          <table:table-cell table:formula="of:=SUM([Sheet2.E$4:.E54])/[Sheet2.E$133]" office:value-type="float" office:value="0.377630121816168">
            <text:p>0.377630121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21765">
            <text:p>421765</text:p>
          </table:table-cell>
          <table:table-cell table:formula="of:=[Sheet2.B55]/[Sheet2.B$133]" office:value-type="float" office:value="0.0148578127069077">
            <text:p>0.0148578127</text:p>
          </table:table-cell>
          <table:table-cell table:formula="of:=SUM([Sheet2.B$4:.B55])/[Sheet2.B$133]" office:value-type="float" office:value="0.0714510139924794">
            <text:p>0.071451014</text:p>
          </table:table-cell>
          <table:table-cell office:value-type="float" office:value="1030">
            <text:p>1030</text:p>
          </table:table-cell>
          <table:table-cell table:formula="of:=[Sheet2.E55]/[Sheet2.E$133]" office:value-type="float" office:value="0.0223655353614314">
            <text:p>0.0223655354</text:p>
          </table:table-cell>
          <table:table-cell table:formula="of:=SUM([Sheet2.E$4:.E55])/[Sheet2.E$133]" office:value-type="float" office:value="0.3999956571776">
            <text:p>0.399995657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00383">
            <text:p>500383</text:p>
          </table:table-cell>
          <table:table-cell table:formula="of:=[Sheet2.B56]/[Sheet2.B$133]" office:value-type="float" office:value="0.0176273443640904">
            <text:p>0.0176273444</text:p>
          </table:table-cell>
          <table:table-cell table:formula="of:=SUM([Sheet2.B$4:.B56])/[Sheet2.B$133]" office:value-type="float" office:value="0.0890783583565698">
            <text:p>0.0890783584</text:p>
          </table:table-cell>
          <table:table-cell office:value-type="float" office:value="860">
            <text:p>860</text:p>
          </table:table-cell>
          <table:table-cell table:formula="of:=[Sheet2.E56]/[Sheet2.E$133]" office:value-type="float" office:value="0.0186741363211951">
            <text:p>0.0186741363</text:p>
          </table:table-cell>
          <table:table-cell table:formula="of:=SUM([Sheet2.E$4:.E56])/[Sheet2.E$133]" office:value-type="float" office:value="0.418669793498795">
            <text:p>0.418669793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84008">
            <text:p>584008</text:p>
          </table:table-cell>
          <table:table-cell table:formula="of:=[Sheet2.B57]/[Sheet2.B$133]" office:value-type="float" office:value="0.0205732611367367">
            <text:p>0.0205732611</text:p>
          </table:table-cell>
          <table:table-cell table:formula="of:=SUM([Sheet2.B$4:.B57])/[Sheet2.B$133]" office:value-type="float" office:value="0.109651619493307">
            <text:p>0.1096516195</text:p>
          </table:table-cell>
          <table:table-cell office:value-type="float" office:value="795">
            <text:p>795</text:p>
          </table:table-cell>
          <table:table-cell table:formula="of:=[Sheet2.E57]/[Sheet2.E$133]" office:value-type="float" office:value="0.0172627190411048">
            <text:p>0.017262719</text:p>
          </table:table-cell>
          <table:table-cell table:formula="of:=SUM([Sheet2.E$4:.E57])/[Sheet2.E$133]" office:value-type="float" office:value="0.4359325125399">
            <text:p>0.435932512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74624">
            <text:p>674624</text:p>
          </table:table-cell>
          <table:table-cell table:formula="of:=[Sheet2.B58]/[Sheet2.B$133]" office:value-type="float" office:value="0.023765454790191">
            <text:p>0.0237654548</text:p>
          </table:table-cell>
          <table:table-cell table:formula="of:=SUM([Sheet2.B$4:.B58])/[Sheet2.B$133]" office:value-type="float" office:value="0.133417074283498">
            <text:p>0.1334170743</text:p>
          </table:table-cell>
          <table:table-cell office:value-type="float" office:value="653">
            <text:p>653</text:p>
          </table:table-cell>
          <table:table-cell table:formula="of:=[Sheet2.E58]/[Sheet2.E$133]" office:value-type="float" office:value="0.0141793151369075">
            <text:p>0.0141793151</text:p>
          </table:table-cell>
          <table:table-cell table:formula="of:=SUM([Sheet2.E$4:.E58])/[Sheet2.E$133]" office:value-type="float" office:value="0.450111827676807">
            <text:p>0.450111827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68062">
            <text:p>768062</text:p>
          </table:table-cell>
          <table:table-cell table:formula="of:=[Sheet2.B59]/[Sheet2.B$133]" office:value-type="float" office:value="0.0270570610251988">
            <text:p>0.027057061</text:p>
          </table:table-cell>
          <table:table-cell table:formula="of:=SUM([Sheet2.B$4:.B59])/[Sheet2.B$133]" office:value-type="float" office:value="0.160474135308696">
            <text:p>0.1604741353</text:p>
          </table:table-cell>
          <table:table-cell office:value-type="float" office:value="527">
            <text:p>527</text:p>
          </table:table-cell>
          <table:table-cell table:formula="of:=[Sheet2.E59]/[Sheet2.E$133]" office:value-type="float" office:value="0.0114433370247324">
            <text:p>0.011443337</text:p>
          </table:table-cell>
          <table:table-cell table:formula="of:=SUM([Sheet2.E$4:.E59])/[Sheet2.E$133]" office:value-type="float" office:value="0.46155516470154">
            <text:p>0.461555164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59550">
            <text:p>859550</text:p>
          </table:table-cell>
          <table:table-cell table:formula="of:=[Sheet2.B60]/[Sheet2.B$133]" office:value-type="float" office:value="0.0302799732368085">
            <text:p>0.0302799732</text:p>
          </table:table-cell>
          <table:table-cell table:formula="of:=SUM([Sheet2.B$4:.B60])/[Sheet2.B$133]" office:value-type="float" office:value="0.190754108545505">
            <text:p>0.1907541085</text:p>
          </table:table-cell>
          <table:table-cell office:value-type="float" office:value="478">
            <text:p>478</text:p>
          </table:table-cell>
          <table:table-cell table:formula="of:=[Sheet2.E60]/[Sheet2.E$133]" office:value-type="float" office:value="0.0103793455366643">
            <text:p>0.0103793455</text:p>
          </table:table-cell>
          <table:table-cell table:formula="of:=SUM([Sheet2.E$4:.E60])/[Sheet2.E$133]" office:value-type="float" office:value="0.471934510238204">
            <text:p>0.471934510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49670">
            <text:p>949670</text:p>
          </table:table-cell>
          <table:table-cell table:formula="of:=[Sheet2.B61]/[Sheet2.B$133]" office:value-type="float" office:value="0.0334546939489267">
            <text:p>0.0334546939</text:p>
          </table:table-cell>
          <table:table-cell table:formula="of:=SUM([Sheet2.B$4:.B61])/[Sheet2.B$133]" office:value-type="float" office:value="0.224208802494431">
            <text:p>0.2242088025</text:p>
          </table:table-cell>
          <table:table-cell office:value-type="float" office:value="367">
            <text:p>367</text:p>
          </table:table-cell>
          <table:table-cell table:formula="of:=[Sheet2.E61]/[Sheet2.E$133]" office:value-type="float" office:value="0.00796907910451002">
            <text:p>0.0079690791</text:p>
          </table:table-cell>
          <table:table-cell table:formula="of:=SUM([Sheet2.E$4:.E61])/[Sheet2.E$133]" office:value-type="float" office:value="0.479903589342714">
            <text:p>0.479903589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37507">
            <text:p>1037507</text:p>
          </table:table-cell>
          <table:table-cell table:formula="of:=[Sheet2.B62]/[Sheet2.B$133]" office:value-type="float" office:value="0.0365489898121127">
            <text:p>0.0365489898</text:p>
          </table:table-cell>
          <table:table-cell table:formula="of:=SUM([Sheet2.B$4:.B62])/[Sheet2.B$133]" office:value-type="float" office:value="0.260757792306544">
            <text:p>0.2607577923</text:p>
          </table:table-cell>
          <table:table-cell office:value-type="float" office:value="283">
            <text:p>283</text:p>
          </table:table-cell>
          <table:table-cell table:formula="of:=[Sheet2.E62]/[Sheet2.E$133]" office:value-type="float" office:value="0.00614509369639329">
            <text:p>0.0061450937</text:p>
          </table:table-cell>
          <table:table-cell table:formula="of:=SUM([Sheet2.E$4:.E62])/[Sheet2.E$133]" office:value-type="float" office:value="0.486048683039107">
            <text:p>0.4860486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15024">
            <text:p>1115024</text:p>
          </table:table-cell>
          <table:table-cell table:formula="of:=[Sheet2.B63]/[Sheet2.B$133]" office:value-type="float" office:value="0.0392797357668538">
            <text:p>0.0392797358</text:p>
          </table:table-cell>
          <table:table-cell table:formula="of:=SUM([Sheet2.B$4:.B63])/[Sheet2.B$133]" office:value-type="float" office:value="0.300037528073398">
            <text:p>0.3000375281</text:p>
          </table:table-cell>
          <table:table-cell office:value-type="float" office:value="222">
            <text:p>222</text:p>
          </table:table-cell>
          <table:table-cell table:formula="of:=[Sheet2.E63]/[Sheet2.E$133]" office:value-type="float" office:value="0.00482053286430851">
            <text:p>0.0048205329</text:p>
          </table:table-cell>
          <table:table-cell table:formula="of:=SUM([Sheet2.E$4:.E63])/[Sheet2.E$133]" office:value-type="float" office:value="0.490869215903416">
            <text:p>0.490869215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184775">
            <text:p>1184775</text:p>
          </table:table-cell>
          <table:table-cell table:formula="of:=[Sheet2.B64]/[Sheet2.B$133]" office:value-type="float" office:value="0.0417369033699491">
            <text:p>0.0417369034</text:p>
          </table:table-cell>
          <table:table-cell table:formula="of:=SUM([Sheet2.B$4:.B64])/[Sheet2.B$133]" office:value-type="float" office:value="0.341774431443347">
            <text:p>0.3417744314</text:p>
          </table:table-cell>
          <table:table-cell office:value-type="float" office:value="156">
            <text:p>156</text:p>
          </table:table-cell>
          <table:table-cell table:formula="of:=[Sheet2.E64]/[Sheet2.E$133]" office:value-type="float" office:value="0.00338740147221679">
            <text:p>0.0033874015</text:p>
          </table:table-cell>
          <table:table-cell table:formula="of:=SUM([Sheet2.E$4:.E64])/[Sheet2.E$133]" office:value-type="float" office:value="0.494256617375632">
            <text:p>0.494256617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40202">
            <text:p>1240202</text:p>
          </table:table-cell>
          <table:table-cell table:formula="of:=[Sheet2.B65]/[Sheet2.B$133]" office:value-type="float" office:value="0.0436894693365556">
            <text:p>0.0436894693</text:p>
          </table:table-cell>
          <table:table-cell table:formula="of:=SUM([Sheet2.B$4:.B65])/[Sheet2.B$133]" office:value-type="float" office:value="0.385463900779903">
            <text:p>0.3854639008</text:p>
          </table:table-cell>
          <table:table-cell office:value-type="float" office:value="125">
            <text:p>125</text:p>
          </table:table-cell>
          <table:table-cell table:formula="of:=[Sheet2.E65]/[Sheet2.E$133]" office:value-type="float" office:value="0.00271426400017371">
            <text:p>0.002714264</text:p>
          </table:table-cell>
          <table:table-cell table:formula="of:=SUM([Sheet2.E$4:.E65])/[Sheet2.E$133]" office:value-type="float" office:value="0.496970881375806">
            <text:p>0.496970881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82866">
            <text:p>1282866</text:p>
          </table:table-cell>
          <table:table-cell table:formula="of:=[Sheet2.B66]/[Sheet2.B$133]" office:value-type="float" office:value="0.0451924241130959">
            <text:p>0.0451924241</text:p>
          </table:table-cell>
          <table:table-cell table:formula="of:=SUM([Sheet2.B$4:.B66])/[Sheet2.B$133]" office:value-type="float" office:value="0.430656324892999">
            <text:p>0.4306563249</text:p>
          </table:table-cell>
          <table:table-cell office:value-type="float" office:value="113">
            <text:p>113</text:p>
          </table:table-cell>
          <table:table-cell table:formula="of:=[Sheet2.E66]/[Sheet2.E$133]" office:value-type="float" office:value="0.00245369465615704">
            <text:p>0.0024536947</text:p>
          </table:table-cell>
          <table:table-cell table:formula="of:=SUM([Sheet2.E$4:.E66])/[Sheet2.E$133]" office:value-type="float" office:value="0.499424576031963">
            <text:p>0.49942457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08782">
            <text:p>1308782</text:p>
          </table:table-cell>
          <table:table-cell table:formula="of:=[Sheet2.B67]/[Sheet2.B$133]" office:value-type="float" office:value="0.0461053852979078">
            <text:p>0.0461053853</text:p>
          </table:table-cell>
          <table:table-cell table:formula="of:=SUM([Sheet2.B$4:.B67])/[Sheet2.B$133]" office:value-type="float" office:value="0.476761710190906">
            <text:p>0.4767617102</text:p>
          </table:table-cell>
          <table:table-cell office:value-type="float" office:value="101">
            <text:p>101</text:p>
          </table:table-cell>
          <table:table-cell table:formula="of:=[Sheet2.E67]/[Sheet2.E$133]" office:value-type="float" office:value="0.00219312531214036">
            <text:p>0.0021931253</text:p>
          </table:table-cell>
          <table:table-cell table:formula="of:=SUM([Sheet2.E$4:.E67])/[Sheet2.E$133]" office:value-type="float" office:value="0.501617701344104">
            <text:p>0.501617701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17544">
            <text:p>1317544</text:p>
          </table:table-cell>
          <table:table-cell table:formula="of:=[Sheet2.B68]/[Sheet2.B$133]" office:value-type="float" office:value="0.046414050443043">
            <text:p>0.0464140504</text:p>
          </table:table-cell>
          <table:table-cell table:formula="of:=SUM([Sheet2.B$4:.B68])/[Sheet2.B$133]" office:value-type="float" office:value="0.523175760633949">
            <text:p>0.5231757606</text:p>
          </table:table-cell>
          <table:table-cell office:value-type="float" office:value="91">
            <text:p>91</text:p>
          </table:table-cell>
          <table:table-cell table:formula="of:=[Sheet2.E68]/[Sheet2.E$133]" office:value-type="float" office:value="0.00197598419212646">
            <text:p>0.0019759842</text:p>
          </table:table-cell>
          <table:table-cell table:formula="of:=SUM([Sheet2.E$4:.E68])/[Sheet2.E$133]" office:value-type="float" office:value="0.50359368553623">
            <text:p>0.503593685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309523">
            <text:p>1309523</text:p>
          </table:table-cell>
          <table:table-cell table:formula="of:=[Sheet2.B69]/[Sheet2.B$133]" office:value-type="float" office:value="0.0461314890267991">
            <text:p>0.046131489</text:p>
          </table:table-cell>
          <table:table-cell table:formula="of:=SUM([Sheet2.B$4:.B69])/[Sheet2.B$133]" office:value-type="float" office:value="0.569307249660748">
            <text:p>0.5693072497</text:p>
          </table:table-cell>
          <table:table-cell office:value-type="float" office:value="84">
            <text:p>84</text:p>
          </table:table-cell>
          <table:table-cell table:formula="of:=[Sheet2.E69]/[Sheet2.E$133]" office:value-type="float" office:value="0.00182398540811674">
            <text:p>0.0018239854</text:p>
          </table:table-cell>
          <table:table-cell table:formula="of:=SUM([Sheet2.E$4:.E69])/[Sheet2.E$133]" office:value-type="float" office:value="0.505417670944347">
            <text:p>0.505417670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81914">
            <text:p>1281914</text:p>
          </table:table-cell>
          <table:table-cell table:formula="of:=[Sheet2.B70]/[Sheet2.B$133]" office:value-type="float" office:value="0.0451588873385959">
            <text:p>0.0451588873</text:p>
          </table:table-cell>
          <table:table-cell table:formula="of:=SUM([Sheet2.B$4:.B70])/[Sheet2.B$133]" office:value-type="float" office:value="0.614466136999344">
            <text:p>0.614466137</text:p>
          </table:table-cell>
          <table:table-cell office:value-type="float" office:value="105">
            <text:p>105</text:p>
          </table:table-cell>
          <table:table-cell table:formula="of:=[Sheet2.E70]/[Sheet2.E$133]" office:value-type="float" office:value="0.00227998176014592">
            <text:p>0.0022799818</text:p>
          </table:table-cell>
          <table:table-cell table:formula="of:=SUM([Sheet2.E$4:.E70])/[Sheet2.E$133]" office:value-type="float" office:value="0.507697652704493">
            <text:p>0.507697652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40108">
            <text:p>1240108</text:p>
          </table:table-cell>
          <table:table-cell table:formula="of:=[Sheet2.B71]/[Sheet2.B$133]" office:value-type="float" office:value="0.0436861579323508">
            <text:p>0.0436861579</text:p>
          </table:table-cell>
          <table:table-cell table:formula="of:=SUM([Sheet2.B$4:.B71])/[Sheet2.B$133]" office:value-type="float" office:value="0.658152294931695">
            <text:p>0.6581522949</text:p>
          </table:table-cell>
          <table:table-cell office:value-type="float" office:value="125">
            <text:p>125</text:p>
          </table:table-cell>
          <table:table-cell table:formula="of:=[Sheet2.E71]/[Sheet2.E$133]" office:value-type="float" office:value="0.00271426400017371">
            <text:p>0.002714264</text:p>
          </table:table-cell>
          <table:table-cell table:formula="of:=SUM([Sheet2.E$4:.E71])/[Sheet2.E$133]" office:value-type="float" office:value="0.510411916704666">
            <text:p>0.51041191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85335">
            <text:p>1185335</text:p>
          </table:table-cell>
          <table:table-cell table:formula="of:=[Sheet2.B72]/[Sheet2.B$133]" office:value-type="float" office:value="0.0417566308843609">
            <text:p>0.0417566309</text:p>
          </table:table-cell>
          <table:table-cell table:formula="of:=SUM([Sheet2.B$4:.B72])/[Sheet2.B$133]" office:value-type="float" office:value="0.699908925816056">
            <text:p>0.6999089258</text:p>
          </table:table-cell>
          <table:table-cell office:value-type="float" office:value="172">
            <text:p>172</text:p>
          </table:table-cell>
          <table:table-cell table:formula="of:=[Sheet2.E72]/[Sheet2.E$133]" office:value-type="float" office:value="0.00373482726423903">
            <text:p>0.0037348273</text:p>
          </table:table-cell>
          <table:table-cell table:formula="of:=SUM([Sheet2.E$4:.E72])/[Sheet2.E$133]" office:value-type="float" office:value="0.514146743968905">
            <text:p>0.51414674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15932">
            <text:p>1115932</text:p>
          </table:table-cell>
          <table:table-cell table:formula="of:=[Sheet2.B73]/[Sheet2.B$133]" office:value-type="float" office:value="0.0393117225223642">
            <text:p>0.0393117225</text:p>
          </table:table-cell>
          <table:table-cell table:formula="of:=SUM([Sheet2.B$4:.B73])/[Sheet2.B$133]" office:value-type="float" office:value="0.73922064833842">
            <text:p>0.7392206483</text:p>
          </table:table-cell>
          <table:table-cell office:value-type="float" office:value="209">
            <text:p>209</text:p>
          </table:table-cell>
          <table:table-cell table:formula="of:=[Sheet2.E73]/[Sheet2.E$133]" office:value-type="float" office:value="0.00453824940829045">
            <text:p>0.0045382494</text:p>
          </table:table-cell>
          <table:table-cell table:formula="of:=SUM([Sheet2.E$4:.E73])/[Sheet2.E$133]" office:value-type="float" office:value="0.518684993377196">
            <text:p>0.518684993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37628">
            <text:p>1037628</text:p>
          </table:table-cell>
          <table:table-cell table:formula="of:=[Sheet2.B74]/[Sheet2.B$133]" office:value-type="float" office:value="0.0365532523643338">
            <text:p>0.0365532524</text:p>
          </table:table-cell>
          <table:table-cell table:formula="of:=SUM([Sheet2.B$4:.B74])/[Sheet2.B$133]" office:value-type="float" office:value="0.775773900702754">
            <text:p>0.7757739007</text:p>
          </table:table-cell>
          <table:table-cell office:value-type="float" office:value="248">
            <text:p>248</text:p>
          </table:table-cell>
          <table:table-cell table:formula="of:=[Sheet2.E74]/[Sheet2.E$133]" office:value-type="float" office:value="0.00538509977634465">
            <text:p>0.0053850998</text:p>
          </table:table-cell>
          <table:table-cell table:formula="of:=SUM([Sheet2.E$4:.E74])/[Sheet2.E$133]" office:value-type="float" office:value="0.524070093153541">
            <text:p>0.524070093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51233">
            <text:p>951233</text:p>
          </table:table-cell>
          <table:table-cell table:formula="of:=[Sheet2.B75]/[Sheet2.B$133]" office:value-type="float" office:value="0.033509754850758">
            <text:p>0.0335097549</text:p>
          </table:table-cell>
          <table:table-cell table:formula="of:=SUM([Sheet2.B$4:.B75])/[Sheet2.B$133]" office:value-type="float" office:value="0.809283655553512">
            <text:p>0.8092836556</text:p>
          </table:table-cell>
          <table:table-cell office:value-type="float" office:value="346">
            <text:p>346</text:p>
          </table:table-cell>
          <table:table-cell table:formula="of:=[Sheet2.E75]/[Sheet2.E$133]" office:value-type="float" office:value="0.00751308275248084">
            <text:p>0.0075130828</text:p>
          </table:table-cell>
          <table:table-cell table:formula="of:=SUM([Sheet2.E$4:.E75])/[Sheet2.E$133]" office:value-type="float" office:value="0.531583175906021">
            <text:p>0.531583175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58330">
            <text:p>858330</text:p>
          </table:table-cell>
          <table:table-cell table:formula="of:=[Sheet2.B76]/[Sheet2.B$133]" office:value-type="float" office:value="0.0302369954375543">
            <text:p>0.0302369954</text:p>
          </table:table-cell>
          <table:table-cell table:formula="of:=SUM([Sheet2.B$4:.B76])/[Sheet2.B$133]" office:value-type="float" office:value="0.839520650991066">
            <text:p>0.839520651</text:p>
          </table:table-cell>
          <table:table-cell office:value-type="float" office:value="490">
            <text:p>490</text:p>
          </table:table-cell>
          <table:table-cell table:formula="of:=[Sheet2.E76]/[Sheet2.E$133]" office:value-type="float" office:value="0.010639914880681">
            <text:p>0.0106399149</text:p>
          </table:table-cell>
          <table:table-cell table:formula="of:=SUM([Sheet2.E$4:.E76])/[Sheet2.E$133]" office:value-type="float" office:value="0.542223090786702">
            <text:p>0.542223090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66853">
            <text:p>766853</text:p>
          </table:table-cell>
          <table:table-cell table:formula="of:=[Sheet2.B77]/[Sheet2.B$133]" office:value-type="float" office:value="0.027014470730692">
            <text:p>0.0270144707</text:p>
          </table:table-cell>
          <table:table-cell table:formula="of:=SUM([Sheet2.B$4:.B77])/[Sheet2.B$133]" office:value-type="float" office:value="0.866535121721758">
            <text:p>0.8665351217</text:p>
          </table:table-cell>
          <table:table-cell office:value-type="float" office:value="529">
            <text:p>529</text:p>
          </table:table-cell>
          <table:table-cell table:formula="of:=[Sheet2.E77]/[Sheet2.E$133]" office:value-type="float" office:value="0.0114867652487352">
            <text:p>0.0114867652</text:p>
          </table:table-cell>
          <table:table-cell table:formula="of:=SUM([Sheet2.E$4:.E77])/[Sheet2.E$133]" office:value-type="float" office:value="0.553709856035437">
            <text:p>0.55370985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75679">
            <text:p>675679</text:p>
          </table:table-cell>
          <table:table-cell table:formula="of:=[Sheet2.B78]/[Sheet2.B$133]" office:value-type="float" office:value="0.0238026200182346">
            <text:p>0.02380262</text:p>
          </table:table-cell>
          <table:table-cell table:formula="of:=SUM([Sheet2.B$4:.B78])/[Sheet2.B$133]" office:value-type="float" office:value="0.890337741739993">
            <text:p>0.8903377417</text:p>
          </table:table-cell>
          <table:table-cell office:value-type="float" office:value="634">
            <text:p>634</text:p>
          </table:table-cell>
          <table:table-cell table:formula="of:=[Sheet2.E78]/[Sheet2.E$133]" office:value-type="float" office:value="0.0137667470088811">
            <text:p>0.013766747</text:p>
          </table:table-cell>
          <table:table-cell table:formula="of:=SUM([Sheet2.E$4:.E78])/[Sheet2.E$133]" office:value-type="float" office:value="0.567476603044318">
            <text:p>0.56747660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84047">
            <text:p>584047</text:p>
          </table:table-cell>
          <table:table-cell table:formula="of:=[Sheet2.B79]/[Sheet2.B$133]" office:value-type="float" office:value="0.0205746350172047">
            <text:p>0.020574635</text:p>
          </table:table-cell>
          <table:table-cell table:formula="of:=SUM([Sheet2.B$4:.B79])/[Sheet2.B$133]" office:value-type="float" office:value="0.910912376757197">
            <text:p>0.9109123768</text:p>
          </table:table-cell>
          <table:table-cell office:value-type="float" office:value="788">
            <text:p>788</text:p>
          </table:table-cell>
          <table:table-cell table:formula="of:=[Sheet2.E79]/[Sheet2.E$133]" office:value-type="float" office:value="0.0171107202570951">
            <text:p>0.0171107203</text:p>
          </table:table-cell>
          <table:table-cell table:formula="of:=SUM([Sheet2.E$4:.E79])/[Sheet2.E$133]" office:value-type="float" office:value="0.584587323301414">
            <text:p>0.58458732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00674">
            <text:p>500674</text:p>
          </table:table-cell>
          <table:table-cell table:formula="of:=[Sheet2.B80]/[Sheet2.B$133]" office:value-type="float" office:value="0.0176375956260437">
            <text:p>0.0176375956</text:p>
          </table:table-cell>
          <table:table-cell table:formula="of:=SUM([Sheet2.B$4:.B80])/[Sheet2.B$133]" office:value-type="float" office:value="0.928549972383241">
            <text:p>0.9285499724</text:p>
          </table:table-cell>
          <table:table-cell office:value-type="float" office:value="870">
            <text:p>870</text:p>
          </table:table-cell>
          <table:table-cell table:formula="of:=[Sheet2.E80]/[Sheet2.E$133]" office:value-type="float" office:value="0.018891277441209">
            <text:p>0.0188912774</text:p>
          </table:table-cell>
          <table:table-cell table:formula="of:=SUM([Sheet2.E$4:.E80])/[Sheet2.E$133]" office:value-type="float" office:value="0.603478600742623">
            <text:p>0.603478600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22573">
            <text:p>422573</text:p>
          </table:table-cell>
          <table:table-cell table:formula="of:=[Sheet2.B81]/[Sheet2.B$133]" office:value-type="float" office:value="0.0148862766919875">
            <text:p>0.0148862767</text:p>
          </table:table-cell>
          <table:table-cell table:formula="of:=SUM([Sheet2.B$4:.B81])/[Sheet2.B$133]" office:value-type="float" office:value="0.943436249075229">
            <text:p>0.9434362491</text:p>
          </table:table-cell>
          <table:table-cell office:value-type="float" office:value="1017">
            <text:p>1017</text:p>
          </table:table-cell>
          <table:table-cell table:formula="of:=[Sheet2.E81]/[Sheet2.E$133]" office:value-type="float" office:value="0.0220832519054133">
            <text:p>0.0220832519</text:p>
          </table:table-cell>
          <table:table-cell table:formula="of:=SUM([Sheet2.E$4:.E81])/[Sheet2.E$133]" office:value-type="float" office:value="0.625561852648036">
            <text:p>0.625561852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49524">
            <text:p>349524</text:p>
          </table:table-cell>
          <table:table-cell table:formula="of:=[Sheet2.B82]/[Sheet2.B$133]" office:value-type="float" office:value="0.0123129281200887">
            <text:p>0.0123129281</text:p>
          </table:table-cell>
          <table:table-cell table:formula="of:=SUM([Sheet2.B$4:.B82])/[Sheet2.B$133]" office:value-type="float" office:value="0.955749177195317">
            <text:p>0.9557491772</text:p>
          </table:table-cell>
          <table:table-cell office:value-type="float" office:value="1097">
            <text:p>1097</text:p>
          </table:table-cell>
          <table:table-cell table:formula="of:=[Sheet2.E82]/[Sheet2.E$133]" office:value-type="float" office:value="0.0238203808655245">
            <text:p>0.0238203809</text:p>
          </table:table-cell>
          <table:table-cell table:formula="of:=SUM([Sheet2.E$4:.E82])/[Sheet2.E$133]" office:value-type="float" office:value="0.64938223351356">
            <text:p>0.649382233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7335">
            <text:p>287335</text:p>
          </table:table-cell>
          <table:table-cell table:formula="of:=[Sheet2.B83]/[Sheet2.B$133]" office:value-type="float" office:value="0.0101221524169605">
            <text:p>0.0101221524</text:p>
          </table:table-cell>
          <table:table-cell table:formula="of:=SUM([Sheet2.B$4:.B83])/[Sheet2.B$133]" office:value-type="float" office:value="0.965871329612278">
            <text:p>0.9658713296</text:p>
          </table:table-cell>
          <table:table-cell office:value-type="float" office:value="1205">
            <text:p>1205</text:p>
          </table:table-cell>
          <table:table-cell table:formula="of:=[Sheet2.E83]/[Sheet2.E$133]" office:value-type="float" office:value="0.0261655049616746">
            <text:p>0.026165505</text:p>
          </table:table-cell>
          <table:table-cell table:formula="of:=SUM([Sheet2.E$4:.E83])/[Sheet2.E$133]" office:value-type="float" office:value="0.675547738475235">
            <text:p>0.675547738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32619">
            <text:p>232619</text:p>
          </table:table-cell>
          <table:table-cell table:formula="of:=[Sheet2.B84]/[Sheet2.B$133]" office:value-type="float" office:value="0.00819463334811605">
            <text:p>0.0081946333</text:p>
          </table:table-cell>
          <table:table-cell table:formula="of:=SUM([Sheet2.B$4:.B84])/[Sheet2.B$133]" office:value-type="float" office:value="0.974065962960394">
            <text:p>0.974065963</text:p>
          </table:table-cell>
          <table:table-cell office:value-type="float" office:value="1259">
            <text:p>1259</text:p>
          </table:table-cell>
          <table:table-cell table:formula="of:=[Sheet2.E84]/[Sheet2.E$133]" office:value-type="float" office:value="0.0273380670097496">
            <text:p>0.027338067</text:p>
          </table:table-cell>
          <table:table-cell table:formula="of:=SUM([Sheet2.E$4:.E84])/[Sheet2.E$133]" office:value-type="float" office:value="0.702885805484985">
            <text:p>0.702885805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4908">
            <text:p>184908</text:p>
          </table:table-cell>
          <table:table-cell table:formula="of:=[Sheet2.B85]/[Sheet2.B$133]" office:value-type="float" office:value="0.00651388434793995">
            <text:p>0.0065138843</text:p>
          </table:table-cell>
          <table:table-cell table:formula="of:=SUM([Sheet2.B$4:.B85])/[Sheet2.B$133]" office:value-type="float" office:value="0.980579847308334">
            <text:p>0.9805798473</text:p>
          </table:table-cell>
          <table:table-cell office:value-type="float" office:value="1323">
            <text:p>1323</text:p>
          </table:table-cell>
          <table:table-cell table:formula="of:=[Sheet2.E85]/[Sheet2.E$133]" office:value-type="float" office:value="0.0287277701778386">
            <text:p>0.0287277702</text:p>
          </table:table-cell>
          <table:table-cell table:formula="of:=SUM([Sheet2.E$4:.E85])/[Sheet2.E$133]" office:value-type="float" office:value="0.731613575662823">
            <text:p>0.731613575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44673">
            <text:p>144673</text:p>
          </table:table-cell>
          <table:table-cell table:formula="of:=[Sheet2.B86]/[Sheet2.B$133]" office:value-type="float" office:value="0.0050964976651606">
            <text:p>0.0050964977</text:p>
          </table:table-cell>
          <table:table-cell table:formula="of:=SUM([Sheet2.B$4:.B86])/[Sheet2.B$133]" office:value-type="float" office:value="0.985676344973495">
            <text:p>0.985676345</text:p>
          </table:table-cell>
          <table:table-cell office:value-type="float" office:value="1360">
            <text:p>1360</text:p>
          </table:table-cell>
          <table:table-cell table:formula="of:=[Sheet2.E86]/[Sheet2.E$133]" office:value-type="float" office:value="0.02953119232189">
            <text:p>0.0295311923</text:p>
          </table:table-cell>
          <table:table-cell table:formula="of:=SUM([Sheet2.E$4:.E86])/[Sheet2.E$133]" office:value-type="float" office:value="0.761144767984713">
            <text:p>0.76114476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0199">
            <text:p>110199</text:p>
          </table:table-cell>
          <table:table-cell table:formula="of:=[Sheet2.B87]/[Sheet2.B$133]" office:value-type="float" office:value="0.00388205778689205">
            <text:p>0.0038820578</text:p>
          </table:table-cell>
          <table:table-cell table:formula="of:=SUM([Sheet2.B$4:.B87])/[Sheet2.B$133]" office:value-type="float" office:value="0.989558402760387">
            <text:p>0.9895584028</text:p>
          </table:table-cell>
          <table:table-cell office:value-type="float" office:value="1307">
            <text:p>1307</text:p>
          </table:table-cell>
          <table:table-cell table:formula="of:=[Sheet2.E87]/[Sheet2.E$133]" office:value-type="float" office:value="0.0283803443858163">
            <text:p>0.0283803444</text:p>
          </table:table-cell>
          <table:table-cell table:formula="of:=SUM([Sheet2.E$4:.E87])/[Sheet2.E$133]" office:value-type="float" office:value="0.78952511237053">
            <text:p>0.789525112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3888">
            <text:p>83888</text:p>
          </table:table-cell>
          <table:table-cell table:formula="of:=[Sheet2.B88]/[Sheet2.B$133]" office:value-type="float" office:value="0.00295518165887894">
            <text:p>0.0029551817</text:p>
          </table:table-cell>
          <table:table-cell table:formula="of:=SUM([Sheet2.B$4:.B88])/[Sheet2.B$133]" office:value-type="float" office:value="0.992513584419265">
            <text:p>0.9925135844</text:p>
          </table:table-cell>
          <table:table-cell office:value-type="float" office:value="1318">
            <text:p>1318</text:p>
          </table:table-cell>
          <table:table-cell table:formula="of:=[Sheet2.E88]/[Sheet2.E$133]" office:value-type="float" office:value="0.0286191996178316">
            <text:p>0.0286191996</text:p>
          </table:table-cell>
          <table:table-cell table:formula="of:=SUM([Sheet2.E$4:.E88])/[Sheet2.E$133]" office:value-type="float" office:value="0.818144311988361">
            <text:p>0.8181443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2800">
            <text:p>62800</text:p>
          </table:table-cell>
          <table:table-cell table:formula="of:=[Sheet2.B89]/[Sheet2.B$133]" office:value-type="float" office:value="0.00221229983045963">
            <text:p>0.0022122998</text:p>
          </table:table-cell>
          <table:table-cell table:formula="of:=SUM([Sheet2.B$4:.B89])/[Sheet2.B$133]" office:value-type="float" office:value="0.994725884249725">
            <text:p>0.9947258842</text:p>
          </table:table-cell>
          <table:table-cell office:value-type="float" office:value="1298">
            <text:p>1298</text:p>
          </table:table-cell>
          <table:table-cell table:formula="of:=[Sheet2.E89]/[Sheet2.E$133]" office:value-type="float" office:value="0.0281849173778038">
            <text:p>0.0281849174</text:p>
          </table:table-cell>
          <table:table-cell table:formula="of:=SUM([Sheet2.E$4:.E89])/[Sheet2.E$133]" office:value-type="float" office:value="0.846329229366165">
            <text:p>0.846329229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6032">
            <text:p>46032</text:p>
          </table:table-cell>
          <table:table-cell table:formula="of:=[Sheet2.B90]/[Sheet2.B$133]" office:value-type="float" office:value="0.00162160168464518">
            <text:p>0.0016216017</text:p>
          </table:table-cell>
          <table:table-cell table:formula="of:=SUM([Sheet2.B$4:.B90])/[Sheet2.B$133]" office:value-type="float" office:value="0.99634748593437">
            <text:p>0.9963474859</text:p>
          </table:table-cell>
          <table:table-cell office:value-type="float" office:value="1167">
            <text:p>1167</text:p>
          </table:table-cell>
          <table:table-cell table:formula="of:=[Sheet2.E90]/[Sheet2.E$133]" office:value-type="float" office:value="0.0253403687056218">
            <text:p>0.0253403687</text:p>
          </table:table-cell>
          <table:table-cell table:formula="of:=SUM([Sheet2.E$4:.E90])/[Sheet2.E$133]" office:value-type="float" office:value="0.871669598071787">
            <text:p>0.871669598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3218">
            <text:p>33218</text:p>
          </table:table-cell>
          <table:table-cell table:formula="of:=[Sheet2.B91]/[Sheet2.B$133]" office:value-type="float" office:value="0.00117019388165936">
            <text:p>0.0011701939</text:p>
          </table:table-cell>
          <table:table-cell table:formula="of:=SUM([Sheet2.B$4:.B91])/[Sheet2.B$133]" office:value-type="float" office:value="0.99751767981603">
            <text:p>0.9975176798</text:p>
          </table:table-cell>
          <table:table-cell office:value-type="float" office:value="1137">
            <text:p>1137</text:p>
          </table:table-cell>
          <table:table-cell table:formula="of:=[Sheet2.E91]/[Sheet2.E$133]" office:value-type="float" office:value="0.0246889453455801">
            <text:p>0.0246889453</text:p>
          </table:table-cell>
          <table:table-cell table:formula="of:=SUM([Sheet2.E$4:.E91])/[Sheet2.E$133]" office:value-type="float" office:value="0.896358543417367">
            <text:p>0.896358543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3526">
            <text:p>23526</text:p>
          </table:table-cell>
          <table:table-cell table:formula="of:=[Sheet2.B92]/[Sheet2.B$133]" office:value-type="float" office:value="0.000828766971519">
            <text:p>0.000828767</text:p>
          </table:table-cell>
          <table:table-cell table:formula="of:=SUM([Sheet2.B$4:.B92])/[Sheet2.B$133]" office:value-type="float" office:value="0.998346446787549">
            <text:p>0.9983464468</text:p>
          </table:table-cell>
          <table:table-cell office:value-type="float" office:value="963">
            <text:p>963</text:p>
          </table:table-cell>
          <table:table-cell table:formula="of:=[Sheet2.E92]/[Sheet2.E$133]" office:value-type="float" office:value="0.0209106898573383">
            <text:p>0.0209106899</text:p>
          </table:table-cell>
          <table:table-cell table:formula="of:=SUM([Sheet2.E$4:.E92])/[Sheet2.E$133]" office:value-type="float" office:value="0.917269233274705">
            <text:p>0.91726923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197">
            <text:p>16197</text:p>
          </table:table-cell>
          <table:table-cell table:formula="of:=[Sheet2.B93]/[Sheet2.B$133]" office:value-type="float" office:value="0.000570583126655328">
            <text:p>0.0005705831</text:p>
          </table:table-cell>
          <table:table-cell table:formula="of:=SUM([Sheet2.B$4:.B93])/[Sheet2.B$133]" office:value-type="float" office:value="0.998917029914204">
            <text:p>0.9989170299</text:p>
          </table:table-cell>
          <table:table-cell office:value-type="float" office:value="807">
            <text:p>807</text:p>
          </table:table-cell>
          <table:table-cell table:formula="of:=[Sheet2.E93]/[Sheet2.E$133]" office:value-type="float" office:value="0.0175232883851215">
            <text:p>0.0175232884</text:p>
          </table:table-cell>
          <table:table-cell table:formula="of:=SUM([Sheet2.E$4:.E93])/[Sheet2.E$133]" office:value-type="float" office:value="0.934792521659827">
            <text:p>0.93479252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849">
            <text:p>10849</text:p>
          </table:table-cell>
          <table:table-cell table:formula="of:=[Sheet2.B94]/[Sheet2.B$133]" office:value-type="float" office:value="0.000382185364023193">
            <text:p>0.0003821854</text:p>
          </table:table-cell>
          <table:table-cell table:formula="of:=SUM([Sheet2.B$4:.B94])/[Sheet2.B$133]" office:value-type="float" office:value="0.999299215278227">
            <text:p>0.9992992153</text:p>
          </table:table-cell>
          <table:table-cell office:value-type="float" office:value="681">
            <text:p>681</text:p>
          </table:table-cell>
          <table:table-cell table:formula="of:=[Sheet2.E94]/[Sheet2.E$133]" office:value-type="float" office:value="0.0147873102729464">
            <text:p>0.0147873103</text:p>
          </table:table-cell>
          <table:table-cell table:formula="of:=SUM([Sheet2.E$4:.E94])/[Sheet2.E$133]" office:value-type="float" office:value="0.949579831932773">
            <text:p>0.949579831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273">
            <text:p>7273</text:p>
          </table:table-cell>
          <table:table-cell table:formula="of:=[Sheet2.B95]/[Sheet2.B$133]" office:value-type="float" office:value="0.000256211093422498">
            <text:p>0.0002562111</text:p>
          </table:table-cell>
          <table:table-cell table:formula="of:=SUM([Sheet2.B$4:.B95])/[Sheet2.B$133]" office:value-type="float" office:value="0.99955542637165">
            <text:p>0.9995554264</text:p>
          </table:table-cell>
          <table:table-cell office:value-type="float" office:value="549">
            <text:p>549</text:p>
          </table:table-cell>
          <table:table-cell table:formula="of:=[Sheet2.E95]/[Sheet2.E$133]" office:value-type="float" office:value="0.0119210474887629">
            <text:p>0.0119210475</text:p>
          </table:table-cell>
          <table:table-cell table:formula="of:=SUM([Sheet2.E$4:.E95])/[Sheet2.E$133]" office:value-type="float" office:value="0.961500879421536">
            <text:p>0.961500879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955">
            <text:p>4955</text:p>
          </table:table-cell>
          <table:table-cell table:formula="of:=[Sheet2.B96]/[Sheet2.B$133]" office:value-type="float" office:value="0.000174553274839609">
            <text:p>0.0001745533</text:p>
          </table:table-cell>
          <table:table-cell table:formula="of:=SUM([Sheet2.B$4:.B96])/[Sheet2.B$133]" office:value-type="float" office:value="0.999729979646489">
            <text:p>0.9997299796</text:p>
          </table:table-cell>
          <table:table-cell office:value-type="float" office:value="478">
            <text:p>478</text:p>
          </table:table-cell>
          <table:table-cell table:formula="of:=[Sheet2.E96]/[Sheet2.E$133]" office:value-type="float" office:value="0.0103793455366643">
            <text:p>0.0103793455</text:p>
          </table:table-cell>
          <table:table-cell table:formula="of:=SUM([Sheet2.E$4:.E96])/[Sheet2.E$133]" office:value-type="float" office:value="0.9718802249582">
            <text:p>0.97188022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981">
            <text:p>2981</text:p>
          </table:table-cell>
          <table:table-cell table:formula="of:=[Sheet2.B97]/[Sheet2.B$133]" office:value-type="float" office:value="0.000105013786538219">
            <text:p>0.0001050138</text:p>
          </table:table-cell>
          <table:table-cell table:formula="of:=SUM([Sheet2.B$4:.B97])/[Sheet2.B$133]" office:value-type="float" office:value="0.999834993433027">
            <text:p>0.9998349934</text:p>
          </table:table-cell>
          <table:table-cell office:value-type="float" office:value="360">
            <text:p>360</text:p>
          </table:table-cell>
          <table:table-cell table:formula="of:=[Sheet2.E97]/[Sheet2.E$133]" office:value-type="float" office:value="0.00781708032050029">
            <text:p>0.0078170803</text:p>
          </table:table-cell>
          <table:table-cell table:formula="of:=SUM([Sheet2.E$4:.E97])/[Sheet2.E$133]" office:value-type="float" office:value="0.9796973052787">
            <text:p>0.979697305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03">
            <text:p>1903</text:p>
          </table:table-cell>
          <table:table-cell table:formula="of:=[Sheet2.B98]/[Sheet2.B$133]" office:value-type="float" office:value="0.0000670383212956158">
            <text:p>6.70383212956158E-005</text:p>
          </table:table-cell>
          <table:table-cell table:formula="of:=SUM([Sheet2.B$4:.B98])/[Sheet2.B$133]" office:value-type="float" office:value="0.999902031754323">
            <text:p>0.9999020318</text:p>
          </table:table-cell>
          <table:table-cell office:value-type="float" office:value="280">
            <text:p>280</text:p>
          </table:table-cell>
          <table:table-cell table:formula="of:=[Sheet2.E98]/[Sheet2.E$133]" office:value-type="float" office:value="0.00607995136038912">
            <text:p>0.0060799514</text:p>
          </table:table-cell>
          <table:table-cell table:formula="of:=SUM([Sheet2.E$4:.E98])/[Sheet2.E$133]" office:value-type="float" office:value="0.98577725663909">
            <text:p>0.98577725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05">
            <text:p>1205</text:p>
          </table:table-cell>
          <table:table-cell table:formula="of:=[Sheet2.B99]/[Sheet2.B$133]" office:value-type="float" office:value="0.0000424493836895518">
            <text:p>4.24493836895518E-005</text:p>
          </table:table-cell>
          <table:table-cell table:formula="of:=SUM([Sheet2.B$4:.B99])/[Sheet2.B$133]" office:value-type="float" office:value="0.999944481138013">
            <text:p>0.9999444811</text:p>
          </table:table-cell>
          <table:table-cell office:value-type="float" office:value="191">
            <text:p>191</text:p>
          </table:table-cell>
          <table:table-cell table:formula="of:=[Sheet2.E99]/[Sheet2.E$133]" office:value-type="float" office:value="0.00414739539226543">
            <text:p>0.0041473954</text:p>
          </table:table-cell>
          <table:table-cell table:formula="of:=SUM([Sheet2.E$4:.E99])/[Sheet2.E$133]" office:value-type="float" office:value="0.989924652031355">
            <text:p>0.98992465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83">
            <text:p>683</text:p>
          </table:table-cell>
          <table:table-cell table:formula="of:=[Sheet2.B100]/[Sheet2.B$133]" office:value-type="float" office:value="0.0000240605220414638">
            <text:p>2.40605220414638E-005</text:p>
          </table:table-cell>
          <table:table-cell table:formula="of:=SUM([Sheet2.B$4:.B100])/[Sheet2.B$133]" office:value-type="float" office:value="0.999968541660054">
            <text:p>0.9999685417</text:p>
          </table:table-cell>
          <table:table-cell office:value-type="float" office:value="145">
            <text:p>145</text:p>
          </table:table-cell>
          <table:table-cell table:formula="of:=[Sheet2.E100]/[Sheet2.E$133]" office:value-type="float" office:value="0.00314854624020151">
            <text:p>0.0031485462</text:p>
          </table:table-cell>
          <table:table-cell table:formula="of:=SUM([Sheet2.E$4:.E100])/[Sheet2.E$133]" office:value-type="float" office:value="0.993073198271557">
            <text:p>0.993073198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91">
            <text:p>391</text:p>
          </table:table-cell>
          <table:table-cell table:formula="of:=[Sheet2.B101]/[Sheet2.B$133]" office:value-type="float" office:value="0.0000137740323839126">
            <text:p>0.000013774</text:p>
          </table:table-cell>
          <table:table-cell table:formula="of:=SUM([Sheet2.B$4:.B101])/[Sheet2.B$133]" office:value-type="float" office:value="0.999982315692438">
            <text:p>0.9999823157</text:p>
          </table:table-cell>
          <table:table-cell office:value-type="float" office:value="105">
            <text:p>105</text:p>
          </table:table-cell>
          <table:table-cell table:formula="of:=[Sheet2.E101]/[Sheet2.E$133]" office:value-type="float" office:value="0.00227998176014592">
            <text:p>0.0022799818</text:p>
          </table:table-cell>
          <table:table-cell table:formula="of:=SUM([Sheet2.E$4:.E101])/[Sheet2.E$133]" office:value-type="float" office:value="0.995353180031703">
            <text:p>0.9953531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4">
            <text:p>234</text:p>
          </table:table-cell>
          <table:table-cell table:formula="of:=[Sheet2.B102]/[Sheet2.B$133]" office:value-type="float" office:value="0.00000824328280776358">
            <text:p>8.24328280776358E-006</text:p>
          </table:table-cell>
          <table:table-cell table:formula="of:=SUM([Sheet2.B$4:.B102])/[Sheet2.B$133]" office:value-type="float" office:value="0.999990558975246">
            <text:p>0.999990559</text:p>
          </table:table-cell>
          <table:table-cell office:value-type="float" office:value="61">
            <text:p>61</text:p>
          </table:table-cell>
          <table:table-cell table:formula="of:=[Sheet2.E102]/[Sheet2.E$133]" office:value-type="float" office:value="0.00132456083208477">
            <text:p>0.0013245608</text:p>
          </table:table-cell>
          <table:table-cell table:formula="of:=SUM([Sheet2.E$4:.E102])/[Sheet2.E$133]" office:value-type="float" office:value="0.996677740863787">
            <text:p>0.99667774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table:formula="of:=[Sheet2.B103]/[Sheet2.B$133]" office:value-type="float" office:value="0.00000443869074264193">
            <text:p>4.43869074264193E-006</text:p>
          </table:table-cell>
          <table:table-cell table:formula="of:=SUM([Sheet2.B$4:.B103])/[Sheet2.B$133]" office:value-type="float" office:value="0.999994997665988">
            <text:p>0.9999949977</text:p>
          </table:table-cell>
          <table:table-cell office:value-type="float" office:value="55">
            <text:p>55</text:p>
          </table:table-cell>
          <table:table-cell table:formula="of:=[Sheet2.E103]/[Sheet2.E$133]" office:value-type="float" office:value="0.00119427616007643">
            <text:p>0.0011942762</text:p>
          </table:table-cell>
          <table:table-cell table:formula="of:=SUM([Sheet2.E$4:.E103])/[Sheet2.E$133]" office:value-type="float" office:value="0.997872017023864">
            <text:p>0.99787201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table:formula="of:=[Sheet2.B104]/[Sheet2.B$133]" office:value-type="float" office:value="0.0000025363947100811">
            <text:p>2.5363947100811E-006</text:p>
          </table:table-cell>
          <table:table-cell table:formula="of:=SUM([Sheet2.B$4:.B104])/[Sheet2.B$133]" office:value-type="float" office:value="0.999997534060699">
            <text:p>0.9999975341</text:p>
          </table:table-cell>
          <table:table-cell office:value-type="float" office:value="32">
            <text:p>32</text:p>
          </table:table-cell>
          <table:table-cell table:formula="of:=[Sheet2.E104]/[Sheet2.E$133]" office:value-type="float" office:value="0.00069485158404447">
            <text:p>0.0006948516</text:p>
          </table:table-cell>
          <table:table-cell table:formula="of:=SUM([Sheet2.E$4:.E104])/[Sheet2.E$133]" office:value-type="float" office:value="0.998566868607908">
            <text:p>0.998566868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formula="of:=[Sheet2.B105]/[Sheet2.B$133]" office:value-type="float" office:value="0.00000105683112920046">
            <text:p>1.05683112920046E-006</text:p>
          </table:table-cell>
          <table:table-cell table:formula="of:=SUM([Sheet2.B$4:.B105])/[Sheet2.B$133]" office:value-type="float" office:value="0.999998590891828">
            <text:p>0.9999985909</text:p>
          </table:table-cell>
          <table:table-cell office:value-type="float" office:value="17">
            <text:p>17</text:p>
          </table:table-cell>
          <table:table-cell table:formula="of:=[Sheet2.E105]/[Sheet2.E$133]" office:value-type="float" office:value="0.000369139904023625">
            <text:p>0.0003691399</text:p>
          </table:table-cell>
          <table:table-cell table:formula="of:=SUM([Sheet2.E$4:.E105])/[Sheet2.E$133]" office:value-type="float" office:value="0.998936008511932">
            <text:p>0.998936008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">
            <text:p>23</text:p>
          </table:table-cell>
          <table:table-cell table:formula="of:=[Sheet2.B106]/[Sheet2.B$133]" office:value-type="float" office:value="0.000000810237199053685">
            <text:p>8.10237199053685E-007</text:p>
          </table:table-cell>
          <table:table-cell table:formula="of:=SUM([Sheet2.B$4:.B106])/[Sheet2.B$133]" office:value-type="float" office:value="0.999999401129027">
            <text:p>0.9999994011</text:p>
          </table:table-cell>
          <table:table-cell office:value-type="float" office:value="12">
            <text:p>12</text:p>
          </table:table-cell>
          <table:table-cell table:formula="of:=[Sheet2.E106]/[Sheet2.E$133]" office:value-type="float" office:value="0.000260569344016676">
            <text:p>0.0002605693</text:p>
          </table:table-cell>
          <table:table-cell table:formula="of:=SUM([Sheet2.E$4:.E106])/[Sheet2.E$133]" office:value-type="float" office:value="0.999196577855949">
            <text:p>0.999196577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table:formula="of:=[Sheet2.B107]/[Sheet2.B$133]" office:value-type="float" office:value="0.000000281821634453456">
            <text:p>2.81821634453456E-007</text:p>
          </table:table-cell>
          <table:table-cell table:formula="of:=SUM([Sheet2.B$4:.B107])/[Sheet2.B$133]" office:value-type="float" office:value="0.999999682950661">
            <text:p>0.999999683</text:p>
          </table:table-cell>
          <table:table-cell office:value-type="float" office:value="7">
            <text:p>7</text:p>
          </table:table-cell>
          <table:table-cell table:formula="of:=[Sheet2.E107]/[Sheet2.E$133]" office:value-type="float" office:value="0.000151998784009728">
            <text:p>0.0001519988</text:p>
          </table:table-cell>
          <table:table-cell table:formula="of:=SUM([Sheet2.E$4:.E107])/[Sheet2.E$133]" office:value-type="float" office:value="0.999348576639958">
            <text:p>0.999348576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table:formula="of:=[Sheet2.B108]/[Sheet2.B$133]" office:value-type="float" office:value="0.00000017613852153341">
            <text:p>1.7613852153341E-007</text:p>
          </table:table-cell>
          <table:table-cell table:formula="of:=SUM([Sheet2.B$4:.B108])/[Sheet2.B$133]" office:value-type="float" office:value="0.999999859089183">
            <text:p>0.9999998591</text:p>
          </table:table-cell>
          <table:table-cell office:value-type="float" office:value="2">
            <text:p>2</text:p>
          </table:table-cell>
          <table:table-cell table:formula="of:=[Sheet2.E108]/[Sheet2.E$133]" office:value-type="float" office:value="0.0000434282240027794">
            <text:p>4.34282240027794E-005</text:p>
          </table:table-cell>
          <table:table-cell table:formula="of:=SUM([Sheet2.E$4:.E108])/[Sheet2.E$133]" office:value-type="float" office:value="0.999392004863961">
            <text:p>0.999392004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table:formula="of:=[Sheet2.B109]/[Sheet2.B$133]" office:value-type="float" office:value="0.000000105683112920046">
            <text:p>1.05683112920046E-007</text:p>
          </table:table-cell>
          <table:table-cell table:formula="of:=SUM([Sheet2.B$4:.B109])/[Sheet2.B$133]" office:value-type="float" office:value="0.999999964772296">
            <text:p>0.9999999648</text:p>
          </table:table-cell>
          <table:table-cell office:value-type="float" office:value="2">
            <text:p>2</text:p>
          </table:table-cell>
          <table:table-cell table:formula="of:=[Sheet2.E109]/[Sheet2.E$133]" office:value-type="float" office:value="0.0000434282240027794">
            <text:p>4.34282240027794E-005</text:p>
          </table:table-cell>
          <table:table-cell table:formula="of:=SUM([Sheet2.E$4:.E109])/[Sheet2.E$133]" office:value-type="float" office:value="0.999435433087964">
            <text:p>0.999435433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table:formula="of:=[Sheet2.B110]/[Sheet2.B$133]" office:value-type="float" office:value="0.000000035227704306682">
            <text:p>3.5227704306682E-008</text:p>
          </table:table-cell>
          <table:table-cell table:formula="of:=SUM([Sheet2.B$4:.B110])/[Sheet2.B$133]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Sheet2.E110]/[Sheet2.E$133]" office:value-type="float" office:value="0.0000868564480055588">
            <text:p>8.68564480055588E-005</text:p>
          </table:table-cell>
          <table:table-cell table:formula="of:=SUM([Sheet2.E$4:.E110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formula="of:=[Sheet2.B111]/[Sheet2.B$133]" office:value-type="float" office:value="0">
            <text:p>0</text:p>
          </table:table-cell>
          <table:table-cell table:formula="of:=SUM([Sheet2.B$4:.B111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11]/[Sheet2.E$133]" office:value-type="float" office:value="0">
            <text:p>0</text:p>
          </table:table-cell>
          <table:table-cell table:formula="of:=SUM([Sheet2.E$4:.E111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formula="of:=[Sheet2.B112]/[Sheet2.B$133]" office:value-type="float" office:value="0">
            <text:p>0</text:p>
          </table:table-cell>
          <table:table-cell table:formula="of:=SUM([Sheet2.B$4:.B112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12]/[Sheet2.E$133]" office:value-type="float" office:value="0">
            <text:p>0</text:p>
          </table:table-cell>
          <table:table-cell table:formula="of:=SUM([Sheet2.E$4:.E112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Sheet2.B113]/[Sheet2.B$133]" office:value-type="float" office:value="0">
            <text:p>0</text:p>
          </table:table-cell>
          <table:table-cell table:formula="of:=SUM([Sheet2.B$4:.B113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13]/[Sheet2.E$133]" office:value-type="float" office:value="0">
            <text:p>0</text:p>
          </table:table-cell>
          <table:table-cell table:formula="of:=SUM([Sheet2.E$4:.E113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Sheet2.B114]/[Sheet2.B$133]" office:value-type="float" office:value="0">
            <text:p>0</text:p>
          </table:table-cell>
          <table:table-cell table:formula="of:=SUM([Sheet2.B$4:.B114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14]/[Sheet2.E$133]" office:value-type="float" office:value="0">
            <text:p>0</text:p>
          </table:table-cell>
          <table:table-cell table:formula="of:=SUM([Sheet2.E$4:.E114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Sheet2.B115]/[Sheet2.B$133]" office:value-type="float" office:value="0">
            <text:p>0</text:p>
          </table:table-cell>
          <table:table-cell table:formula="of:=SUM([Sheet2.B$4:.B115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15]/[Sheet2.E$133]" office:value-type="float" office:value="0">
            <text:p>0</text:p>
          </table:table-cell>
          <table:table-cell table:formula="of:=SUM([Sheet2.E$4:.E115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Sheet2.B116]/[Sheet2.B$133]" office:value-type="float" office:value="0">
            <text:p>0</text:p>
          </table:table-cell>
          <table:table-cell table:formula="of:=SUM([Sheet2.B$4:.B116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16]/[Sheet2.E$133]" office:value-type="float" office:value="0">
            <text:p>0</text:p>
          </table:table-cell>
          <table:table-cell table:formula="of:=SUM([Sheet2.E$4:.E116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formula="of:=[Sheet2.B117]/[Sheet2.B$133]" office:value-type="float" office:value="0">
            <text:p>0</text:p>
          </table:table-cell>
          <table:table-cell table:formula="of:=SUM([Sheet2.B$4:.B117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17]/[Sheet2.E$133]" office:value-type="float" office:value="0">
            <text:p>0</text:p>
          </table:table-cell>
          <table:table-cell table:formula="of:=SUM([Sheet2.E$4:.E117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Sheet2.B118]/[Sheet2.B$133]" office:value-type="float" office:value="0">
            <text:p>0</text:p>
          </table:table-cell>
          <table:table-cell table:formula="of:=SUM([Sheet2.B$4:.B118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18]/[Sheet2.E$133]" office:value-type="float" office:value="0">
            <text:p>0</text:p>
          </table:table-cell>
          <table:table-cell table:formula="of:=SUM([Sheet2.E$4:.E118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[Sheet2.B119]/[Sheet2.B$133]" office:value-type="float" office:value="0">
            <text:p>0</text:p>
          </table:table-cell>
          <table:table-cell table:formula="of:=SUM([Sheet2.B$4:.B119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19]/[Sheet2.E$133]" office:value-type="float" office:value="0">
            <text:p>0</text:p>
          </table:table-cell>
          <table:table-cell table:formula="of:=SUM([Sheet2.E$4:.E119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formula="of:=[Sheet2.B120]/[Sheet2.B$133]" office:value-type="float" office:value="0">
            <text:p>0</text:p>
          </table:table-cell>
          <table:table-cell table:formula="of:=SUM([Sheet2.B$4:.B120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20]/[Sheet2.E$133]" office:value-type="float" office:value="0">
            <text:p>0</text:p>
          </table:table-cell>
          <table:table-cell table:formula="of:=SUM([Sheet2.E$4:.E120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formula="of:=[Sheet2.B121]/[Sheet2.B$133]" office:value-type="float" office:value="0">
            <text:p>0</text:p>
          </table:table-cell>
          <table:table-cell table:formula="of:=SUM([Sheet2.B$4:.B121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21]/[Sheet2.E$133]" office:value-type="float" office:value="0">
            <text:p>0</text:p>
          </table:table-cell>
          <table:table-cell table:formula="of:=SUM([Sheet2.E$4:.E121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formula="of:=[Sheet2.B122]/[Sheet2.B$133]" office:value-type="float" office:value="0">
            <text:p>0</text:p>
          </table:table-cell>
          <table:table-cell table:formula="of:=SUM([Sheet2.B$4:.B122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22]/[Sheet2.E$133]" office:value-type="float" office:value="0">
            <text:p>0</text:p>
          </table:table-cell>
          <table:table-cell table:formula="of:=SUM([Sheet2.E$4:.E122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[Sheet2.B123]/[Sheet2.B$133]" office:value-type="float" office:value="0">
            <text:p>0</text:p>
          </table:table-cell>
          <table:table-cell table:formula="of:=SUM([Sheet2.B$4:.B123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23]/[Sheet2.E$133]" office:value-type="float" office:value="0">
            <text:p>0</text:p>
          </table:table-cell>
          <table:table-cell table:formula="of:=SUM([Sheet2.E$4:.E123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formula="of:=[Sheet2.B124]/[Sheet2.B$133]" office:value-type="float" office:value="0">
            <text:p>0</text:p>
          </table:table-cell>
          <table:table-cell table:formula="of:=SUM([Sheet2.B$4:.B124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24]/[Sheet2.E$133]" office:value-type="float" office:value="0">
            <text:p>0</text:p>
          </table:table-cell>
          <table:table-cell table:formula="of:=SUM([Sheet2.E$4:.E124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formula="of:=[Sheet2.B125]/[Sheet2.B$133]" office:value-type="float" office:value="0">
            <text:p>0</text:p>
          </table:table-cell>
          <table:table-cell table:formula="of:=SUM([Sheet2.B$4:.B125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25]/[Sheet2.E$133]" office:value-type="float" office:value="0">
            <text:p>0</text:p>
          </table:table-cell>
          <table:table-cell table:formula="of:=SUM([Sheet2.E$4:.E125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Sheet2.B126]/[Sheet2.B$133]" office:value-type="float" office:value="0">
            <text:p>0</text:p>
          </table:table-cell>
          <table:table-cell table:formula="of:=SUM([Sheet2.B$4:.B126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26]/[Sheet2.E$133]" office:value-type="float" office:value="0">
            <text:p>0</text:p>
          </table:table-cell>
          <table:table-cell table:formula="of:=SUM([Sheet2.E$4:.E126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formula="of:=[Sheet2.B127]/[Sheet2.B$133]" office:value-type="float" office:value="0">
            <text:p>0</text:p>
          </table:table-cell>
          <table:table-cell table:formula="of:=SUM([Sheet2.B$4:.B127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27]/[Sheet2.E$133]" office:value-type="float" office:value="0">
            <text:p>0</text:p>
          </table:table-cell>
          <table:table-cell table:formula="of:=SUM([Sheet2.E$4:.E127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Sheet2.B128]/[Sheet2.B$133]" office:value-type="float" office:value="0">
            <text:p>0</text:p>
          </table:table-cell>
          <table:table-cell table:formula="of:=SUM([Sheet2.B$4:.B128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28]/[Sheet2.E$133]" office:value-type="float" office:value="0">
            <text:p>0</text:p>
          </table:table-cell>
          <table:table-cell table:formula="of:=SUM([Sheet2.E$4:.E128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Sheet2.B129]/[Sheet2.B$133]" office:value-type="float" office:value="0">
            <text:p>0</text:p>
          </table:table-cell>
          <table:table-cell table:formula="of:=SUM([Sheet2.B$4:.B129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29]/[Sheet2.E$133]" office:value-type="float" office:value="0">
            <text:p>0</text:p>
          </table:table-cell>
          <table:table-cell table:formula="of:=SUM([Sheet2.E$4:.E129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Sheet2.B130]/[Sheet2.B$133]" office:value-type="float" office:value="0">
            <text:p>0</text:p>
          </table:table-cell>
          <table:table-cell table:formula="of:=SUM([Sheet2.B$4:.B130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30]/[Sheet2.E$133]" office:value-type="float" office:value="0">
            <text:p>0</text:p>
          </table:table-cell>
          <table:table-cell table:formula="of:=SUM([Sheet2.E$4:.E130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Sheet2.B131]/[Sheet2.B$133]" office:value-type="float" office:value="0">
            <text:p>0</text:p>
          </table:table-cell>
          <table:table-cell table:formula="of:=SUM([Sheet2.B$4:.B131])/[Sheet2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2.E131]/[Sheet2.E$133]" office:value-type="float" office:value="0">
            <text:p>0</text:p>
          </table:table-cell>
          <table:table-cell table:formula="of:=SUM([Sheet2.E$4:.E131])/[Sheet2.E$133]" office:value-type="float" office:value="0.999522289535969">
            <text:p>0.999522289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formula="of:=[Sheet2.B132]/[Sheet2.B$133]" office:value-type="float" office:value="0">
            <text:p>0</text:p>
          </table:table-cell>
          <table:table-cell table:formula="of:=SUM([Sheet2.B$4:.B132])/[Sheet2.B$133]" office:value-type="float" office:value="1">
            <text:p>1</text:p>
          </table:table-cell>
          <table:table-cell office:value-type="float" office:value="283">
            <text:p>283</text:p>
          </table:table-cell>
          <table:table-cell table:formula="of:=[Sheet2.E132]/[Sheet2.E$133]" office:value-type="float" office:value="0.00614509369639329">
            <text:p>0.0061450937</text:p>
          </table:table-cell>
          <table:table-cell table:formula="of:=SUM([Sheet2.E$4:.E132])/[Sheet2.E$133]" office:value-type="float" office:value="1.00566738323236">
            <text:p>1.0056673832</text:p>
          </table:table-cell>
        </table:table-row>
        <table:table-row table:style-name="ro4">
          <table:table-cell/>
          <table:table-cell table:style-name="ce4" table:formula="of:=SUM([Sheet2.B6:.B132])" office:value-type="float" office:value="28386749">
            <text:p>28386749</text:p>
          </table:table-cell>
          <table:table-cell/>
          <table:table-cell table:style-name="Default"/>
          <table:table-cell table:style-name="ce4" table:formula="of:=SUM([Sheet2.E6:.E132])" office:value-type="float" office:value="46053">
            <text:p>46053</text:p>
          </table:table-cell>
          <table:table-cell table:style-name="Default" table:number-columns-repeated="2"/>
        </table:table-row>
      </table:table>
      <table:table table:name="Sheet4" table:style-name="ta1"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2" table:default-cell-style-name="ce4"/>
        <table:table-row table:style-name="ro1">
          <table:table-cell office:value-type="string">
            <text:p>dim=60</text:p>
          </table:table-cell>
          <table:table-cell table:style-name="ce5" office:value-type="string" table:number-columns-spanned="6" table:number-rows-spanned="1">
            <text:p>ALL DIRECTIONS ARE RANDOM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table-cell/>
          <table:table-cell table:style-name="ce5" office:value-type="string" table:number-columns-spanned="6" table:number-rows-spanned="1">
            <text:p>FIRST dim DIRECTIONS ARE e_i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>
          <table:table-cell/>
          <table:table-cell table:style-name="ce5" office:value-type="string" table:number-columns-spanned="3" table:number-rows-spanned="1">
            <text:p>NO RED</text:p>
          </table:table-cell>
          <table:covered-table-cell table:number-columns-repeated="2" table:style-name="Default"/>
          <table:table-cell table:style-name="ce5" office:value-type="string" table:number-columns-spanned="3" table:number-rows-spanned="1">
            <text:p>RED</text:p>
          </table:table-cell>
          <table:covered-table-cell table:number-columns-repeated="2" table:style-name="Default"/>
          <table:table-cell/>
          <table:table-cell table:style-name="ce5" office:value-type="string" table:number-columns-spanned="3" table:number-rows-spanned="1">
            <text:p>NO RED</text:p>
          </table:table-cell>
          <table:covered-table-cell table:number-columns-repeated="2" table:style-name="Default"/>
          <table:table-cell table:style-name="ce5" office:value-type="string" table:number-columns-spanned="3" table:number-rows-spanned="1">
            <text:p>RED</text:p>
          </table:table-cell>
          <table:covered-table-cell table:number-columns-repeated="2" table:style-name="ce5"/>
        </table:table-row>
        <table:table-row table:style-name="ro2">
          <table:table-cell/>
          <table:table-cell table:style-name="ce4" office:value-type="string">
            <text:p><text:span text:style-name="T1">#occurence</text:span></text:p>
          </table:table-cell>
          <table:table-cell table:style-name="Default" office:value-type="string">
            <text:p>PDF</text:p>
          </table:table-cell>
          <table:table-cell table:style-name="Default" office:value-type="string">
            <text:p>CDF</text:p>
          </table:table-cell>
          <table:table-cell table:style-name="ce4" office:value-type="string">
            <text:p><text:span text:style-name="T1">#occurence</text:span></text:p>
          </table:table-cell>
          <table:table-cell table:style-name="Default" office:value-type="string">
            <text:p>PDF</text:p>
          </table:table-cell>
          <table:table-cell table:style-name="Default" office:value-type="string">
            <text:p>CDF</text:p>
          </table:table-cell>
          <table:table-cell/>
          <table:table-cell table:style-name="ce4" office:value-type="string">
            <text:p><text:span text:style-name="T1">#occurence</text:span></text:p>
          </table:table-cell>
          <table:table-cell table:style-name="Default" office:value-type="string">
            <text:p>PDF</text:p>
          </table:table-cell>
          <table:table-cell table:style-name="Default" office:value-type="string">
            <text:p>CDF</text:p>
          </table:table-cell>
          <table:table-cell table:style-name="ce4" office:value-type="string">
            <text:p><text:span text:style-name="T1">#occurence</text:span></text:p>
          </table:table-cell>
          <table:table-cell table:style-name="Default" office:value-type="string">
            <text:p>PDF</text:p>
          </table:table-cell>
          <table:table-cell table:style-name="Default" office:value-type="string">
            <text:p>CD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B4]/[Sheet4.B$133]" office:value-type="float" office:value="0">
            <text:p>0</text:p>
          </table:table-cell>
          <table:table-cell table:formula="of:=SUM([Sheet4.B$4:.B4])/[Sheet4.B$133]"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.E4]/[.E$133]" office:value-type="float" office:value="0.0012932760666772">
            <text:p>0.0012932761</text:p>
          </table:table-cell>
          <table:table-cell table:formula="of:=SUM([Sheet4.E$4:.E4])/[Sheet4.E$133]" office:value-type="float" office:value="0.0012932760666772">
            <text:p>0.00129327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I4]/[Sheet4.I$133]" office:value-type="float" office:value="0">
            <text:p>0</text:p>
          </table:table-cell>
          <table:table-cell table:formula="of:=SUM([Sheet4.I$4:.I4])/[Sheet4.I$133]"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Sheet4.L4]/[Sheet4.L$133]" office:value-type="float" office:value="0.00120509815304012">
            <text:p>0.0012050982</text:p>
          </table:table-cell>
          <table:table-cell table:formula="of:=SUM([Sheet4.L$4:.L4])/[Sheet4.L$133]" office:value-type="float" office:value="0.00120509815304012">
            <text:p>0.0012050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4.B5]/[Sheet4.B$133]" office:value-type="float" office:value="0">
            <text:p>0</text:p>
          </table:table-cell>
          <table:table-cell table:formula="of:=SUM([Sheet4.B$4:.B5])/[Sheet4.B$133]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.E5]/[.E$133]" office:value-type="float" office:value="0.0000624593554929329">
            <text:p>6.24593554929329E-005</text:p>
          </table:table-cell>
          <table:table-cell table:formula="of:=SUM([Sheet4.E$4:.E5])/[Sheet4.E$133]" office:value-type="float" office:value="0.00135573542217013">
            <text:p>0.00135573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4.I5]/[Sheet4.I$133]" office:value-type="float" office:value="0">
            <text:p>0</text:p>
          </table:table-cell>
          <table:table-cell table:formula="of:=SUM([Sheet4.I$4:.I5])/[Sheet4.I$133]"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Sheet4.L5]/[Sheet4.L$133]" office:value-type="float" office:value="0.000143289109660258">
            <text:p>0.0001432891</text:p>
          </table:table-cell>
          <table:table-cell table:formula="of:=SUM([Sheet4.L$4:.L5])/[Sheet4.L$133]" office:value-type="float" office:value="0.00134838726270038">
            <text:p>0.00134838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Sheet4.B6]/[Sheet4.B$133]" office:value-type="float" office:value="0">
            <text:p>0</text:p>
          </table:table-cell>
          <table:table-cell table:formula="of:=SUM([Sheet4.B$4:.B6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6]/[.E$133]" office:value-type="float" office:value="0">
            <text:p>0</text:p>
          </table:table-cell>
          <table:table-cell table:formula="of:=SUM([Sheet4.E$4:.E6])/[Sheet4.E$133]" office:value-type="float" office:value="0.00135573542217013">
            <text:p>0.00135573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Sheet4.I6]/[Sheet4.I$133]" office:value-type="float" office:value="0">
            <text:p>0</text:p>
          </table:table-cell>
          <table:table-cell table:formula="of:=SUM([Sheet4.I$4:.I6])/[Sheet4.I$133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Sheet4.L6]/[Sheet4.L$133]" office:value-type="float" office:value="0.00000734815946975681">
            <text:p>7.34815946975681E-006</text:p>
          </table:table-cell>
          <table:table-cell table:formula="of:=SUM([Sheet4.L$4:.L6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Sheet4.B7]/[Sheet4.B$133]" office:value-type="float" office:value="0">
            <text:p>0</text:p>
          </table:table-cell>
          <table:table-cell table:formula="of:=SUM([Sheet4.B$4:.B7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7]/[.E$133]" office:value-type="float" office:value="0">
            <text:p>0</text:p>
          </table:table-cell>
          <table:table-cell table:formula="of:=SUM([Sheet4.E$4:.E7])/[Sheet4.E$133]" office:value-type="float" office:value="0.00135573542217013">
            <text:p>0.0013557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Sheet4.I7]/[Sheet4.I$133]" office:value-type="float" office:value="0">
            <text:p>0</text:p>
          </table:table-cell>
          <table:table-cell table:formula="of:=SUM([Sheet4.I$4:.I7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7]/[Sheet4.L$133]" office:value-type="float" office:value="0">
            <text:p>0</text:p>
          </table:table-cell>
          <table:table-cell table:formula="of:=SUM([Sheet4.L$4:.L7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Sheet4.B8]/[Sheet4.B$133]" office:value-type="float" office:value="0">
            <text:p>0</text:p>
          </table:table-cell>
          <table:table-cell table:formula="of:=SUM([Sheet4.B$4:.B8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]/[.E$133]" office:value-type="float" office:value="0">
            <text:p>0</text:p>
          </table:table-cell>
          <table:table-cell table:formula="of:=SUM([Sheet4.E$4:.E8])/[Sheet4.E$133]" office:value-type="float" office:value="0.00135573542217013">
            <text:p>0.00135573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Sheet4.I8]/[Sheet4.I$133]" office:value-type="float" office:value="0">
            <text:p>0</text:p>
          </table:table-cell>
          <table:table-cell table:formula="of:=SUM([Sheet4.I$4:.I8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8]/[Sheet4.L$133]" office:value-type="float" office:value="0">
            <text:p>0</text:p>
          </table:table-cell>
          <table:table-cell table:formula="of:=SUM([Sheet4.L$4:.L8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Sheet4.B9]/[Sheet4.B$133]" office:value-type="float" office:value="0">
            <text:p>0</text:p>
          </table:table-cell>
          <table:table-cell table:formula="of:=SUM([Sheet4.B$4:.B9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]/[.E$133]" office:value-type="float" office:value="0">
            <text:p>0</text:p>
          </table:table-cell>
          <table:table-cell table:formula="of:=SUM([Sheet4.E$4:.E9])/[Sheet4.E$133]" office:value-type="float" office:value="0.00135573542217013">
            <text:p>0.00135573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Sheet4.I9]/[Sheet4.I$133]" office:value-type="float" office:value="0">
            <text:p>0</text:p>
          </table:table-cell>
          <table:table-cell table:formula="of:=SUM([Sheet4.I$4:.I9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9]/[Sheet4.L$133]" office:value-type="float" office:value="0">
            <text:p>0</text:p>
          </table:table-cell>
          <table:table-cell table:formula="of:=SUM([Sheet4.L$4:.L9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Sheet4.B10]/[Sheet4.B$133]" office:value-type="float" office:value="0">
            <text:p>0</text:p>
          </table:table-cell>
          <table:table-cell table:formula="of:=SUM([Sheet4.B$4:.B10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0]/[.E$133]" office:value-type="float" office:value="0">
            <text:p>0</text:p>
          </table:table-cell>
          <table:table-cell table:formula="of:=SUM([Sheet4.E$4:.E10])/[Sheet4.E$133]" office:value-type="float" office:value="0.00135573542217013">
            <text:p>0.00135573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Sheet4.I10]/[Sheet4.I$133]" office:value-type="float" office:value="0">
            <text:p>0</text:p>
          </table:table-cell>
          <table:table-cell table:formula="of:=SUM([Sheet4.I$4:.I10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10]/[Sheet4.L$133]" office:value-type="float" office:value="0">
            <text:p>0</text:p>
          </table:table-cell>
          <table:table-cell table:formula="of:=SUM([Sheet4.L$4:.L10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Sheet4.B11]/[Sheet4.B$133]" office:value-type="float" office:value="0">
            <text:p>0</text:p>
          </table:table-cell>
          <table:table-cell table:formula="of:=SUM([Sheet4.B$4:.B11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1]/[.E$133]" office:value-type="float" office:value="0">
            <text:p>0</text:p>
          </table:table-cell>
          <table:table-cell table:formula="of:=SUM([Sheet4.E$4:.E11])/[Sheet4.E$133]" office:value-type="float" office:value="0.00135573542217013">
            <text:p>0.00135573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Sheet4.I11]/[Sheet4.I$133]" office:value-type="float" office:value="0">
            <text:p>0</text:p>
          </table:table-cell>
          <table:table-cell table:formula="of:=SUM([Sheet4.I$4:.I11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11]/[Sheet4.L$133]" office:value-type="float" office:value="0">
            <text:p>0</text:p>
          </table:table-cell>
          <table:table-cell table:formula="of:=SUM([Sheet4.L$4:.L11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Sheet4.B12]/[Sheet4.B$133]" office:value-type="float" office:value="0">
            <text:p>0</text:p>
          </table:table-cell>
          <table:table-cell table:formula="of:=SUM([Sheet4.B$4:.B12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2]/[.E$133]" office:value-type="float" office:value="0">
            <text:p>0</text:p>
          </table:table-cell>
          <table:table-cell table:formula="of:=SUM([Sheet4.E$4:.E12])/[Sheet4.E$133]" office:value-type="float" office:value="0.00135573542217013">
            <text:p>0.001355735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Sheet4.I12]/[Sheet4.I$133]" office:value-type="float" office:value="0">
            <text:p>0</text:p>
          </table:table-cell>
          <table:table-cell table:formula="of:=SUM([Sheet4.I$4:.I12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12]/[Sheet4.L$133]" office:value-type="float" office:value="0">
            <text:p>0</text:p>
          </table:table-cell>
          <table:table-cell table:formula="of:=SUM([Sheet4.L$4:.L12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Sheet4.B13]/[Sheet4.B$133]" office:value-type="float" office:value="0">
            <text:p>0</text:p>
          </table:table-cell>
          <table:table-cell table:formula="of:=SUM([Sheet4.B$4:.B13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3]/[.E$133]" office:value-type="float" office:value="0">
            <text:p>0</text:p>
          </table:table-cell>
          <table:table-cell table:formula="of:=SUM([Sheet4.E$4:.E13])/[Sheet4.E$133]" office:value-type="float" office:value="0.00135573542217013">
            <text:p>0.001355735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Sheet4.I13]/[Sheet4.I$133]" office:value-type="float" office:value="0">
            <text:p>0</text:p>
          </table:table-cell>
          <table:table-cell table:formula="of:=SUM([Sheet4.I$4:.I13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13]/[Sheet4.L$133]" office:value-type="float" office:value="0">
            <text:p>0</text:p>
          </table:table-cell>
          <table:table-cell table:formula="of:=SUM([Sheet4.L$4:.L13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Sheet4.B14]/[Sheet4.B$133]" office:value-type="float" office:value="0">
            <text:p>0</text:p>
          </table:table-cell>
          <table:table-cell table:formula="of:=SUM([Sheet4.B$4:.B14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4]/[.E$133]" office:value-type="float" office:value="0">
            <text:p>0</text:p>
          </table:table-cell>
          <table:table-cell table:formula="of:=SUM([Sheet4.E$4:.E14])/[Sheet4.E$133]" office:value-type="float" office:value="0.00135573542217013">
            <text:p>0.001355735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Sheet4.I14]/[Sheet4.I$133]" office:value-type="float" office:value="0">
            <text:p>0</text:p>
          </table:table-cell>
          <table:table-cell table:formula="of:=SUM([Sheet4.I$4:.I14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14]/[Sheet4.L$133]" office:value-type="float" office:value="0">
            <text:p>0</text:p>
          </table:table-cell>
          <table:table-cell table:formula="of:=SUM([Sheet4.L$4:.L14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Sheet4.B15]/[Sheet4.B$133]" office:value-type="float" office:value="0">
            <text:p>0</text:p>
          </table:table-cell>
          <table:table-cell table:formula="of:=SUM([Sheet4.B$4:.B15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5]/[.E$133]" office:value-type="float" office:value="0">
            <text:p>0</text:p>
          </table:table-cell>
          <table:table-cell table:formula="of:=SUM([Sheet4.E$4:.E15])/[Sheet4.E$133]" office:value-type="float" office:value="0.00135573542217013">
            <text:p>0.00135573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Sheet4.I15]/[Sheet4.I$133]" office:value-type="float" office:value="0">
            <text:p>0</text:p>
          </table:table-cell>
          <table:table-cell table:formula="of:=SUM([Sheet4.I$4:.I15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15]/[Sheet4.L$133]" office:value-type="float" office:value="0">
            <text:p>0</text:p>
          </table:table-cell>
          <table:table-cell table:formula="of:=SUM([Sheet4.L$4:.L15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Sheet4.B16]/[Sheet4.B$133]" office:value-type="float" office:value="0">
            <text:p>0</text:p>
          </table:table-cell>
          <table:table-cell table:formula="of:=SUM([Sheet4.B$4:.B16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6]/[.E$133]" office:value-type="float" office:value="0">
            <text:p>0</text:p>
          </table:table-cell>
          <table:table-cell table:formula="of:=SUM([Sheet4.E$4:.E16])/[Sheet4.E$133]" office:value-type="float" office:value="0.00135573542217013">
            <text:p>0.001355735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Sheet4.I16]/[Sheet4.I$133]" office:value-type="float" office:value="0">
            <text:p>0</text:p>
          </table:table-cell>
          <table:table-cell table:formula="of:=SUM([Sheet4.I$4:.I16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16]/[Sheet4.L$133]" office:value-type="float" office:value="0">
            <text:p>0</text:p>
          </table:table-cell>
          <table:table-cell table:formula="of:=SUM([Sheet4.L$4:.L16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Sheet4.B17]/[Sheet4.B$133]" office:value-type="float" office:value="0">
            <text:p>0</text:p>
          </table:table-cell>
          <table:table-cell table:formula="of:=SUM([Sheet4.B$4:.B17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7]/[.E$133]" office:value-type="float" office:value="0">
            <text:p>0</text:p>
          </table:table-cell>
          <table:table-cell table:formula="of:=SUM([Sheet4.E$4:.E17])/[Sheet4.E$133]" office:value-type="float" office:value="0.00135573542217013">
            <text:p>0.001355735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Sheet4.I17]/[Sheet4.I$133]" office:value-type="float" office:value="0">
            <text:p>0</text:p>
          </table:table-cell>
          <table:table-cell table:formula="of:=SUM([Sheet4.I$4:.I17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17]/[Sheet4.L$133]" office:value-type="float" office:value="0">
            <text:p>0</text:p>
          </table:table-cell>
          <table:table-cell table:formula="of:=SUM([Sheet4.L$4:.L17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Sheet4.B18]/[Sheet4.B$133]" office:value-type="float" office:value="0">
            <text:p>0</text:p>
          </table:table-cell>
          <table:table-cell table:formula="of:=SUM([Sheet4.B$4:.B18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8]/[.E$133]" office:value-type="float" office:value="0">
            <text:p>0</text:p>
          </table:table-cell>
          <table:table-cell table:formula="of:=SUM([Sheet4.E$4:.E18])/[Sheet4.E$133]" office:value-type="float" office:value="0.00135573542217013">
            <text:p>0.001355735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Sheet4.I18]/[Sheet4.I$133]" office:value-type="float" office:value="0">
            <text:p>0</text:p>
          </table:table-cell>
          <table:table-cell table:formula="of:=SUM([Sheet4.I$4:.I18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18]/[Sheet4.L$133]" office:value-type="float" office:value="0">
            <text:p>0</text:p>
          </table:table-cell>
          <table:table-cell table:formula="of:=SUM([Sheet4.L$4:.L18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Sheet4.B19]/[Sheet4.B$133]" office:value-type="float" office:value="0">
            <text:p>0</text:p>
          </table:table-cell>
          <table:table-cell table:formula="of:=SUM([Sheet4.B$4:.B19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19]/[.E$133]" office:value-type="float" office:value="0">
            <text:p>0</text:p>
          </table:table-cell>
          <table:table-cell table:formula="of:=SUM([Sheet4.E$4:.E19])/[Sheet4.E$133]" office:value-type="float" office:value="0.00135573542217013">
            <text:p>0.001355735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Sheet4.I19]/[Sheet4.I$133]" office:value-type="float" office:value="0">
            <text:p>0</text:p>
          </table:table-cell>
          <table:table-cell table:formula="of:=SUM([Sheet4.I$4:.I19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19]/[Sheet4.L$133]" office:value-type="float" office:value="0">
            <text:p>0</text:p>
          </table:table-cell>
          <table:table-cell table:formula="of:=SUM([Sheet4.L$4:.L19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Sheet4.B20]/[Sheet4.B$133]" office:value-type="float" office:value="0">
            <text:p>0</text:p>
          </table:table-cell>
          <table:table-cell table:formula="of:=SUM([Sheet4.B$4:.B20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0]/[.E$133]" office:value-type="float" office:value="0">
            <text:p>0</text:p>
          </table:table-cell>
          <table:table-cell table:formula="of:=SUM([Sheet4.E$4:.E20])/[Sheet4.E$133]" office:value-type="float" office:value="0.00135573542217013">
            <text:p>0.001355735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Sheet4.I20]/[Sheet4.I$133]" office:value-type="float" office:value="0">
            <text:p>0</text:p>
          </table:table-cell>
          <table:table-cell table:formula="of:=SUM([Sheet4.I$4:.I20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20]/[Sheet4.L$133]" office:value-type="float" office:value="0">
            <text:p>0</text:p>
          </table:table-cell>
          <table:table-cell table:formula="of:=SUM([Sheet4.L$4:.L20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Sheet4.B21]/[Sheet4.B$133]" office:value-type="float" office:value="0">
            <text:p>0</text:p>
          </table:table-cell>
          <table:table-cell table:formula="of:=SUM([Sheet4.B$4:.B21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1]/[.E$133]" office:value-type="float" office:value="0">
            <text:p>0</text:p>
          </table:table-cell>
          <table:table-cell table:formula="of:=SUM([Sheet4.E$4:.E21])/[Sheet4.E$133]" office:value-type="float" office:value="0.00135573542217013">
            <text:p>0.00135573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Sheet4.I21]/[Sheet4.I$133]" office:value-type="float" office:value="0">
            <text:p>0</text:p>
          </table:table-cell>
          <table:table-cell table:formula="of:=SUM([Sheet4.I$4:.I21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21]/[Sheet4.L$133]" office:value-type="float" office:value="0">
            <text:p>0</text:p>
          </table:table-cell>
          <table:table-cell table:formula="of:=SUM([Sheet4.L$4:.L21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Sheet4.B22]/[Sheet4.B$133]" office:value-type="float" office:value="0">
            <text:p>0</text:p>
          </table:table-cell>
          <table:table-cell table:formula="of:=SUM([Sheet4.B$4:.B22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2]/[.E$133]" office:value-type="float" office:value="0">
            <text:p>0</text:p>
          </table:table-cell>
          <table:table-cell table:formula="of:=SUM([Sheet4.E$4:.E22])/[Sheet4.E$133]" office:value-type="float" office:value="0.00135573542217013">
            <text:p>0.001355735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Sheet4.I22]/[Sheet4.I$133]" office:value-type="float" office:value="0">
            <text:p>0</text:p>
          </table:table-cell>
          <table:table-cell table:formula="of:=SUM([Sheet4.I$4:.I22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22]/[Sheet4.L$133]" office:value-type="float" office:value="0">
            <text:p>0</text:p>
          </table:table-cell>
          <table:table-cell table:formula="of:=SUM([Sheet4.L$4:.L22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Sheet4.B23]/[Sheet4.B$133]" office:value-type="float" office:value="0">
            <text:p>0</text:p>
          </table:table-cell>
          <table:table-cell table:formula="of:=SUM([Sheet4.B$4:.B23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3]/[.E$133]" office:value-type="float" office:value="0">
            <text:p>0</text:p>
          </table:table-cell>
          <table:table-cell table:formula="of:=SUM([Sheet4.E$4:.E23])/[Sheet4.E$133]" office:value-type="float" office:value="0.00135573542217013">
            <text:p>0.001355735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Sheet4.I23]/[Sheet4.I$133]" office:value-type="float" office:value="0">
            <text:p>0</text:p>
          </table:table-cell>
          <table:table-cell table:formula="of:=SUM([Sheet4.I$4:.I23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23]/[Sheet4.L$133]" office:value-type="float" office:value="0">
            <text:p>0</text:p>
          </table:table-cell>
          <table:table-cell table:formula="of:=SUM([Sheet4.L$4:.L23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Sheet4.B24]/[Sheet4.B$133]" office:value-type="float" office:value="0">
            <text:p>0</text:p>
          </table:table-cell>
          <table:table-cell table:formula="of:=SUM([Sheet4.B$4:.B24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4]/[.E$133]" office:value-type="float" office:value="0">
            <text:p>0</text:p>
          </table:table-cell>
          <table:table-cell table:formula="of:=SUM([Sheet4.E$4:.E24])/[Sheet4.E$133]" office:value-type="float" office:value="0.00135573542217013">
            <text:p>0.001355735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Sheet4.I24]/[Sheet4.I$133]" office:value-type="float" office:value="0">
            <text:p>0</text:p>
          </table:table-cell>
          <table:table-cell table:formula="of:=SUM([Sheet4.I$4:.I24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24]/[Sheet4.L$133]" office:value-type="float" office:value="0">
            <text:p>0</text:p>
          </table:table-cell>
          <table:table-cell table:formula="of:=SUM([Sheet4.L$4:.L24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Sheet4.B25]/[Sheet4.B$133]" office:value-type="float" office:value="0">
            <text:p>0</text:p>
          </table:table-cell>
          <table:table-cell table:formula="of:=SUM([Sheet4.B$4:.B25])/[Sheet4.B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5]/[.E$133]" office:value-type="float" office:value="0">
            <text:p>0</text:p>
          </table:table-cell>
          <table:table-cell table:formula="of:=SUM([Sheet4.E$4:.E25])/[Sheet4.E$133]" office:value-type="float" office:value="0.00135573542217013">
            <text:p>0.001355735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Sheet4.I25]/[Sheet4.I$133]" office:value-type="float" office:value="0">
            <text:p>0</text:p>
          </table:table-cell>
          <table:table-cell table:formula="of:=SUM([Sheet4.I$4:.I25])/[Sheet4.I$1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Sheet4.L25]/[Sheet4.L$133]" office:value-type="float" office:value="0">
            <text:p>0</text:p>
          </table:table-cell>
          <table:table-cell table:formula="of:=SUM([Sheet4.L$4:.L25])/[Sheet4.L$133]" office:value-type="float" office:value="0.00135573542217013">
            <text:p>0.001355735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f:=[Sheet4.B26]/[Sheet4.B$133]" office:value-type="float" office:value="0.00000000399256848322628">
            <text:p>0.000000004</text:p>
          </table:table-cell>
          <table:table-cell table:formula="of:=SUM([Sheet4.B$4:.B26])/[Sheet4.B$133]" office:value-type="float" office:value="0.00000000399256848322628">
            <text:p>0.000000004</text:p>
          </table:table-cell>
          <table:table-cell office:value-type="float" office:value="1">
            <text:p>1</text:p>
          </table:table-cell>
          <table:table-cell table:formula="of:=[.E26]/[.E$133]" office:value-type="float" office:value="0.00000367407973487841">
            <text:p>3.67407973487841E-006</text:p>
          </table:table-cell>
          <table:table-cell table:formula="of:=SUM([Sheet4.E$4:.E26])/[Sheet4.E$133]" office:value-type="float" office:value="0.00135940950190501">
            <text:p>0.001359409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Sheet4.I26]/[Sheet4.I$133]" office:value-type="float" office:value="0">
            <text:p>0</text:p>
          </table:table-cell>
          <table:table-cell table:formula="of:=SUM([Sheet4.I$4:.I26])/[Sheet4.I$13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Sheet4.L26]/[Sheet4.L$133]" office:value-type="float" office:value="0.00000367407973487841">
            <text:p>3.67407973487841E-006</text:p>
          </table:table-cell>
          <table:table-cell table:formula="of:=SUM([Sheet4.L$4:.L26])/[Sheet4.L$133]" office:value-type="float" office:value="0.00135940950190501">
            <text:p>0.001359409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Sheet4.B27]/[Sheet4.B$133]" office:value-type="float" office:value="0.00000000798513696645256">
            <text:p>0.000000008</text:p>
          </table:table-cell>
          <table:table-cell table:formula="of:=SUM([Sheet4.B$4:.B27])/[Sheet4.B$133]" office:value-type="float" office:value="0.0000000119777054496788">
            <text:p>0.000000012</text:p>
          </table:table-cell>
          <table:table-cell office:value-type="float" office:value="8">
            <text:p>8</text:p>
          </table:table-cell>
          <table:table-cell table:formula="of:=[.E27]/[.E$133]" office:value-type="float" office:value="0.0000293926378790272">
            <text:p>2.93926378790272E-005</text:p>
          </table:table-cell>
          <table:table-cell table:formula="of:=SUM([Sheet4.E$4:.E27])/[Sheet4.E$133]" office:value-type="float" office:value="0.00138880213978404">
            <text:p>0.00138880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Sheet4.I27]/[Sheet4.I$133]" office:value-type="float" office:value="0.00000000133085616107543">
            <text:p>1.33085616107543E-009</text:p>
          </table:table-cell>
          <table:table-cell table:formula="of:=SUM([Sheet4.I$4:.I27])/[Sheet4.I$133]" office:value-type="float" office:value="0.00000000133085616107543">
            <text:p>1.33085616107543E-009</text:p>
          </table:table-cell>
          <table:table-cell office:value-type="float" office:value="2">
            <text:p>2</text:p>
          </table:table-cell>
          <table:table-cell table:formula="of:=[Sheet4.L27]/[Sheet4.L$133]" office:value-type="float" office:value="0.00000734815946975681">
            <text:p>7.34815946975681E-006</text:p>
          </table:table-cell>
          <table:table-cell table:formula="of:=SUM([Sheet4.L$4:.L27])/[Sheet4.L$133]" office:value-type="float" office:value="0.00136675766137477">
            <text:p>0.001366757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[Sheet4.B28]/[Sheet4.B$133]" office:value-type="float" office:value="0.000000027947979382584">
            <text:p>2.7947979382584E-008</text:p>
          </table:table-cell>
          <table:table-cell table:formula="of:=SUM([Sheet4.B$4:.B28])/[Sheet4.B$133]" office:value-type="float" office:value="0.0000000399256848322628">
            <text:p>3.99256848322628E-008</text:p>
          </table:table-cell>
          <table:table-cell office:value-type="float" office:value="15">
            <text:p>15</text:p>
          </table:table-cell>
          <table:table-cell table:formula="of:=[.E28]/[.E$133]" office:value-type="float" office:value="0.0000551111960231761">
            <text:p>5.51111960231761E-005</text:p>
          </table:table-cell>
          <table:table-cell table:formula="of:=SUM([Sheet4.E$4:.E28])/[Sheet4.E$133]" office:value-type="float" office:value="0.00144391333580721">
            <text:p>0.001443913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[Sheet4.I28]/[Sheet4.I$133]" office:value-type="float" office:value="0.00000000266171232215085">
            <text:p>2.66171232215085E-009</text:p>
          </table:table-cell>
          <table:table-cell table:formula="of:=SUM([Sheet4.I$4:.I28])/[Sheet4.I$133]" office:value-type="float" office:value="0.00000000399256848322628">
            <text:p>0.000000004</text:p>
          </table:table-cell>
          <table:table-cell office:value-type="float" office:value="6">
            <text:p>6</text:p>
          </table:table-cell>
          <table:table-cell table:formula="of:=[Sheet4.L28]/[Sheet4.L$133]" office:value-type="float" office:value="0.0000220444784092704">
            <text:p>2.20444784092704E-005</text:p>
          </table:table-cell>
          <table:table-cell table:formula="of:=SUM([Sheet4.L$4:.L28])/[Sheet4.L$133]" office:value-type="float" office:value="0.00138880213978404">
            <text:p>0.00138880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table:formula="of:=[Sheet4.B29]/[Sheet4.B$133]" office:value-type="float" office:value="0.0000000785205135034502">
            <text:p>7.85205135034502E-008</text:p>
          </table:table-cell>
          <table:table-cell table:formula="of:=SUM([Sheet4.B$4:.B29])/[Sheet4.B$133]" office:value-type="float" office:value="0.000000118446198335713">
            <text:p>1.18446198335713E-007</text:p>
          </table:table-cell>
          <table:table-cell office:value-type="float" office:value="28">
            <text:p>28</text:p>
          </table:table-cell>
          <table:table-cell table:formula="of:=[.E29]/[.E$133]" office:value-type="float" office:value="0.000102874232576595">
            <text:p>0.0001028742</text:p>
          </table:table-cell>
          <table:table-cell table:formula="of:=SUM([Sheet4.E$4:.E29])/[Sheet4.E$133]" office:value-type="float" office:value="0.00154678756838381">
            <text:p>0.001546787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formula="of:=[Sheet4.I29]/[Sheet4.I$133]" office:value-type="float" office:value="0.00000000665428080537713">
            <text:p>6.65428080537713E-009</text:p>
          </table:table-cell>
          <table:table-cell table:formula="of:=SUM([Sheet4.I$4:.I29])/[Sheet4.I$133]" office:value-type="float" office:value="0.0000000106468492886034">
            <text:p>1.06468492886034E-008</text:p>
          </table:table-cell>
          <table:table-cell office:value-type="float" office:value="10">
            <text:p>10</text:p>
          </table:table-cell>
          <table:table-cell table:formula="of:=[Sheet4.L29]/[Sheet4.L$133]" office:value-type="float" office:value="0.0000367407973487841">
            <text:p>3.67407973487841E-005</text:p>
          </table:table-cell>
          <table:table-cell table:formula="of:=SUM([Sheet4.L$4:.L29])/[Sheet4.L$133]" office:value-type="float" office:value="0.00142554293713282">
            <text:p>0.00142554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table:formula="of:=[Sheet4.B30]/[Sheet4.B$133]" office:value-type="float" office:value="0.000000146394177718297">
            <text:p>1.46394177718297E-007</text:p>
          </table:table-cell>
          <table:table-cell table:formula="of:=SUM([Sheet4.B$4:.B30])/[Sheet4.B$133]" office:value-type="float" office:value="0.00000026484037605401">
            <text:p>2.6484037605401E-007</text:p>
          </table:table-cell>
          <table:table-cell office:value-type="float" office:value="48">
            <text:p>48</text:p>
          </table:table-cell>
          <table:table-cell table:formula="of:=[.E30]/[.E$133]" office:value-type="float" office:value="0.000176355827274164">
            <text:p>0.0001763558</text:p>
          </table:table-cell>
          <table:table-cell table:formula="of:=SUM([Sheet4.E$4:.E30])/[Sheet4.E$133]" office:value-type="float" office:value="0.00172314339565797">
            <text:p>0.0017231434</text:p>
          </table:table-cell>
          <table:table-cell table:number-columns-repeated="2" office:value-type="float" office:value="27">
            <text:p>27</text:p>
          </table:table-cell>
          <table:table-cell table:formula="of:=[Sheet4.I30]/[Sheet4.I$133]" office:value-type="float" office:value="0.0000000359331163490365">
            <text:p>3.59331163490365E-008</text:p>
          </table:table-cell>
          <table:table-cell table:formula="of:=SUM([Sheet4.I$4:.I30])/[Sheet4.I$133]" office:value-type="float" office:value="0.0000000465799656376399">
            <text:p>4.65799656376399E-008</text:p>
          </table:table-cell>
          <table:table-cell office:value-type="float" office:value="17">
            <text:p>17</text:p>
          </table:table-cell>
          <table:table-cell table:formula="of:=[Sheet4.L30]/[Sheet4.L$133]" office:value-type="float" office:value="0.0000624593554929329">
            <text:p>6.24593554929329E-005</text:p>
          </table:table-cell>
          <table:table-cell table:formula="of:=SUM([Sheet4.L$4:.L30])/[Sheet4.L$133]" office:value-type="float" office:value="0.00148800229262575">
            <text:p>0.001488002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8">
            <text:p>228</text:p>
          </table:table-cell>
          <table:table-cell table:formula="of:=[Sheet4.B31]/[Sheet4.B$133]" office:value-type="float" office:value="0.000000303435204725197">
            <text:p>3.03435204725197E-007</text:p>
          </table:table-cell>
          <table:table-cell table:formula="of:=SUM([Sheet4.B$4:.B31])/[Sheet4.B$133]" office:value-type="float" office:value="0.000000568275580779207">
            <text:p>5.68275580779207E-007</text:p>
          </table:table-cell>
          <table:table-cell office:value-type="float" office:value="73">
            <text:p>73</text:p>
          </table:table-cell>
          <table:table-cell table:formula="of:=[.E31]/[.E$133]" office:value-type="float" office:value="0.000268207820646124">
            <text:p>0.0002682078</text:p>
          </table:table-cell>
          <table:table-cell table:formula="of:=SUM([Sheet4.E$4:.E31])/[Sheet4.E$133]" office:value-type="float" office:value="0.0019913512163041">
            <text:p>0.0019913512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table:formula="of:=[Sheet4.I31]/[Sheet4.I$133]" office:value-type="float" office:value="0.0000000652119518926959">
            <text:p>6.52119518926959E-008</text:p>
          </table:table-cell>
          <table:table-cell table:formula="of:=SUM([Sheet4.I$4:.I31])/[Sheet4.I$133]" office:value-type="float" office:value="0.000000111791917530336">
            <text:p>1.11791917530336E-007</text:p>
          </table:table-cell>
          <table:table-cell office:value-type="float" office:value="28">
            <text:p>28</text:p>
          </table:table-cell>
          <table:table-cell table:formula="of:=[Sheet4.L31]/[Sheet4.L$133]" office:value-type="float" office:value="0.000102874232576595">
            <text:p>0.0001028742</text:p>
          </table:table-cell>
          <table:table-cell table:formula="of:=SUM([Sheet4.L$4:.L31])/[Sheet4.L$133]" office:value-type="float" office:value="0.00159087652520235">
            <text:p>0.001590876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00">
            <text:p>500</text:p>
          </table:table-cell>
          <table:table-cell table:formula="of:=[Sheet4.B32]/[Sheet4.B$133]" office:value-type="float" office:value="0.000000665428080537714">
            <text:p>6.65428080537714E-007</text:p>
          </table:table-cell>
          <table:table-cell table:formula="of:=SUM([Sheet4.B$4:.B32])/[Sheet4.B$133]" office:value-type="float" office:value="0.00000123370366131692">
            <text:p>1.23370366131692E-006</text:p>
          </table:table-cell>
          <table:table-cell office:value-type="float" office:value="138">
            <text:p>138</text:p>
          </table:table-cell>
          <table:table-cell table:formula="of:=[.E32]/[.E$133]" office:value-type="float" office:value="0.00050702300341322">
            <text:p>0.000507023</text:p>
          </table:table-cell>
          <table:table-cell table:formula="of:=SUM([Sheet4.E$4:.E32])/[Sheet4.E$133]" office:value-type="float" office:value="0.00249837421971732">
            <text:p>0.0024983742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table:formula="of:=[Sheet4.I32]/[Sheet4.I$133]" office:value-type="float" office:value="0.000000151717602362599">
            <text:p>1.51717602362599E-007</text:p>
          </table:table-cell>
          <table:table-cell table:formula="of:=SUM([Sheet4.I$4:.I32])/[Sheet4.I$133]" office:value-type="float" office:value="0.000000263509519892935">
            <text:p>2.63509519892935E-007</text:p>
          </table:table-cell>
          <table:table-cell office:value-type="float" office:value="75">
            <text:p>75</text:p>
          </table:table-cell>
          <table:table-cell table:formula="of:=[Sheet4.L32]/[Sheet4.L$133]" office:value-type="float" office:value="0.00027555598011588">
            <text:p>0.000275556</text:p>
          </table:table-cell>
          <table:table-cell table:formula="of:=SUM([Sheet4.L$4:.L32])/[Sheet4.L$133]" office:value-type="float" office:value="0.00186643250531823">
            <text:p>0.00186643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54">
            <text:p>1054</text:p>
          </table:table-cell>
          <table:table-cell table:formula="of:=[Sheet4.B33]/[Sheet4.B$133]" office:value-type="float" office:value="0.0000014027223937735">
            <text:p>1.4027223937735E-006</text:p>
          </table:table-cell>
          <table:table-cell table:formula="of:=SUM([Sheet4.B$4:.B33])/[Sheet4.B$133]" office:value-type="float" office:value="0.00000263642605509042">
            <text:p>2.63642605509042E-006</text:p>
          </table:table-cell>
          <table:table-cell office:value-type="float" office:value="176">
            <text:p>176</text:p>
          </table:table-cell>
          <table:table-cell table:formula="of:=[.E33]/[.E$133]" office:value-type="float" office:value="0.000646638033338599">
            <text:p>0.000646638</text:p>
          </table:table-cell>
          <table:table-cell table:formula="of:=SUM([Sheet4.E$4:.E33])/[Sheet4.E$133]" office:value-type="float" office:value="0.00314501225305592">
            <text:p>0.0031450123</text:p>
          </table:table-cell>
          <table:table-cell office:value-type="float" office:value="30">
            <text:p>30</text:p>
          </table:table-cell>
          <table:table-cell office:value-type="float" office:value="261">
            <text:p>261</text:p>
          </table:table-cell>
          <table:table-cell table:formula="of:=[Sheet4.I33]/[Sheet4.I$133]" office:value-type="float" office:value="0.000000347353458040686">
            <text:p>3.47353458040686E-007</text:p>
          </table:table-cell>
          <table:table-cell table:formula="of:=SUM([Sheet4.I$4:.I33])/[Sheet4.I$133]" office:value-type="float" office:value="0.000000610862977933621">
            <text:p>6.10862977933621E-007</text:p>
          </table:table-cell>
          <table:table-cell office:value-type="float" office:value="111">
            <text:p>111</text:p>
          </table:table-cell>
          <table:table-cell table:formula="of:=[Sheet4.L33]/[Sheet4.L$133]" office:value-type="float" office:value="0.000407822850571503">
            <text:p>0.0004078229</text:p>
          </table:table-cell>
          <table:table-cell table:formula="of:=SUM([Sheet4.L$4:.L33])/[Sheet4.L$133]" office:value-type="float" office:value="0.00227425535588973">
            <text:p>0.002274255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37">
            <text:p>1937</text:p>
          </table:table-cell>
          <table:table-cell table:formula="of:=[Sheet4.B34]/[Sheet4.B$133]" office:value-type="float" office:value="0.0000025778683840031">
            <text:p>2.5778683840031E-006</text:p>
          </table:table-cell>
          <table:table-cell table:formula="of:=SUM([Sheet4.B$4:.B34])/[Sheet4.B$133]" office:value-type="float" office:value="0.00000521429443909352">
            <text:p>5.21429443909352E-006</text:p>
          </table:table-cell>
          <table:table-cell office:value-type="float" office:value="317">
            <text:p>317</text:p>
          </table:table-cell>
          <table:table-cell table:formula="of:=[.E34]/[.E$133]" office:value-type="float" office:value="0.00116468327595646">
            <text:p>0.0011646833</text:p>
          </table:table-cell>
          <table:table-cell table:formula="of:=SUM([Sheet4.E$4:.E34])/[Sheet4.E$133]" office:value-type="float" office:value="0.00430969552901237">
            <text:p>0.0043096955</text:p>
          </table:table-cell>
          <table:table-cell office:value-type="float" office:value="31">
            <text:p>31</text:p>
          </table:table-cell>
          <table:table-cell office:value-type="float" office:value="586">
            <text:p>586</text:p>
          </table:table-cell>
          <table:table-cell table:formula="of:=[Sheet4.I34]/[Sheet4.I$133]" office:value-type="float" office:value="0.0000007798817103902">
            <text:p>7.798817103902E-007</text:p>
          </table:table-cell>
          <table:table-cell table:formula="of:=SUM([Sheet4.I$4:.I34])/[Sheet4.I$133]" office:value-type="float" office:value="0.00000139074468832382">
            <text:p>1.39074468832382E-006</text:p>
          </table:table-cell>
          <table:table-cell office:value-type="float" office:value="184">
            <text:p>184</text:p>
          </table:table-cell>
          <table:table-cell table:formula="of:=[Sheet4.L34]/[Sheet4.L$133]" office:value-type="float" office:value="0.000676030671217627">
            <text:p>0.0006760307</text:p>
          </table:table-cell>
          <table:table-cell table:formula="of:=SUM([Sheet4.L$4:.L34])/[Sheet4.L$133]" office:value-type="float" office:value="0.00295028602710736">
            <text:p>0.00295028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776">
            <text:p>3776</text:p>
          </table:table-cell>
          <table:table-cell table:formula="of:=[Sheet4.B35]/[Sheet4.B$133]" office:value-type="float" office:value="0.00000502531286422081">
            <text:p>5.02531286422081E-006</text:p>
          </table:table-cell>
          <table:table-cell table:formula="of:=SUM([Sheet4.B$4:.B35])/[Sheet4.B$133]" office:value-type="float" office:value="0.0000102396073033143">
            <text:p>1.02396073033143E-005</text:p>
          </table:table-cell>
          <table:table-cell office:value-type="float" office:value="475">
            <text:p>475</text:p>
          </table:table-cell>
          <table:table-cell table:formula="of:=[.E35]/[.E$133]" office:value-type="float" office:value="0.00174518787406724">
            <text:p>0.0017451879</text:p>
          </table:table-cell>
          <table:table-cell table:formula="of:=SUM([Sheet4.E$4:.E35])/[Sheet4.E$133]" office:value-type="float" office:value="0.00605488340307961">
            <text:p>0.0060548834</text:p>
          </table:table-cell>
          <table:table-cell office:value-type="float" office:value="32">
            <text:p>32</text:p>
          </table:table-cell>
          <table:table-cell office:value-type="float" office:value="1218">
            <text:p>1218</text:p>
          </table:table-cell>
          <table:table-cell table:formula="of:=[Sheet4.I35]/[Sheet4.I$133]" office:value-type="float" office:value="0.00000162098280418987">
            <text:p>0.000001621</text:p>
          </table:table-cell>
          <table:table-cell table:formula="of:=SUM([Sheet4.I$4:.I35])/[Sheet4.I$133]" office:value-type="float" office:value="0.00000301172749251369">
            <text:p>3.01172749251369E-006</text:p>
          </table:table-cell>
          <table:table-cell office:value-type="float" office:value="322">
            <text:p>322</text:p>
          </table:table-cell>
          <table:table-cell table:formula="of:=[Sheet4.L35]/[Sheet4.L$133]" office:value-type="float" office:value="0.00118305367463085">
            <text:p>0.0011830537</text:p>
          </table:table-cell>
          <table:table-cell table:formula="of:=SUM([Sheet4.L$4:.L35])/[Sheet4.L$133]" office:value-type="float" office:value="0.00413333970173821">
            <text:p>0.004133339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531">
            <text:p>6531</text:p>
          </table:table-cell>
          <table:table-cell table:formula="of:=[Sheet4.B36]/[Sheet4.B$133]" office:value-type="float" office:value="0.00000869182158798362">
            <text:p>8.69182158798362E-006</text:p>
          </table:table-cell>
          <table:table-cell table:formula="of:=SUM([Sheet4.B$4:.B36])/[Sheet4.B$133]" office:value-type="float" office:value="0.0000189314288912979">
            <text:p>1.89314288912979E-005</text:p>
          </table:table-cell>
          <table:table-cell office:value-type="float" office:value="729">
            <text:p>729</text:p>
          </table:table-cell>
          <table:table-cell table:formula="of:=[.E36]/[.E$133]" office:value-type="float" office:value="0.00267840412672636">
            <text:p>0.0026784041</text:p>
          </table:table-cell>
          <table:table-cell table:formula="of:=SUM([Sheet4.E$4:.E36])/[Sheet4.E$133]" office:value-type="float" office:value="0.00873328752980597">
            <text:p>0.0087332875</text:p>
          </table:table-cell>
          <table:table-cell office:value-type="float" office:value="33">
            <text:p>33</text:p>
          </table:table-cell>
          <table:table-cell office:value-type="float" office:value="2373">
            <text:p>2373</text:p>
          </table:table-cell>
          <table:table-cell table:formula="of:=[Sheet4.I36]/[Sheet4.I$133]" office:value-type="float" office:value="0.00000315812167023199">
            <text:p>3.15812167023199E-006</text:p>
          </table:table-cell>
          <table:table-cell table:formula="of:=SUM([Sheet4.I$4:.I36])/[Sheet4.I$133]" office:value-type="float" office:value="0.00000616984916274568">
            <text:p>6.16984916274568E-006</text:p>
          </table:table-cell>
          <table:table-cell office:value-type="float" office:value="524">
            <text:p>524</text:p>
          </table:table-cell>
          <table:table-cell table:formula="of:=[Sheet4.L36]/[Sheet4.L$133]" office:value-type="float" office:value="0.00192521778107629">
            <text:p>0.0019252178</text:p>
          </table:table-cell>
          <table:table-cell table:formula="of:=SUM([Sheet4.L$4:.L36])/[Sheet4.L$133]" office:value-type="float" office:value="0.00605855748281449">
            <text:p>0.006058557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279">
            <text:p>12279</text:p>
          </table:table-cell>
          <table:table-cell table:formula="of:=[Sheet4.B37]/[Sheet4.B$133]" office:value-type="float" office:value="0.0000163415828018452">
            <text:p>1.63415828018452E-005</text:p>
          </table:table-cell>
          <table:table-cell table:formula="of:=SUM([Sheet4.B$4:.B37])/[Sheet4.B$133]" office:value-type="float" office:value="0.0000352730116931431">
            <text:p>0.000035273</text:p>
          </table:table-cell>
          <table:table-cell office:value-type="float" office:value="1005">
            <text:p>1005</text:p>
          </table:table-cell>
          <table:table-cell table:formula="of:=[.E37]/[.E$133]" office:value-type="float" office:value="0.0036924501335528">
            <text:p>0.0036924501</text:p>
          </table:table-cell>
          <table:table-cell table:formula="of:=SUM([Sheet4.E$4:.E37])/[Sheet4.E$133]" office:value-type="float" office:value="0.0124257376633588">
            <text:p>0.0124257377</text:p>
          </table:table-cell>
          <table:table-cell office:value-type="float" office:value="34">
            <text:p>34</text:p>
          </table:table-cell>
          <table:table-cell office:value-type="float" office:value="4667">
            <text:p>4667</text:p>
          </table:table-cell>
          <table:table-cell table:formula="of:=[Sheet4.I37]/[Sheet4.I$133]" office:value-type="float" office:value="0.00000621110570373902">
            <text:p>6.21110570373902E-006</text:p>
          </table:table-cell>
          <table:table-cell table:formula="of:=SUM([Sheet4.I$4:.I37])/[Sheet4.I$133]" office:value-type="float" office:value="0.0000123809548664847">
            <text:p>0.000012381</text:p>
          </table:table-cell>
          <table:table-cell office:value-type="float" office:value="796">
            <text:p>796</text:p>
          </table:table-cell>
          <table:table-cell table:formula="of:=[Sheet4.L37]/[Sheet4.L$133]" office:value-type="float" office:value="0.00292456746896321">
            <text:p>0.0029245675</text:p>
          </table:table-cell>
          <table:table-cell table:formula="of:=SUM([Sheet4.L$4:.L37])/[Sheet4.L$133]" office:value-type="float" office:value="0.0089831249517777">
            <text:p>0.00898312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007">
            <text:p>21007</text:p>
          </table:table-cell>
          <table:table-cell table:formula="of:=[Sheet4.B38]/[Sheet4.B$133]" office:value-type="float" office:value="0.0000279572953757115">
            <text:p>2.79572953757115E-005</text:p>
          </table:table-cell>
          <table:table-cell table:formula="of:=SUM([Sheet4.B$4:.B38])/[Sheet4.B$133]" office:value-type="float" office:value="0.0000632303070688546">
            <text:p>6.32303070688546E-005</text:p>
          </table:table-cell>
          <table:table-cell office:value-type="float" office:value="1417">
            <text:p>1417</text:p>
          </table:table-cell>
          <table:table-cell table:formula="of:=[.E38]/[.E$133]" office:value-type="float" office:value="0.0052061709843227">
            <text:p>0.005206171</text:p>
          </table:table-cell>
          <table:table-cell table:formula="of:=SUM([Sheet4.E$4:.E38])/[Sheet4.E$133]" office:value-type="float" office:value="0.0176319086476815">
            <text:p>0.0176319086</text:p>
          </table:table-cell>
          <table:table-cell office:value-type="float" office:value="35">
            <text:p>35</text:p>
          </table:table-cell>
          <table:table-cell office:value-type="float" office:value="8715">
            <text:p>8715</text:p>
          </table:table-cell>
          <table:table-cell table:formula="of:=[Sheet4.I38]/[Sheet4.I$133]" office:value-type="float" office:value="0.0000115984114437723">
            <text:p>1.15984114437723E-005</text:p>
          </table:table-cell>
          <table:table-cell table:formula="of:=SUM([Sheet4.I$4:.I38])/[Sheet4.I$133]" office:value-type="float" office:value="0.000023979366310257">
            <text:p>2.3979366310257E-005</text:p>
          </table:table-cell>
          <table:table-cell office:value-type="float" office:value="1115">
            <text:p>1115</text:p>
          </table:table-cell>
          <table:table-cell table:formula="of:=[Sheet4.L38]/[Sheet4.L$133]" office:value-type="float" office:value="0.00409659890438942">
            <text:p>0.0040965989</text:p>
          </table:table-cell>
          <table:table-cell table:formula="of:=SUM([Sheet4.L$4:.L38])/[Sheet4.L$133]" office:value-type="float" office:value="0.0130797238561671">
            <text:p>0.013079723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920">
            <text:p>35920</text:p>
          </table:table-cell>
          <table:table-cell table:formula="of:=[Sheet4.B39]/[Sheet4.B$133]" office:value-type="float" office:value="0.0000478043533058293">
            <text:p>4.78043533058293E-005</text:p>
          </table:table-cell>
          <table:table-cell table:formula="of:=SUM([Sheet4.B$4:.B39])/[Sheet4.B$133]" office:value-type="float" office:value="0.000111034660374684">
            <text:p>0.0001110347</text:p>
          </table:table-cell>
          <table:table-cell office:value-type="float" office:value="1910">
            <text:p>1910</text:p>
          </table:table-cell>
          <table:table-cell table:formula="of:=[.E39]/[.E$133]" office:value-type="float" office:value="0.00701749229361776">
            <text:p>0.0070174923</text:p>
          </table:table-cell>
          <table:table-cell table:formula="of:=SUM([Sheet4.E$4:.E39])/[Sheet4.E$133]" office:value-type="float" office:value="0.0246494009412992">
            <text:p>0.0246494009</text:p>
          </table:table-cell>
          <table:table-cell office:value-type="float" office:value="36">
            <text:p>36</text:p>
          </table:table-cell>
          <table:table-cell office:value-type="float" office:value="16158">
            <text:p>16158</text:p>
          </table:table-cell>
          <table:table-cell table:formula="of:=[Sheet4.I39]/[Sheet4.I$133]" office:value-type="float" office:value="0.0000215039738506567">
            <text:p>0.000021504</text:p>
          </table:table-cell>
          <table:table-cell table:formula="of:=SUM([Sheet4.I$4:.I39])/[Sheet4.I$133]" office:value-type="float" office:value="0.0000454833401609138">
            <text:p>4.54833401609138E-005</text:p>
          </table:table-cell>
          <table:table-cell office:value-type="float" office:value="1596">
            <text:p>1596</text:p>
          </table:table-cell>
          <table:table-cell table:formula="of:=[Sheet4.L39]/[Sheet4.L$133]" office:value-type="float" office:value="0.00586383125686594">
            <text:p>0.0058638313</text:p>
          </table:table-cell>
          <table:table-cell table:formula="of:=SUM([Sheet4.L$4:.L39])/[Sheet4.L$133]" office:value-type="float" office:value="0.0189435551130331">
            <text:p>0.018943555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9477">
            <text:p>59477</text:p>
          </table:table-cell>
          <table:table-cell table:formula="of:=[Sheet4.B40]/[Sheet4.B$133]" office:value-type="float" office:value="0.0000791553318922832">
            <text:p>7.91553318922832E-005</text:p>
          </table:table-cell>
          <table:table-cell table:formula="of:=SUM([Sheet4.B$4:.B40])/[Sheet4.B$133]" office:value-type="float" office:value="0.000190189992266967">
            <text:p>0.00019019</text:p>
          </table:table-cell>
          <table:table-cell office:value-type="float" office:value="2486">
            <text:p>2486</text:p>
          </table:table-cell>
          <table:table-cell table:formula="of:=[.E40]/[.E$133]" office:value-type="float" office:value="0.00913376222090772">
            <text:p>0.0091337622</text:p>
          </table:table-cell>
          <table:table-cell table:formula="of:=SUM([Sheet4.E$4:.E40])/[Sheet4.E$133]" office:value-type="float" office:value="0.0337831631622069">
            <text:p>0.0337831632</text:p>
          </table:table-cell>
          <table:table-cell office:value-type="float" office:value="37">
            <text:p>37</text:p>
          </table:table-cell>
          <table:table-cell office:value-type="float" office:value="28309">
            <text:p>28309</text:p>
          </table:table-cell>
          <table:table-cell table:formula="of:=[Sheet4.I40]/[Sheet4.I$133]" office:value-type="float" office:value="0.0000376752070638843">
            <text:p>3.76752070638843E-005</text:p>
          </table:table-cell>
          <table:table-cell table:formula="of:=SUM([Sheet4.I$4:.I40])/[Sheet4.I$133]" office:value-type="float" office:value="0.0000831585472247981">
            <text:p>8.31585472247981E-005</text:p>
          </table:table-cell>
          <table:table-cell office:value-type="float" office:value="2156">
            <text:p>2156</text:p>
          </table:table-cell>
          <table:table-cell table:formula="of:=[Sheet4.L40]/[Sheet4.L$133]" office:value-type="float" office:value="0.00792131590839785">
            <text:p>0.0079213159</text:p>
          </table:table-cell>
          <table:table-cell table:formula="of:=SUM([Sheet4.L$4:.L40])/[Sheet4.L$133]" office:value-type="float" office:value="0.0268648710214309">
            <text:p>0.02686487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6216">
            <text:p>96216</text:p>
          </table:table-cell>
          <table:table-cell table:formula="of:=[Sheet4.B41]/[Sheet4.B$133]" office:value-type="float" office:value="0.000128049656394033">
            <text:p>0.0001280497</text:p>
          </table:table-cell>
          <table:table-cell table:formula="of:=SUM([Sheet4.B$4:.B41])/[Sheet4.B$133]" office:value-type="float" office:value="0.000318239648661">
            <text:p>0.0003182396</text:p>
          </table:table-cell>
          <table:table-cell office:value-type="float" office:value="3271">
            <text:p>3271</text:p>
          </table:table-cell>
          <table:table-cell table:formula="of:=[.E41]/[.E$133]" office:value-type="float" office:value="0.0120179148127873">
            <text:p>0.0120179148</text:p>
          </table:table-cell>
          <table:table-cell table:formula="of:=SUM([Sheet4.E$4:.E41])/[Sheet4.E$133]" office:value-type="float" office:value="0.0458010779749942">
            <text:p>0.045801078</text:p>
          </table:table-cell>
          <table:table-cell office:value-type="float" office:value="38">
            <text:p>38</text:p>
          </table:table-cell>
          <table:table-cell office:value-type="float" office:value="48681">
            <text:p>48681</text:p>
          </table:table-cell>
          <table:table-cell table:formula="of:=[Sheet4.I41]/[Sheet4.I$133]" office:value-type="float" office:value="0.0000647874087773129">
            <text:p>6.47874087773129E-005</text:p>
          </table:table-cell>
          <table:table-cell table:formula="of:=SUM([Sheet4.I$4:.I41])/[Sheet4.I$133]" office:value-type="float" office:value="0.000147945956002111">
            <text:p>0.000147946</text:p>
          </table:table-cell>
          <table:table-cell office:value-type="float" office:value="2971">
            <text:p>2971</text:p>
          </table:table-cell>
          <table:table-cell table:formula="of:=[Sheet4.L41]/[Sheet4.L$133]" office:value-type="float" office:value="0.0109156908923237">
            <text:p>0.0109156909</text:p>
          </table:table-cell>
          <table:table-cell table:formula="of:=SUM([Sheet4.L$4:.L41])/[Sheet4.L$133]" office:value-type="float" office:value="0.0377805619137546">
            <text:p>0.03778056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2171">
            <text:p>152171</text:p>
          </table:table-cell>
          <table:table-cell table:formula="of:=[Sheet4.B42]/[Sheet4.B$133]" office:value-type="float" office:value="0.000202517712887009">
            <text:p>0.0002025177</text:p>
          </table:table-cell>
          <table:table-cell table:formula="of:=SUM([Sheet4.B$4:.B42])/[Sheet4.B$133]" office:value-type="float" office:value="0.000520757361548009">
            <text:p>0.0005207574</text:p>
          </table:table-cell>
          <table:table-cell office:value-type="float" office:value="3971">
            <text:p>3971</text:p>
          </table:table-cell>
          <table:table-cell table:formula="of:=[.E42]/[.E$133]" office:value-type="float" office:value="0.0145897706272022">
            <text:p>0.0145897706</text:p>
          </table:table-cell>
          <table:table-cell table:formula="of:=SUM([Sheet4.E$4:.E42])/[Sheet4.E$133]" office:value-type="float" office:value="0.0603908486021964">
            <text:p>0.0603908486</text:p>
          </table:table-cell>
          <table:table-cell office:value-type="float" office:value="39">
            <text:p>39</text:p>
          </table:table-cell>
          <table:table-cell office:value-type="float" office:value="81776">
            <text:p>81776</text:p>
          </table:table-cell>
          <table:table-cell table:formula="of:=[Sheet4.I42]/[Sheet4.I$133]" office:value-type="float" office:value="0.000108832093428104">
            <text:p>0.0001088321</text:p>
          </table:table-cell>
          <table:table-cell table:formula="of:=SUM([Sheet4.I$4:.I42])/[Sheet4.I$133]" office:value-type="float" office:value="0.000256778049430215">
            <text:p>0.000256778</text:p>
          </table:table-cell>
          <table:table-cell office:value-type="float" office:value="3708">
            <text:p>3708</text:p>
          </table:table-cell>
          <table:table-cell table:formula="of:=[Sheet4.L42]/[Sheet4.L$133]" office:value-type="float" office:value="0.0136234876569291">
            <text:p>0.0136234877</text:p>
          </table:table-cell>
          <table:table-cell table:formula="of:=SUM([Sheet4.L$4:.L42])/[Sheet4.L$133]" office:value-type="float" office:value="0.0514040495706838">
            <text:p>0.051404049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5941">
            <text:p>235941</text:p>
          </table:table-cell>
          <table:table-cell table:formula="of:=[Sheet4.B43]/[Sheet4.B$133]" office:value-type="float" office:value="0.000314003533500297">
            <text:p>0.0003140035</text:p>
          </table:table-cell>
          <table:table-cell table:formula="of:=SUM([Sheet4.B$4:.B43])/[Sheet4.B$133]" office:value-type="float" office:value="0.000834760895048307">
            <text:p>0.0008347609</text:p>
          </table:table-cell>
          <table:table-cell office:value-type="float" office:value="4767">
            <text:p>4767</text:p>
          </table:table-cell>
          <table:table-cell table:formula="of:=[.E43]/[.E$133]" office:value-type="float" office:value="0.0175143380961654">
            <text:p>0.0175143381</text:p>
          </table:table-cell>
          <table:table-cell table:formula="of:=SUM([Sheet4.E$4:.E43])/[Sheet4.E$133]" office:value-type="float" office:value="0.0779051866983617">
            <text:p>0.0779051867</text:p>
          </table:table-cell>
          <table:table-cell office:value-type="float" office:value="40">
            <text:p>40</text:p>
          </table:table-cell>
          <table:table-cell office:value-type="float" office:value="133085">
            <text:p>133085</text:p>
          </table:table-cell>
          <table:table-cell table:formula="of:=[Sheet4.I43]/[Sheet4.I$133]" office:value-type="float" office:value="0.000177116992196723">
            <text:p>0.000177117</text:p>
          </table:table-cell>
          <table:table-cell table:formula="of:=SUM([Sheet4.I$4:.I43])/[Sheet4.I$133]" office:value-type="float" office:value="0.000433895041626938">
            <text:p>0.000433895</text:p>
          </table:table-cell>
          <table:table-cell office:value-type="float" office:value="4604">
            <text:p>4604</text:p>
          </table:table-cell>
          <table:table-cell table:formula="of:=[Sheet4.L43]/[Sheet4.L$133]" office:value-type="float" office:value="0.0169154630993802">
            <text:p>0.0169154631</text:p>
          </table:table-cell>
          <table:table-cell table:formula="of:=SUM([Sheet4.L$4:.L43])/[Sheet4.L$133]" office:value-type="float" office:value="0.068319512670064">
            <text:p>0.068319512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57622">
            <text:p>357622</text:p>
          </table:table-cell>
          <table:table-cell table:formula="of:=[Sheet4.B44]/[Sheet4.B$133]" office:value-type="float" office:value="0.000475943442036116">
            <text:p>0.0004759434</text:p>
          </table:table-cell>
          <table:table-cell table:formula="of:=SUM([Sheet4.B$4:.B44])/[Sheet4.B$133]" office:value-type="float" office:value="0.00131070433708442">
            <text:p>0.0013107043</text:p>
          </table:table-cell>
          <table:table-cell office:value-type="float" office:value="5482">
            <text:p>5482</text:p>
          </table:table-cell>
          <table:table-cell table:formula="of:=[.E44]/[.E$133]" office:value-type="float" office:value="0.0201413051066034">
            <text:p>0.0201413051</text:p>
          </table:table-cell>
          <table:table-cell table:formula="of:=SUM([Sheet4.E$4:.E44])/[Sheet4.E$133]" office:value-type="float" office:value="0.0980464918049652">
            <text:p>0.0980464918</text:p>
          </table:table-cell>
          <table:table-cell office:value-type="float" office:value="41">
            <text:p>41</text:p>
          </table:table-cell>
          <table:table-cell office:value-type="float" office:value="213471">
            <text:p>213471</text:p>
          </table:table-cell>
          <table:table-cell table:formula="of:=[Sheet4.I44]/[Sheet4.I$133]" office:value-type="float" office:value="0.000284099195560932">
            <text:p>0.0002840992</text:p>
          </table:table-cell>
          <table:table-cell table:formula="of:=SUM([Sheet4.I$4:.I44])/[Sheet4.I$133]" office:value-type="float" office:value="0.000717994237187871">
            <text:p>0.0007179942</text:p>
          </table:table-cell>
          <table:table-cell office:value-type="float" office:value="5551">
            <text:p>5551</text:p>
          </table:table-cell>
          <table:table-cell table:formula="of:=[Sheet4.L44]/[Sheet4.L$133]" office:value-type="float" office:value="0.02039481660831">
            <text:p>0.0203948166</text:p>
          </table:table-cell>
          <table:table-cell table:formula="of:=SUM([Sheet4.L$4:.L44])/[Sheet4.L$133]" office:value-type="float" office:value="0.088714329278374">
            <text:p>0.088714329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32348">
            <text:p>532348</text:p>
          </table:table-cell>
          <table:table-cell table:formula="of:=[Sheet4.B45]/[Sheet4.B$133]" office:value-type="float" office:value="0.000708478615636181">
            <text:p>0.0007084786</text:p>
          </table:table-cell>
          <table:table-cell table:formula="of:=SUM([Sheet4.B$4:.B45])/[Sheet4.B$133]" office:value-type="float" office:value="0.0020191829527206">
            <text:p>0.002019183</text:p>
          </table:table-cell>
          <table:table-cell office:value-type="float" office:value="6289">
            <text:p>6289</text:p>
          </table:table-cell>
          <table:table-cell table:formula="of:=[.E45]/[.E$133]" office:value-type="float" office:value="0.0231062874526503">
            <text:p>0.0231062875</text:p>
          </table:table-cell>
          <table:table-cell table:formula="of:=SUM([Sheet4.E$4:.E45])/[Sheet4.E$133]" office:value-type="float" office:value="0.121152779257615">
            <text:p>0.1211527793</text:p>
          </table:table-cell>
          <table:table-cell office:value-type="float" office:value="42">
            <text:p>42</text:p>
          </table:table-cell>
          <table:table-cell office:value-type="float" office:value="332406">
            <text:p>332406</text:p>
          </table:table-cell>
          <table:table-cell table:formula="of:=[Sheet4.I45]/[Sheet4.I$133]" office:value-type="float" office:value="0.000442384573078438">
            <text:p>0.0004423846</text:p>
          </table:table-cell>
          <table:table-cell table:formula="of:=SUM([Sheet4.I$4:.I45])/[Sheet4.I$133]" office:value-type="float" office:value="0.00116037881026631">
            <text:p>0.0011603788</text:p>
          </table:table-cell>
          <table:table-cell office:value-type="float" office:value="6427">
            <text:p>6427</text:p>
          </table:table-cell>
          <table:table-cell table:formula="of:=[Sheet4.L45]/[Sheet4.L$133]" office:value-type="float" office:value="0.0236133104560635">
            <text:p>0.0236133105</text:p>
          </table:table-cell>
          <table:table-cell table:formula="of:=SUM([Sheet4.L$4:.L45])/[Sheet4.L$133]" office:value-type="float" office:value="0.112327639734438">
            <text:p>0.11232763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75724">
            <text:p>775724</text:p>
          </table:table-cell>
          <table:table-cell table:formula="of:=[Sheet4.B46]/[Sheet4.B$133]" office:value-type="float" office:value="0.00103237706469407">
            <text:p>0.0010323771</text:p>
          </table:table-cell>
          <table:table-cell table:formula="of:=SUM([Sheet4.B$4:.B46])/[Sheet4.B$133]" office:value-type="float" office:value="0.00305156001741468">
            <text:p>0.00305156</text:p>
          </table:table-cell>
          <table:table-cell office:value-type="float" office:value="6979">
            <text:p>6979</text:p>
          </table:table-cell>
          <table:table-cell table:formula="of:=[.E46]/[.E$133]" office:value-type="float" office:value="0.0256414024697164">
            <text:p>0.0256414025</text:p>
          </table:table-cell>
          <table:table-cell table:formula="of:=SUM([Sheet4.E$4:.E46])/[Sheet4.E$133]" office:value-type="float" office:value="0.146794181727332">
            <text:p>0.1467941817</text:p>
          </table:table-cell>
          <table:table-cell office:value-type="float" office:value="43">
            <text:p>43</text:p>
          </table:table-cell>
          <table:table-cell office:value-type="float" office:value="507222">
            <text:p>507222</text:p>
          </table:table-cell>
          <table:table-cell table:formula="of:=[Sheet4.I46]/[Sheet4.I$133]" office:value-type="float" office:value="0.000675039523733">
            <text:p>0.0006750395</text:p>
          </table:table-cell>
          <table:table-cell table:formula="of:=SUM([Sheet4.I$4:.I46])/[Sheet4.I$133]" office:value-type="float" office:value="0.00183541833399931">
            <text:p>0.0018354183</text:p>
          </table:table-cell>
          <table:table-cell office:value-type="float" office:value="7163">
            <text:p>7163</text:p>
          </table:table-cell>
          <table:table-cell table:formula="of:=[Sheet4.L46]/[Sheet4.L$133]" office:value-type="float" office:value="0.026317433140934">
            <text:p>0.0263174331</text:p>
          </table:table-cell>
          <table:table-cell table:formula="of:=SUM([Sheet4.L$4:.L46])/[Sheet4.L$133]" office:value-type="float" office:value="0.138645072875372">
            <text:p>0.138645072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07390">
            <text:p>1107390</text:p>
          </table:table-cell>
          <table:table-cell table:formula="of:=[Sheet4.B47]/[Sheet4.B$133]" office:value-type="float" office:value="0.00147377680421332">
            <text:p>0.0014737768</text:p>
          </table:table-cell>
          <table:table-cell table:formula="of:=SUM([Sheet4.B$4:.B47])/[Sheet4.B$133]" office:value-type="float" office:value="0.004525336821628">
            <text:p>0.0045253368</text:p>
          </table:table-cell>
          <table:table-cell office:value-type="float" office:value="7471">
            <text:p>7471</text:p>
          </table:table-cell>
          <table:table-cell table:formula="of:=[.E47]/[.E$133]" office:value-type="float" office:value="0.0274490496992766">
            <text:p>0.0274490497</text:p>
          </table:table-cell>
          <table:table-cell table:formula="of:=SUM([Sheet4.E$4:.E47])/[Sheet4.E$133]" office:value-type="float" office:value="0.174243231426608">
            <text:p>0.1742432314</text:p>
          </table:table-cell>
          <table:table-cell office:value-type="float" office:value="44">
            <text:p>44</text:p>
          </table:table-cell>
          <table:table-cell office:value-type="float" office:value="755364">
            <text:p>755364</text:p>
          </table:table-cell>
          <table:table-cell table:formula="of:=[Sheet4.I47]/[Sheet4.I$133]" office:value-type="float" office:value="0.00100528083325458">
            <text:p>0.0010052808</text:p>
          </table:table-cell>
          <table:table-cell table:formula="of:=SUM([Sheet4.I$4:.I47])/[Sheet4.I$133]" office:value-type="float" office:value="0.00284069916725389">
            <text:p>0.0028406992</text:p>
          </table:table-cell>
          <table:table-cell office:value-type="float" office:value="7997">
            <text:p>7997</text:p>
          </table:table-cell>
          <table:table-cell table:formula="of:=[Sheet4.L47]/[Sheet4.L$133]" office:value-type="float" office:value="0.0293816156398226">
            <text:p>0.0293816156</text:p>
          </table:table-cell>
          <table:table-cell table:formula="of:=SUM([Sheet4.L$4:.L47])/[Sheet4.L$133]" office:value-type="float" office:value="0.168026688515194">
            <text:p>0.168026688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50903">
            <text:p>1550903</text:p>
          </table:table-cell>
          <table:table-cell table:formula="of:=[Sheet4.B48]/[Sheet4.B$133]" office:value-type="float" office:value="0.00206402881278036">
            <text:p>0.0020640288</text:p>
          </table:table-cell>
          <table:table-cell table:formula="of:=SUM([Sheet4.B$4:.B48])/[Sheet4.B$133]" office:value-type="float" office:value="0.00658936563440836">
            <text:p>0.0065893656</text:p>
          </table:table-cell>
          <table:table-cell office:value-type="float" office:value="7951">
            <text:p>7951</text:p>
          </table:table-cell>
          <table:table-cell table:formula="of:=[.E48]/[.E$133]" office:value-type="float" office:value="0.0292126079720182">
            <text:p>0.029212608</text:p>
          </table:table-cell>
          <table:table-cell table:formula="of:=SUM([Sheet4.E$4:.E48])/[Sheet4.E$133]" office:value-type="float" office:value="0.203455839398627">
            <text:p>0.2034558394</text:p>
          </table:table-cell>
          <table:table-cell office:value-type="float" office:value="45">
            <text:p>45</text:p>
          </table:table-cell>
          <table:table-cell office:value-type="float" office:value="1103011">
            <text:p>1103011</text:p>
          </table:table-cell>
          <table:table-cell table:formula="of:=[Sheet4.I48]/[Sheet4.I$133]" office:value-type="float" office:value="0.00146794898508397">
            <text:p>0.001467949</text:p>
          </table:table-cell>
          <table:table-cell table:formula="of:=SUM([Sheet4.I$4:.I48])/[Sheet4.I$133]" office:value-type="float" office:value="0.00430864815233786">
            <text:p>0.0043086482</text:p>
          </table:table-cell>
          <table:table-cell office:value-type="float" office:value="8419">
            <text:p>8419</text:p>
          </table:table-cell>
          <table:table-cell table:formula="of:=[Sheet4.L48]/[Sheet4.L$133]" office:value-type="float" office:value="0.0309320772879413">
            <text:p>0.0309320773</text:p>
          </table:table-cell>
          <table:table-cell table:formula="of:=SUM([Sheet4.L$4:.L48])/[Sheet4.L$133]" office:value-type="float" office:value="0.198958765803135">
            <text:p>0.198958765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136061">
            <text:p>2136061</text:p>
          </table:table-cell>
          <table:table-cell table:formula="of:=[Sheet4.B49]/[Sheet4.B$133]" office:value-type="float" office:value="0.00284278994228294">
            <text:p>0.0028427899</text:p>
          </table:table-cell>
          <table:table-cell table:formula="of:=SUM([Sheet4.B$4:.B49])/[Sheet4.B$133]" office:value-type="float" office:value="0.0094321555766913">
            <text:p>0.0094321556</text:p>
          </table:table-cell>
          <table:table-cell office:value-type="float" office:value="8194">
            <text:p>8194</text:p>
          </table:table-cell>
          <table:table-cell table:formula="of:=[.E49]/[.E$133]" office:value-type="float" office:value="0.0301054093475937">
            <text:p>0.0301054093</text:p>
          </table:table-cell>
          <table:table-cell table:formula="of:=SUM([Sheet4.E$4:.E49])/[Sheet4.E$133]" office:value-type="float" office:value="0.23356124874622">
            <text:p>0.2335612487</text:p>
          </table:table-cell>
          <table:table-cell office:value-type="float" office:value="46">
            <text:p>46</text:p>
          </table:table-cell>
          <table:table-cell office:value-type="float" office:value="1582021">
            <text:p>1582021</text:p>
          </table:table-cell>
          <table:table-cell table:formula="of:=[Sheet4.I49]/[Sheet4.I$133]" office:value-type="float" office:value="0.00210544239480071">
            <text:p>0.0021054424</text:p>
          </table:table-cell>
          <table:table-cell table:formula="of:=SUM([Sheet4.I$4:.I49])/[Sheet4.I$133]" office:value-type="float" office:value="0.00641409054713856">
            <text:p>0.0064140905</text:p>
          </table:table-cell>
          <table:table-cell office:value-type="float" office:value="8782">
            <text:p>8782</text:p>
          </table:table-cell>
          <table:table-cell table:formula="of:=[Sheet4.L49]/[Sheet4.L$133]" office:value-type="float" office:value="0.0322657682317022">
            <text:p>0.0322657682</text:p>
          </table:table-cell>
          <table:table-cell table:formula="of:=SUM([Sheet4.L$4:.L49])/[Sheet4.L$133]" office:value-type="float" office:value="0.231224534034838">
            <text:p>0.23122453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86436">
            <text:p>2886436</text:p>
          </table:table-cell>
          <table:table-cell table:formula="of:=[Sheet4.B50]/[Sheet4.B$133]" office:value-type="float" office:value="0.00384143113414991">
            <text:p>0.0038414311</text:p>
          </table:table-cell>
          <table:table-cell table:formula="of:=SUM([Sheet4.B$4:.B50])/[Sheet4.B$133]" office:value-type="float" office:value="0.0132735867108412">
            <text:p>0.0132735867</text:p>
          </table:table-cell>
          <table:table-cell office:value-type="float" office:value="8154">
            <text:p>8154</text:p>
          </table:table-cell>
          <table:table-cell table:formula="of:=[.E50]/[.E$133]" office:value-type="float" office:value="0.0299584461581985">
            <text:p>0.0299584462</text:p>
          </table:table-cell>
          <table:table-cell table:formula="of:=SUM([Sheet4.E$4:.E50])/[Sheet4.E$133]" office:value-type="float" office:value="0.263519694904419">
            <text:p>0.2635196949</text:p>
          </table:table-cell>
          <table:table-cell office:value-type="float" office:value="47">
            <text:p>47</text:p>
          </table:table-cell>
          <table:table-cell office:value-type="float" office:value="2218022">
            <text:p>2218022</text:p>
          </table:table-cell>
          <table:table-cell table:formula="of:=[Sheet4.I50]/[Sheet4.I$133]" office:value-type="float" office:value="0.00295186824410084">
            <text:p>0.0029518682</text:p>
          </table:table-cell>
          <table:table-cell table:formula="of:=SUM([Sheet4.I$4:.I50])/[Sheet4.I$133]" office:value-type="float" office:value="0.0093659587912394">
            <text:p>0.0093659588</text:p>
          </table:table-cell>
          <table:table-cell office:value-type="float" office:value="8708">
            <text:p>8708</text:p>
          </table:table-cell>
          <table:table-cell table:formula="of:=[Sheet4.L50]/[Sheet4.L$133]" office:value-type="float" office:value="0.0319938863313212">
            <text:p>0.0319938863</text:p>
          </table:table-cell>
          <table:table-cell table:formula="of:=SUM([Sheet4.L$4:.L50])/[Sheet4.L$133]" office:value-type="float" office:value="0.263218420366159">
            <text:p>0.263218420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828002">
            <text:p>3828002</text:p>
          </table:table-cell>
          <table:table-cell table:formula="of:=[Sheet4.B51]/[Sheet4.B$133]" office:value-type="float" office:value="0.00509452004630906">
            <text:p>0.00509452</text:p>
          </table:table-cell>
          <table:table-cell table:formula="of:=SUM([Sheet4.B$4:.B51])/[Sheet4.B$133]" office:value-type="float" office:value="0.0183681067571503">
            <text:p>0.0183681068</text:p>
          </table:table-cell>
          <table:table-cell office:value-type="float" office:value="8105">
            <text:p>8105</text:p>
          </table:table-cell>
          <table:table-cell table:formula="of:=[.E51]/[.E$133]" office:value-type="float" office:value="0.0297784162511895">
            <text:p>0.0297784163</text:p>
          </table:table-cell>
          <table:table-cell table:formula="of:=SUM([Sheet4.E$4:.E51])/[Sheet4.E$133]" office:value-type="float" office:value="0.293298111155608">
            <text:p>0.2932981112</text:p>
          </table:table-cell>
          <table:table-cell office:value-type="float" office:value="48">
            <text:p>48</text:p>
          </table:table-cell>
          <table:table-cell office:value-type="float" office:value="3048536">
            <text:p>3048536</text:p>
          </table:table-cell>
          <table:table-cell table:formula="of:=[Sheet4.I51]/[Sheet4.I$133]" office:value-type="float" office:value="0.00405716291786024">
            <text:p>0.0040571629</text:p>
          </table:table-cell>
          <table:table-cell table:formula="of:=SUM([Sheet4.I$4:.I51])/[Sheet4.I$133]" office:value-type="float" office:value="0.0134231217090996">
            <text:p>0.0134231217</text:p>
          </table:table-cell>
          <table:table-cell office:value-type="float" office:value="8772">
            <text:p>8772</text:p>
          </table:table-cell>
          <table:table-cell table:formula="of:=[Sheet4.L51]/[Sheet4.L$133]" office:value-type="float" office:value="0.0322290274343534">
            <text:p>0.0322290274</text:p>
          </table:table-cell>
          <table:table-cell table:formula="of:=SUM([Sheet4.L$4:.L51])/[Sheet4.L$133]" office:value-type="float" office:value="0.295447447800512">
            <text:p>0.295447447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995007">
            <text:p>4995007</text:p>
          </table:table-cell>
          <table:table-cell table:formula="of:=[Sheet4.B52]/[Sheet4.B$133]" office:value-type="float" office:value="0.00664763584056488">
            <text:p>0.0066476358</text:p>
          </table:table-cell>
          <table:table-cell table:formula="of:=SUM([Sheet4.B$4:.B52])/[Sheet4.B$133]" office:value-type="float" office:value="0.0250157425977151">
            <text:p>0.0250157426</text:p>
          </table:table-cell>
          <table:table-cell office:value-type="float" office:value="7894">
            <text:p>7894</text:p>
          </table:table-cell>
          <table:table-cell table:formula="of:=[.E52]/[.E$133]" office:value-type="float" office:value="0.0290031854271301">
            <text:p>0.0290031854</text:p>
          </table:table-cell>
          <table:table-cell table:formula="of:=SUM([Sheet4.E$4:.E52])/[Sheet4.E$133]" office:value-type="float" office:value="0.322301296582738">
            <text:p>0.3223012966</text:p>
          </table:table-cell>
          <table:table-cell office:value-type="float" office:value="49">
            <text:p>49</text:p>
          </table:table-cell>
          <table:table-cell office:value-type="float" office:value="4104665">
            <text:p>4104665</text:p>
          </table:table-cell>
          <table:table-cell table:formula="of:=[Sheet4.I52]/[Sheet4.I$133]" office:value-type="float" office:value="0.00546271870440067">
            <text:p>0.0054627187</text:p>
          </table:table-cell>
          <table:table-cell table:formula="of:=SUM([Sheet4.I$4:.I52])/[Sheet4.I$133]" office:value-type="float" office:value="0.0188858404135003">
            <text:p>0.0188858404</text:p>
          </table:table-cell>
          <table:table-cell office:value-type="float" office:value="8197">
            <text:p>8197</text:p>
          </table:table-cell>
          <table:table-cell table:formula="of:=[Sheet4.L52]/[Sheet4.L$133]" office:value-type="float" office:value="0.0301164315867983">
            <text:p>0.0301164316</text:p>
          </table:table-cell>
          <table:table-cell table:formula="of:=SUM([Sheet4.L$4:.L52])/[Sheet4.L$133]" office:value-type="float" office:value="0.32556387938731">
            <text:p>0.325563879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405847">
            <text:p>6405847</text:p>
          </table:table-cell>
          <table:table-cell table:formula="of:=[Sheet4.B53]/[Sheet4.B$133]" office:value-type="float" office:value="0.00852526094685654">
            <text:p>0.0085252609</text:p>
          </table:table-cell>
          <table:table-cell table:formula="of:=SUM([Sheet4.B$4:.B53])/[Sheet4.B$133]" office:value-type="float" office:value="0.0335410035445717">
            <text:p>0.0335410035</text:p>
          </table:table-cell>
          <table:table-cell office:value-type="float" office:value="7497">
            <text:p>7497</text:p>
          </table:table-cell>
          <table:table-cell table:formula="of:=[.E53]/[.E$133]" office:value-type="float" office:value="0.0275445757723834">
            <text:p>0.0275445758</text:p>
          </table:table-cell>
          <table:table-cell table:formula="of:=SUM([Sheet4.E$4:.E53])/[Sheet4.E$133]" office:value-type="float" office:value="0.349845872355122">
            <text:p>0.3498458724</text:p>
          </table:table-cell>
          <table:table-cell office:value-type="float" office:value="50">
            <text:p>50</text:p>
          </table:table-cell>
          <table:table-cell office:value-type="float" office:value="5432444">
            <text:p>5432444</text:p>
          </table:table-cell>
          <table:table-cell table:formula="of:=[Sheet4.I53]/[Sheet4.I$133]" office:value-type="float" office:value="0.00722980156709724">
            <text:p>0.0072298016</text:p>
          </table:table-cell>
          <table:table-cell table:formula="of:=SUM([Sheet4.I$4:.I53])/[Sheet4.I$133]" office:value-type="float" office:value="0.0261156419805975">
            <text:p>0.026115642</text:p>
          </table:table-cell>
          <table:table-cell office:value-type="float" office:value="7838">
            <text:p>7838</text:p>
          </table:table-cell>
          <table:table-cell table:formula="of:=[Sheet4.L53]/[Sheet4.L$133]" office:value-type="float" office:value="0.0287974369619769">
            <text:p>0.028797437</text:p>
          </table:table-cell>
          <table:table-cell table:formula="of:=SUM([Sheet4.L$4:.L53])/[Sheet4.L$133]" office:value-type="float" office:value="0.354361316349287">
            <text:p>0.354361316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069006">
            <text:p>8069006</text:p>
          </table:table-cell>
          <table:table-cell table:formula="of:=[Sheet4.B54]/[Sheet4.B$133]" office:value-type="float" office:value="0.0107386863488546">
            <text:p>0.0107386863</text:p>
          </table:table-cell>
          <table:table-cell table:formula="of:=SUM([Sheet4.B$4:.B54])/[Sheet4.B$133]" office:value-type="float" office:value="0.0442796898934263">
            <text:p>0.0442796899</text:p>
          </table:table-cell>
          <table:table-cell office:value-type="float" office:value="6716">
            <text:p>6716</text:p>
          </table:table-cell>
          <table:table-cell table:formula="of:=[.E54]/[.E$133]" office:value-type="float" office:value="0.0246751194994434">
            <text:p>0.0246751195</text:p>
          </table:table-cell>
          <table:table-cell table:formula="of:=SUM([Sheet4.E$4:.E54])/[Sheet4.E$133]" office:value-type="float" office:value="0.374520991854565">
            <text:p>0.3745209919</text:p>
          </table:table-cell>
          <table:table-cell office:value-type="float" office:value="51">
            <text:p>51</text:p>
          </table:table-cell>
          <table:table-cell office:value-type="float" office:value="7042468">
            <text:p>7042468</text:p>
          </table:table-cell>
          <table:table-cell table:formula="of:=[Sheet4.I54]/[Sheet4.I$133]" office:value-type="float" office:value="0.00937251192697654">
            <text:p>0.0093725119</text:p>
          </table:table-cell>
          <table:table-cell table:formula="of:=SUM([Sheet4.I$4:.I54])/[Sheet4.I$133]" office:value-type="float" office:value="0.0354881539075741">
            <text:p>0.0354881539</text:p>
          </table:table-cell>
          <table:table-cell office:value-type="float" office:value="7071">
            <text:p>7071</text:p>
          </table:table-cell>
          <table:table-cell table:formula="of:=[Sheet4.L54]/[Sheet4.L$133]" office:value-type="float" office:value="0.0259794178053252">
            <text:p>0.0259794178</text:p>
          </table:table-cell>
          <table:table-cell table:formula="of:=SUM([Sheet4.L$4:.L54])/[Sheet4.L$133]" office:value-type="float" office:value="0.380340734154613">
            <text:p>0.380340734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995696">
            <text:p>9995696</text:p>
          </table:table-cell>
          <table:table-cell table:formula="of:=[Sheet4.B55]/[Sheet4.B$133]" office:value-type="float" office:value="0.013302833605837">
            <text:p>0.0133028336</text:p>
          </table:table-cell>
          <table:table-cell table:formula="of:=SUM([Sheet4.B$4:.B55])/[Sheet4.B$133]" office:value-type="float" office:value="0.0575825234992633">
            <text:p>0.0575825235</text:p>
          </table:table-cell>
          <table:table-cell office:value-type="float" office:value="5909">
            <text:p>5909</text:p>
          </table:table-cell>
          <table:table-cell table:formula="of:=[.E55]/[.E$133]" office:value-type="float" office:value="0.0217101371533965">
            <text:p>0.0217101372</text:p>
          </table:table-cell>
          <table:table-cell table:formula="of:=SUM([Sheet4.E$4:.E55])/[Sheet4.E$133]" office:value-type="float" office:value="0.396231129007962">
            <text:p>0.396231129</text:p>
          </table:table-cell>
          <table:table-cell office:value-type="float" office:value="52">
            <text:p>52</text:p>
          </table:table-cell>
          <table:table-cell office:value-type="float" office:value="8973858">
            <text:p>8973858</text:p>
          </table:table-cell>
          <table:table-cell table:formula="of:=[Sheet4.I55]/[Sheet4.I$133]" office:value-type="float" office:value="0.011942914207916">
            <text:p>0.0119429142</text:p>
          </table:table-cell>
          <table:table-cell table:formula="of:=SUM([Sheet4.I$4:.I55])/[Sheet4.I$133]" office:value-type="float" office:value="0.0474310681154901">
            <text:p>0.0474310681</text:p>
          </table:table-cell>
          <table:table-cell office:value-type="float" office:value="6452">
            <text:p>6452</text:p>
          </table:table-cell>
          <table:table-cell table:formula="of:=[Sheet4.L55]/[Sheet4.L$133]" office:value-type="float" office:value="0.0237051624494355">
            <text:p>0.0237051624</text:p>
          </table:table-cell>
          <table:table-cell table:formula="of:=SUM([Sheet4.L$4:.L55])/[Sheet4.L$133]" office:value-type="float" office:value="0.404045896604048">
            <text:p>0.404045896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184743">
            <text:p>12184743</text:p>
          </table:table-cell>
          <table:table-cell table:formula="of:=[Sheet4.B56]/[Sheet4.B$133]" office:value-type="float" office:value="0.0162161402926707">
            <text:p>0.0162161403</text:p>
          </table:table-cell>
          <table:table-cell table:formula="of:=SUM([Sheet4.B$4:.B56])/[Sheet4.B$133]" office:value-type="float" office:value="0.073798663791934">
            <text:p>0.0737986638</text:p>
          </table:table-cell>
          <table:table-cell office:value-type="float" office:value="5427">
            <text:p>5427</text:p>
          </table:table-cell>
          <table:table-cell table:formula="of:=[.E56]/[.E$133]" office:value-type="float" office:value="0.0199392307211851">
            <text:p>0.0199392307</text:p>
          </table:table-cell>
          <table:table-cell table:formula="of:=SUM([Sheet4.E$4:.E56])/[Sheet4.E$133]" office:value-type="float" office:value="0.416170359729147">
            <text:p>0.4161703597</text:p>
          </table:table-cell>
          <table:table-cell office:value-type="float" office:value="53">
            <text:p>53</text:p>
          </table:table-cell>
          <table:table-cell office:value-type="float" office:value="11209183">
            <text:p>11209183</text:p>
          </table:table-cell>
          <table:table-cell table:formula="of:=[Sheet4.I56]/[Sheet4.I$133]" office:value-type="float" office:value="0.0149178102561719">
            <text:p>0.0149178103</text:p>
          </table:table-cell>
          <table:table-cell table:formula="of:=SUM([Sheet4.I$4:.I56])/[Sheet4.I$133]" office:value-type="float" office:value="0.062348878371662">
            <text:p>0.0623488784</text:p>
          </table:table-cell>
          <table:table-cell office:value-type="float" office:value="5548">
            <text:p>5548</text:p>
          </table:table-cell>
          <table:table-cell table:formula="of:=[Sheet4.L56]/[Sheet4.L$133]" office:value-type="float" office:value="0.0203837943691054">
            <text:p>0.0203837944</text:p>
          </table:table-cell>
          <table:table-cell table:formula="of:=SUM([Sheet4.L$4:.L56])/[Sheet4.L$133]" office:value-type="float" office:value="0.424429690973154">
            <text:p>0.42442969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609293">
            <text:p>14609293</text:p>
          </table:table-cell>
          <table:table-cell table:formula="of:=[Sheet4.B57]/[Sheet4.B$133]" office:value-type="float" office:value="0.0194428675980061">
            <text:p>0.0194428676</text:p>
          </table:table-cell>
          <table:table-cell table:formula="of:=SUM([Sheet4.B$4:.B57])/[Sheet4.B$133]" office:value-type="float" office:value="0.0932415313899401">
            <text:p>0.0932415314</text:p>
          </table:table-cell>
          <table:table-cell office:value-type="float" office:value="4705">
            <text:p>4705</text:p>
          </table:table-cell>
          <table:table-cell table:formula="of:=[.E57]/[.E$133]" office:value-type="float" office:value="0.0172865451526029">
            <text:p>0.0172865452</text:p>
          </table:table-cell>
          <table:table-cell table:formula="of:=SUM([Sheet4.E$4:.E57])/[Sheet4.E$133]" office:value-type="float" office:value="0.43345690488175">
            <text:p>0.4334569049</text:p>
          </table:table-cell>
          <table:table-cell office:value-type="float" office:value="54">
            <text:p>54</text:p>
          </table:table-cell>
          <table:table-cell office:value-type="float" office:value="13737111">
            <text:p>13737111</text:p>
          </table:table-cell>
          <table:table-cell table:formula="of:=[Sheet4.I57]/[Sheet4.I$133]" office:value-type="float" office:value="0.018282118809727">
            <text:p>0.0182821188</text:p>
          </table:table-cell>
          <table:table-cell table:formula="of:=SUM([Sheet4.I$4:.I57])/[Sheet4.I$133]" office:value-type="float" office:value="0.0806309971813891">
            <text:p>0.0806309972</text:p>
          </table:table-cell>
          <table:table-cell office:value-type="float" office:value="4657">
            <text:p>4657</text:p>
          </table:table-cell>
          <table:table-cell table:formula="of:=[Sheet4.L57]/[Sheet4.L$133]" office:value-type="float" office:value="0.0171101893253287">
            <text:p>0.0171101893</text:p>
          </table:table-cell>
          <table:table-cell table:formula="of:=SUM([Sheet4.L$4:.L57])/[Sheet4.L$133]" office:value-type="float" office:value="0.441539880298482">
            <text:p>0.441539880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226169">
            <text:p>17226169</text:p>
          </table:table-cell>
          <table:table-cell table:formula="of:=[Sheet4.B58]/[Sheet4.B$133]" office:value-type="float" office:value="0.0229255531453765">
            <text:p>0.0229255531</text:p>
          </table:table-cell>
          <table:table-cell table:formula="of:=SUM([Sheet4.B$4:.B58])/[Sheet4.B$133]" office:value-type="float" office:value="0.116167084535317">
            <text:p>0.1161670845</text:p>
          </table:table-cell>
          <table:table-cell office:value-type="float" office:value="3931">
            <text:p>3931</text:p>
          </table:table-cell>
          <table:table-cell table:formula="of:=[.E58]/[.E$133]" office:value-type="float" office:value="0.014442807437807">
            <text:p>0.0144428074</text:p>
          </table:table-cell>
          <table:table-cell table:formula="of:=SUM([Sheet4.E$4:.E58])/[Sheet4.E$133]" office:value-type="float" office:value="0.447899712319557">
            <text:p>0.4478997123</text:p>
          </table:table-cell>
          <table:table-cell office:value-type="float" office:value="55">
            <text:p>55</text:p>
          </table:table-cell>
          <table:table-cell office:value-type="float" office:value="16546944">
            <text:p>16546944</text:p>
          </table:table-cell>
          <table:table-cell table:formula="of:=[Sheet4.I58]/[Sheet4.I$133]" office:value-type="float" office:value="0.0220216023693701">
            <text:p>0.0220216024</text:p>
          </table:table-cell>
          <table:table-cell table:formula="of:=SUM([Sheet4.I$4:.I58])/[Sheet4.I$133]" office:value-type="float" office:value="0.102652599550759">
            <text:p>0.1026525996</text:p>
          </table:table-cell>
          <table:table-cell office:value-type="float" office:value="3822">
            <text:p>3822</text:p>
          </table:table-cell>
          <table:table-cell table:formula="of:=[Sheet4.L58]/[Sheet4.L$133]" office:value-type="float" office:value="0.0140423327467053">
            <text:p>0.0140423327</text:p>
          </table:table-cell>
          <table:table-cell table:formula="of:=SUM([Sheet4.L$4:.L58])/[Sheet4.L$133]" office:value-type="float" office:value="0.455582213045188">
            <text:p>0.45558221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9988314">
            <text:p>19988314</text:p>
          </table:table-cell>
          <table:table-cell table:formula="of:=[Sheet4.B59]/[Sheet4.B$133]" office:value-type="float" office:value="0.0266015708364102">
            <text:p>0.0266015708</text:p>
          </table:table-cell>
          <table:table-cell table:formula="of:=SUM([Sheet4.B$4:.B59])/[Sheet4.B$133]" office:value-type="float" office:value="0.142768655371727">
            <text:p>0.1427686554</text:p>
          </table:table-cell>
          <table:table-cell office:value-type="float" office:value="3345">
            <text:p>3345</text:p>
          </table:table-cell>
          <table:table-cell table:formula="of:=[.E59]/[.E$133]" office:value-type="float" office:value="0.0122897967131683">
            <text:p>0.0122897967</text:p>
          </table:table-cell>
          <table:table-cell table:formula="of:=SUM([Sheet4.E$4:.E59])/[Sheet4.E$133]" office:value-type="float" office:value="0.460189509032725">
            <text:p>0.460189509</text:p>
          </table:table-cell>
          <table:table-cell office:value-type="float" office:value="56">
            <text:p>56</text:p>
          </table:table-cell>
          <table:table-cell office:value-type="float" office:value="19567840">
            <text:p>19567840</text:p>
          </table:table-cell>
          <table:table-cell table:formula="of:=[Sheet4.I59]/[Sheet4.I$133]" office:value-type="float" office:value="0.0260419804229382">
            <text:p>0.0260419804</text:p>
          </table:table-cell>
          <table:table-cell table:formula="of:=SUM([Sheet4.I$4:.I59])/[Sheet4.I$133]" office:value-type="float" office:value="0.128694579973697">
            <text:p>0.12869458</text:p>
          </table:table-cell>
          <table:table-cell office:value-type="float" office:value="3136">
            <text:p>3136</text:p>
          </table:table-cell>
          <table:table-cell table:formula="of:=[Sheet4.L59]/[Sheet4.L$133]" office:value-type="float" office:value="0.0115219140485787">
            <text:p>0.011521914</text:p>
          </table:table-cell>
          <table:table-cell table:formula="of:=SUM([Sheet4.L$4:.L59])/[Sheet4.L$133]" office:value-type="float" office:value="0.467104127093766">
            <text:p>0.467104127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828422">
            <text:p>22828422</text:p>
          </table:table-cell>
          <table:table-cell table:formula="of:=[Sheet4.B60]/[Sheet4.B$133]" office:value-type="float" office:value="0.0303813460663298">
            <text:p>0.0303813461</text:p>
          </table:table-cell>
          <table:table-cell table:formula="of:=SUM([Sheet4.B$4:.B60])/[Sheet4.B$133]" office:value-type="float" office:value="0.173150001438057">
            <text:p>0.1731500014</text:p>
          </table:table-cell>
          <table:table-cell office:value-type="float" office:value="2761">
            <text:p>2761</text:p>
          </table:table-cell>
          <table:table-cell table:formula="of:=[.E60]/[.E$133]" office:value-type="float" office:value="0.0101441341479993">
            <text:p>0.0101441341</text:p>
          </table:table-cell>
          <table:table-cell table:formula="of:=SUM([Sheet4.E$4:.E60])/[Sheet4.E$133]" office:value-type="float" office:value="0.470333643180724">
            <text:p>0.4703336432</text:p>
          </table:table-cell>
          <table:table-cell office:value-type="float" office:value="57">
            <text:p>57</text:p>
          </table:table-cell>
          <table:table-cell office:value-type="float" office:value="22725801">
            <text:p>22725801</text:p>
          </table:table-cell>
          <table:table-cell table:formula="of:=[Sheet4.I60]/[Sheet4.I$133]" office:value-type="float" office:value="0.0302447722762241">
            <text:p>0.0302447723</text:p>
          </table:table-cell>
          <table:table-cell table:formula="of:=SUM([Sheet4.I$4:.I60])/[Sheet4.I$133]" office:value-type="float" office:value="0.158939352249921">
            <text:p>0.1589393522</text:p>
          </table:table-cell>
          <table:table-cell office:value-type="float" office:value="2484">
            <text:p>2484</text:p>
          </table:table-cell>
          <table:table-cell table:formula="of:=[Sheet4.L60]/[Sheet4.L$133]" office:value-type="float" office:value="0.00912641406143796">
            <text:p>0.0091264141</text:p>
          </table:table-cell>
          <table:table-cell table:formula="of:=SUM([Sheet4.L$4:.L60])/[Sheet4.L$133]" office:value-type="float" office:value="0.476230541155204">
            <text:p>0.47623054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5670036">
            <text:p>25670036</text:p>
          </table:table-cell>
          <table:table-cell table:formula="of:=[Sheet4.B61]/[Sheet4.B$133]" office:value-type="float" office:value="0.034163125565628">
            <text:p>0.0341631256</text:p>
          </table:table-cell>
          <table:table-cell table:formula="of:=SUM([Sheet4.B$4:.B61])/[Sheet4.B$133]" office:value-type="float" office:value="0.207313127003685">
            <text:p>0.207313127</text:p>
          </table:table-cell>
          <table:table-cell office:value-type="float" office:value="2064">
            <text:p>2064</text:p>
          </table:table-cell>
          <table:table-cell table:formula="of:=[.E61]/[.E$133]" office:value-type="float" office:value="0.00758330057278903">
            <text:p>0.0075833006</text:p>
          </table:table-cell>
          <table:table-cell table:formula="of:=SUM([Sheet4.E$4:.E61])/[Sheet4.E$133]" office:value-type="float" office:value="0.477916943753513">
            <text:p>0.4779169438</text:p>
          </table:table-cell>
          <table:table-cell office:value-type="float" office:value="58">
            <text:p>58</text:p>
          </table:table-cell>
          <table:table-cell office:value-type="float" office:value="25931036">
            <text:p>25931036</text:p>
          </table:table-cell>
          <table:table-cell table:formula="of:=[Sheet4.I61]/[Sheet4.I$133]" office:value-type="float" office:value="0.0345104790236687">
            <text:p>0.034510479</text:p>
          </table:table-cell>
          <table:table-cell table:formula="of:=SUM([Sheet4.I$4:.I61])/[Sheet4.I$133]" office:value-type="float" office:value="0.19344983127359">
            <text:p>0.1934498313</text:p>
          </table:table-cell>
          <table:table-cell office:value-type="float" office:value="1855">
            <text:p>1855</text:p>
          </table:table-cell>
          <table:table-cell table:formula="of:=[Sheet4.L61]/[Sheet4.L$133]" office:value-type="float" office:value="0.00681541790819944">
            <text:p>0.0068154179</text:p>
          </table:table-cell>
          <table:table-cell table:formula="of:=SUM([Sheet4.L$4:.L61])/[Sheet4.L$133]" office:value-type="float" office:value="0.483045959063404">
            <text:p>0.483045959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404519">
            <text:p>28404519</text:p>
          </table:table-cell>
          <table:table-cell table:formula="of:=[Sheet4.B62]/[Sheet4.B$133]" office:value-type="float" office:value="0.037802329113534">
            <text:p>0.0378023291</text:p>
          </table:table-cell>
          <table:table-cell table:formula="of:=SUM([Sheet4.B$4:.B62])/[Sheet4.B$133]" office:value-type="float" office:value="0.245115456117219">
            <text:p>0.2451154561</text:p>
          </table:table-cell>
          <table:table-cell office:value-type="float" office:value="1689">
            <text:p>1689</text:p>
          </table:table-cell>
          <table:table-cell table:formula="of:=[.E62]/[.E$133]" office:value-type="float" office:value="0.00620552067220963">
            <text:p>0.0062055207</text:p>
          </table:table-cell>
          <table:table-cell table:formula="of:=SUM([Sheet4.E$4:.E62])/[Sheet4.E$133]" office:value-type="float" office:value="0.484122464425723">
            <text:p>0.4841224644</text:p>
          </table:table-cell>
          <table:table-cell office:value-type="float" office:value="59">
            <text:p>59</text:p>
          </table:table-cell>
          <table:table-cell office:value-type="float" office:value="29064243">
            <text:p>29064243</text:p>
          </table:table-cell>
          <table:table-cell table:formula="of:=[Sheet4.I62]/[Sheet4.I$133]" office:value-type="float" office:value="0.0386803268635433">
            <text:p>0.0386803269</text:p>
          </table:table-cell>
          <table:table-cell table:formula="of:=SUM([Sheet4.I$4:.I62])/[Sheet4.I$133]" office:value-type="float" office:value="0.232130158137133">
            <text:p>0.2321301581</text:p>
          </table:table-cell>
          <table:table-cell office:value-type="float" office:value="1446">
            <text:p>1446</text:p>
          </table:table-cell>
          <table:table-cell table:formula="of:=[Sheet4.L62]/[Sheet4.L$133]" office:value-type="float" office:value="0.00531271929663418">
            <text:p>0.0053127193</text:p>
          </table:table-cell>
          <table:table-cell table:formula="of:=SUM([Sheet4.L$4:.L62])/[Sheet4.L$133]" office:value-type="float" office:value="0.488358678360038">
            <text:p>0.48835867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927522">
            <text:p>30927522</text:p>
          </table:table-cell>
          <table:table-cell table:formula="of:=[Sheet4.B63]/[Sheet4.B$133]" office:value-type="float" office:value="0.0411600832004958">
            <text:p>0.0411600832</text:p>
          </table:table-cell>
          <table:table-cell table:formula="of:=SUM([Sheet4.B$4:.B63])/[Sheet4.B$133]" office:value-type="float" office:value="0.286275539317714">
            <text:p>0.2862755393</text:p>
          </table:table-cell>
          <table:table-cell office:value-type="float" office:value="1326">
            <text:p>1326</text:p>
          </table:table-cell>
          <table:table-cell table:formula="of:=[.E63]/[.E$133]" office:value-type="float" office:value="0.00487182972844877">
            <text:p>0.0048718297</text:p>
          </table:table-cell>
          <table:table-cell table:formula="of:=SUM([Sheet4.E$4:.E63])/[Sheet4.E$133]" office:value-type="float" office:value="0.488994294154172">
            <text:p>0.4889942942</text:p>
          </table:table-cell>
          <table:table-cell office:value-type="float" office:value="60">
            <text:p>60</text:p>
          </table:table-cell>
          <table:table-cell office:value-type="float" office:value="32005249">
            <text:p>32005249</text:p>
          </table:table-cell>
          <table:table-cell table:formula="of:=[Sheet4.I63]/[Sheet4.I$133]" office:value-type="float" office:value="0.0425943828184032">
            <text:p>0.0425943828</text:p>
          </table:table-cell>
          <table:table-cell table:formula="of:=SUM([Sheet4.I$4:.I63])/[Sheet4.I$133]" office:value-type="float" office:value="0.274724540955537">
            <text:p>0.274724541</text:p>
          </table:table-cell>
          <table:table-cell office:value-type="float" office:value="1031">
            <text:p>1031</text:p>
          </table:table-cell>
          <table:table-cell table:formula="of:=[Sheet4.L63]/[Sheet4.L$133]" office:value-type="float" office:value="0.00378797620665964">
            <text:p>0.0037879762</text:p>
          </table:table-cell>
          <table:table-cell table:formula="of:=SUM([Sheet4.L$4:.L63])/[Sheet4.L$133]" office:value-type="float" office:value="0.492146654566697">
            <text:p>0.492146654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3166255">
            <text:p>33166255</text:p>
          </table:table-cell>
          <table:table-cell table:formula="of:=[Sheet4.B64]/[Sheet4.B$133]" office:value-type="float" office:value="0.0441395148065487">
            <text:p>0.0441395148</text:p>
          </table:table-cell>
          <table:table-cell table:formula="of:=SUM([Sheet4.B$4:.B64])/[Sheet4.B$133]" office:value-type="float" office:value="0.330415054124263">
            <text:p>0.3304150541</text:p>
          </table:table-cell>
          <table:table-cell office:value-type="float" office:value="978">
            <text:p>978</text:p>
          </table:table-cell>
          <table:table-cell table:formula="of:=[.E64]/[.E$133]" office:value-type="float" office:value="0.00359324998071108">
            <text:p>0.00359325</text:p>
          </table:table-cell>
          <table:table-cell table:formula="of:=SUM([Sheet4.E$4:.E64])/[Sheet4.E$133]" office:value-type="float" office:value="0.492587544134883">
            <text:p>0.4925875441</text:p>
          </table:table-cell>
          <table:table-cell office:value-type="float" office:value="61">
            <text:p>61</text:p>
          </table:table-cell>
          <table:table-cell office:value-type="float" office:value="34632381">
            <text:p>34632381</text:p>
          </table:table-cell>
          <table:table-cell table:formula="of:=[Sheet4.I64]/[Sheet4.I$133]" office:value-type="float" office:value="0.0460907176265616">
            <text:p>0.0460907176</text:p>
          </table:table-cell>
          <table:table-cell table:formula="of:=SUM([Sheet4.I$4:.I64])/[Sheet4.I$133]" office:value-type="float" office:value="0.320815258582098">
            <text:p>0.3208152586</text:p>
          </table:table-cell>
          <table:table-cell office:value-type="float" office:value="790">
            <text:p>790</text:p>
          </table:table-cell>
          <table:table-cell table:formula="of:=[Sheet4.L64]/[Sheet4.L$133]" office:value-type="float" office:value="0.00290252299055394">
            <text:p>0.002902523</text:p>
          </table:table-cell>
          <table:table-cell table:formula="of:=SUM([Sheet4.L$4:.L64])/[Sheet4.L$133]" office:value-type="float" office:value="0.495049177557251">
            <text:p>0.495049177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5017846">
            <text:p>35017846</text:p>
          </table:table-cell>
          <table:table-cell table:formula="of:=[Sheet4.B65]/[Sheet4.B$133]" office:value-type="float" office:value="0.0466037160966905">
            <text:p>0.0466037161</text:p>
          </table:table-cell>
          <table:table-cell table:formula="of:=SUM([Sheet4.B$4:.B65])/[Sheet4.B$133]" office:value-type="float" office:value="0.377018770220954">
            <text:p>0.3770187702</text:p>
          </table:table-cell>
          <table:table-cell office:value-type="float" office:value="798">
            <text:p>798</text:p>
          </table:table-cell>
          <table:table-cell table:formula="of:=[.E65]/[.E$133]" office:value-type="float" office:value="0.00293191562843297">
            <text:p>0.0029319156</text:p>
          </table:table-cell>
          <table:table-cell table:formula="of:=SUM([Sheet4.E$4:.E65])/[Sheet4.E$133]" office:value-type="float" office:value="0.495519459763316">
            <text:p>0.4955194598</text:p>
          </table:table-cell>
          <table:table-cell office:value-type="float" office:value="62">
            <text:p>62</text:p>
          </table:table-cell>
          <table:table-cell office:value-type="float" office:value="36814821">
            <text:p>36814821</text:p>
          </table:table-cell>
          <table:table-cell table:formula="of:=[Sheet4.I65]/[Sheet4.I$133]" office:value-type="float" office:value="0.048995231346739">
            <text:p>0.0489952313</text:p>
          </table:table-cell>
          <table:table-cell table:formula="of:=SUM([Sheet4.I$4:.I65])/[Sheet4.I$133]" office:value-type="float" office:value="0.369810489928837">
            <text:p>0.3698104899</text:p>
          </table:table-cell>
          <table:table-cell office:value-type="float" office:value="560">
            <text:p>560</text:p>
          </table:table-cell>
          <table:table-cell table:formula="of:=[Sheet4.L65]/[Sheet4.L$133]" office:value-type="float" office:value="0.00205748465153191">
            <text:p>0.0020574847</text:p>
          </table:table-cell>
          <table:table-cell table:formula="of:=SUM([Sheet4.L$4:.L65])/[Sheet4.L$133]" office:value-type="float" office:value="0.497106662208783">
            <text:p>0.497106662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6393725">
            <text:p>36393725</text:p>
          </table:table-cell>
          <table:table-cell table:formula="of:=[Sheet4.B66]/[Sheet4.B$133]" office:value-type="float" office:value="0.0484348131407348">
            <text:p>0.0484348131</text:p>
          </table:table-cell>
          <table:table-cell table:formula="of:=SUM([Sheet4.B$4:.B66])/[Sheet4.B$133]" office:value-type="float" office:value="0.425453583361688">
            <text:p>0.4254535834</text:p>
          </table:table-cell>
          <table:table-cell office:value-type="float" office:value="635">
            <text:p>635</text:p>
          </table:table-cell>
          <table:table-cell table:formula="of:=[.E66]/[.E$133]" office:value-type="float" office:value="0.00233304063164779">
            <text:p>0.0023330406</text:p>
          </table:table-cell>
          <table:table-cell table:formula="of:=SUM([Sheet4.E$4:.E66])/[Sheet4.E$133]" office:value-type="float" office:value="0.497852500394964">
            <text:p>0.4978525004</text:p>
          </table:table-cell>
          <table:table-cell office:value-type="float" office:value="63">
            <text:p>63</text:p>
          </table:table-cell>
          <table:table-cell office:value-type="float" office:value="38453575">
            <text:p>38453575</text:p>
          </table:table-cell>
          <table:table-cell table:formula="of:=[Sheet4.I66]/[Sheet4.I$133]" office:value-type="float" office:value="0.051176177204126">
            <text:p>0.0511761772</text:p>
          </table:table-cell>
          <table:table-cell table:formula="of:=SUM([Sheet4.I$4:.I66])/[Sheet4.I$133]" office:value-type="float" office:value="0.420986667132963">
            <text:p>0.4209866671</text:p>
          </table:table-cell>
          <table:table-cell office:value-type="float" office:value="413">
            <text:p>413</text:p>
          </table:table-cell>
          <table:table-cell table:formula="of:=[Sheet4.L66]/[Sheet4.L$133]" office:value-type="float" office:value="0.00151739493050478">
            <text:p>0.0015173949</text:p>
          </table:table-cell>
          <table:table-cell table:formula="of:=SUM([Sheet4.L$4:.L66])/[Sheet4.L$133]" office:value-type="float" office:value="0.498624057139288">
            <text:p>0.498624057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7250077">
            <text:p>37250077</text:p>
          </table:table-cell>
          <table:table-cell table:formula="of:=[Sheet4.B67]/[Sheet4.B$133]" office:value-type="float" office:value="0.0495744944759841">
            <text:p>0.0495744945</text:p>
          </table:table-cell>
          <table:table-cell table:formula="of:=SUM([Sheet4.B$4:.B67])/[Sheet4.B$133]" office:value-type="float" office:value="0.475028077837673">
            <text:p>0.4750280778</text:p>
          </table:table-cell>
          <table:table-cell office:value-type="float" office:value="507">
            <text:p>507</text:p>
          </table:table-cell>
          <table:table-cell table:formula="of:=[.E67]/[.E$133]" office:value-type="float" office:value="0.00186275842558335">
            <text:p>0.0018627584</text:p>
          </table:table-cell>
          <table:table-cell table:formula="of:=SUM([Sheet4.E$4:.E67])/[Sheet4.E$133]" office:value-type="float" office:value="0.499715258820547">
            <text:p>0.4997152588</text:p>
          </table:table-cell>
          <table:table-cell office:value-type="float" office:value="64">
            <text:p>64</text:p>
          </table:table-cell>
          <table:table-cell office:value-type="float" office:value="39478460">
            <text:p>39478460</text:p>
          </table:table-cell>
          <table:table-cell table:formula="of:=[Sheet4.I67]/[Sheet4.I$133]" office:value-type="float" office:value="0.0525401517207698">
            <text:p>0.0525401517</text:p>
          </table:table-cell>
          <table:table-cell table:formula="of:=SUM([Sheet4.I$4:.I67])/[Sheet4.I$133]" office:value-type="float" office:value="0.473526818853733">
            <text:p>0.4735268189</text:p>
          </table:table-cell>
          <table:table-cell office:value-type="float" office:value="332">
            <text:p>332</text:p>
          </table:table-cell>
          <table:table-cell table:formula="of:=[Sheet4.L67]/[Sheet4.L$133]" office:value-type="float" office:value="0.00121979447197963">
            <text:p>0.0012197945</text:p>
          </table:table-cell>
          <table:table-cell table:formula="of:=SUM([Sheet4.L$4:.L67])/[Sheet4.L$133]" office:value-type="float" office:value="0.499843851611268">
            <text:p>0.499843851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7549396">
            <text:p>37549396</text:p>
          </table:table-cell>
          <table:table-cell table:formula="of:=[Sheet4.B68]/[Sheet4.B$133]" office:value-type="float" office:value="0.049972845011261">
            <text:p>0.049972845</text:p>
          </table:table-cell>
          <table:table-cell table:formula="of:=SUM([Sheet4.B$4:.B68])/[Sheet4.B$133]" office:value-type="float" office:value="0.525000922848933">
            <text:p>0.5250009228</text:p>
          </table:table-cell>
          <table:table-cell office:value-type="float" office:value="494">
            <text:p>494</text:p>
          </table:table-cell>
          <table:table-cell table:formula="of:=[.E68]/[.E$133]" office:value-type="float" office:value="0.00181499538902993">
            <text:p>0.0018149954</text:p>
          </table:table-cell>
          <table:table-cell table:formula="of:=SUM([Sheet4.E$4:.E68])/[Sheet4.E$133]" office:value-type="float" office:value="0.501530254209577">
            <text:p>0.5015302542</text:p>
          </table:table-cell>
          <table:table-cell office:value-type="float" office:value="65">
            <text:p>65</text:p>
          </table:table-cell>
          <table:table-cell office:value-type="float" office:value="39811216">
            <text:p>39811216</text:p>
          </table:table-cell>
          <table:table-cell table:formula="of:=[Sheet4.I68]/[Sheet4.I$133]" office:value-type="float" office:value="0.0529830020935046">
            <text:p>0.0529830021</text:p>
          </table:table-cell>
          <table:table-cell table:formula="of:=SUM([Sheet4.I$4:.I68])/[Sheet4.I$133]" office:value-type="float" office:value="0.526509820947238">
            <text:p>0.5265098209</text:p>
          </table:table-cell>
          <table:table-cell office:value-type="float" office:value="294">
            <text:p>294</text:p>
          </table:table-cell>
          <table:table-cell table:formula="of:=[Sheet4.L68]/[Sheet4.L$133]" office:value-type="float" office:value="0.00108017944205425">
            <text:p>0.0010801794</text:p>
          </table:table-cell>
          <table:table-cell table:formula="of:=SUM([Sheet4.L$4:.L68])/[Sheet4.L$133]" office:value-type="float" office:value="0.500924031053322">
            <text:p>0.500924031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7257491">
            <text:p>37257491</text:p>
          </table:table-cell>
          <table:table-cell table:formula="of:=[Sheet4.B69]/[Sheet4.B$133]" office:value-type="float" office:value="0.0495843614435623">
            <text:p>0.0495843614</text:p>
          </table:table-cell>
          <table:table-cell table:formula="of:=SUM([Sheet4.B$4:.B69])/[Sheet4.B$133]" office:value-type="float" office:value="0.574585284292496">
            <text:p>0.5745852843</text:p>
          </table:table-cell>
          <table:table-cell office:value-type="float" office:value="491">
            <text:p>491</text:p>
          </table:table-cell>
          <table:table-cell table:formula="of:=[.E69]/[.E$133]" office:value-type="float" office:value="0.0018039731498253">
            <text:p>0.0018039731</text:p>
          </table:table-cell>
          <table:table-cell table:formula="of:=SUM([Sheet4.E$4:.E69])/[Sheet4.E$133]" office:value-type="float" office:value="0.503334227359402">
            <text:p>0.5033342274</text:p>
          </table:table-cell>
          <table:table-cell office:value-type="float" office:value="66">
            <text:p>66</text:p>
          </table:table-cell>
          <table:table-cell office:value-type="float" office:value="39473897">
            <text:p>39473897</text:p>
          </table:table-cell>
          <table:table-cell table:formula="of:=[Sheet4.I69]/[Sheet4.I$133]" office:value-type="float" office:value="0.0525340790241068">
            <text:p>0.052534079</text:p>
          </table:table-cell>
          <table:table-cell table:formula="of:=SUM([Sheet4.I$4:.I69])/[Sheet4.I$133]" office:value-type="float" office:value="0.579043899971344">
            <text:p>0.5790439</text:p>
          </table:table-cell>
          <table:table-cell office:value-type="float" office:value="337">
            <text:p>337</text:p>
          </table:table-cell>
          <table:table-cell table:formula="of:=[Sheet4.L69]/[Sheet4.L$133]" office:value-type="float" office:value="0.00123816487065402">
            <text:p>0.0012381649</text:p>
          </table:table-cell>
          <table:table-cell table:formula="of:=SUM([Sheet4.L$4:.L69])/[Sheet4.L$133]" office:value-type="float" office:value="0.502162195923976">
            <text:p>0.502162195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6387556">
            <text:p>36387556</text:p>
          </table:table-cell>
          <table:table-cell table:formula="of:=[Sheet4.B70]/[Sheet4.B$133]" office:value-type="float" office:value="0.0484266030890771">
            <text:p>0.0484266031</text:p>
          </table:table-cell>
          <table:table-cell table:formula="of:=SUM([Sheet4.B$4:.B70])/[Sheet4.B$133]" office:value-type="float" office:value="0.623011887381573">
            <text:p>0.6230118874</text:p>
          </table:table-cell>
          <table:table-cell office:value-type="float" office:value="640">
            <text:p>640</text:p>
          </table:table-cell>
          <table:table-cell table:formula="of:=[.E70]/[.E$133]" office:value-type="float" office:value="0.00235141103032218">
            <text:p>0.002351411</text:p>
          </table:table-cell>
          <table:table-cell table:formula="of:=SUM([Sheet4.E$4:.E70])/[Sheet4.E$133]" office:value-type="float" office:value="0.505685638389724">
            <text:p>0.5056856384</text:p>
          </table:table-cell>
          <table:table-cell office:value-type="float" office:value="67">
            <text:p>67</text:p>
          </table:table-cell>
          <table:table-cell office:value-type="float" office:value="38458395">
            <text:p>38458395</text:p>
          </table:table-cell>
          <table:table-cell table:formula="of:=[Sheet4.I70]/[Sheet4.I$133]" office:value-type="float" office:value="0.0511825919308224">
            <text:p>0.0511825919</text:p>
          </table:table-cell>
          <table:table-cell table:formula="of:=SUM([Sheet4.I$4:.I70])/[Sheet4.I$133]" office:value-type="float" office:value="0.630226491902167">
            <text:p>0.6302264919</text:p>
          </table:table-cell>
          <table:table-cell office:value-type="float" office:value="417">
            <text:p>417</text:p>
          </table:table-cell>
          <table:table-cell table:formula="of:=[Sheet4.L70]/[Sheet4.L$133]" office:value-type="float" office:value="0.0015320912494443">
            <text:p>0.0015320912</text:p>
          </table:table-cell>
          <table:table-cell table:formula="of:=SUM([Sheet4.L$4:.L70])/[Sheet4.L$133]" office:value-type="float" office:value="0.50369428717342">
            <text:p>0.503694287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5018156">
            <text:p>35018156</text:p>
          </table:table-cell>
          <table:table-cell table:formula="of:=[Sheet4.B71]/[Sheet4.B$133]" office:value-type="float" office:value="0.0466041286621004">
            <text:p>0.0466041287</text:p>
          </table:table-cell>
          <table:table-cell table:formula="of:=SUM([Sheet4.B$4:.B71])/[Sheet4.B$133]" office:value-type="float" office:value="0.669616016043673">
            <text:p>0.669616016</text:p>
          </table:table-cell>
          <table:table-cell office:value-type="float" office:value="753">
            <text:p>753</text:p>
          </table:table-cell>
          <table:table-cell table:formula="of:=[.E71]/[.E$133]" office:value-type="float" office:value="0.00276658204036344">
            <text:p>0.002766582</text:p>
          </table:table-cell>
          <table:table-cell table:formula="of:=SUM([Sheet4.E$4:.E71])/[Sheet4.E$133]" office:value-type="float" office:value="0.508452220430088">
            <text:p>0.5084522204</text:p>
          </table:table-cell>
          <table:table-cell office:value-type="float" office:value="68">
            <text:p>68</text:p>
          </table:table-cell>
          <table:table-cell office:value-type="float" office:value="36817846">
            <text:p>36817846</text:p>
          </table:table-cell>
          <table:table-cell table:formula="of:=[Sheet4.I71]/[Sheet4.I$133]" office:value-type="float" office:value="0.0489992571866263">
            <text:p>0.0489992572</text:p>
          </table:table-cell>
          <table:table-cell table:formula="of:=SUM([Sheet4.I$4:.I71])/[Sheet4.I$133]" office:value-type="float" office:value="0.679225749088793">
            <text:p>0.6792257491</text:p>
          </table:table-cell>
          <table:table-cell office:value-type="float" office:value="538">
            <text:p>538</text:p>
          </table:table-cell>
          <table:table-cell table:formula="of:=[Sheet4.L71]/[Sheet4.L$133]" office:value-type="float" office:value="0.00197665489736458">
            <text:p>0.0019766549</text:p>
          </table:table-cell>
          <table:table-cell table:formula="of:=SUM([Sheet4.L$4:.L71])/[Sheet4.L$133]" office:value-type="float" office:value="0.505670942070785">
            <text:p>0.505670942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3162525">
            <text:p>33162525</text:p>
          </table:table-cell>
          <table:table-cell table:formula="of:=[Sheet4.B72]/[Sheet4.B$133]" office:value-type="float" office:value="0.0441345507130679">
            <text:p>0.0441345507</text:p>
          </table:table-cell>
          <table:table-cell table:formula="of:=SUM([Sheet4.B$4:.B72])/[Sheet4.B$133]" office:value-type="float" office:value="0.713750566756741">
            <text:p>0.7137505668</text:p>
          </table:table-cell>
          <table:table-cell office:value-type="float" office:value="947">
            <text:p>947</text:p>
          </table:table-cell>
          <table:table-cell table:formula="of:=[.E72]/[.E$133]" office:value-type="float" office:value="0.00347935350892985">
            <text:p>0.0034793535</text:p>
          </table:table-cell>
          <table:table-cell table:formula="of:=SUM([Sheet4.E$4:.E72])/[Sheet4.E$133]" office:value-type="float" office:value="0.511931573939018">
            <text:p>0.5119315739</text:p>
          </table:table-cell>
          <table:table-cell office:value-type="float" office:value="69">
            <text:p>69</text:p>
          </table:table-cell>
          <table:table-cell office:value-type="float" office:value="34618519">
            <text:p>34618519</text:p>
          </table:table-cell>
          <table:table-cell table:formula="of:=[Sheet4.I72]/[Sheet4.I$133]" office:value-type="float" office:value="0.0460722692984567">
            <text:p>0.0460722693</text:p>
          </table:table-cell>
          <table:table-cell table:formula="of:=SUM([Sheet4.I$4:.I72])/[Sheet4.I$133]" office:value-type="float" office:value="0.72529801838725">
            <text:p>0.7252980184</text:p>
          </table:table-cell>
          <table:table-cell office:value-type="float" office:value="761">
            <text:p>761</text:p>
          </table:table-cell>
          <table:table-cell table:formula="of:=[Sheet4.L72]/[Sheet4.L$133]" office:value-type="float" office:value="0.00279597467824247">
            <text:p>0.0027959747</text:p>
          </table:table-cell>
          <table:table-cell table:formula="of:=SUM([Sheet4.L$4:.L72])/[Sheet4.L$133]" office:value-type="float" office:value="0.508466916749027">
            <text:p>0.508466916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932024">
            <text:p>30932024</text:p>
          </table:table-cell>
          <table:table-cell table:formula="of:=[Sheet4.B73]/[Sheet4.B$133]" office:value-type="float" office:value="0.041166074714933">
            <text:p>0.0411660747</text:p>
          </table:table-cell>
          <table:table-cell table:formula="of:=SUM([Sheet4.B$4:.B73])/[Sheet4.B$133]" office:value-type="float" office:value="0.754916641471674">
            <text:p>0.7549166415</text:p>
          </table:table-cell>
          <table:table-cell office:value-type="float" office:value="1333">
            <text:p>1333</text:p>
          </table:table-cell>
          <table:table-cell table:formula="of:=[.E73]/[.E$133]" office:value-type="float" office:value="0.00489754828659292">
            <text:p>0.0048975483</text:p>
          </table:table-cell>
          <table:table-cell table:formula="of:=SUM([Sheet4.E$4:.E73])/[Sheet4.E$133]" office:value-type="float" office:value="0.516829122225611">
            <text:p>0.5168291222</text:p>
          </table:table-cell>
          <table:table-cell office:value-type="float" office:value="70">
            <text:p>70</text:p>
          </table:table-cell>
          <table:table-cell office:value-type="float" office:value="32010580">
            <text:p>32010580</text:p>
          </table:table-cell>
          <table:table-cell table:formula="of:=[Sheet4.I73]/[Sheet4.I$133]" office:value-type="float" office:value="0.0426014776125978">
            <text:p>0.0426014776</text:p>
          </table:table-cell>
          <table:table-cell table:formula="of:=SUM([Sheet4.I$4:.I73])/[Sheet4.I$133]" office:value-type="float" office:value="0.767899495999848">
            <text:p>0.767899496</text:p>
          </table:table-cell>
          <table:table-cell office:value-type="float" office:value="1109">
            <text:p>1109</text:p>
          </table:table-cell>
          <table:table-cell table:formula="of:=[Sheet4.L73]/[Sheet4.L$133]" office:value-type="float" office:value="0.00407455442598015">
            <text:p>0.0040745544</text:p>
          </table:table-cell>
          <table:table-cell table:formula="of:=SUM([Sheet4.L$4:.L73])/[Sheet4.L$133]" office:value-type="float" office:value="0.512541471175007">
            <text:p>0.51254147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399009">
            <text:p>28399009</text:p>
          </table:table-cell>
          <table:table-cell table:formula="of:=[Sheet4.B74]/[Sheet4.B$133]" office:value-type="float" office:value="0.0377949960960865">
            <text:p>0.0377949961</text:p>
          </table:table-cell>
          <table:table-cell table:formula="of:=SUM([Sheet4.B$4:.B74])/[Sheet4.B$133]" office:value-type="float" office:value="0.792711637567761">
            <text:p>0.7927116376</text:p>
          </table:table-cell>
          <table:table-cell office:value-type="float" office:value="1746">
            <text:p>1746</text:p>
          </table:table-cell>
          <table:table-cell table:formula="of:=[.E74]/[.E$133]" office:value-type="float" office:value="0.0064149432170977">
            <text:p>0.0064149432</text:p>
          </table:table-cell>
          <table:table-cell table:formula="of:=SUM([Sheet4.E$4:.E74])/[Sheet4.E$133]" office:value-type="float" office:value="0.523244065442708">
            <text:p>0.5232440654</text:p>
          </table:table-cell>
          <table:table-cell office:value-type="float" office:value="71">
            <text:p>71</text:p>
          </table:table-cell>
          <table:table-cell office:value-type="float" office:value="29065407">
            <text:p>29065407</text:p>
          </table:table-cell>
          <table:table-cell table:formula="of:=[Sheet4.I74]/[Sheet4.I$133]" office:value-type="float" office:value="0.0386818759801148">
            <text:p>0.038681876</text:p>
          </table:table-cell>
          <table:table-cell table:formula="of:=SUM([Sheet4.I$4:.I74])/[Sheet4.I$133]" office:value-type="float" office:value="0.806581371979963">
            <text:p>0.806581372</text:p>
          </table:table-cell>
          <table:table-cell office:value-type="float" office:value="1474">
            <text:p>1474</text:p>
          </table:table-cell>
          <table:table-cell table:formula="of:=[Sheet4.L74]/[Sheet4.L$133]" office:value-type="float" office:value="0.00541559352921077">
            <text:p>0.0054155935</text:p>
          </table:table-cell>
          <table:table-cell table:formula="of:=SUM([Sheet4.L$4:.L74])/[Sheet4.L$133]" office:value-type="float" office:value="0.517957064704218">
            <text:p>0.517957064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5666203">
            <text:p>25666203</text:p>
          </table:table-cell>
          <table:table-cell table:formula="of:=[Sheet4.B75]/[Sheet4.B$133]" office:value-type="float" office:value="0.0341580243939626">
            <text:p>0.0341580244</text:p>
          </table:table-cell>
          <table:table-cell table:formula="of:=SUM([Sheet4.B$4:.B75])/[Sheet4.B$133]" office:value-type="float" office:value="0.826869661961723">
            <text:p>0.826869662</text:p>
          </table:table-cell>
          <table:table-cell office:value-type="float" office:value="2193">
            <text:p>2193</text:p>
          </table:table-cell>
          <table:table-cell table:formula="of:=[.E75]/[.E$133]" office:value-type="float" office:value="0.00805725685858834">
            <text:p>0.0080572569</text:p>
          </table:table-cell>
          <table:table-cell table:formula="of:=SUM([Sheet4.E$4:.E75])/[Sheet4.E$133]" office:value-type="float" office:value="0.531301322301297">
            <text:p>0.5313013223</text:p>
          </table:table-cell>
          <table:table-cell office:value-type="float" office:value="72">
            <text:p>72</text:p>
          </table:table-cell>
          <table:table-cell office:value-type="float" office:value="25924231">
            <text:p>25924231</text:p>
          </table:table-cell>
          <table:table-cell table:formula="of:=[Sheet4.I75]/[Sheet4.I$133]" office:value-type="float" office:value="0.0345014225474926">
            <text:p>0.0345014225</text:p>
          </table:table-cell>
          <table:table-cell table:formula="of:=SUM([Sheet4.I$4:.I75])/[Sheet4.I$133]" office:value-type="float" office:value="0.841082794527455">
            <text:p>0.8410827945</text:p>
          </table:table-cell>
          <table:table-cell office:value-type="float" office:value="1898">
            <text:p>1898</text:p>
          </table:table-cell>
          <table:table-cell table:formula="of:=[Sheet4.L75]/[Sheet4.L$133]" office:value-type="float" office:value="0.00697340333679921">
            <text:p>0.0069734033</text:p>
          </table:table-cell>
          <table:table-cell table:formula="of:=SUM([Sheet4.L$4:.L75])/[Sheet4.L$133]" office:value-type="float" office:value="0.524930468041017">
            <text:p>0.52493046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826804">
            <text:p>22826804</text:p>
          </table:table-cell>
          <table:table-cell table:formula="of:=[Sheet4.B76]/[Sheet4.B$133]" office:value-type="float" office:value="0.0303791927410612">
            <text:p>0.0303791927</text:p>
          </table:table-cell>
          <table:table-cell table:formula="of:=SUM([Sheet4.B$4:.B76])/[Sheet4.B$133]" office:value-type="float" office:value="0.857248854702784">
            <text:p>0.8572488547</text:p>
          </table:table-cell>
          <table:table-cell office:value-type="float" office:value="2663">
            <text:p>2663</text:p>
          </table:table-cell>
          <table:table-cell table:formula="of:=[.E76]/[.E$133]" office:value-type="float" office:value="0.0097840743339812">
            <text:p>0.0097840743</text:p>
          </table:table-cell>
          <table:table-cell table:formula="of:=SUM([Sheet4.E$4:.E76])/[Sheet4.E$133]" office:value-type="float" office:value="0.541085396635278">
            <text:p>0.5410853966</text:p>
          </table:table-cell>
          <table:table-cell office:value-type="float" office:value="73">
            <text:p>73</text:p>
          </table:table-cell>
          <table:table-cell office:value-type="float" office:value="22731428">
            <text:p>22731428</text:p>
          </table:table-cell>
          <table:table-cell table:formula="of:=[Sheet4.I76]/[Sheet4.I$133]" office:value-type="float" office:value="0.0302522610038425">
            <text:p>0.030252261</text:p>
          </table:table-cell>
          <table:table-cell table:formula="of:=SUM([Sheet4.I$4:.I76])/[Sheet4.I$133]" office:value-type="float" office:value="0.871335055531297">
            <text:p>0.8713350555</text:p>
          </table:table-cell>
          <table:table-cell office:value-type="float" office:value="2446">
            <text:p>2446</text:p>
          </table:table-cell>
          <table:table-cell table:formula="of:=[Sheet4.L76]/[Sheet4.L$133]" office:value-type="float" office:value="0.00898679903151258">
            <text:p>0.008986799</text:p>
          </table:table-cell>
          <table:table-cell table:formula="of:=SUM([Sheet4.L$4:.L76])/[Sheet4.L$133]" office:value-type="float" office:value="0.53391726707253">
            <text:p>0.533917267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9988952">
            <text:p>19988952</text:p>
          </table:table-cell>
          <table:table-cell table:formula="of:=[Sheet4.B77]/[Sheet4.B$133]" office:value-type="float" office:value="0.026602419922641">
            <text:p>0.0266024199</text:p>
          </table:table-cell>
          <table:table-cell table:formula="of:=SUM([Sheet4.B$4:.B77])/[Sheet4.B$133]" office:value-type="float" office:value="0.883851274625425">
            <text:p>0.8838512746</text:p>
          </table:table-cell>
          <table:table-cell office:value-type="float" office:value="3363">
            <text:p>3363</text:p>
          </table:table-cell>
          <table:table-cell table:formula="of:=[.E77]/[.E$133]" office:value-type="float" office:value="0.0123559301483961">
            <text:p>0.0123559301</text:p>
          </table:table-cell>
          <table:table-cell table:formula="of:=SUM([Sheet4.E$4:.E77])/[Sheet4.E$133]" office:value-type="float" office:value="0.553441326783674">
            <text:p>0.5534413268</text:p>
          </table:table-cell>
          <table:table-cell office:value-type="float" office:value="74">
            <text:p>74</text:p>
          </table:table-cell>
          <table:table-cell office:value-type="float" office:value="19567881">
            <text:p>19567881</text:p>
          </table:table-cell>
          <table:table-cell table:formula="of:=[Sheet4.I77]/[Sheet4.I$133]" office:value-type="float" office:value="0.0260420349880408">
            <text:p>0.026042035</text:p>
          </table:table-cell>
          <table:table-cell table:formula="of:=SUM([Sheet4.I$4:.I77])/[Sheet4.I$133]" office:value-type="float" office:value="0.897377090519338">
            <text:p>0.8973770905</text:p>
          </table:table-cell>
          <table:table-cell office:value-type="float" office:value="3116">
            <text:p>3116</text:p>
          </table:table-cell>
          <table:table-cell table:formula="of:=[Sheet4.L77]/[Sheet4.L$133]" office:value-type="float" office:value="0.0114484324538811">
            <text:p>0.0114484325</text:p>
          </table:table-cell>
          <table:table-cell table:formula="of:=SUM([Sheet4.L$4:.L77])/[Sheet4.L$133]" office:value-type="float" office:value="0.545365699526411">
            <text:p>0.545365699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221635">
            <text:p>17221635</text:p>
          </table:table-cell>
          <table:table-cell table:formula="of:=[Sheet4.B78]/[Sheet4.B$133]" office:value-type="float" office:value="0.0229195190435422">
            <text:p>0.022919519</text:p>
          </table:table-cell>
          <table:table-cell table:formula="of:=SUM([Sheet4.B$4:.B78])/[Sheet4.B$133]" office:value-type="float" office:value="0.906770793668968">
            <text:p>0.9067707937</text:p>
          </table:table-cell>
          <table:table-cell office:value-type="float" office:value="3924">
            <text:p>3924</text:p>
          </table:table-cell>
          <table:table-cell table:formula="of:=[.E78]/[.E$133]" office:value-type="float" office:value="0.0144170888796629">
            <text:p>0.0144170889</text:p>
          </table:table-cell>
          <table:table-cell table:formula="of:=SUM([Sheet4.E$4:.E78])/[Sheet4.E$133]" office:value-type="float" office:value="0.567858415663337">
            <text:p>0.5678584157</text:p>
          </table:table-cell>
          <table:table-cell office:value-type="float" office:value="75">
            <text:p>75</text:p>
          </table:table-cell>
          <table:table-cell office:value-type="float" office:value="16541013">
            <text:p>16541013</text:p>
          </table:table-cell>
          <table:table-cell table:formula="of:=[Sheet4.I78]/[Sheet4.I$133]" office:value-type="float" office:value="0.0220137090614787">
            <text:p>0.0220137091</text:p>
          </table:table-cell>
          <table:table-cell table:formula="of:=SUM([Sheet4.I$4:.I78])/[Sheet4.I$133]" office:value-type="float" office:value="0.919390799580817">
            <text:p>0.9193907996</text:p>
          </table:table-cell>
          <table:table-cell office:value-type="float" office:value="3824">
            <text:p>3824</text:p>
          </table:table-cell>
          <table:table-cell table:formula="of:=[Sheet4.L78]/[Sheet4.L$133]" office:value-type="float" office:value="0.014049680906175">
            <text:p>0.0140496809</text:p>
          </table:table-cell>
          <table:table-cell table:formula="of:=SUM([Sheet4.L$4:.L78])/[Sheet4.L$133]" office:value-type="float" office:value="0.559415380432586">
            <text:p>0.559415380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4601239">
            <text:p>14601239</text:p>
          </table:table-cell>
          <table:table-cell table:formula="of:=[Sheet4.B79]/[Sheet4.B$133]" office:value-type="float" office:value="0.0194321488824848">
            <text:p>0.0194321489</text:p>
          </table:table-cell>
          <table:table-cell table:formula="of:=SUM([Sheet4.B$4:.B79])/[Sheet4.B$133]" office:value-type="float" office:value="0.926202942551452">
            <text:p>0.9262029426</text:p>
          </table:table-cell>
          <table:table-cell office:value-type="float" office:value="4648">
            <text:p>4648</text:p>
          </table:table-cell>
          <table:table-cell table:formula="of:=[.E79]/[.E$133]" office:value-type="float" office:value="0.0170771226077148">
            <text:p>0.0170771226</text:p>
          </table:table-cell>
          <table:table-cell table:formula="of:=SUM([Sheet4.E$4:.E79])/[Sheet4.E$133]" office:value-type="float" office:value="0.584935538271052">
            <text:p>0.5849355383</text:p>
          </table:table-cell>
          <table:table-cell office:value-type="float" office:value="76">
            <text:p>76</text:p>
          </table:table-cell>
          <table:table-cell office:value-type="float" office:value="13738632">
            <text:p>13738632</text:p>
          </table:table-cell>
          <table:table-cell table:formula="of:=[Sheet4.I79]/[Sheet4.I$133]" office:value-type="float" office:value="0.018284143041948">
            <text:p>0.018284143</text:p>
          </table:table-cell>
          <table:table-cell table:formula="of:=SUM([Sheet4.I$4:.I79])/[Sheet4.I$133]" office:value-type="float" office:value="0.937674942622765">
            <text:p>0.9376749426</text:p>
          </table:table-cell>
          <table:table-cell office:value-type="float" office:value="4679">
            <text:p>4679</text:p>
          </table:table-cell>
          <table:table-cell table:formula="of:=[Sheet4.L79]/[Sheet4.L$133]" office:value-type="float" office:value="0.0171910190794961">
            <text:p>0.0171910191</text:p>
          </table:table-cell>
          <table:table-cell table:formula="of:=SUM([Sheet4.L$4:.L79])/[Sheet4.L$133]" office:value-type="float" office:value="0.576606399512082">
            <text:p>0.576606399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2184137">
            <text:p>12184137</text:p>
          </table:table-cell>
          <table:table-cell table:formula="of:=[Sheet4.B80]/[Sheet4.B$133]" office:value-type="float" office:value="0.0162153337938371">
            <text:p>0.0162153338</text:p>
          </table:table-cell>
          <table:table-cell table:formula="of:=SUM([Sheet4.B$4:.B80])/[Sheet4.B$133]" office:value-type="float" office:value="0.942418276345289">
            <text:p>0.9424182763</text:p>
          </table:table-cell>
          <table:table-cell office:value-type="float" office:value="5434">
            <text:p>5434</text:p>
          </table:table-cell>
          <table:table-cell table:formula="of:=[.E80]/[.E$133]" office:value-type="float" office:value="0.0199649492793293">
            <text:p>0.0199649493</text:p>
          </table:table-cell>
          <table:table-cell table:formula="of:=SUM([Sheet4.E$4:.E80])/[Sheet4.E$133]" office:value-type="float" office:value="0.604900487550381">
            <text:p>0.6049004876</text:p>
          </table:table-cell>
          <table:table-cell office:value-type="float" office:value="77">
            <text:p>77</text:p>
          </table:table-cell>
          <table:table-cell office:value-type="float" office:value="11194971">
            <text:p>11194971</text:p>
          </table:table-cell>
          <table:table-cell table:formula="of:=[Sheet4.I80]/[Sheet4.I$133]" office:value-type="float" office:value="0.0148988961284107">
            <text:p>0.0148988961</text:p>
          </table:table-cell>
          <table:table-cell table:formula="of:=SUM([Sheet4.I$4:.I80])/[Sheet4.I$133]" office:value-type="float" office:value="0.952573838751176">
            <text:p>0.9525738388</text:p>
          </table:table-cell>
          <table:table-cell office:value-type="float" office:value="5391">
            <text:p>5391</text:p>
          </table:table-cell>
          <table:table-cell table:formula="of:=[Sheet4.L80]/[Sheet4.L$133]" office:value-type="float" office:value="0.0198069638507295">
            <text:p>0.0198069639</text:p>
          </table:table-cell>
          <table:table-cell table:formula="of:=SUM([Sheet4.L$4:.L80])/[Sheet4.L$133]" office:value-type="float" office:value="0.596413363362812">
            <text:p>0.596413363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997467">
            <text:p>9997467</text:p>
          </table:table-cell>
          <table:table-cell table:formula="of:=[Sheet4.B81]/[Sheet4.B$133]" office:value-type="float" office:value="0.0133051905520983">
            <text:p>0.0133051906</text:p>
          </table:table-cell>
          <table:table-cell table:formula="of:=SUM([Sheet4.B$4:.B81])/[Sheet4.B$133]" office:value-type="float" office:value="0.955723466897388">
            <text:p>0.9557234669</text:p>
          </table:table-cell>
          <table:table-cell office:value-type="float" office:value="6034">
            <text:p>6034</text:p>
          </table:table-cell>
          <table:table-cell table:formula="of:=[.E81]/[.E$133]" office:value-type="float" office:value="0.0221693971202563">
            <text:p>0.0221693971</text:p>
          </table:table-cell>
          <table:table-cell table:formula="of:=SUM([Sheet4.E$4:.E81])/[Sheet4.E$133]" office:value-type="float" office:value="0.627069884670637">
            <text:p>0.6270698847</text:p>
          </table:table-cell>
          <table:table-cell office:value-type="float" office:value="78">
            <text:p>78</text:p>
          </table:table-cell>
          <table:table-cell office:value-type="float" office:value="8966732">
            <text:p>8966732</text:p>
          </table:table-cell>
          <table:table-cell table:formula="of:=[Sheet4.I81]/[Sheet4.I$133]" office:value-type="float" office:value="0.0119334305269122">
            <text:p>0.0119334305</text:p>
          </table:table-cell>
          <table:table-cell table:formula="of:=SUM([Sheet4.I$4:.I81])/[Sheet4.I$133]" office:value-type="float" office:value="0.964507269278088">
            <text:p>0.9645072693</text:p>
          </table:table-cell>
          <table:table-cell office:value-type="float" office:value="6364">
            <text:p>6364</text:p>
          </table:table-cell>
          <table:table-cell table:formula="of:=[Sheet4.L81]/[Sheet4.L$133]" office:value-type="float" office:value="0.0233818434327662">
            <text:p>0.0233818434</text:p>
          </table:table-cell>
          <table:table-cell table:formula="of:=SUM([Sheet4.L$4:.L81])/[Sheet4.L$133]" office:value-type="float" office:value="0.619795206795578">
            <text:p>0.619795206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66984">
            <text:p>8066984</text:p>
          </table:table-cell>
          <table:table-cell table:formula="of:=[Sheet4.B82]/[Sheet4.B$133]" office:value-type="float" office:value="0.0107359953576969">
            <text:p>0.0107359954</text:p>
          </table:table-cell>
          <table:table-cell table:formula="of:=SUM([Sheet4.B$4:.B82])/[Sheet4.B$133]" office:value-type="float" office:value="0.966459462255085">
            <text:p>0.9664594623</text:p>
          </table:table-cell>
          <table:table-cell office:value-type="float" office:value="6722">
            <text:p>6722</text:p>
          </table:table-cell>
          <table:table-cell table:formula="of:=[.E82]/[.E$133]" office:value-type="float" office:value="0.0246971639778526">
            <text:p>0.024697164</text:p>
          </table:table-cell>
          <table:table-cell table:formula="of:=SUM([Sheet4.E$4:.E82])/[Sheet4.E$133]" office:value-type="float" office:value="0.65176704864849">
            <text:p>0.6517670486</text:p>
          </table:table-cell>
          <table:table-cell office:value-type="float" office:value="79">
            <text:p>79</text:p>
          </table:table-cell>
          <table:table-cell office:value-type="float" office:value="7040783">
            <text:p>7040783</text:p>
          </table:table-cell>
          <table:table-cell table:formula="of:=[Sheet4.I82]/[Sheet4.I$133]" office:value-type="float" office:value="0.00937026943434513">
            <text:p>0.0093702694</text:p>
          </table:table-cell>
          <table:table-cell table:formula="of:=SUM([Sheet4.I$4:.I82])/[Sheet4.I$133]" office:value-type="float" office:value="0.973877538712433">
            <text:p>0.9738775387</text:p>
          </table:table-cell>
          <table:table-cell office:value-type="float" office:value="7053">
            <text:p>7053</text:p>
          </table:table-cell>
          <table:table-cell table:formula="of:=[Sheet4.L82]/[Sheet4.L$133]" office:value-type="float" office:value="0.0259132843700974">
            <text:p>0.0259132844</text:p>
          </table:table-cell>
          <table:table-cell table:formula="of:=SUM([Sheet4.L$4:.L82])/[Sheet4.L$133]" office:value-type="float" office:value="0.645708491165675">
            <text:p>0.64570849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00020">
            <text:p>6400020</text:p>
          </table:table-cell>
          <table:table-cell table:formula="of:=[Sheet4.B83]/[Sheet4.B$133]" office:value-type="float" office:value="0.00851750604800595">
            <text:p>0.008517506</text:p>
          </table:table-cell>
          <table:table-cell table:formula="of:=SUM([Sheet4.B$4:.B83])/[Sheet4.B$133]" office:value-type="float" office:value="0.974976968303091">
            <text:p>0.9749769683</text:p>
          </table:table-cell>
          <table:table-cell office:value-type="float" office:value="7192">
            <text:p>7192</text:p>
          </table:table-cell>
          <table:table-cell table:formula="of:=[.E83]/[.E$133]" office:value-type="float" office:value="0.0264239814532455">
            <text:p>0.0264239815</text:p>
          </table:table-cell>
          <table:table-cell table:formula="of:=SUM([Sheet4.E$4:.E83])/[Sheet4.E$133]" office:value-type="float" office:value="0.678191030101735">
            <text:p>0.6781910301</text:p>
          </table:table-cell>
          <table:table-cell office:value-type="float" office:value="80">
            <text:p>80</text:p>
          </table:table-cell>
          <table:table-cell office:value-type="float" office:value="5428569">
            <text:p>5428569</text:p>
          </table:table-cell>
          <table:table-cell table:formula="of:=[Sheet4.I83]/[Sheet4.I$133]" office:value-type="float" office:value="0.00722464449947307">
            <text:p>0.0072246445</text:p>
          </table:table-cell>
          <table:table-cell table:formula="of:=SUM([Sheet4.I$4:.I83])/[Sheet4.I$133]" office:value-type="float" office:value="0.981102183211906">
            <text:p>0.9811021832</text:p>
          </table:table-cell>
          <table:table-cell office:value-type="float" office:value="7772">
            <text:p>7772</text:p>
          </table:table-cell>
          <table:table-cell table:formula="of:=[Sheet4.L83]/[Sheet4.L$133]" office:value-type="float" office:value="0.028554947699475">
            <text:p>0.0285549477</text:p>
          </table:table-cell>
          <table:table-cell table:formula="of:=SUM([Sheet4.L$4:.L83])/[Sheet4.L$133]" office:value-type="float" office:value="0.67426343886515">
            <text:p>0.674263438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997126">
            <text:p>4997126</text:p>
          </table:table-cell>
          <table:table-cell table:formula="of:=[Sheet4.B84]/[Sheet4.B$133]" office:value-type="float" office:value="0.0066504559247702">
            <text:p>0.0066504559</text:p>
          </table:table-cell>
          <table:table-cell table:formula="of:=SUM([Sheet4.B$4:.B84])/[Sheet4.B$133]" office:value-type="float" office:value="0.981627424227861">
            <text:p>0.9816274242</text:p>
          </table:table-cell>
          <table:table-cell office:value-type="float" office:value="7806">
            <text:p>7806</text:p>
          </table:table-cell>
          <table:table-cell table:formula="of:=[.E84]/[.E$133]" office:value-type="float" office:value="0.0286798664104608">
            <text:p>0.0286798664</text:p>
          </table:table-cell>
          <table:table-cell table:formula="of:=SUM([Sheet4.E$4:.E84])/[Sheet4.E$133]" office:value-type="float" office:value="0.706870896512196">
            <text:p>0.7068708965</text:p>
          </table:table-cell>
          <table:table-cell office:value-type="float" office:value="81">
            <text:p>81</text:p>
          </table:table-cell>
          <table:table-cell office:value-type="float" office:value="4110873">
            <text:p>4110873</text:p>
          </table:table-cell>
          <table:table-cell table:formula="of:=[Sheet4.I84]/[Sheet4.I$133]" office:value-type="float" office:value="0.00547098065944862">
            <text:p>0.0054709807</text:p>
          </table:table-cell>
          <table:table-cell table:formula="of:=SUM([Sheet4.I$4:.I84])/[Sheet4.I$133]" office:value-type="float" office:value="0.986573163871355">
            <text:p>0.9865731639</text:p>
          </table:table-cell>
          <table:table-cell office:value-type="float" office:value="8182">
            <text:p>8182</text:p>
          </table:table-cell>
          <table:table-cell table:formula="of:=[Sheet4.L84]/[Sheet4.L$133]" office:value-type="float" office:value="0.0300613203907751">
            <text:p>0.0300613204</text:p>
          </table:table-cell>
          <table:table-cell table:formula="of:=SUM([Sheet4.L$4:.L84])/[Sheet4.L$133]" office:value-type="float" office:value="0.704324759255925">
            <text:p>0.704324759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830210">
            <text:p>3830210</text:p>
          </table:table-cell>
          <table:table-cell table:formula="of:=[Sheet4.B85]/[Sheet4.B$133]" office:value-type="float" office:value="0.00509745857671271">
            <text:p>0.0050974586</text:p>
          </table:table-cell>
          <table:table-cell table:formula="of:=SUM([Sheet4.B$4:.B85])/[Sheet4.B$133]" office:value-type="float" office:value="0.986724882804574">
            <text:p>0.9867248828</text:p>
          </table:table-cell>
          <table:table-cell office:value-type="float" office:value="8091">
            <text:p>8091</text:p>
          </table:table-cell>
          <table:table-cell table:formula="of:=[.E85]/[.E$133]" office:value-type="float" office:value="0.0297269791349012">
            <text:p>0.0297269791</text:p>
          </table:table-cell>
          <table:table-cell table:formula="of:=SUM([Sheet4.E$4:.E85])/[Sheet4.E$133]" office:value-type="float" office:value="0.736597875647097">
            <text:p>0.7365978756</text:p>
          </table:table-cell>
          <table:table-cell office:value-type="float" office:value="82">
            <text:p>82</text:p>
          </table:table-cell>
          <table:table-cell office:value-type="float" office:value="3048392">
            <text:p>3048392</text:p>
          </table:table-cell>
          <table:table-cell table:formula="of:=[Sheet4.I85]/[Sheet4.I$133]" office:value-type="float" office:value="0.00405697127457304">
            <text:p>0.0040569713</text:p>
          </table:table-cell>
          <table:table-cell table:formula="of:=SUM([Sheet4.I$4:.I85])/[Sheet4.I$133]" office:value-type="float" office:value="0.990630135145928">
            <text:p>0.9906301351</text:p>
          </table:table-cell>
          <table:table-cell office:value-type="float" office:value="8562">
            <text:p>8562</text:p>
          </table:table-cell>
          <table:table-cell table:formula="of:=[Sheet4.L85]/[Sheet4.L$133]" office:value-type="float" office:value="0.0314574706900289">
            <text:p>0.0314574707</text:p>
          </table:table-cell>
          <table:table-cell table:formula="of:=SUM([Sheet4.L$4:.L85])/[Sheet4.L$133]" office:value-type="float" office:value="0.735782229945954">
            <text:p>0.735782229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882639">
            <text:p>2882639</text:p>
          </table:table-cell>
          <table:table-cell table:formula="of:=[Sheet4.B86]/[Sheet4.B$133]" office:value-type="float" office:value="0.00383637787330631">
            <text:p>0.0038363779</text:p>
          </table:table-cell>
          <table:table-cell table:formula="of:=SUM([Sheet4.B$4:.B86])/[Sheet4.B$133]" office:value-type="float" office:value="0.99056126067788">
            <text:p>0.9905612607</text:p>
          </table:table-cell>
          <table:table-cell office:value-type="float" office:value="8114">
            <text:p>8114</text:p>
          </table:table-cell>
          <table:table-cell table:formula="of:=[.E86]/[.E$133]" office:value-type="float" office:value="0.0298114829688034">
            <text:p>0.029811483</text:p>
          </table:table-cell>
          <table:table-cell table:formula="of:=SUM([Sheet4.E$4:.E86])/[Sheet4.E$133]" office:value-type="float" office:value="0.766409358615901">
            <text:p>0.7664093586</text:p>
          </table:table-cell>
          <table:table-cell office:value-type="float" office:value="83">
            <text:p>83</text:p>
          </table:table-cell>
          <table:table-cell office:value-type="float" office:value="2218438">
            <text:p>2218438</text:p>
          </table:table-cell>
          <table:table-cell table:formula="of:=[Sheet4.I86]/[Sheet4.I$133]" office:value-type="float" office:value="0.00295242188026385">
            <text:p>0.0029524219</text:p>
          </table:table-cell>
          <table:table-cell table:formula="of:=SUM([Sheet4.I$4:.I86])/[Sheet4.I$133]" office:value-type="float" office:value="0.993582557026192">
            <text:p>0.993582557</text:p>
          </table:table-cell>
          <table:table-cell office:value-type="float" office:value="8752">
            <text:p>8752</text:p>
          </table:table-cell>
          <table:table-cell table:formula="of:=[Sheet4.L86]/[Sheet4.L$133]" office:value-type="float" office:value="0.0321555458396558">
            <text:p>0.0321555458</text:p>
          </table:table-cell>
          <table:table-cell table:formula="of:=SUM([Sheet4.L$4:.L86])/[Sheet4.L$133]" office:value-type="float" office:value="0.76793777578561">
            <text:p>0.76793777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136396">
            <text:p>2136396</text:p>
          </table:table-cell>
          <table:table-cell table:formula="of:=[Sheet4.B87]/[Sheet4.B$133]" office:value-type="float" office:value="0.0028432357790969">
            <text:p>0.0028432358</text:p>
          </table:table-cell>
          <table:table-cell table:formula="of:=SUM([Sheet4.B$4:.B87])/[Sheet4.B$133]" office:value-type="float" office:value="0.993404496456977">
            <text:p>0.9934044965</text:p>
          </table:table-cell>
          <table:table-cell office:value-type="float" office:value="8173">
            <text:p>8173</text:p>
          </table:table-cell>
          <table:table-cell table:formula="of:=[.E87]/[.E$133]" office:value-type="float" office:value="0.0300282536731612">
            <text:p>0.0300282537</text:p>
          </table:table-cell>
          <table:table-cell table:formula="of:=SUM([Sheet4.E$4:.E87])/[Sheet4.E$133]" office:value-type="float" office:value="0.796437612289062">
            <text:p>0.7964376123</text:p>
          </table:table-cell>
          <table:table-cell office:value-type="float" office:value="84">
            <text:p>84</text:p>
          </table:table-cell>
          <table:table-cell office:value-type="float" office:value="1582833">
            <text:p>1582833</text:p>
          </table:table-cell>
          <table:table-cell table:formula="of:=[Sheet4.I87]/[Sheet4.I$133]" office:value-type="float" office:value="0.0021065230500035">
            <text:p>0.0021065231</text:p>
          </table:table-cell>
          <table:table-cell table:formula="of:=SUM([Sheet4.I$4:.I87])/[Sheet4.I$133]" office:value-type="float" office:value="0.995689080076195">
            <text:p>0.9956890801</text:p>
          </table:table-cell>
          <table:table-cell office:value-type="float" office:value="8702">
            <text:p>8702</text:p>
          </table:table-cell>
          <table:table-cell table:formula="of:=[Sheet4.L87]/[Sheet4.L$133]" office:value-type="float" office:value="0.0319718418529119">
            <text:p>0.0319718419</text:p>
          </table:table-cell>
          <table:table-cell table:formula="of:=SUM([Sheet4.L$4:.L87])/[Sheet4.L$133]" office:value-type="float" office:value="0.799909617638522">
            <text:p>0.799909617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552078">
            <text:p>1552078</text:p>
          </table:table-cell>
          <table:table-cell table:formula="of:=[Sheet4.B88]/[Sheet4.B$133]" office:value-type="float" office:value="0.00206559256876963">
            <text:p>0.0020655926</text:p>
          </table:table-cell>
          <table:table-cell table:formula="of:=SUM([Sheet4.B$4:.B88])/[Sheet4.B$133]" office:value-type="float" office:value="0.995470089025746">
            <text:p>0.995470089</text:p>
          </table:table-cell>
          <table:table-cell office:value-type="float" office:value="7922">
            <text:p>7922</text:p>
          </table:table-cell>
          <table:table-cell table:formula="of:=[.E88]/[.E$133]" office:value-type="float" office:value="0.0291060596597067">
            <text:p>0.0291060597</text:p>
          </table:table-cell>
          <table:table-cell table:formula="of:=SUM([Sheet4.E$4:.E88])/[Sheet4.E$133]" office:value-type="float" office:value="0.825543671948769">
            <text:p>0.8255436719</text:p>
          </table:table-cell>
          <table:table-cell office:value-type="float" office:value="85">
            <text:p>85</text:p>
          </table:table-cell>
          <table:table-cell office:value-type="float" office:value="1104084">
            <text:p>1104084</text:p>
          </table:table-cell>
          <table:table-cell table:formula="of:=[Sheet4.I88]/[Sheet4.I$133]" office:value-type="float" office:value="0.0014693769937448">
            <text:p>0.001469377</text:p>
          </table:table-cell>
          <table:table-cell table:formula="of:=SUM([Sheet4.I$4:.I88])/[Sheet4.I$133]" office:value-type="float" office:value="0.99715845706994">
            <text:p>0.9971584571</text:p>
          </table:table-cell>
          <table:table-cell office:value-type="float" office:value="8418">
            <text:p>8418</text:p>
          </table:table-cell>
          <table:table-cell table:formula="of:=[Sheet4.L88]/[Sheet4.L$133]" office:value-type="float" office:value="0.0309284032082064">
            <text:p>0.0309284032</text:p>
          </table:table-cell>
          <table:table-cell table:formula="of:=SUM([Sheet4.L$4:.L88])/[Sheet4.L$133]" office:value-type="float" office:value="0.830838020846728">
            <text:p>0.830838020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08271">
            <text:p>1108271</text:p>
          </table:table-cell>
          <table:table-cell table:formula="of:=[Sheet4.B89]/[Sheet4.B$133]" office:value-type="float" office:value="0.00147494928849122">
            <text:p>0.0014749493</text:p>
          </table:table-cell>
          <table:table-cell table:formula="of:=SUM([Sheet4.B$4:.B89])/[Sheet4.B$133]" office:value-type="float" office:value="0.996945038314238">
            <text:p>0.9969450383</text:p>
          </table:table-cell>
          <table:table-cell office:value-type="float" office:value="7480">
            <text:p>7480</text:p>
          </table:table-cell>
          <table:table-cell table:formula="of:=[.E89]/[.E$133]" office:value-type="float" office:value="0.0274821164168905">
            <text:p>0.0274821164</text:p>
          </table:table-cell>
          <table:table-cell table:formula="of:=SUM([Sheet4.E$4:.E89])/[Sheet4.E$133]" office:value-type="float" office:value="0.853025788365659">
            <text:p>0.8530257884</text:p>
          </table:table-cell>
          <table:table-cell office:value-type="float" office:value="86">
            <text:p>86</text:p>
          </table:table-cell>
          <table:table-cell office:value-type="float" office:value="757805">
            <text:p>757805</text:p>
          </table:table-cell>
          <table:table-cell table:formula="of:=[Sheet4.I89]/[Sheet4.I$133]" office:value-type="float" office:value="0.00100852945314376">
            <text:p>0.0010085295</text:p>
          </table:table-cell>
          <table:table-cell table:formula="of:=SUM([Sheet4.I$4:.I89])/[Sheet4.I$133]" office:value-type="float" office:value="0.998166986523084">
            <text:p>0.9981669865</text:p>
          </table:table-cell>
          <table:table-cell office:value-type="float" office:value="7923">
            <text:p>7923</text:p>
          </table:table-cell>
          <table:table-cell table:formula="of:=[Sheet4.L89]/[Sheet4.L$133]" office:value-type="float" office:value="0.0291097337394416">
            <text:p>0.0291097337</text:p>
          </table:table-cell>
          <table:table-cell table:formula="of:=SUM([Sheet4.L$4:.L89])/[Sheet4.L$133]" office:value-type="float" office:value="0.85994775458617">
            <text:p>0.859947754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75730">
            <text:p>775730</text:p>
          </table:table-cell>
          <table:table-cell table:formula="of:=[Sheet4.B90]/[Sheet4.B$133]" office:value-type="float" office:value="0.00103238504983104">
            <text:p>0.001032385</text:p>
          </table:table-cell>
          <table:table-cell table:formula="of:=SUM([Sheet4.B$4:.B90])/[Sheet4.B$133]" office:value-type="float" office:value="0.997977423364069">
            <text:p>0.9979774234</text:p>
          </table:table-cell>
          <table:table-cell office:value-type="float" office:value="6820">
            <text:p>6820</text:p>
          </table:table-cell>
          <table:table-cell table:formula="of:=[.E90]/[.E$133]" office:value-type="float" office:value="0.0250572237918707">
            <text:p>0.0250572238</text:p>
          </table:table-cell>
          <table:table-cell table:formula="of:=SUM([Sheet4.E$4:.E90])/[Sheet4.E$133]" office:value-type="float" office:value="0.87808301215753">
            <text:p>0.8780830122</text:p>
          </table:table-cell>
          <table:table-cell office:value-type="float" office:value="87">
            <text:p>87</text:p>
          </table:table-cell>
          <table:table-cell office:value-type="float" office:value="507224">
            <text:p>507224</text:p>
          </table:table-cell>
          <table:table-cell table:formula="of:=[Sheet4.I90]/[Sheet4.I$133]" office:value-type="float" office:value="0.000675042185445322">
            <text:p>0.0006750422</text:p>
          </table:table-cell>
          <table:table-cell table:formula="of:=SUM([Sheet4.I$4:.I90])/[Sheet4.I$133]" office:value-type="float" office:value="0.998842028708529">
            <text:p>0.9988420287</text:p>
          </table:table-cell>
          <table:table-cell office:value-type="float" office:value="7446">
            <text:p>7446</text:p>
          </table:table-cell>
          <table:table-cell table:formula="of:=[Sheet4.L90]/[Sheet4.L$133]" office:value-type="float" office:value="0.0273571977059046">
            <text:p>0.0273571977</text:p>
          </table:table-cell>
          <table:table-cell table:formula="of:=SUM([Sheet4.L$4:.L90])/[Sheet4.L$133]" office:value-type="float" office:value="0.887304952292075">
            <text:p>0.887304952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33198">
            <text:p>533198</text:p>
          </table:table-cell>
          <table:table-cell table:formula="of:=[Sheet4.B91]/[Sheet4.B$133]" office:value-type="float" office:value="0.000709609843373096">
            <text:p>0.0007096098</text:p>
          </table:table-cell>
          <table:table-cell table:formula="of:=SUM([Sheet4.B$4:.B91])/[Sheet4.B$133]" office:value-type="float" office:value="0.998687033207442">
            <text:p>0.9986870332</text:p>
          </table:table-cell>
          <table:table-cell office:value-type="float" office:value="6426">
            <text:p>6426</text:p>
          </table:table-cell>
          <table:table-cell table:formula="of:=[.E91]/[.E$133]" office:value-type="float" office:value="0.0236096363763286">
            <text:p>0.0236096364</text:p>
          </table:table-cell>
          <table:table-cell table:formula="of:=SUM([Sheet4.E$4:.E91])/[Sheet4.E$133]" office:value-type="float" office:value="0.901692648533858">
            <text:p>0.9016926485</text:p>
          </table:table-cell>
          <table:table-cell office:value-type="float" office:value="88">
            <text:p>88</text:p>
          </table:table-cell>
          <table:table-cell office:value-type="float" office:value="331709">
            <text:p>331709</text:p>
          </table:table-cell>
          <table:table-cell table:formula="of:=[Sheet4.I91]/[Sheet4.I$133]" office:value-type="float" office:value="0.000441456966334169">
            <text:p>0.000441457</text:p>
          </table:table-cell>
          <table:table-cell table:formula="of:=SUM([Sheet4.I$4:.I91])/[Sheet4.I$133]" office:value-type="float" office:value="0.999283485674863">
            <text:p>0.9992834857</text:p>
          </table:table-cell>
          <table:table-cell office:value-type="float" office:value="6560">
            <text:p>6560</text:p>
          </table:table-cell>
          <table:table-cell table:formula="of:=[Sheet4.L91]/[Sheet4.L$133]" office:value-type="float" office:value="0.0241019630608023">
            <text:p>0.0241019631</text:p>
          </table:table-cell>
          <table:table-cell table:formula="of:=SUM([Sheet4.L$4:.L91])/[Sheet4.L$133]" office:value-type="float" office:value="0.911406915352877">
            <text:p>0.911406915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57996">
            <text:p>357996</text:p>
          </table:table-cell>
          <table:table-cell table:formula="of:=[Sheet4.B92]/[Sheet4.B$133]" office:value-type="float" office:value="0.000476441182240359">
            <text:p>0.0004764412</text:p>
          </table:table-cell>
          <table:table-cell table:formula="of:=SUM([Sheet4.B$4:.B92])/[Sheet4.B$133]" office:value-type="float" office:value="0.999163474389682">
            <text:p>0.9991634744</text:p>
          </table:table-cell>
          <table:table-cell office:value-type="float" office:value="5539">
            <text:p>5539</text:p>
          </table:table-cell>
          <table:table-cell table:formula="of:=[.E92]/[.E$133]" office:value-type="float" office:value="0.0203507276514915">
            <text:p>0.0203507277</text:p>
          </table:table-cell>
          <table:table-cell table:formula="of:=SUM([Sheet4.E$4:.E92])/[Sheet4.E$133]" office:value-type="float" office:value="0.92204337618535">
            <text:p>0.9220433762</text:p>
          </table:table-cell>
          <table:table-cell office:value-type="float" office:value="89">
            <text:p>89</text:p>
          </table:table-cell>
          <table:table-cell office:value-type="float" office:value="212468">
            <text:p>212468</text:p>
          </table:table-cell>
          <table:table-cell table:formula="of:=[Sheet4.I92]/[Sheet4.I$133]" office:value-type="float" office:value="0.000282764346831374">
            <text:p>0.0002827643</text:p>
          </table:table-cell>
          <table:table-cell table:formula="of:=SUM([Sheet4.I$4:.I92])/[Sheet4.I$133]" office:value-type="float" office:value="0.999566250021695">
            <text:p>0.99956625</text:p>
          </table:table-cell>
          <table:table-cell office:value-type="float" office:value="5637">
            <text:p>5637</text:p>
          </table:table-cell>
          <table:table-cell table:formula="of:=[Sheet4.L92]/[Sheet4.L$133]" office:value-type="float" office:value="0.0207107874655096">
            <text:p>0.0207107875</text:p>
          </table:table-cell>
          <table:table-cell table:formula="of:=SUM([Sheet4.L$4:.L92])/[Sheet4.L$133]" office:value-type="float" office:value="0.932117702818386">
            <text:p>0.932117702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36061">
            <text:p>236061</text:p>
          </table:table-cell>
          <table:table-cell table:formula="of:=[Sheet4.B93]/[Sheet4.B$133]" office:value-type="float" office:value="0.000314163236239626">
            <text:p>0.0003141632</text:p>
          </table:table-cell>
          <table:table-cell table:formula="of:=SUM([Sheet4.B$4:.B93])/[Sheet4.B$133]" office:value-type="float" office:value="0.999477637625922">
            <text:p>0.9994776376</text:p>
          </table:table-cell>
          <table:table-cell office:value-type="float" office:value="4737">
            <text:p>4737</text:p>
          </table:table-cell>
          <table:table-cell table:formula="of:=[.E93]/[.E$133]" office:value-type="float" office:value="0.017404115704119">
            <text:p>0.0174041157</text:p>
          </table:table-cell>
          <table:table-cell table:formula="of:=SUM([Sheet4.E$4:.E93])/[Sheet4.E$133]" office:value-type="float" office:value="0.939447491889469">
            <text:p>0.9394474919</text:p>
          </table:table-cell>
          <table:table-cell office:value-type="float" office:value="90">
            <text:p>90</text:p>
          </table:table-cell>
          <table:table-cell office:value-type="float" office:value="133384">
            <text:p>133384</text:p>
          </table:table-cell>
          <table:table-cell table:formula="of:=[Sheet4.I93]/[Sheet4.I$133]" office:value-type="float" office:value="0.000177514918188885">
            <text:p>0.0001775149</text:p>
          </table:table-cell>
          <table:table-cell table:formula="of:=SUM([Sheet4.I$4:.I93])/[Sheet4.I$133]" office:value-type="float" office:value="0.999743764939884">
            <text:p>0.9997437649</text:p>
          </table:table-cell>
          <table:table-cell office:value-type="float" office:value="4491">
            <text:p>4491</text:p>
          </table:table-cell>
          <table:table-cell table:formula="of:=[Sheet4.L93]/[Sheet4.L$133]" office:value-type="float" office:value="0.0165002920893389">
            <text:p>0.0165002921</text:p>
          </table:table-cell>
          <table:table-cell table:formula="of:=SUM([Sheet4.L$4:.L93])/[Sheet4.L$133]" office:value-type="float" office:value="0.948617994907725">
            <text:p>0.948617994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52424">
            <text:p>152424</text:p>
          </table:table-cell>
          <table:table-cell table:formula="of:=[Sheet4.B94]/[Sheet4.B$133]" office:value-type="float" office:value="0.000202854419495761">
            <text:p>0.0002028544</text:p>
          </table:table-cell>
          <table:table-cell table:formula="of:=SUM([Sheet4.B$4:.B94])/[Sheet4.B$133]" office:value-type="float" office:value="0.999680492045417">
            <text:p>0.999680492</text:p>
          </table:table-cell>
          <table:table-cell office:value-type="float" office:value="4039">
            <text:p>4039</text:p>
          </table:table-cell>
          <table:table-cell table:formula="of:=[.E94]/[.E$133]" office:value-type="float" office:value="0.0148396080491739">
            <text:p>0.014839608</text:p>
          </table:table-cell>
          <table:table-cell table:formula="of:=SUM([Sheet4.E$4:.E94])/[Sheet4.E$133]" office:value-type="float" office:value="0.954287099938643">
            <text:p>0.9542870999</text:p>
          </table:table-cell>
          <table:table-cell office:value-type="float" office:value="91">
            <text:p>91</text:p>
          </table:table-cell>
          <table:table-cell office:value-type="float" office:value="81813">
            <text:p>81813</text:p>
          </table:table-cell>
          <table:table-cell table:formula="of:=[Sheet4.I94]/[Sheet4.I$133]" office:value-type="float" office:value="0.000108881335106064">
            <text:p>0.0001088813</text:p>
          </table:table-cell>
          <table:table-cell table:formula="of:=SUM([Sheet4.I$4:.I94])/[Sheet4.I$133]" office:value-type="float" office:value="0.99985264627499">
            <text:p>0.9998526463</text:p>
          </table:table-cell>
          <table:table-cell office:value-type="float" office:value="3758">
            <text:p>3758</text:p>
          </table:table-cell>
          <table:table-cell table:formula="of:=[Sheet4.L94]/[Sheet4.L$133]" office:value-type="float" office:value="0.0138071916436731">
            <text:p>0.0138071916</text:p>
          </table:table-cell>
          <table:table-cell table:formula="of:=SUM([Sheet4.L$4:.L94])/[Sheet4.L$133]" office:value-type="float" office:value="0.962425186551399">
            <text:p>0.96242518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6865">
            <text:p>96865</text:p>
          </table:table-cell>
          <table:table-cell table:formula="of:=[Sheet4.B95]/[Sheet4.B$133]" office:value-type="float" office:value="0.000128913382042571">
            <text:p>0.0001289134</text:p>
          </table:table-cell>
          <table:table-cell table:formula="of:=SUM([Sheet4.B$4:.B95])/[Sheet4.B$133]" office:value-type="float" office:value="0.99980940542746">
            <text:p>0.9998094054</text:p>
          </table:table-cell>
          <table:table-cell office:value-type="float" office:value="3253">
            <text:p>3253</text:p>
          </table:table-cell>
          <table:table-cell table:formula="of:=[.E95]/[.E$133]" office:value-type="float" office:value="0.0119517813775595">
            <text:p>0.0119517814</text:p>
          </table:table-cell>
          <table:table-cell table:formula="of:=SUM([Sheet4.E$4:.E95])/[Sheet4.E$133]" office:value-type="float" office:value="0.966238881316202">
            <text:p>0.9662388813</text:p>
          </table:table-cell>
          <table:table-cell office:value-type="float" office:value="92">
            <text:p>92</text:p>
          </table:table-cell>
          <table:table-cell office:value-type="float" office:value="48846">
            <text:p>48846</text:p>
          </table:table-cell>
          <table:table-cell table:formula="of:=[Sheet4.I95]/[Sheet4.I$133]" office:value-type="float" office:value="0.0000650070000438903">
            <text:p>0.000065007</text:p>
          </table:table-cell>
          <table:table-cell table:formula="of:=SUM([Sheet4.I$4:.I95])/[Sheet4.I$133]" office:value-type="float" office:value="0.999917653275034">
            <text:p>0.9999176533</text:p>
          </table:table-cell>
          <table:table-cell office:value-type="float" office:value="3015">
            <text:p>3015</text:p>
          </table:table-cell>
          <table:table-cell table:formula="of:=[Sheet4.L95]/[Sheet4.L$133]" office:value-type="float" office:value="0.0110773504006584">
            <text:p>0.0110773504</text:p>
          </table:table-cell>
          <table:table-cell table:formula="of:=SUM([Sheet4.L$4:.L95])/[Sheet4.L$133]" office:value-type="float" office:value="0.973502536952057">
            <text:p>0.97350253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895">
            <text:p>59895</text:p>
          </table:table-cell>
          <table:table-cell table:formula="of:=[Sheet4.B96]/[Sheet4.B$133]" office:value-type="float" office:value="0.0000797116297676127">
            <text:p>7.97116297676127E-005</text:p>
          </table:table-cell>
          <table:table-cell table:formula="of:=SUM([Sheet4.B$4:.B96])/[Sheet4.B$133]" office:value-type="float" office:value="0.999889117057228">
            <text:p>0.9998891171</text:p>
          </table:table-cell>
          <table:table-cell office:value-type="float" office:value="2543">
            <text:p>2543</text:p>
          </table:table-cell>
          <table:table-cell table:formula="of:=[.E96]/[.E$133]" office:value-type="float" office:value="0.00934318476579579">
            <text:p>0.0093431848</text:p>
          </table:table-cell>
          <table:table-cell table:formula="of:=SUM([Sheet4.E$4:.E96])/[Sheet4.E$133]" office:value-type="float" office:value="0.975582066081998">
            <text:p>0.9755820661</text:p>
          </table:table-cell>
          <table:table-cell office:value-type="float" office:value="93">
            <text:p>93</text:p>
          </table:table-cell>
          <table:table-cell office:value-type="float" office:value="27989">
            <text:p>27989</text:p>
          </table:table-cell>
          <table:table-cell table:formula="of:=[Sheet4.I96]/[Sheet4.I$133]" office:value-type="float" office:value="0.0000372493330923401">
            <text:p>3.72493330923401E-005</text:p>
          </table:table-cell>
          <table:table-cell table:formula="of:=SUM([Sheet4.I$4:.I96])/[Sheet4.I$133]" office:value-type="float" office:value="0.999954902608126">
            <text:p>0.9999549026</text:p>
          </table:table-cell>
          <table:table-cell office:value-type="float" office:value="2155">
            <text:p>2155</text:p>
          </table:table-cell>
          <table:table-cell table:formula="of:=[Sheet4.L96]/[Sheet4.L$133]" office:value-type="float" office:value="0.00791764182866297">
            <text:p>0.0079176418</text:p>
          </table:table-cell>
          <table:table-cell table:formula="of:=SUM([Sheet4.L$4:.L96])/[Sheet4.L$133]" office:value-type="float" office:value="0.98142017878072">
            <text:p>0.981420178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5793">
            <text:p>35793</text:p>
          </table:table-cell>
          <table:table-cell table:formula="of:=[Sheet4.B97]/[Sheet4.B$133]" office:value-type="float" office:value="0.0000476353345733728">
            <text:p>4.76353345733728E-005</text:p>
          </table:table-cell>
          <table:table-cell table:formula="of:=SUM([Sheet4.B$4:.B97])/[Sheet4.B$133]" office:value-type="float" office:value="0.999936752391801">
            <text:p>0.9999367524</text:p>
          </table:table-cell>
          <table:table-cell office:value-type="float" office:value="1889">
            <text:p>1889</text:p>
          </table:table-cell>
          <table:table-cell table:formula="of:=[.E97]/[.E$133]" office:value-type="float" office:value="0.00694033661918531">
            <text:p>0.0069403366</text:p>
          </table:table-cell>
          <table:table-cell table:formula="of:=SUM([Sheet4.E$4:.E97])/[Sheet4.E$133]" office:value-type="float" office:value="0.982522402701183">
            <text:p>0.9825224027</text:p>
          </table:table-cell>
          <table:table-cell office:value-type="float" office:value="94">
            <text:p>94</text:p>
          </table:table-cell>
          <table:table-cell office:value-type="float" office:value="15944">
            <text:p>15944</text:p>
          </table:table-cell>
          <table:table-cell table:formula="of:=[Sheet4.I97]/[Sheet4.I$133]" office:value-type="float" office:value="0.0000212191706321866">
            <text:p>2.12191706321866E-005</text:p>
          </table:table-cell>
          <table:table-cell table:formula="of:=SUM([Sheet4.I$4:.I97])/[Sheet4.I$133]" office:value-type="float" office:value="0.999976121778758">
            <text:p>0.9999761218</text:p>
          </table:table-cell>
          <table:table-cell office:value-type="float" office:value="1552">
            <text:p>1552</text:p>
          </table:table-cell>
          <table:table-cell table:formula="of:=[Sheet4.L97]/[Sheet4.L$133]" office:value-type="float" office:value="0.00570217174853129">
            <text:p>0.0057021717</text:p>
          </table:table-cell>
          <table:table-cell table:formula="of:=SUM([Sheet4.L$4:.L97])/[Sheet4.L$133]" office:value-type="float" office:value="0.987122350529251">
            <text:p>0.98712235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948">
            <text:p>20948</text:p>
          </table:table-cell>
          <table:table-cell table:formula="of:=[Sheet4.B98]/[Sheet4.B$133]" office:value-type="float" office:value="0.000027878774862208">
            <text:p>2.7878774862208E-005</text:p>
          </table:table-cell>
          <table:table-cell table:formula="of:=SUM([Sheet4.B$4:.B98])/[Sheet4.B$133]" office:value-type="float" office:value="0.999964631166663">
            <text:p>0.9999646312</text:p>
          </table:table-cell>
          <table:table-cell office:value-type="float" office:value="1465">
            <text:p>1465</text:p>
          </table:table-cell>
          <table:table-cell table:formula="of:=[.E98]/[.E$133]" office:value-type="float" office:value="0.00538252681159687">
            <text:p>0.0053825268</text:p>
          </table:table-cell>
          <table:table-cell table:formula="of:=SUM([Sheet4.E$4:.E98])/[Sheet4.E$133]" office:value-type="float" office:value="0.98790492951278">
            <text:p>0.9879049295</text:p>
          </table:table-cell>
          <table:table-cell office:value-type="float" office:value="95">
            <text:p>95</text:p>
          </table:table-cell>
          <table:table-cell office:value-type="float" office:value="8666">
            <text:p>8666</text:p>
          </table:table-cell>
          <table:table-cell table:formula="of:=[Sheet4.I98]/[Sheet4.I$133]" office:value-type="float" office:value="0.0000115331994918796">
            <text:p>1.15331994918796E-005</text:p>
          </table:table-cell>
          <table:table-cell table:formula="of:=SUM([Sheet4.I$4:.I98])/[Sheet4.I$133]" office:value-type="float" office:value="0.99998765497825">
            <text:p>0.999987655</text:p>
          </table:table-cell>
          <table:table-cell office:value-type="float" office:value="1119">
            <text:p>1119</text:p>
          </table:table-cell>
          <table:table-cell table:formula="of:=[Sheet4.L98]/[Sheet4.L$133]" office:value-type="float" office:value="0.00411129522332894">
            <text:p>0.0041112952</text:p>
          </table:table-cell>
          <table:table-cell table:formula="of:=SUM([Sheet4.L$4:.L98])/[Sheet4.L$133]" office:value-type="float" office:value="0.99123364575258">
            <text:p>0.99123364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320">
            <text:p>12320</text:p>
          </table:table-cell>
          <table:table-cell table:formula="of:=[Sheet4.B99]/[Sheet4.B$133]" office:value-type="float" office:value="0.0000163961479044493">
            <text:p>1.63961479044493E-005</text:p>
          </table:table-cell>
          <table:table-cell table:formula="of:=SUM([Sheet4.B$4:.B99])/[Sheet4.B$133]" office:value-type="float" office:value="0.999981027314568">
            <text:p>0.9999810273</text:p>
          </table:table-cell>
          <table:table-cell office:value-type="float" office:value="996">
            <text:p>996</text:p>
          </table:table-cell>
          <table:table-cell table:formula="of:=[.E99]/[.E$133]" office:value-type="float" office:value="0.00365938341593889">
            <text:p>0.0036593834</text:p>
          </table:table-cell>
          <table:table-cell table:formula="of:=SUM([Sheet4.E$4:.E99])/[Sheet4.E$133]" office:value-type="float" office:value="0.991564312928719">
            <text:p>0.9915643129</text:p>
          </table:table-cell>
          <table:table-cell office:value-type="float" office:value="96">
            <text:p>96</text:p>
          </table:table-cell>
          <table:table-cell office:value-type="float" office:value="4692">
            <text:p>4692</text:p>
          </table:table-cell>
          <table:table-cell table:formula="of:=[Sheet4.I99]/[Sheet4.I$133]" office:value-type="float" office:value="0.0000062443771077659">
            <text:p>6.2443771077659E-006</text:p>
          </table:table-cell>
          <table:table-cell table:formula="of:=SUM([Sheet4.I$4:.I99])/[Sheet4.I$133]" office:value-type="float" office:value="0.999993899355358">
            <text:p>0.9999938994</text:p>
          </table:table-cell>
          <table:table-cell office:value-type="float" office:value="808">
            <text:p>808</text:p>
          </table:table-cell>
          <table:table-cell table:formula="of:=[Sheet4.L99]/[Sheet4.L$133]" office:value-type="float" office:value="0.00296865642578175">
            <text:p>0.0029686564</text:p>
          </table:table-cell>
          <table:table-cell table:formula="of:=SUM([Sheet4.L$4:.L99])/[Sheet4.L$133]" office:value-type="float" office:value="0.994202302178362">
            <text:p>0.994202302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689">
            <text:p>6689</text:p>
          </table:table-cell>
          <table:table-cell table:formula="of:=[Sheet4.B100]/[Sheet4.B$133]" office:value-type="float" office:value="0.00000890209686143353">
            <text:p>8.90209686143353E-006</text:p>
          </table:table-cell>
          <table:table-cell table:formula="of:=SUM([Sheet4.B$4:.B100])/[Sheet4.B$133]" office:value-type="float" office:value="0.999989929411429">
            <text:p>0.9999899294</text:p>
          </table:table-cell>
          <table:table-cell office:value-type="float" office:value="750">
            <text:p>750</text:p>
          </table:table-cell>
          <table:table-cell table:formula="of:=[.E100]/[.E$133]" office:value-type="float" office:value="0.0027555598011588">
            <text:p>0.0027555598</text:p>
          </table:table-cell>
          <table:table-cell table:formula="of:=SUM([Sheet4.E$4:.E100])/[Sheet4.E$133]" office:value-type="float" office:value="0.994319872729878">
            <text:p>0.9943198727</text:p>
          </table:table-cell>
          <table:table-cell office:value-type="float" office:value="97">
            <text:p>97</text:p>
          </table:table-cell>
          <table:table-cell office:value-type="float" office:value="2408">
            <text:p>2408</text:p>
          </table:table-cell>
          <table:table-cell table:formula="of:=[Sheet4.I100]/[Sheet4.I$133]" office:value-type="float" office:value="0.00000320470163586963">
            <text:p>3.20470163586963E-006</text:p>
          </table:table-cell>
          <table:table-cell table:formula="of:=SUM([Sheet4.I$4:.I100])/[Sheet4.I$133]" office:value-type="float" office:value="0.999997104056993">
            <text:p>0.9999971041</text:p>
          </table:table-cell>
          <table:table-cell office:value-type="float" office:value="494">
            <text:p>494</text:p>
          </table:table-cell>
          <table:table-cell table:formula="of:=[Sheet4.L100]/[Sheet4.L$133]" office:value-type="float" office:value="0.00181499538902993">
            <text:p>0.0018149954</text:p>
          </table:table-cell>
          <table:table-cell table:formula="of:=SUM([Sheet4.L$4:.L100])/[Sheet4.L$133]" office:value-type="float" office:value="0.996017297567392">
            <text:p>0.996017297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786">
            <text:p>3786</text:p>
          </table:table-cell>
          <table:table-cell table:formula="of:=[Sheet4.B101]/[Sheet4.B$133]" office:value-type="float" office:value="0.00000503862142583157">
            <text:p>5.03862142583157E-006</text:p>
          </table:table-cell>
          <table:table-cell table:formula="of:=SUM([Sheet4.B$4:.B101])/[Sheet4.B$133]" office:value-type="float" office:value="0.999994968032855">
            <text:p>0.999994968</text:p>
          </table:table-cell>
          <table:table-cell office:value-type="float" office:value="451">
            <text:p>451</text:p>
          </table:table-cell>
          <table:table-cell table:formula="of:=[.E101]/[.E$133]" office:value-type="float" office:value="0.00165700996043016">
            <text:p>0.00165701</text:p>
          </table:table-cell>
          <table:table-cell table:formula="of:=SUM([Sheet4.E$4:.E101])/[Sheet4.E$133]" office:value-type="float" office:value="0.995976882690308">
            <text:p>0.9959768827</text:p>
          </table:table-cell>
          <table:table-cell office:value-type="float" office:value="98">
            <text:p>98</text:p>
          </table:table-cell>
          <table:table-cell office:value-type="float" office:value="1151">
            <text:p>1151</text:p>
          </table:table-cell>
          <table:table-cell table:formula="of:=[Sheet4.I101]/[Sheet4.I$133]" office:value-type="float" office:value="0.00000153181544139782">
            <text:p>1.53181544139782E-006</text:p>
          </table:table-cell>
          <table:table-cell table:formula="of:=SUM([Sheet4.I$4:.I101])/[Sheet4.I$133]" office:value-type="float" office:value="0.999998635872435">
            <text:p>0.9999986359</text:p>
          </table:table-cell>
          <table:table-cell office:value-type="float" office:value="309">
            <text:p>309</text:p>
          </table:table-cell>
          <table:table-cell table:formula="of:=[Sheet4.L101]/[Sheet4.L$133]" office:value-type="float" office:value="0.00113529063807743">
            <text:p>0.0011352906</text:p>
          </table:table-cell>
          <table:table-cell table:formula="of:=SUM([Sheet4.L$4:.L101])/[Sheet4.L$133]" office:value-type="float" office:value="0.997152588205469">
            <text:p>0.997152588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06">
            <text:p>1906</text:p>
          </table:table-cell>
          <table:table-cell table:formula="of:=[Sheet4.B102]/[Sheet4.B$133]" office:value-type="float" office:value="0.00000253661184300976">
            <text:p>2.53661184300976E-006</text:p>
          </table:table-cell>
          <table:table-cell table:formula="of:=SUM([Sheet4.B$4:.B102])/[Sheet4.B$133]" office:value-type="float" office:value="0.999997504644698">
            <text:p>0.9999975046</text:p>
          </table:table-cell>
          <table:table-cell office:value-type="float" office:value="310">
            <text:p>310</text:p>
          </table:table-cell>
          <table:table-cell table:formula="of:=[.E102]/[.E$133]" office:value-type="float" office:value="0.00113896471781231">
            <text:p>0.0011389647</text:p>
          </table:table-cell>
          <table:table-cell table:formula="of:=SUM([Sheet4.E$4:.E102])/[Sheet4.E$133]" office:value-type="float" office:value="0.99711584740812">
            <text:p>0.9971158474</text:p>
          </table:table-cell>
          <table:table-cell office:value-type="float" office:value="99">
            <text:p>99</text:p>
          </table:table-cell>
          <table:table-cell office:value-type="float" office:value="581">
            <text:p>581</text:p>
          </table:table-cell>
          <table:table-cell table:formula="of:=[Sheet4.I102]/[Sheet4.I$133]" office:value-type="float" office:value="0.000000773227429584823">
            <text:p>7.73227429584823E-007</text:p>
          </table:table-cell>
          <table:table-cell table:formula="of:=SUM([Sheet4.I$4:.I102])/[Sheet4.I$133]" office:value-type="float" office:value="0.999999409099864">
            <text:p>0.9999994091</text:p>
          </table:table-cell>
          <table:table-cell office:value-type="float" office:value="195">
            <text:p>195</text:p>
          </table:table-cell>
          <table:table-cell table:formula="of:=[Sheet4.L102]/[Sheet4.L$133]" office:value-type="float" office:value="0.000716445548301289">
            <text:p>0.0007164455</text:p>
          </table:table-cell>
          <table:table-cell table:formula="of:=SUM([Sheet4.L$4:.L102])/[Sheet4.L$133]" office:value-type="float" office:value="0.997869033753771">
            <text:p>0.997869033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66">
            <text:p>966</text:p>
          </table:table-cell>
          <table:table-cell table:formula="of:=[Sheet4.B103]/[Sheet4.B$133]" office:value-type="float" office:value="0.00000128560705159886">
            <text:p>1.28560705159886E-006</text:p>
          </table:table-cell>
          <table:table-cell table:formula="of:=SUM([Sheet4.B$4:.B103])/[Sheet4.B$133]" office:value-type="float" office:value="0.999998790251749">
            <text:p>0.9999987903</text:p>
          </table:table-cell>
          <table:table-cell office:value-type="float" office:value="194">
            <text:p>194</text:p>
          </table:table-cell>
          <table:table-cell table:formula="of:=[.E103]/[.E$133]" office:value-type="float" office:value="0.000712771468566411">
            <text:p>0.0007127715</text:p>
          </table:table-cell>
          <table:table-cell table:formula="of:=SUM([Sheet4.E$4:.E103])/[Sheet4.E$133]" office:value-type="float" office:value="0.997828618876687">
            <text:p>0.997828618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table:formula="of:=[Sheet4.I103]/[Sheet4.I$133]" office:value-type="float" office:value="0.000000342030033396385">
            <text:p>0.000000342</text:p>
          </table:table-cell>
          <table:table-cell table:formula="of:=SUM([Sheet4.I$4:.I103])/[Sheet4.I$133]" office:value-type="float" office:value="0.999999751129898">
            <text:p>0.9999997511</text:p>
          </table:table-cell>
          <table:table-cell office:value-type="float" office:value="110">
            <text:p>110</text:p>
          </table:table-cell>
          <table:table-cell table:formula="of:=[Sheet4.L103]/[Sheet4.L$133]" office:value-type="float" office:value="0.000404148770836625">
            <text:p>0.0004041488</text:p>
          </table:table-cell>
          <table:table-cell table:formula="of:=SUM([Sheet4.L$4:.L103])/[Sheet4.L$133]" office:value-type="float" office:value="0.998273182524607">
            <text:p>0.998273182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55">
            <text:p>455</text:p>
          </table:table-cell>
          <table:table-cell table:formula="of:=[Sheet4.B104]/[Sheet4.B$133]" office:value-type="float" office:value="0.000000605539553289319">
            <text:p>6.05539553289319E-007</text:p>
          </table:table-cell>
          <table:table-cell table:formula="of:=SUM([Sheet4.B$4:.B104])/[Sheet4.B$133]" office:value-type="float" office:value="0.999999395791303">
            <text:p>0.9999993958</text:p>
          </table:table-cell>
          <table:table-cell office:value-type="float" office:value="108">
            <text:p>108</text:p>
          </table:table-cell>
          <table:table-cell table:formula="of:=[.E104]/[.E$133]" office:value-type="float" office:value="0.000396800611366868">
            <text:p>0.0003968006</text:p>
          </table:table-cell>
          <table:table-cell table:formula="of:=SUM([Sheet4.E$4:.E104])/[Sheet4.E$133]" office:value-type="float" office:value="0.998225419488054">
            <text:p>0.9982254195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table:formula="of:=[Sheet4.I104]/[Sheet4.I$133]" office:value-type="float" office:value="0.00000013973989691292">
            <text:p>1.3973989691292E-007</text:p>
          </table:table-cell>
          <table:table-cell table:formula="of:=SUM([Sheet4.I$4:.I104])/[Sheet4.I$133]" office:value-type="float" office:value="0.999999890869795">
            <text:p>0.9999998909</text:p>
          </table:table-cell>
          <table:table-cell office:value-type="float" office:value="74">
            <text:p>74</text:p>
          </table:table-cell>
          <table:table-cell table:formula="of:=[Sheet4.L104]/[Sheet4.L$133]" office:value-type="float" office:value="0.000271881900381002">
            <text:p>0.0002718819</text:p>
          </table:table-cell>
          <table:table-cell table:formula="of:=SUM([Sheet4.L$4:.L104])/[Sheet4.L$133]" office:value-type="float" office:value="0.998545064424988">
            <text:p>0.998545064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6">
            <text:p>236</text:p>
          </table:table-cell>
          <table:table-cell table:formula="of:=[Sheet4.B105]/[Sheet4.B$133]" office:value-type="float" office:value="0.000000314082054013801">
            <text:p>3.14082054013801E-007</text:p>
          </table:table-cell>
          <table:table-cell table:formula="of:=SUM([Sheet4.B$4:.B105])/[Sheet4.B$133]" office:value-type="float" office:value="0.999999709873357">
            <text:p>0.9999997099</text:p>
          </table:table-cell>
          <table:table-cell office:value-type="float" office:value="57">
            <text:p>57</text:p>
          </table:table-cell>
          <table:table-cell table:formula="of:=[.E105]/[.E$133]" office:value-type="float" office:value="0.000209422544888069">
            <text:p>0.0002094225</text:p>
          </table:table-cell>
          <table:table-cell table:formula="of:=SUM([Sheet4.E$4:.E105])/[Sheet4.E$133]" office:value-type="float" office:value="0.998434842032942">
            <text:p>0.998434842</text:p>
          </table:table-cell>
          <table:table-cell office:value-type="float" office:value="102">
            <text:p>102</text:p>
          </table:table-cell>
          <table:table-cell office:value-type="float" office:value="49">
            <text:p>49</text:p>
          </table:table-cell>
          <table:table-cell table:formula="of:=[Sheet4.I105]/[Sheet4.I$133]" office:value-type="float" office:value="0.0000000652119518926959">
            <text:p>6.52119518926959E-008</text:p>
          </table:table-cell>
          <table:table-cell table:formula="of:=SUM([Sheet4.I$4:.I105])/[Sheet4.I$133]" office:value-type="float" office:value="0.999999956081747">
            <text:p>0.9999999561</text:p>
          </table:table-cell>
          <table:table-cell office:value-type="float" office:value="22">
            <text:p>22</text:p>
          </table:table-cell>
          <table:table-cell table:formula="of:=[Sheet4.L105]/[Sheet4.L$133]" office:value-type="float" office:value="0.0000808297541673249">
            <text:p>8.08297541673249E-005</text:p>
          </table:table-cell>
          <table:table-cell table:formula="of:=SUM([Sheet4.L$4:.L105])/[Sheet4.L$133]" office:value-type="float" office:value="0.998625894179155">
            <text:p>0.998625894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23">
            <text:p>123</text:p>
          </table:table-cell>
          <table:table-cell table:formula="of:=[Sheet4.B106]/[Sheet4.B$133]" office:value-type="float" office:value="0.000000163695307812278">
            <text:p>1.63695307812278E-007</text:p>
          </table:table-cell>
          <table:table-cell table:formula="of:=SUM([Sheet4.B$4:.B106])/[Sheet4.B$133]" office:value-type="float" office:value="0.999999873568665">
            <text:p>0.9999998736</text:p>
          </table:table-cell>
          <table:table-cell office:value-type="float" office:value="37">
            <text:p>37</text:p>
          </table:table-cell>
          <table:table-cell table:formula="of:=[.E106]/[.E$133]" office:value-type="float" office:value="0.000135940950190501">
            <text:p>0.000135941</text:p>
          </table:table-cell>
          <table:table-cell table:formula="of:=SUM([Sheet4.E$4:.E106])/[Sheet4.E$133]" office:value-type="float" office:value="0.998570782983132">
            <text:p>0.998570783</text:p>
          </table:table-cell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table:formula="of:=[Sheet4.I106]/[Sheet4.I$133]" office:value-type="float" office:value="0.000000027947979382584">
            <text:p>2.7947979382584E-008</text:p>
          </table:table-cell>
          <table:table-cell table:formula="of:=SUM([Sheet4.I$4:.I106])/[Sheet4.I$133]" office:value-type="float" office:value="0.999999984029726">
            <text:p>0.999999984</text:p>
          </table:table-cell>
          <table:table-cell office:value-type="float" office:value="14">
            <text:p>14</text:p>
          </table:table-cell>
          <table:table-cell table:formula="of:=[Sheet4.L106]/[Sheet4.L$133]" office:value-type="float" office:value="0.0000514371162882977">
            <text:p>5.14371162882977E-005</text:p>
          </table:table-cell>
          <table:table-cell table:formula="of:=SUM([Sheet4.L$4:.L106])/[Sheet4.L$133]" office:value-type="float" office:value="0.998677331295444">
            <text:p>0.998677331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table:formula="of:=[Sheet4.B107]/[Sheet4.B$133]" office:value-type="float" office:value="0.0000000718662326980731">
            <text:p>7.18662326980731E-008</text:p>
          </table:table-cell>
          <table:table-cell table:formula="of:=SUM([Sheet4.B$4:.B107])/[Sheet4.B$133]" office:value-type="float" office:value="0.999999945434897">
            <text:p>0.9999999454</text:p>
          </table:table-cell>
          <table:table-cell office:value-type="float" office:value="18">
            <text:p>18</text:p>
          </table:table-cell>
          <table:table-cell table:formula="of:=[.E107]/[.E$133]" office:value-type="float" office:value="0.0000661334352278113">
            <text:p>6.61334352278113E-005</text:p>
          </table:table-cell>
          <table:table-cell table:formula="of:=SUM([Sheet4.E$4:.E107])/[Sheet4.E$133]" office:value-type="float" office:value="0.99863691641836">
            <text:p>0.9986369164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table:formula="of:=[Sheet4.I107]/[Sheet4.I$133]" office:value-type="float" office:value="0.00000000931599312752799">
            <text:p>9.31599312752799E-009</text:p>
          </table:table-cell>
          <table:table-cell table:formula="of:=SUM([Sheet4.I$4:.I107])/[Sheet4.I$133]" office:value-type="float" office:value="0.999999993345719">
            <text:p>0.9999999933</text:p>
          </table:table-cell>
          <table:table-cell office:value-type="float" office:value="8">
            <text:p>8</text:p>
          </table:table-cell>
          <table:table-cell table:formula="of:=[Sheet4.L107]/[Sheet4.L$133]" office:value-type="float" office:value="0.0000293926378790272">
            <text:p>2.93926378790272E-005</text:p>
          </table:table-cell>
          <table:table-cell table:formula="of:=SUM([Sheet4.L$4:.L107])/[Sheet4.L$133]" office:value-type="float" office:value="0.998706723933323">
            <text:p>0.998706723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5">
            <text:p>25</text:p>
          </table:table-cell>
          <table:table-cell table:formula="of:=[Sheet4.B108]/[Sheet4.B$133]" office:value-type="float" office:value="0.0000000332714040268857">
            <text:p>3.32714040268857E-008</text:p>
          </table:table-cell>
          <table:table-cell table:formula="of:=SUM([Sheet4.B$4:.B108])/[Sheet4.B$133]" office:value-type="float" office:value="0.999999978706301">
            <text:p>0.9999999787</text:p>
          </table:table-cell>
          <table:table-cell office:value-type="float" office:value="14">
            <text:p>14</text:p>
          </table:table-cell>
          <table:table-cell table:formula="of:=[.E108]/[.E$133]" office:value-type="float" office:value="0.0000514371162882977">
            <text:p>5.14371162882977E-005</text:p>
          </table:table-cell>
          <table:table-cell table:formula="of:=SUM([Sheet4.E$4:.E108])/[Sheet4.E$133]" office:value-type="float" office:value="0.998688353534648">
            <text:p>0.9986883535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formula="of:=[Sheet4.I108]/[Sheet4.I$133]" office:value-type="float" office:value="0.00000000532342464430171">
            <text:p>5.32342464430171E-009</text:p>
          </table:table-cell>
          <table:table-cell table:formula="of:=SUM([Sheet4.I$4:.I108])/[Sheet4.I$133]" office:value-type="float" office:value="0.999999998669144">
            <text:p>0.9999999987</text:p>
          </table:table-cell>
          <table:table-cell office:value-type="float" office:value="1">
            <text:p>1</text:p>
          </table:table-cell>
          <table:table-cell table:formula="of:=[Sheet4.L108]/[Sheet4.L$133]" office:value-type="float" office:value="0.00000367407973487841">
            <text:p>3.67407973487841E-006</text:p>
          </table:table-cell>
          <table:table-cell table:formula="of:=SUM([Sheet4.L$4:.L108])/[Sheet4.L$133]" office:value-type="float" office:value="0.998710398013058">
            <text:p>0.99871039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table:formula="of:=[Sheet4.B109]/[Sheet4.B$133]" office:value-type="float" office:value="0.0000000119777054496788">
            <text:p>0.000000012</text:p>
          </table:table-cell>
          <table:table-cell table:formula="of:=SUM([Sheet4.B$4:.B109])/[Sheet4.B$133]" office:value-type="float" office:value="0.999999990684007">
            <text:p>0.9999999907</text:p>
          </table:table-cell>
          <table:table-cell office:value-type="float" office:value="4">
            <text:p>4</text:p>
          </table:table-cell>
          <table:table-cell table:formula="of:=[.E109]/[.E$133]" office:value-type="float" office:value="0.0000146963189395136">
            <text:p>1.46963189395136E-005</text:p>
          </table:table-cell>
          <table:table-cell table:formula="of:=SUM([Sheet4.E$4:.E109])/[Sheet4.E$133]" office:value-type="float" office:value="0.998703049853588">
            <text:p>0.9987030499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table:formula="of:=[Sheet4.I109]/[Sheet4.I$133]" office:value-type="float" office:value="0.00000000133085616107543">
            <text:p>1.33085616107543E-009</text:p>
          </table:table-cell>
          <table:table-cell table:formula="of:=SUM([Sheet4.I$4:.I109])/[Sheet4.I$133]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Sheet4.L109]/[Sheet4.L$133]" office:value-type="float" office:value="0.00000734815946975681">
            <text:p>7.34815946975681E-006</text:p>
          </table:table-cell>
          <table:table-cell table:formula="of:=SUM([Sheet4.L$4:.L109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table:formula="of:=[Sheet4.B110]/[Sheet4.B$133]" office:value-type="float" office:value="0.00000000665428080537713">
            <text:p>6.65428080537713E-009</text:p>
          </table:table-cell>
          <table:table-cell table:formula="of:=SUM([Sheet4.B$4:.B110])/[Sheet4.B$133]" office:value-type="float" office:value="0.999999997338288">
            <text:p>0.9999999973</text:p>
          </table:table-cell>
          <table:table-cell office:value-type="float" office:value="3">
            <text:p>3</text:p>
          </table:table-cell>
          <table:table-cell table:formula="of:=[.E110]/[.E$133]" office:value-type="float" office:value="0.0000110222392046352">
            <text:p>1.10222392046352E-005</text:p>
          </table:table-cell>
          <table:table-cell table:formula="of:=SUM([Sheet4.E$4:.E110])/[Sheet4.E$133]" office:value-type="float" office:value="0.998714072092792">
            <text:p>0.998714072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formula="of:=[Sheet4.I110]/[Sheet4.I$133]" office:value-type="float" office:value="0">
            <text:p>0</text:p>
          </table:table-cell>
          <table:table-cell table:formula="of:=SUM([Sheet4.I$4:.I110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10]/[Sheet4.L$133]" office:value-type="float" office:value="0">
            <text:p>0</text:p>
          </table:table-cell>
          <table:table-cell table:formula="of:=SUM([Sheet4.L$4:.L110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formula="of:=[Sheet4.B111]/[Sheet4.B$133]" office:value-type="float" office:value="0.00000000133085616107543">
            <text:p>1.33085616107543E-009</text:p>
          </table:table-cell>
          <table:table-cell table:formula="of:=SUM([Sheet4.B$4:.B111])/[Sheet4.B$133]" office:value-type="float" office:value="0.999999998669144">
            <text:p>0.9999999987</text:p>
          </table:table-cell>
          <table:table-cell office:value-type="float" office:value="0">
            <text:p>0</text:p>
          </table:table-cell>
          <table:table-cell table:formula="of:=[.E111]/[.E$133]" office:value-type="float" office:value="0">
            <text:p>0</text:p>
          </table:table-cell>
          <table:table-cell table:formula="of:=SUM([Sheet4.E$4:.E111])/[Sheet4.E$133]" office:value-type="float" office:value="0.998714072092792">
            <text:p>0.998714072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formula="of:=[Sheet4.I111]/[Sheet4.I$133]" office:value-type="float" office:value="0">
            <text:p>0</text:p>
          </table:table-cell>
          <table:table-cell table:formula="of:=SUM([Sheet4.I$4:.I111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11]/[Sheet4.L$133]" office:value-type="float" office:value="0">
            <text:p>0</text:p>
          </table:table-cell>
          <table:table-cell table:formula="of:=SUM([Sheet4.L$4:.L111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table:formula="of:=[Sheet4.B112]/[Sheet4.B$133]" office:value-type="float" office:value="0.00000000133085616107543">
            <text:p>1.33085616107543E-009</text:p>
          </table:table-cell>
          <table:table-cell table:formula="of:=SUM([Sheet4.B$4:.B112])/[Sheet4.B$13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112]/[.E$133]" office:value-type="float" office:value="0.00000367407973487841">
            <text:p>3.67407973487841E-006</text:p>
          </table:table-cell>
          <table:table-cell table:formula="of:=SUM([Sheet4.E$4:.E112])/[Sheet4.E$133]" office:value-type="float" office:value="0.998717746172527">
            <text:p>0.998717746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formula="of:=[Sheet4.I112]/[Sheet4.I$133]" office:value-type="float" office:value="0">
            <text:p>0</text:p>
          </table:table-cell>
          <table:table-cell table:formula="of:=SUM([Sheet4.I$4:.I112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12]/[Sheet4.L$133]" office:value-type="float" office:value="0">
            <text:p>0</text:p>
          </table:table-cell>
          <table:table-cell table:formula="of:=SUM([Sheet4.L$4:.L112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Sheet4.B113]/[Sheet4.B$133]" office:value-type="float" office:value="0">
            <text:p>0</text:p>
          </table:table-cell>
          <table:table-cell table:formula="of:=SUM([Sheet4.B$4:.B113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3]/[.E$133]" office:value-type="float" office:value="0">
            <text:p>0</text:p>
          </table:table-cell>
          <table:table-cell table:formula="of:=SUM([Sheet4.E$4:.E113])/[Sheet4.E$133]" office:value-type="float" office:value="0.998717746172527">
            <text:p>0.998717746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Sheet4.I113]/[Sheet4.I$133]" office:value-type="float" office:value="0">
            <text:p>0</text:p>
          </table:table-cell>
          <table:table-cell table:formula="of:=SUM([Sheet4.I$4:.I113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13]/[Sheet4.L$133]" office:value-type="float" office:value="0">
            <text:p>0</text:p>
          </table:table-cell>
          <table:table-cell table:formula="of:=SUM([Sheet4.L$4:.L113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Sheet4.B114]/[Sheet4.B$133]" office:value-type="float" office:value="0">
            <text:p>0</text:p>
          </table:table-cell>
          <table:table-cell table:formula="of:=SUM([Sheet4.B$4:.B114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4]/[.E$133]" office:value-type="float" office:value="0">
            <text:p>0</text:p>
          </table:table-cell>
          <table:table-cell table:formula="of:=SUM([Sheet4.E$4:.E114])/[Sheet4.E$133]" office:value-type="float" office:value="0.998717746172527">
            <text:p>0.998717746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Sheet4.I114]/[Sheet4.I$133]" office:value-type="float" office:value="0">
            <text:p>0</text:p>
          </table:table-cell>
          <table:table-cell table:formula="of:=SUM([Sheet4.I$4:.I114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14]/[Sheet4.L$133]" office:value-type="float" office:value="0">
            <text:p>0</text:p>
          </table:table-cell>
          <table:table-cell table:formula="of:=SUM([Sheet4.L$4:.L114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Sheet4.B115]/[Sheet4.B$133]" office:value-type="float" office:value="0">
            <text:p>0</text:p>
          </table:table-cell>
          <table:table-cell table:formula="of:=SUM([Sheet4.B$4:.B115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5]/[.E$133]" office:value-type="float" office:value="0">
            <text:p>0</text:p>
          </table:table-cell>
          <table:table-cell table:formula="of:=SUM([Sheet4.E$4:.E115])/[Sheet4.E$133]" office:value-type="float" office:value="0.998717746172527">
            <text:p>0.9987177462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Sheet4.I115]/[Sheet4.I$133]" office:value-type="float" office:value="0">
            <text:p>0</text:p>
          </table:table-cell>
          <table:table-cell table:formula="of:=SUM([Sheet4.I$4:.I115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15]/[Sheet4.L$133]" office:value-type="float" office:value="0">
            <text:p>0</text:p>
          </table:table-cell>
          <table:table-cell table:formula="of:=SUM([Sheet4.L$4:.L115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Sheet4.B116]/[Sheet4.B$133]" office:value-type="float" office:value="0">
            <text:p>0</text:p>
          </table:table-cell>
          <table:table-cell table:formula="of:=SUM([Sheet4.B$4:.B116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6]/[.E$133]" office:value-type="float" office:value="0">
            <text:p>0</text:p>
          </table:table-cell>
          <table:table-cell table:formula="of:=SUM([Sheet4.E$4:.E116])/[Sheet4.E$133]" office:value-type="float" office:value="0.998717746172527">
            <text:p>0.9987177462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Sheet4.I116]/[Sheet4.I$133]" office:value-type="float" office:value="0">
            <text:p>0</text:p>
          </table:table-cell>
          <table:table-cell table:formula="of:=SUM([Sheet4.I$4:.I116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16]/[Sheet4.L$133]" office:value-type="float" office:value="0">
            <text:p>0</text:p>
          </table:table-cell>
          <table:table-cell table:formula="of:=SUM([Sheet4.L$4:.L116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formula="of:=[Sheet4.B117]/[Sheet4.B$133]" office:value-type="float" office:value="0">
            <text:p>0</text:p>
          </table:table-cell>
          <table:table-cell table:formula="of:=SUM([Sheet4.B$4:.B117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7]/[.E$133]" office:value-type="float" office:value="0">
            <text:p>0</text:p>
          </table:table-cell>
          <table:table-cell table:formula="of:=SUM([Sheet4.E$4:.E117])/[Sheet4.E$133]" office:value-type="float" office:value="0.998717746172527">
            <text:p>0.9987177462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formula="of:=[Sheet4.I117]/[Sheet4.I$133]" office:value-type="float" office:value="0">
            <text:p>0</text:p>
          </table:table-cell>
          <table:table-cell table:formula="of:=SUM([Sheet4.I$4:.I117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17]/[Sheet4.L$133]" office:value-type="float" office:value="0">
            <text:p>0</text:p>
          </table:table-cell>
          <table:table-cell table:formula="of:=SUM([Sheet4.L$4:.L117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Sheet4.B118]/[Sheet4.B$133]" office:value-type="float" office:value="0">
            <text:p>0</text:p>
          </table:table-cell>
          <table:table-cell table:formula="of:=SUM([Sheet4.B$4:.B118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8]/[.E$133]" office:value-type="float" office:value="0">
            <text:p>0</text:p>
          </table:table-cell>
          <table:table-cell table:formula="of:=SUM([Sheet4.E$4:.E118])/[Sheet4.E$133]" office:value-type="float" office:value="0.998717746172527">
            <text:p>0.9987177462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Sheet4.I118]/[Sheet4.I$133]" office:value-type="float" office:value="0">
            <text:p>0</text:p>
          </table:table-cell>
          <table:table-cell table:formula="of:=SUM([Sheet4.I$4:.I118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18]/[Sheet4.L$133]" office:value-type="float" office:value="0">
            <text:p>0</text:p>
          </table:table-cell>
          <table:table-cell table:formula="of:=SUM([Sheet4.L$4:.L118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[Sheet4.B119]/[Sheet4.B$133]" office:value-type="float" office:value="0">
            <text:p>0</text:p>
          </table:table-cell>
          <table:table-cell table:formula="of:=SUM([Sheet4.B$4:.B119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19]/[.E$133]" office:value-type="float" office:value="0">
            <text:p>0</text:p>
          </table:table-cell>
          <table:table-cell table:formula="of:=SUM([Sheet4.E$4:.E119])/[Sheet4.E$133]" office:value-type="float" office:value="0.998717746172527">
            <text:p>0.998717746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[Sheet4.I119]/[Sheet4.I$133]" office:value-type="float" office:value="0">
            <text:p>0</text:p>
          </table:table-cell>
          <table:table-cell table:formula="of:=SUM([Sheet4.I$4:.I119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19]/[Sheet4.L$133]" office:value-type="float" office:value="0">
            <text:p>0</text:p>
          </table:table-cell>
          <table:table-cell table:formula="of:=SUM([Sheet4.L$4:.L119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formula="of:=[Sheet4.B120]/[Sheet4.B$133]" office:value-type="float" office:value="0">
            <text:p>0</text:p>
          </table:table-cell>
          <table:table-cell table:formula="of:=SUM([Sheet4.B$4:.B120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0]/[.E$133]" office:value-type="float" office:value="0">
            <text:p>0</text:p>
          </table:table-cell>
          <table:table-cell table:formula="of:=SUM([Sheet4.E$4:.E120])/[Sheet4.E$133]" office:value-type="float" office:value="0.998717746172527">
            <text:p>0.9987177462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formula="of:=[Sheet4.I120]/[Sheet4.I$133]" office:value-type="float" office:value="0">
            <text:p>0</text:p>
          </table:table-cell>
          <table:table-cell table:formula="of:=SUM([Sheet4.I$4:.I120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20]/[Sheet4.L$133]" office:value-type="float" office:value="0">
            <text:p>0</text:p>
          </table:table-cell>
          <table:table-cell table:formula="of:=SUM([Sheet4.L$4:.L120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formula="of:=[Sheet4.B121]/[Sheet4.B$133]" office:value-type="float" office:value="0">
            <text:p>0</text:p>
          </table:table-cell>
          <table:table-cell table:formula="of:=SUM([Sheet4.B$4:.B121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1]/[.E$133]" office:value-type="float" office:value="0">
            <text:p>0</text:p>
          </table:table-cell>
          <table:table-cell table:formula="of:=SUM([Sheet4.E$4:.E121])/[Sheet4.E$133]" office:value-type="float" office:value="0.998717746172527">
            <text:p>0.9987177462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formula="of:=[Sheet4.I121]/[Sheet4.I$133]" office:value-type="float" office:value="0">
            <text:p>0</text:p>
          </table:table-cell>
          <table:table-cell table:formula="of:=SUM([Sheet4.I$4:.I121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21]/[Sheet4.L$133]" office:value-type="float" office:value="0">
            <text:p>0</text:p>
          </table:table-cell>
          <table:table-cell table:formula="of:=SUM([Sheet4.L$4:.L121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formula="of:=[Sheet4.B122]/[Sheet4.B$133]" office:value-type="float" office:value="0">
            <text:p>0</text:p>
          </table:table-cell>
          <table:table-cell table:formula="of:=SUM([Sheet4.B$4:.B122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2]/[.E$133]" office:value-type="float" office:value="0">
            <text:p>0</text:p>
          </table:table-cell>
          <table:table-cell table:formula="of:=SUM([Sheet4.E$4:.E122])/[Sheet4.E$133]" office:value-type="float" office:value="0.998717746172527">
            <text:p>0.9987177462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formula="of:=[Sheet4.I122]/[Sheet4.I$133]" office:value-type="float" office:value="0">
            <text:p>0</text:p>
          </table:table-cell>
          <table:table-cell table:formula="of:=SUM([Sheet4.I$4:.I122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22]/[Sheet4.L$133]" office:value-type="float" office:value="0">
            <text:p>0</text:p>
          </table:table-cell>
          <table:table-cell table:formula="of:=SUM([Sheet4.L$4:.L122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[Sheet4.B123]/[Sheet4.B$133]" office:value-type="float" office:value="0">
            <text:p>0</text:p>
          </table:table-cell>
          <table:table-cell table:formula="of:=SUM([Sheet4.B$4:.B123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3]/[.E$133]" office:value-type="float" office:value="0">
            <text:p>0</text:p>
          </table:table-cell>
          <table:table-cell table:formula="of:=SUM([Sheet4.E$4:.E123])/[Sheet4.E$133]" office:value-type="float" office:value="0.998717746172527">
            <text:p>0.998717746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[Sheet4.I123]/[Sheet4.I$133]" office:value-type="float" office:value="0">
            <text:p>0</text:p>
          </table:table-cell>
          <table:table-cell table:formula="of:=SUM([Sheet4.I$4:.I123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23]/[Sheet4.L$133]" office:value-type="float" office:value="0">
            <text:p>0</text:p>
          </table:table-cell>
          <table:table-cell table:formula="of:=SUM([Sheet4.L$4:.L123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formula="of:=[Sheet4.B124]/[Sheet4.B$133]" office:value-type="float" office:value="0">
            <text:p>0</text:p>
          </table:table-cell>
          <table:table-cell table:formula="of:=SUM([Sheet4.B$4:.B124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4]/[.E$133]" office:value-type="float" office:value="0">
            <text:p>0</text:p>
          </table:table-cell>
          <table:table-cell table:formula="of:=SUM([Sheet4.E$4:.E124])/[Sheet4.E$133]" office:value-type="float" office:value="0.998717746172527">
            <text:p>0.998717746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formula="of:=[Sheet4.I124]/[Sheet4.I$133]" office:value-type="float" office:value="0">
            <text:p>0</text:p>
          </table:table-cell>
          <table:table-cell table:formula="of:=SUM([Sheet4.I$4:.I124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24]/[Sheet4.L$133]" office:value-type="float" office:value="0">
            <text:p>0</text:p>
          </table:table-cell>
          <table:table-cell table:formula="of:=SUM([Sheet4.L$4:.L124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formula="of:=[Sheet4.B125]/[Sheet4.B$133]" office:value-type="float" office:value="0">
            <text:p>0</text:p>
          </table:table-cell>
          <table:table-cell table:formula="of:=SUM([Sheet4.B$4:.B125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5]/[.E$133]" office:value-type="float" office:value="0">
            <text:p>0</text:p>
          </table:table-cell>
          <table:table-cell table:formula="of:=SUM([Sheet4.E$4:.E125])/[Sheet4.E$133]" office:value-type="float" office:value="0.998717746172527">
            <text:p>0.998717746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formula="of:=[Sheet4.I125]/[Sheet4.I$133]" office:value-type="float" office:value="0">
            <text:p>0</text:p>
          </table:table-cell>
          <table:table-cell table:formula="of:=SUM([Sheet4.I$4:.I125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25]/[Sheet4.L$133]" office:value-type="float" office:value="0">
            <text:p>0</text:p>
          </table:table-cell>
          <table:table-cell table:formula="of:=SUM([Sheet4.L$4:.L125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Sheet4.B126]/[Sheet4.B$133]" office:value-type="float" office:value="0">
            <text:p>0</text:p>
          </table:table-cell>
          <table:table-cell table:formula="of:=SUM([Sheet4.B$4:.B126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6]/[.E$133]" office:value-type="float" office:value="0">
            <text:p>0</text:p>
          </table:table-cell>
          <table:table-cell table:formula="of:=SUM([Sheet4.E$4:.E126])/[Sheet4.E$133]" office:value-type="float" office:value="0.998717746172527">
            <text:p>0.9987177462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Sheet4.I126]/[Sheet4.I$133]" office:value-type="float" office:value="0">
            <text:p>0</text:p>
          </table:table-cell>
          <table:table-cell table:formula="of:=SUM([Sheet4.I$4:.I126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26]/[Sheet4.L$133]" office:value-type="float" office:value="0">
            <text:p>0</text:p>
          </table:table-cell>
          <table:table-cell table:formula="of:=SUM([Sheet4.L$4:.L126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formula="of:=[Sheet4.B127]/[Sheet4.B$133]" office:value-type="float" office:value="0">
            <text:p>0</text:p>
          </table:table-cell>
          <table:table-cell table:formula="of:=SUM([Sheet4.B$4:.B127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7]/[.E$133]" office:value-type="float" office:value="0">
            <text:p>0</text:p>
          </table:table-cell>
          <table:table-cell table:formula="of:=SUM([Sheet4.E$4:.E127])/[Sheet4.E$133]" office:value-type="float" office:value="0.998717746172527">
            <text:p>0.9987177462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formula="of:=[Sheet4.I127]/[Sheet4.I$133]" office:value-type="float" office:value="0">
            <text:p>0</text:p>
          </table:table-cell>
          <table:table-cell table:formula="of:=SUM([Sheet4.I$4:.I127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27]/[Sheet4.L$133]" office:value-type="float" office:value="0">
            <text:p>0</text:p>
          </table:table-cell>
          <table:table-cell table:formula="of:=SUM([Sheet4.L$4:.L127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Sheet4.B128]/[Sheet4.B$133]" office:value-type="float" office:value="0">
            <text:p>0</text:p>
          </table:table-cell>
          <table:table-cell table:formula="of:=SUM([Sheet4.B$4:.B128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8]/[.E$133]" office:value-type="float" office:value="0">
            <text:p>0</text:p>
          </table:table-cell>
          <table:table-cell table:formula="of:=SUM([Sheet4.E$4:.E128])/[Sheet4.E$133]" office:value-type="float" office:value="0.998717746172527">
            <text:p>0.9987177462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Sheet4.I128]/[Sheet4.I$133]" office:value-type="float" office:value="0">
            <text:p>0</text:p>
          </table:table-cell>
          <table:table-cell table:formula="of:=SUM([Sheet4.I$4:.I128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28]/[Sheet4.L$133]" office:value-type="float" office:value="0">
            <text:p>0</text:p>
          </table:table-cell>
          <table:table-cell table:formula="of:=SUM([Sheet4.L$4:.L128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Sheet4.B129]/[Sheet4.B$133]" office:value-type="float" office:value="0">
            <text:p>0</text:p>
          </table:table-cell>
          <table:table-cell table:formula="of:=SUM([Sheet4.B$4:.B129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29]/[.E$133]" office:value-type="float" office:value="0">
            <text:p>0</text:p>
          </table:table-cell>
          <table:table-cell table:formula="of:=SUM([Sheet4.E$4:.E129])/[Sheet4.E$133]" office:value-type="float" office:value="0.998717746172527">
            <text:p>0.9987177462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Sheet4.I129]/[Sheet4.I$133]" office:value-type="float" office:value="0">
            <text:p>0</text:p>
          </table:table-cell>
          <table:table-cell table:formula="of:=SUM([Sheet4.I$4:.I129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29]/[Sheet4.L$133]" office:value-type="float" office:value="0">
            <text:p>0</text:p>
          </table:table-cell>
          <table:table-cell table:formula="of:=SUM([Sheet4.L$4:.L129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Sheet4.B130]/[Sheet4.B$133]" office:value-type="float" office:value="0">
            <text:p>0</text:p>
          </table:table-cell>
          <table:table-cell table:formula="of:=SUM([Sheet4.B$4:.B130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30]/[.E$133]" office:value-type="float" office:value="0">
            <text:p>0</text:p>
          </table:table-cell>
          <table:table-cell table:formula="of:=SUM([Sheet4.E$4:.E130])/[Sheet4.E$133]" office:value-type="float" office:value="0.998717746172527">
            <text:p>0.9987177462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Sheet4.I130]/[Sheet4.I$133]" office:value-type="float" office:value="0">
            <text:p>0</text:p>
          </table:table-cell>
          <table:table-cell table:formula="of:=SUM([Sheet4.I$4:.I130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30]/[Sheet4.L$133]" office:value-type="float" office:value="0">
            <text:p>0</text:p>
          </table:table-cell>
          <table:table-cell table:formula="of:=SUM([Sheet4.L$4:.L130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Sheet4.B131]/[Sheet4.B$133]" office:value-type="float" office:value="0">
            <text:p>0</text:p>
          </table:table-cell>
          <table:table-cell table:formula="of:=SUM([Sheet4.B$4:.B131])/[Sheet4.B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131]/[.E$133]" office:value-type="float" office:value="0">
            <text:p>0</text:p>
          </table:table-cell>
          <table:table-cell table:formula="of:=SUM([Sheet4.E$4:.E131])/[Sheet4.E$133]" office:value-type="float" office:value="0.998717746172527">
            <text:p>0.998717746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Sheet4.I131]/[Sheet4.I$133]" office:value-type="float" office:value="0">
            <text:p>0</text:p>
          </table:table-cell>
          <table:table-cell table:formula="of:=SUM([Sheet4.I$4:.I131])/[Sheet4.I$133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Sheet4.L131]/[Sheet4.L$133]" office:value-type="float" office:value="0">
            <text:p>0</text:p>
          </table:table-cell>
          <table:table-cell table:formula="of:=SUM([Sheet4.L$4:.L131])/[Sheet4.L$133]" office:value-type="float" office:value="0.998717746172527">
            <text:p>0.998717746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formula="of:=[Sheet4.B132]/[Sheet4.B$133]" office:value-type="float" office:value="0">
            <text:p>0</text:p>
          </table:table-cell>
          <table:table-cell table:formula="of:=SUM([Sheet4.B$4:.B132])/[Sheet4.B$133]" office:value-type="float" office:value="1">
            <text:p>1</text:p>
          </table:table-cell>
          <table:table-cell office:value-type="float" office:value="349">
            <text:p>349</text:p>
          </table:table-cell>
          <table:table-cell table:formula="of:=[.E132]/[.E$133]" office:value-type="float" office:value="0.00128225382747256">
            <text:p>0.0012822538</text:p>
          </table:table-cell>
          <table:table-cell table:formula="of:=SUM([Sheet4.E$4:.E132])/[Sheet4.E$133]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formula="of:=[Sheet4.I132]/[Sheet4.I$133]" office:value-type="float" office:value="0">
            <text:p>0</text:p>
          </table:table-cell>
          <table:table-cell table:formula="of:=SUM([Sheet4.I$4:.I132])/[Sheet4.I$133]" office:value-type="float" office:value="1">
            <text:p>1</text:p>
          </table:table-cell>
          <table:table-cell office:value-type="float" office:value="349">
            <text:p>349</text:p>
          </table:table-cell>
          <table:table-cell table:formula="of:=[Sheet4.L132]/[Sheet4.L$133]" office:value-type="float" office:value="0.00128225382747256">
            <text:p>0.0012822538</text:p>
          </table:table-cell>
          <table:table-cell table:formula="of:=SUM([Sheet4.L$4:.L132])/[Sheet4.L$133]" office:value-type="float" office:value="1">
            <text:p>1</text:p>
          </table:table-cell>
        </table:table-row>
        <table:table-row table:style-name="ro1">
          <table:table-cell/>
          <table:table-cell table:style-name="ce4" table:formula="of:=SUM([Sheet4.B6:.B132])" office:value-type="float" office:value="751396003">
            <text:p>751396003</text:p>
          </table:table-cell>
          <table:table-cell table:formula="of:=[Sheet4.B133]/[Sheet4.B$133]" office:value-type="float" office:value="1">
            <text:p>1</text:p>
          </table:table-cell>
          <table:table-cell table:style-name="Default"/>
          <table:table-cell table:style-name="ce4" table:formula="of:=SUM([.E4:.E132])" office:value-type="float" office:value="272177">
            <text:p>272177</text:p>
          </table:table-cell>
          <table:table-cell table:number-columns-repeated="3"/>
          <table:table-cell table:style-name="ce4" table:formula="of:=SUM([Sheet4.I6:.I132])" office:value-type="float" office:value="751396003">
            <text:p>751396003</text:p>
          </table:table-cell>
          <table:table-cell table:style-name="Default" table:number-columns-repeated="2"/>
          <table:table-cell table:style-name="ce4" table:formula="of:=SUM([Sheet4.L4:.L132])" office:value-type="float" office:value="272177">
            <text:p>272177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</table:table>
      <table:database-ranges>
        <table:database-range table:name="__Anonymous_Sheet_DB__0" table:target-range-address="Sheet1.B4:Sheet1.B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1/14/2017</text:date>, <text:time>14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9:46:12.683545993</meta:creation-date>
    <dc:date>2017-11-14T14:59:09</dc:date>
    <meta:editing-duration>PT48M41S</meta:editing-duration>
    <meta:editing-cycles>14</meta:editing-cycles>
    <meta:generator>OpenOffice/4.1.3$Unix OpenOffice.org_project/413m1$Build-9783</meta:generator>
    <dc:creator>Elena Kirshanova</dc:creator>
    <meta:document-statistic meta:table-count="3" meta:cell-count="3203" meta:object-count="0"/>
  </office:meta>
</office:document-meta>
</file>